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866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elected_20_Property_20_Informations">
      <style:table-properties table:display="true" style:writing-mode="lr-tb"/>
    </style:style>
    <style:style style:name="ce1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hurch and Schools" table:style-name="ta1" table:print="false">
        <office:forms form:automatic-focus="false" form:apply-design-mode="false"/>
        <table:table-column table:style-name="co1" table:number-columns-repeated="1004" table:default-cell-style-name="ce3"/>
        <table:table-row table:style-name="ro1">
          <table:table-cell table:style-name="ce1" office:value-type="string">
            <text:p>Address</text:p>
          </table:table-cell>
          <table:table-cell table:style-name="ce1" office:value-type="string">
            <text:p>Name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296 S PEARL ST, ALBANY, NY <text:s/>12207 </text:p>
          </table:table-cell>
          <table:table-cell table:style-name="ce2" office:value-type="string">
            <text:p>ALBANY CITY SCHOOL DISTRICT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35 S FERRY ST, ALBANY, NY <text:s/>12206 </text:p>
          </table:table-cell>
          <table:table-cell table:style-name="ce2" office:value-type="string">
            <text:p>EQUINOX INC.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13 TRINITY PL, ALBANY, NY <text:s/>12202 </text:p>
          </table:table-cell>
          <table:table-cell table:style-name="ce2" office:value-type="string">
            <text:p>TRINITY INSTITUTE INC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15 TRINITY PL, ALBANY, NY <text:s/>12202 </text:p>
          </table:table-cell>
          <table:table-cell table:style-name="ce2" office:value-type="string">
            <text:p>TRINITY INSTITUTE INC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257 S PEARL ST, ALBANY, NY <text:s/>12201 </text:p>
          </table:table-cell>
          <table:table-cell table:style-name="ce2" office:value-type="string">
            <text:p>CAPITAL CITY RESCUE MISSION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 MORTON AVE, ALBANY, NY <text:s/>12202 </text:p>
          </table:table-cell>
          <table:table-cell table:style-name="ce2" office:value-type="string">
            <text:p>UNION MISSIONARY BAPTIST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92 HERKIMER ST, ALBANY, NY <text:s/>12202 </text:p>
          </table:table-cell>
          <table:table-cell table:style-name="ce2" office:value-type="string">
            <text:p>ST JOHNS CHURCH OF GOD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3 MORTON AVE, ALBANY, NY <text:s/>12202 </text:p>
          </table:table-cell>
          <table:table-cell table:style-name="ce2" office:value-type="string">
            <text:p>UNION MISSIONARY BAPTIST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142 GREEN ST, ALBANY, NY <text:s/>12210 </text:p>
          </table:table-cell>
          <table:table-cell table:style-name="ce2" office:value-type="string">
            <text:p>CHIOU DEVELOPMENT GROUOP LLC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59 DONGAN AVE, ALBANY, NY <text:s/>12206 </text:p>
          </table:table-cell>
          <table:table-cell table:style-name="ce2" office:value-type="string">
            <text:p>EQUINOX SHELTER INC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58 ALEXANDER ST, ALBANY, NY <text:s/>12202 </text:p>
          </table:table-cell>
          <table:table-cell table:style-name="ce2" office:value-type="string">
            <text:p>MOUNT CALVARY BAPTIST CHURCH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27 DELAWARE ST, ALBANY, NY <text:s/>12202 </text:p>
          </table:table-cell>
          <table:table-cell table:style-name="ce2" office:value-type="string">
            <text:p>WALLS TEMPLE AFRICAN METH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 CLINTON ST, ALBANY, NY <text:s/>12202 </text:p>
          </table:table-cell>
          <table:table-cell table:style-name="ce2" office:value-type="string">
            <text:p>HEALING FROM HEAVEN FRIENDS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82 CLINTON ST, ALBANY, NY <text:s/>12202 </text:p>
          </table:table-cell>
          <table:table-cell table:style-name="ce2" office:value-type="string">
            <text:p>HEALING FROM HEAVEN FRIENDS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355 S PEARL ST, ALBANY, NY <text:s/>12206 </text:p>
          </table:table-cell>
          <table:table-cell table:style-name="ce2" office:value-type="string">
            <text:p>NEW CHURCH OF CHRIST OF THE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86 SCHUYLER ST<text:span text:style-name="T1">, ALBANY, NY <text:s/>12202 </text:span></text:p>
          </table:table-cell>
          <table:table-cell table:style-name="ce2" office:value-type="string">
            <text:p>MOUNT ZION BAPTIST CHURCH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5 ST ANN'S PL, ALBANY, NY <text:s/>12209 </text:p>
          </table:table-cell>
          <table:table-cell table:style-name="ce2" office:value-type="string">
            <text:p>ST. ANN'S CHURCH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95 FOURTH AVE, ALBANY, NY <text:s/>12209 </text:p>
          </table:table-cell>
          <table:table-cell table:style-name="ce2" office:value-type="string">
            <text:p>ST. ANN'S CHURCH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93 FOURTH AVE, ALBANY, NY <text:s/>12209 </text:p>
          </table:table-cell>
          <table:table-cell table:style-name="ce2" office:value-type="string">
            <text:p>ST. ANN'S CHURCH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33 RENSSELAER ST, ALBANY, NY <text:s/>12202 </text:p>
          </table:table-cell>
          <table:table-cell table:style-name="ce2" office:value-type="string">
            <text:p>REIGNING LIFE MINISTRIES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4 FOURTH AVE, ALBANY, NY <text:s/>12202 </text:p>
          </table:table-cell>
          <table:table-cell table:style-name="ce2" office:value-type="string">
            <text:p>ST JOHNS CHURCH OF GOD</text:p>
          </table:table-cell>
          <table:table-cell table:style-name="ce2" table:number-columns-repeated="1002"/>
        </table:table-row>
        <table:table-row table:style-name="ro1" table:number-rows-repeated="1048553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table table:name="Selected Property Informations" table:style-name="ta2" table:print="false">
        <office:forms form:automatic-focus="false" form:apply-design-mode="false"/>
        <table:table-column table:style-name="co2" table:number-columns-repeated="1024" table:default-cell-style-name="Excel_20_Built-in_20_Normal"/>
        <table:table-row table:style-name="ro1">
          <table:table-cell table:style-name="ce4" office:value-type="string">
            <text:p>Tax ID</text:p>
          </table:table-cell>
          <table:table-cell table:style-name="ce4" office:value-type="string">
            <text:p>Site Address</text:p>
          </table:table-cell>
          <table:table-cell table:style-name="ce4" office:value-type="string">
            <text:p>Billing Info</text:p>
          </table:table-cell>
          <table:table-cell table:style-name="ce4" office:value-type="string">
            <text:p>Attention</text:p>
          </table:table-cell>
          <table:table-cell table:style-name="ce4" office:value-type="string">
            <text:p>Billing Address</text:p>
          </table:table-cell>
          <table:table-cell table:style-name="ce4" office:value-type="string">
            <text:p>Billing City State</text:p>
          </table:table-cell>
          <table:table-cell table:style-name="ce4" office:value-type="string">
            <text:p>Last Sale Book</text:p>
          </table:table-cell>
          <table:table-cell table:style-name="ce4" office:value-type="string">
            <text:p>Last Sale Page</text:p>
          </table:table-cell>
          <table:table-cell table:style-name="ce4" office:value-type="string">
            <text:p>Total Assessment </text:p>
          </table:table-cell>
          <table:table-cell table:style-name="ce4" office:value-type="string">
            <text:p>Land Assessment</text:p>
          </table:table-cell>
          <table:table-cell table:style-name="ce4" office:value-type="string">
            <text:p>Property Class</text:p>
          </table:table-cell>
          <table:table-cell table:style-name="ce4" office:value-type="string">
            <text:p>Class Description</text:p>
          </table:table-cell>
          <table:table-cell table:style-name="ce4" office:value-type="string">
            <text:p>Zoning</text:p>
          </table:table-cell>
          <table:table-cell table:style-name="ce4" office:value-type="string">
            <text:p>Zoning Description</text:p>
          </table:table-cell>
          <table:table-cell table:style-name="ce4" office:value-type="string">
            <text:p>Code Inspection Zone</text:p>
          </table:table-cell>
          <table:table-cell table:style-name="ce4" office:value-type="string">
            <text:p>Fire District</text:p>
          </table:table-cell>
          <table:table-cell table:style-name="ce4" office:value-type="string">
            <text:p>APD Beat</text:p>
          </table:table-cell>
          <table:table-cell table:style-name="ce4" office:value-type="string">
            <text:p>Neighborhood</text:p>
          </table:table-cell>
          <table:table-cell table:style-name="ce4" office:value-type="string">
            <text:p>Historic District</text:p>
          </table:table-cell>
          <table:table-cell table:style-name="ce4" office:value-type="string">
            <text:p>Ward</text:p>
          </table:table-cell>
          <table:table-cell table:style-name="ce4" office:value-type="string">
            <text:p>Election District</text:p>
          </table:table-cell>
          <table:table-cell table:style-name="ce4" office:value-type="string">
            <text:p>Last Revised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0.1</text:p>
          </table:table-cell>
          <table:table-cell office:value-type="string">
            <text:p>200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20111900</text:p>
          </table:table-cell>
          <table:table-cell office:value-type="string">
            <text:p>12467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0.2</text:p>
          </table:table-cell>
          <table:table-cell office:value-type="string">
            <text:p>186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396300</text:p>
          </table:table-cell>
          <table:table-cell office:value-type="string">
            <text:p>593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0.3</text:p>
          </table:table-cell>
          <table:table-cell office:value-type="string">
            <text:p>202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397900</text:p>
          </table:table-cell>
          <table:table-cell office:value-type="string">
            <text:p>60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15-1-11.1</text:p>
          </table:table-cell>
          <table:table-cell office:value-type="string">
            <text:p>296 S PEARL ST</text:p>
          </table:table-cell>
          <table:table-cell office:value-type="string">
            <text:p>ALBANY CITY SCHOOL DISTRICT,</text:p>
          </table:table-cell>
          <table:table-cell office:value-type="string">
            <text:p><text:s/></text:p>
          </table:table-cell>
          <table:table-cell office:value-type="string">
            <text:p>ACADEMY PARK</text:p>
          </table:table-cell>
          <table:table-cell office:value-type="string">
            <text:p>ALBANY, NY <text:s/>12207 </text:p>
          </table:table-cell>
          <table:table-cell table:number-columns-repeated="2"/>
          <table:table-cell office:value-type="string">
            <text:p>8912000</text:p>
          </table:table-cell>
          <table:table-cell office:value-type="string">
            <text:p>453300</text:p>
          </table:table-cell>
          <table:table-cell office:value-type="string">
            <text:p>612</text:p>
          </table:table-cell>
          <table:table-cell office:value-type="string">
            <text:p>School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1.2</text:p>
          </table:table-cell>
          <table:table-cell office:value-type="string">
            <text:p>189-221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832100</text:p>
          </table:table-cell>
          <table:table-cell office:value-type="string">
            <text:p>44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2</text:p>
          </table:table-cell>
          <table:table-cell office:value-type="string">
            <text:p>260 S PEARL ST</text:p>
          </table:table-cell>
          <table:table-cell office:value-type="string">
            <text:p>COUNTY OF ALBANY,</text:p>
          </table:table-cell>
          <table:table-cell office:value-type="string">
            <text:p>DEPT OF GENERAL SERVICES </text:p>
          </table:table-cell>
          <table:table-cell office:value-type="string">
            <text:p>112 STATE ST</text:p>
          </table:table-cell>
          <table:table-cell office:value-type="string">
            <text:p>ALBANY, NY <text:s/>12207 </text:p>
          </table:table-cell>
          <table:table-cell office:value-type="string">
            <text:p>2547</text:p>
          </table:table-cell>
          <table:table-cell office:value-type="string">
            <text:p>978</text:p>
          </table:table-cell>
          <table:table-cell office:value-type="string">
            <text:p>7328400</text:p>
          </table:table-cell>
          <table:table-cell office:value-type="string">
            <text:p>1292900</text:p>
          </table:table-cell>
          <table:table-cell office:value-type="string">
            <text:p>464</text:p>
          </table:table-cell>
          <table:table-cell office:value-type="string">
            <text:p>(Commercial) Office Building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3</text:p>
          </table:table-cell>
          <table:table-cell office:value-type="string">
            <text:p>222 S PEARL ST</text:p>
          </table:table-cell>
          <table:table-cell office:value-type="string">
            <text:p>PINNACLE BUSINESS VENTURES,LLC,</text:p>
          </table:table-cell>
          <table:table-cell office:value-type="string">
            <text:p><text:s/></text:p>
          </table:table-cell>
          <table:table-cell office:value-type="string">
            <text:p>1 PEACHTREE LN</text:p>
          </table:table-cell>
          <table:table-cell office:value-type="string">
            <text:p>ALBANY, NY <text:s/>12205 </text:p>
          </table:table-cell>
          <table:table-cell office:value-type="string">
            <text:p>2016</text:p>
          </table:table-cell>
          <table:table-cell office:value-type="string">
            <text:p>27462</text:p>
          </table:table-cell>
          <table:table-cell office:value-type="string">
            <text:p>192000</text:p>
          </table:table-cell>
          <table:table-cell office:value-type="string">
            <text:p>106000</text:p>
          </table:table-cell>
          <table:table-cell office:value-type="string">
            <text:p>486</text:p>
          </table:table-cell>
          <table:table-cell office:value-type="string">
            <text:p>Minimar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2</text:p>
          </table:table-cell>
          <table:table-cell office:value-type="string">
            <text:p>139 BROADWAY</text:p>
          </table:table-cell>
          <table:table-cell office:value-type="string">
            <text:p>FOURTEEN, SAC SELF-STORAGE</text:p>
          </table:table-cell>
          <table:table-cell office:value-type="string">
            <text:p><text:s/></text:p>
          </table:table-cell>
          <table:table-cell office:value-type="string">
            <text:p>207 E CLARENDON AVE</text:p>
          </table:table-cell>
          <table:table-cell office:value-type="string">
            <text:p>PHOENIX, AZ <text:s/>85012 </text:p>
          </table:table-cell>
          <table:table-cell office:value-type="string">
            <text:p>2684</text:p>
          </table:table-cell>
          <table:table-cell office:value-type="string">
            <text:p>107</text:p>
          </table:table-cell>
          <table:table-cell table:number-columns-repeated="2" office:value-type="string">
            <text:p>3220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3</text:p>
          </table:table-cell>
          <table:table-cell office:value-type="string">
            <text:p>127 BROADWAY</text:p>
          </table:table-cell>
          <table:table-cell office:value-type="string">
            <text:p>FOURTEEN, SAC SELF-STORAGE</text:p>
          </table:table-cell>
          <table:table-cell office:value-type="string">
            <text:p><text:s/></text:p>
          </table:table-cell>
          <table:table-cell office:value-type="string">
            <text:p>207 E CLARENDON AVE</text:p>
          </table:table-cell>
          <table:table-cell office:value-type="string">
            <text:p>PHOENIX, AZ <text:s/>85012 </text:p>
          </table:table-cell>
          <table:table-cell office:value-type="string">
            <text:p>2684</text:p>
          </table:table-cell>
          <table:table-cell office:value-type="string">
            <text:p>107</text:p>
          </table:table-cell>
          <table:table-cell office:value-type="string">
            <text:p>3349200</text:p>
          </table:table-cell>
          <table:table-cell office:value-type="string">
            <text:p>914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5</text:p>
          </table:table-cell>
          <table:table-cell office:value-type="string">
            <text:p>117 BROADWAY</text:p>
          </table:table-cell>
          <table:table-cell office:value-type="string">
            <text:p>FOURTEEN SAC SELF-STORAGE,</text:p>
          </table:table-cell>
          <table:table-cell office:value-type="string">
            <text:p><text:s/></text:p>
          </table:table-cell>
          <table:table-cell office:value-type="string">
            <text:p>207 E CLARENDON AVE</text:p>
          </table:table-cell>
          <table:table-cell office:value-type="string">
            <text:p>PHOENIX, AZ <text:s/>85012 </text:p>
          </table:table-cell>
          <table:table-cell office:value-type="string">
            <text:p>2684</text:p>
          </table:table-cell>
          <table:table-cell office:value-type="string">
            <text:p>107</text:p>
          </table:table-cell>
          <table:table-cell office:value-type="string">
            <text:p>123600</text:p>
          </table:table-cell>
          <table:table-cell office:value-type="string">
            <text:p>10860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6</text:p>
          </table:table-cell>
          <table:table-cell office:value-type="string">
            <text:p>107 BROADWAY</text:p>
          </table:table-cell>
          <table:table-cell office:value-type="string">
            <text:p>FOURTEEN SAC SELF-STORAGE,</text:p>
          </table:table-cell>
          <table:table-cell office:value-type="string">
            <text:p><text:s/></text:p>
          </table:table-cell>
          <table:table-cell office:value-type="string">
            <text:p>207 E CLARENDON</text:p>
          </table:table-cell>
          <table:table-cell office:value-type="string">
            <text:p>PHOENIX, AZ <text:s/>85012-2072 </text:p>
          </table:table-cell>
          <table:table-cell office:value-type="string">
            <text:p>2684</text:p>
          </table:table-cell>
          <table:table-cell office:value-type="string">
            <text:p>107</text:p>
          </table:table-cell>
          <table:table-cell table:number-columns-repeated="2" office:value-type="string">
            <text:p>7990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7</text:p>
          </table:table-cell>
          <table:table-cell office:value-type="string">
            <text:p>75 BROADWAY</text:p>
          </table:table-cell>
          <table:table-cell office:value-type="string">
            <text:p>FOURTEEN SAC SELF-STORAGE,</text:p>
          </table:table-cell>
          <table:table-cell office:value-type="string">
            <text:p><text:s/></text:p>
          </table:table-cell>
          <table:table-cell office:value-type="string">
            <text:p>207 E CLARENDON AVE</text:p>
          </table:table-cell>
          <table:table-cell office:value-type="string">
            <text:p>PHOENIX, AZ <text:s/>85012 </text:p>
          </table:table-cell>
          <table:table-cell office:value-type="string">
            <text:p>2684</text:p>
          </table:table-cell>
          <table:table-cell office:value-type="string">
            <text:p>107</text:p>
          </table:table-cell>
          <table:table-cell table:number-columns-repeated="2" office:value-type="string">
            <text:p>17090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8</text:p>
          </table:table-cell>
          <table:table-cell office:value-type="string">
            <text:p>57 BROADWAY</text:p>
          </table:table-cell>
          <table:table-cell office:value-type="string">
            <text:p>KRACKELER, ASSOCIATES</text:p>
          </table:table-cell>
          <table:table-cell office:value-type="string">
            <text:p><text:s/></text:p>
          </table:table-cell>
          <table:table-cell office:value-type="string">
            <text:p>PO BOX 1849</text:p>
          </table:table-cell>
          <table:table-cell office:value-type="string">
            <text:p>ALBANY, NY <text:s/>12201 </text:p>
          </table:table-cell>
          <table:table-cell table:number-columns-repeated="2"/>
          <table:table-cell office:value-type="string">
            <text:p>518200</text:p>
          </table:table-cell>
          <table:table-cell office:value-type="string">
            <text:p>2204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9</text:p>
          </table:table-cell>
          <table:table-cell office:value-type="string">
            <text:p>60 BROADWAY</text:p>
          </table:table-cell>
          <table:table-cell office:value-type="string">
            <text:p>ADIRONDACK TRANSIT LINES,</text:p>
          </table:table-cell>
          <table:table-cell office:value-type="string">
            <text:p><text:s/></text:p>
          </table:table-cell>
          <table:table-cell office:value-type="string">
            <text:p>499 HURLEY AVE</text:p>
          </table:table-cell>
          <table:table-cell office:value-type="string">
            <text:p>HURLEY, NY <text:s/>12443 </text:p>
          </table:table-cell>
          <table:table-cell office:value-type="string">
            <text:p>2501</text:p>
          </table:table-cell>
          <table:table-cell office:value-type="string">
            <text:p>1076</text:p>
          </table:table-cell>
          <table:table-cell office:value-type="string">
            <text:p>217900</text:p>
          </table:table-cell>
          <table:table-cell office:value-type="string">
            <text:p>811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9-1-1</text:p>
          </table:table-cell>
          <table:table-cell office:value-type="string">
            <text:p>230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8446800</text:p>
          </table:table-cell>
          <table:table-cell office:value-type="string">
            <text:p>122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9-2-10</text:p>
          </table:table-cell>
          <table:table-cell office:value-type="string">
            <text:p>FOURTH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66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9-2-11.2</text:p>
          </table:table-cell>
          <table:table-cell office:value-type="string">
            <text:p>33 BROADWAY</text:p>
          </table:table-cell>
          <table:table-cell office:value-type="string">
            <text:p>ADIRONDACK TRANSIT LINES,</text:p>
          </table:table-cell>
          <table:table-cell office:value-type="string">
            <text:p><text:s/></text:p>
          </table:table-cell>
          <table:table-cell office:value-type="string">
            <text:p>499 HURLEY AVE</text:p>
          </table:table-cell>
          <table:table-cell office:value-type="string">
            <text:p>HURLEY, NY <text:s/>12443 </text:p>
          </table:table-cell>
          <table:table-cell table:number-columns-repeated="2"/>
          <table:table-cell office:value-type="string">
            <text:p>139200</text:p>
          </table:table-cell>
          <table:table-cell office:value-type="string">
            <text:p>1101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9-2-6</text:p>
          </table:table-cell>
          <table:table-cell office:value-type="string">
            <text:p>44 BROADWAY</text:p>
          </table:table-cell>
          <table:table-cell office:value-type="string">
            <text:p>WSP ALBANY, LLC,</text:p>
          </table:table-cell>
          <table:table-cell office:value-type="string">
            <text:p><text:s/></text:p>
          </table:table-cell>
          <table:table-cell office:value-type="string">
            <text:p>65 E WADSWORTH PARK DR STE 220</text:p>
          </table:table-cell>
          <table:table-cell office:value-type="string">
            <text:p>DRAPER, UT <text:s/>84020 </text:p>
          </table:table-cell>
          <table:table-cell office:value-type="string">
            <text:p>2016</text:p>
          </table:table-cell>
          <table:table-cell office:value-type="string">
            <text:p>16399</text:p>
          </table:table-cell>
          <table:table-cell office:value-type="string">
            <text:p>3100000</text:p>
          </table:table-cell>
          <table:table-cell office:value-type="string">
            <text:p>2898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9-2-8</text:p>
          </table:table-cell>
          <table:table-cell office:value-type="string">
            <text:p>48 BROADWAY</text:p>
          </table:table-cell>
          <table:table-cell office:value-type="string">
            <text:p>ADIRONDACK TRANSIT LINES,</text:p>
          </table:table-cell>
          <table:table-cell office:value-type="string">
            <text:p><text:s/></text:p>
          </table:table-cell>
          <table:table-cell office:value-type="string">
            <text:p>499 HURLEY AVE</text:p>
          </table:table-cell>
          <table:table-cell office:value-type="string">
            <text:p>HURLEY, NY <text:s/>12443 </text:p>
          </table:table-cell>
          <table:table-cell table:number-columns-repeated="2"/>
          <table:table-cell office:value-type="string">
            <text:p>490800</text:p>
          </table:table-cell>
          <table:table-cell office:value-type="string">
            <text:p>11700</text:p>
          </table:table-cell>
          <table:table-cell office:value-type="string">
            <text:p>841</text:p>
          </table:table-cell>
          <table:table-cell office:value-type="string">
            <text:p>Motor Vehicle (Public Svc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35</text:p>
          </table:table-cell>
          <table:table-cell office:value-type="string">
            <text:p>136 MADISON AVE</text:p>
          </table:table-cell>
          <table:table-cell office:value-type="string">
            <text:p>SALEEM, UMMAD A.</text:p>
          </table:table-cell>
          <table:table-cell office:value-type="string">
            <text:p><text:s/></text:p>
          </table:table-cell>
          <table:table-cell office:value-type="string">
            <text:p>136 MADISON AVE</text:p>
          </table:table-cell>
          <table:table-cell office:value-type="string">
            <text:p>ALBANY, NY </text:p>
          </table:table-cell>
          <table:table-cell office:value-type="string">
            <text:p>2019</text:p>
          </table:table-cell>
          <table:table-cell office:value-type="string">
            <text:p>10533</text:p>
          </table:table-cell>
          <table:table-cell office:value-type="string">
            <text:p>153800</text:p>
          </table:table-cell>
          <table:table-cell office:value-type="string">
            <text:p>25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36</text:p>
          </table:table-cell>
          <table:table-cell office:value-type="string">
            <text:p>132 MADISON AVE</text:p>
          </table:table-cell>
          <table:table-cell office:value-type="string">
            <text:p>PALMA, DIANE</text:p>
          </table:table-cell>
          <table:table-cell office:value-type="string">
            <text:p><text:s/></text:p>
          </table:table-cell>
          <table:table-cell office:value-type="string">
            <text:p>44 S PINE AVE</text:p>
          </table:table-cell>
          <table:table-cell office:value-type="string">
            <text:p>ALBANY, NY <text:s/>12208 </text:p>
          </table:table-cell>
          <table:table-cell office:value-type="string">
            <text:p>3047</text:p>
          </table:table-cell>
          <table:table-cell office:value-type="string">
            <text:p>1110</text:p>
          </table:table-cell>
          <table:table-cell office:value-type="string">
            <text:p>112000</text:p>
          </table:table-cell>
          <table:table-cell office:value-type="string">
            <text:p>12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37</text:p>
          </table:table-cell>
          <table:table-cell office:value-type="string">
            <text:p>130 MADISON AVE</text:p>
          </table:table-cell>
          <table:table-cell office:value-type="string">
            <text:p>MOHAMMED, ALI N.</text:p>
          </table:table-cell>
          <table:table-cell office:value-type="string">
            <text:p><text:s/></text:p>
          </table:table-cell>
          <table:table-cell office:value-type="string">
            <text:p>130 MADISON AVE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5358</text:p>
          </table:table-cell>
          <table:table-cell office:value-type="string">
            <text:p>110000</text:p>
          </table:table-cell>
          <table:table-cell office:value-type="string">
            <text:p>9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38</text:p>
          </table:table-cell>
          <table:table-cell office:value-type="string">
            <text:p>5 TRINITY PL</text:p>
          </table:table-cell>
          <table:table-cell office:value-type="string">
            <text:p>BERISIC, RUDOLPH</text:p>
          </table:table-cell>
          <table:table-cell office:value-type="string">
            <text:p><text:s/></text:p>
          </table:table-cell>
          <table:table-cell office:value-type="string">
            <text:p>5 TRINITY PL</text:p>
          </table:table-cell>
          <table:table-cell office:value-type="string">
            <text:p>ALBANY, NY <text:s/>12202 </text:p>
          </table:table-cell>
          <table:table-cell office:value-type="string">
            <text:p>2742</text:p>
          </table:table-cell>
          <table:table-cell office:value-type="string">
            <text:p>828</text:p>
          </table:table-cell>
          <table:table-cell office:value-type="string">
            <text:p>5000</text:p>
          </table:table-cell>
          <table:table-cell office:value-type="string">
            <text:p>45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39</text:p>
          </table:table-cell>
          <table:table-cell office:value-type="string">
            <text:p>7 TRINITY PL</text:p>
          </table:table-cell>
          <table:table-cell office:value-type="string">
            <text:p>BERISIC, RUDOLPH</text:p>
          </table:table-cell>
          <table:table-cell office:value-type="string">
            <text:p><text:s/></text:p>
          </table:table-cell>
          <table:table-cell office:value-type="string">
            <text:p>5 TRINITY PL</text:p>
          </table:table-cell>
          <table:table-cell office:value-type="string">
            <text:p>ALBANY, NY <text:s/>12202 </text:p>
          </table:table-cell>
          <table:table-cell office:value-type="string">
            <text:p>2742</text:p>
          </table:table-cell>
          <table:table-cell office:value-type="string">
            <text:p>828</text:p>
          </table:table-cell>
          <table:table-cell table:number-columns-repeated="2" office:value-type="string">
            <text:p>5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0</text:p>
          </table:table-cell>
          <table:table-cell office:value-type="string">
            <text:p>9 TRINITY PL</text:p>
          </table:table-cell>
          <table:table-cell office:value-type="string">
            <text:p>PROCOPIO, VICTOR</text:p>
          </table:table-cell>
          <table:table-cell office:value-type="string">
            <text:p><text:s/></text:p>
          </table:table-cell>
          <table:table-cell office:value-type="string">
            <text:p>15 EDENBURGH AVE</text:p>
          </table:table-cell>
          <table:table-cell office:value-type="string">
            <text:p>ALBANY, NY <text:s/>12203 </text:p>
          </table:table-cell>
          <table:table-cell office:value-type="string">
            <text:p>2799</text:p>
          </table:table-cell>
          <table:table-cell office:value-type="string">
            <text:p>771</text:p>
          </table:table-cell>
          <table:table-cell office:value-type="string">
            <text:p>15000</text:p>
          </table:table-cell>
          <table:table-cell office:value-type="string">
            <text:p>7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1</text:p>
          </table:table-cell>
          <table:table-cell office:value-type="string">
            <text:p>11 TRINITY PL</text:p>
          </table:table-cell>
          <table:table-cell office:value-type="string">
            <text:p>CASTRO, ROBERTO</text:p>
          </table:table-cell>
          <table:table-cell office:value-type="string">
            <text:p><text:s/></text:p>
          </table:table-cell>
          <table:table-cell office:value-type="string">
            <text:p>55 N SWAN ST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21849</text:p>
          </table:table-cell>
          <table:table-cell office:value-type="string">
            <text:p>7000</text:p>
          </table:table-cell>
          <table:table-cell office:value-type="string">
            <text:p>6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2</text:p>
          </table:table-cell>
          <table:table-cell office:value-type="string">
            <text:p>13 TRINITY PL</text:p>
          </table:table-cell>
          <table:table-cell office:value-type="string">
            <text:p>TRINITY INSTITUTE, INC,</text:p>
          </table:table-cell>
          <table:table-cell office:value-type="string">
            <text:p>C/O TOM LIBERTUCCI </text:p>
          </table:table-cell>
          <table:table-cell office:value-type="string">
            <text:p>15 TRINITY PL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206900</text:p>
          </table:table-cell>
          <table:table-cell office:value-type="string">
            <text:p>6700</text:p>
          </table:table-cell>
          <table:table-cell office:value-type="string">
            <text:p>615</text:p>
          </table:table-cell>
          <table:table-cell office:value-type="string">
            <text:p>Other Educational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3</text:p>
          </table:table-cell>
          <table:table-cell office:value-type="string">
            <text:p>15 TRINITY PL</text:p>
          </table:table-cell>
          <table:table-cell office:value-type="string">
            <text:p>TRINITY INSTITUTE, INC,</text:p>
          </table:table-cell>
          <table:table-cell office:value-type="string">
            <text:p>C/O TOM LIBERTUCCI </text:p>
          </table:table-cell>
          <table:table-cell office:value-type="string">
            <text:p>15 TRINITY PL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984800</text:p>
          </table:table-cell>
          <table:table-cell office:value-type="string">
            <text:p>16200</text:p>
          </table:table-cell>
          <table:table-cell office:value-type="string">
            <text:p>615</text:p>
          </table:table-cell>
          <table:table-cell office:value-type="string">
            <text:p>Other Educational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4</text:p>
          </table:table-cell>
          <table:table-cell office:value-type="string">
            <text:p>31 TRINITY PL</text:p>
          </table:table-cell>
          <table:table-cell office:value-type="string">
            <text:p>TRINITY ALLIANCE OF THE,</text:p>
          </table:table-cell>
          <table:table-cell office:value-type="string">
            <text:p>C/O TOM LIBERTUCCI </text:p>
          </table:table-cell>
          <table:table-cell office:value-type="string">
            <text:p>15 TRINITY PL</text:p>
          </table:table-cell>
          <table:table-cell office:value-type="string">
            <text:p>ALBANY, NY <text:s/>12202 </text:p>
          </table:table-cell>
          <table:table-cell office:value-type="string">
            <text:p>3047</text:p>
          </table:table-cell>
          <table:table-cell office:value-type="string">
            <text:p>1110</text:p>
          </table:table-cell>
          <table:table-cell table:number-columns-repeated="2" office:value-type="string">
            <text:p>6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5</text:p>
          </table:table-cell>
          <table:table-cell office:value-type="string">
            <text:p>33 TRINITY PL</text:p>
          </table:table-cell>
          <table:table-cell office:value-type="string">
            <text:p>JONESTREE 2000 LLC,</text:p>
          </table:table-cell>
          <table:table-cell office:value-type="string">
            <text:p><text:s/></text:p>
          </table:table-cell>
          <table:table-cell office:value-type="string">
            <text:p>PO BOX 6505</text:p>
          </table:table-cell>
          <table:table-cell office:value-type="string">
            <text:p>ALBANY, NY <text:s/>12208 </text:p>
          </table:table-cell>
          <table:table-cell office:value-type="string">
            <text:p>3108</text:p>
          </table:table-cell>
          <table:table-cell office:value-type="string">
            <text:p>969</text:p>
          </table:table-cell>
          <table:table-cell office:value-type="string">
            <text:p>137500</text:p>
          </table:table-cell>
          <table:table-cell office:value-type="string">
            <text:p>6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6</text:p>
          </table:table-cell>
          <table:table-cell office:value-type="string">
            <text:p>35 TRINITY PL</text:p>
          </table:table-cell>
          <table:table-cell office:value-type="string">
            <text:p>DESINCE, LISANDRA</text:p>
          </table:table-cell>
          <table:table-cell office:value-type="string">
            <text:p><text:s/></text:p>
          </table:table-cell>
          <table:table-cell office:value-type="string">
            <text:p>35 TRINITY PL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8295</text:p>
          </table:table-cell>
          <table:table-cell office:value-type="string">
            <text:p>20000</text:p>
          </table:table-cell>
          <table:table-cell office:value-type="string">
            <text:p>6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7</text:p>
          </table:table-cell>
          <table:table-cell office:value-type="string">
            <text:p>37 TRINITY PL</text:p>
          </table:table-cell>
          <table:table-cell office:value-type="string">
            <text:p>WALL, JOHNNIE R.</text:p>
          </table:table-cell>
          <table:table-cell office:value-type="string">
            <text:p><text:s/></text:p>
          </table:table-cell>
          <table:table-cell office:value-type="string">
            <text:p>37 TRINITY PLACE <text:s/>#2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177900</text:p>
          </table:table-cell>
          <table:table-cell office:value-type="string">
            <text:p>8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8</text:p>
          </table:table-cell>
          <table:table-cell office:value-type="string">
            <text:p>TRINITY PL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167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9</text:p>
          </table:table-cell>
          <table:table-cell office:value-type="string">
            <text:p>39 TRINITY PL</text:p>
          </table:table-cell>
          <table:table-cell office:value-type="string">
            <text:p>DAWES, SHARLINE</text:p>
          </table:table-cell>
          <table:table-cell office:value-type="string">
            <text:p><text:s/></text:p>
          </table:table-cell>
          <table:table-cell office:value-type="string">
            <text:p>308 W SEAMAN AVE</text:p>
          </table:table-cell>
          <table:table-cell office:value-type="string">
            <text:p>FREEPORT, NY <text:s/>11520 </text:p>
          </table:table-cell>
          <table:table-cell office:value-type="string">
            <text:p>2812</text:p>
          </table:table-cell>
          <table:table-cell office:value-type="string">
            <text:p>1099</text:p>
          </table:table-cell>
          <table:table-cell office:value-type="string">
            <text:p>110000</text:p>
          </table:table-cell>
          <table:table-cell office:value-type="string">
            <text:p>22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0</text:p>
          </table:table-cell>
          <table:table-cell office:value-type="string">
            <text:p>41 TRINITY PL</text:p>
          </table:table-cell>
          <table:table-cell office:value-type="string">
            <text:p>41 TRINITY PLACE, LLC,</text:p>
          </table:table-cell>
          <table:table-cell office:value-type="string">
            <text:p><text:s/></text:p>
          </table:table-cell>
          <table:table-cell office:value-type="string">
            <text:p>4822 DANE RIDGE CIR</text:p>
          </table:table-cell>
          <table:table-cell office:value-type="string">
            <text:p>WOODBRIDGE, VA <text:s/>22193 </text:p>
          </table:table-cell>
          <table:table-cell office:value-type="string">
            <text:p>2018</text:p>
          </table:table-cell>
          <table:table-cell office:value-type="string">
            <text:p>20685</text:p>
          </table:table-cell>
          <table:table-cell office:value-type="string">
            <text:p>135000</text:p>
          </table:table-cell>
          <table:table-cell office:value-type="string">
            <text:p>55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1</text:p>
          </table:table-cell>
          <table:table-cell office:value-type="string">
            <text:p>43 TRINITY PL</text:p>
          </table:table-cell>
          <table:table-cell office:value-type="string">
            <text:p>43 TRINITY ALBANY LLC,</text:p>
          </table:table-cell>
          <table:table-cell office:value-type="string">
            <text:p><text:s/></text:p>
          </table:table-cell>
          <table:table-cell office:value-type="string">
            <text:p>355 20TH AVE UNIT 1</text:p>
          </table:table-cell>
          <table:table-cell office:value-type="string">
            <text:p>SAN FRANCISO, CA <text:s/>94121 </text:p>
          </table:table-cell>
          <table:table-cell office:value-type="string">
            <text:p>2018</text:p>
          </table:table-cell>
          <table:table-cell office:value-type="string">
            <text:p>18908</text:p>
          </table:table-cell>
          <table:table-cell office:value-type="string">
            <text:p>135000</text:p>
          </table:table-cell>
          <table:table-cell office:value-type="string">
            <text:p>27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2</text:p>
          </table:table-cell>
          <table:table-cell office:value-type="string">
            <text:p>45 TRINITY PL</text:p>
          </table:table-cell>
          <table:table-cell office:value-type="string">
            <text:p>CONROY, DIANA L.</text:p>
          </table:table-cell>
          <table:table-cell office:value-type="string">
            <text:p><text:s/></text:p>
          </table:table-cell>
          <table:table-cell office:value-type="string">
            <text:p>45 TRINITY PL</text:p>
          </table:table-cell>
          <table:table-cell office:value-type="string">
            <text:p>ALBANY, NY <text:s/>12202 </text:p>
          </table:table-cell>
          <table:table-cell office:value-type="string">
            <text:p>2931</text:p>
          </table:table-cell>
          <table:table-cell office:value-type="string">
            <text:p>914</text:p>
          </table:table-cell>
          <table:table-cell office:value-type="string">
            <text:p>92000</text:p>
          </table:table-cell>
          <table:table-cell office:value-type="string">
            <text:p>18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3</text:p>
          </table:table-cell>
          <table:table-cell office:value-type="string">
            <text:p>2 ASH GROVE PL</text:p>
          </table:table-cell>
          <table:table-cell office:value-type="string">
            <text:p>ASH GROVE HOMEOWNERS,</text:p>
          </table:table-cell>
          <table:table-cell office:value-type="string">
            <text:p><text:s/></text:p>
          </table:table-cell>
          <table:table-cell office:value-type="string">
            <text:p>2 ASH GROVE PL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3.-1</text:p>
          </table:table-cell>
          <table:table-cell office:value-type="string">
            <text:p>2 ASH GROVE PL</text:p>
          </table:table-cell>
          <table:table-cell office:value-type="string">
            <text:p>AYERS, BARBARA K.</text:p>
          </table:table-cell>
          <table:table-cell office:value-type="string">
            <text:p><text:s/></text:p>
          </table:table-cell>
          <table:table-cell office:value-type="string">
            <text:p>790 WATERVLIET-SHAKER RD STE 2</text:p>
          </table:table-cell>
          <table:table-cell office:value-type="string">
            <text:p>LATHAM, NY <text:s/>12110 </text:p>
          </table:table-cell>
          <table:table-cell office:value-type="string">
            <text:p>2775</text:p>
          </table:table-cell>
          <table:table-cell office:value-type="string">
            <text:p>254</text:p>
          </table:table-cell>
          <table:table-cell office:value-type="string">
            <text:p>110100</text:p>
          </table:table-cell>
          <table:table-cell office:value-type="string">
            <text:p>2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3.-2</text:p>
          </table:table-cell>
          <table:table-cell office:value-type="string">
            <text:p>2 ASH GROVE PL</text:p>
          </table:table-cell>
          <table:table-cell office:value-type="string">
            <text:p>LARSON, DONALD F.</text:p>
          </table:table-cell>
          <table:table-cell office:value-type="string">
            <text:p><text:s/></text:p>
          </table:table-cell>
          <table:table-cell office:value-type="string">
            <text:p>2 ASH GROVE PL UNIT 2</text:p>
          </table:table-cell>
          <table:table-cell office:value-type="string">
            <text:p>ALBANY, NY <text:s/>12202 </text:p>
          </table:table-cell>
          <table:table-cell office:value-type="string">
            <text:p>2714</text:p>
          </table:table-cell>
          <table:table-cell office:value-type="string">
            <text:p>885</text:p>
          </table:table-cell>
          <table:table-cell office:value-type="string">
            <text:p>100000</text:p>
          </table:table-cell>
          <table:table-cell office:value-type="string">
            <text:p>2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3.-3</text:p>
          </table:table-cell>
          <table:table-cell office:value-type="string">
            <text:p>2 ASH GROVE PL</text:p>
          </table:table-cell>
          <table:table-cell office:value-type="string">
            <text:p>GIVEN, PORTIA A.</text:p>
          </table:table-cell>
          <table:table-cell office:value-type="string">
            <text:p><text:s/></text:p>
          </table:table-cell>
          <table:table-cell office:value-type="string">
            <text:p>2 ASH GROVE PL UNIT 3</text:p>
          </table:table-cell>
          <table:table-cell office:value-type="string">
            <text:p>ALBANY, NY <text:s/>12202 </text:p>
          </table:table-cell>
          <table:table-cell office:value-type="string">
            <text:p>2718</text:p>
          </table:table-cell>
          <table:table-cell office:value-type="string">
            <text:p>257</text:p>
          </table:table-cell>
          <table:table-cell office:value-type="string">
            <text:p>110000</text:p>
          </table:table-cell>
          <table:table-cell office:value-type="string">
            <text:p>2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3.-4</text:p>
          </table:table-cell>
          <table:table-cell office:value-type="string">
            <text:p>2 ASH GROVE PL</text:p>
          </table:table-cell>
          <table:table-cell office:value-type="string">
            <text:p>SAXTON CONSULTING,</text:p>
          </table:table-cell>
          <table:table-cell office:value-type="string">
            <text:p>RICHARD SAXTON </text:p>
          </table:table-cell>
          <table:table-cell office:value-type="string">
            <text:p>PO BOX 10875</text:p>
          </table:table-cell>
          <table:table-cell office:value-type="string">
            <text:p>ALBANY, NY <text:s/>12201 </text:p>
          </table:table-cell>
          <table:table-cell office:value-type="string">
            <text:p>2646</text:p>
          </table:table-cell>
          <table:table-cell office:value-type="string">
            <text:p>229</text:p>
          </table:table-cell>
          <table:table-cell office:value-type="string">
            <text:p>129300</text:p>
          </table:table-cell>
          <table:table-cell office:value-type="string">
            <text:p>2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4</text:p>
          </table:table-cell>
          <table:table-cell office:value-type="string">
            <text:p>8 ASH GROVE PL</text:p>
          </table:table-cell>
          <table:table-cell office:value-type="string">
            <text:p>ASH GROVE HOMEOWNERS,</text:p>
          </table:table-cell>
          <table:table-cell office:value-type="string">
            <text:p><text:s/></text:p>
          </table:table-cell>
          <table:table-cell office:value-type="string">
            <text:p>8 ASH GROVE PL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4.-5</text:p>
          </table:table-cell>
          <table:table-cell office:value-type="string">
            <text:p>8 ASH GROVE PL</text:p>
          </table:table-cell>
          <table:table-cell office:value-type="string">
            <text:p>DELUCA, MARIANA</text:p>
          </table:table-cell>
          <table:table-cell office:value-type="string">
            <text:p><text:s/></text:p>
          </table:table-cell>
          <table:table-cell office:value-type="string">
            <text:p>8 ASH GROVE PL (UNIT 5)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1481</text:p>
          </table:table-cell>
          <table:table-cell office:value-type="string">
            <text:p>105900</text:p>
          </table:table-cell>
          <table:table-cell office:value-type="string">
            <text:p>2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5</text:p>
          </table:table-cell>
          <table:table-cell office:value-type="string">
            <text:p>10 ASH GROVE PL</text:p>
          </table:table-cell>
          <table:table-cell office:value-type="string">
            <text:p>CONROY, DIANA L.</text:p>
          </table:table-cell>
          <table:table-cell office:value-type="string">
            <text:p><text:s/></text:p>
          </table:table-cell>
          <table:table-cell office:value-type="string">
            <text:p>45 TRINITY PL</text:p>
          </table:table-cell>
          <table:table-cell office:value-type="string">
            <text:p>ALBANY, NY <text:s/>12202 </text:p>
          </table:table-cell>
          <table:table-cell office:value-type="string">
            <text:p>3032</text:p>
          </table:table-cell>
          <table:table-cell office:value-type="string">
            <text:p>858</text:p>
          </table:table-cell>
          <table:table-cell office:value-type="string">
            <text:p>10000</text:p>
          </table:table-cell>
          <table:table-cell office:value-type="string">
            <text:p>82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6</text:p>
          </table:table-cell>
          <table:table-cell office:value-type="string">
            <text:p>12 ASH GROVE PL</text:p>
          </table:table-cell>
          <table:table-cell office:value-type="string">
            <text:p>PHILLIPS, WRENFORD</text:p>
          </table:table-cell>
          <table:table-cell office:value-type="string">
            <text:p><text:s/></text:p>
          </table:table-cell>
          <table:table-cell office:value-type="string">
            <text:p>82 PROSPECT PL APT 2F</text:p>
          </table:table-cell>
          <table:table-cell office:value-type="string">
            <text:p>BROOKLYN, NY <text:s/>11217 </text:p>
          </table:table-cell>
          <table:table-cell office:value-type="string">
            <text:p>2941</text:p>
          </table:table-cell>
          <table:table-cell office:value-type="string">
            <text:p>168</text:p>
          </table:table-cell>
          <table:table-cell table:number-columns-repeated="2" office:value-type="string">
            <text:p>7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7</text:p>
          </table:table-cell>
          <table:table-cell office:value-type="string">
            <text:p>ASH GROVE PL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9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8</text:p>
          </table:table-cell>
          <table:table-cell office:value-type="string">
            <text:p>114 GRAND ST</text:p>
          </table:table-cell>
          <table:table-cell office:value-type="string">
            <text:p>PELTON-STROUD, JOSHUA</text:p>
          </table:table-cell>
          <table:table-cell office:value-type="string">
            <text:p><text:s/></text:p>
          </table:table-cell>
          <table:table-cell office:value-type="string">
            <text:p>114 GRAND ST</text:p>
          </table:table-cell>
          <table:table-cell office:value-type="string">
            <text:p>ALBANY, NY <text:s/>12204 </text:p>
          </table:table-cell>
          <table:table-cell office:value-type="string">
            <text:p>3132</text:p>
          </table:table-cell>
          <table:table-cell office:value-type="string">
            <text:p>1146</text:p>
          </table:table-cell>
          <table:table-cell office:value-type="string">
            <text:p>204000</text:p>
          </table:table-cell>
          <table:table-cell office:value-type="string">
            <text:p>5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9</text:p>
          </table:table-cell>
          <table:table-cell office:value-type="string">
            <text:p>112 GRAND ST</text:p>
          </table:table-cell>
          <table:table-cell office:value-type="string">
            <text:p>TCB HOLDINGS, INC.,</text:p>
          </table:table-cell>
          <table:table-cell office:value-type="string">
            <text:p><text:s/></text:p>
          </table:table-cell>
          <table:table-cell office:value-type="string">
            <text:p>90 STATE ST STE 602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6382</text:p>
          </table:table-cell>
          <table:table-cell office:value-type="string">
            <text:p>80000</text:p>
          </table:table-cell>
          <table:table-cell office:value-type="string">
            <text:p>1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0</text:p>
          </table:table-cell>
          <table:table-cell office:value-type="string">
            <text:p>110 GRAND ST</text:p>
          </table:table-cell>
          <table:table-cell office:value-type="string">
            <text:p>ATOBATELE, BOSEDE</text:p>
          </table:table-cell>
          <table:table-cell office:value-type="string">
            <text:p><text:s/></text:p>
          </table:table-cell>
          <table:table-cell office:value-type="string">
            <text:p>PO BOX 2111</text:p>
          </table:table-cell>
          <table:table-cell office:value-type="string">
            <text:p>PERTH AMBOY, NJ <text:s/>08862-2111 </text:p>
          </table:table-cell>
          <table:table-cell office:value-type="string">
            <text:p>2836</text:p>
          </table:table-cell>
          <table:table-cell office:value-type="string">
            <text:p>955</text:p>
          </table:table-cell>
          <table:table-cell office:value-type="string">
            <text:p>25000</text:p>
          </table:table-cell>
          <table:table-cell office:value-type="string">
            <text:p>53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1</text:p>
          </table:table-cell>
          <table:table-cell office:value-type="string">
            <text:p>108 GRAND ST</text:p>
          </table:table-cell>
          <table:table-cell office:value-type="string">
            <text:p>ATUNRASE, BAMIDELE</text:p>
          </table:table-cell>
          <table:table-cell office:value-type="string">
            <text:p><text:s/></text:p>
          </table:table-cell>
          <table:table-cell office:value-type="string">
            <text:p>182 PIERSON ST APT 3</text:p>
          </table:table-cell>
          <table:table-cell office:value-type="string">
            <text:p>ORANGE, NJ <text:s/>07050 </text:p>
          </table:table-cell>
          <table:table-cell office:value-type="string">
            <text:p>2891</text:p>
          </table:table-cell>
          <table:table-cell office:value-type="string">
            <text:p>721</text:p>
          </table:table-cell>
          <table:table-cell office:value-type="string">
            <text:p>25000</text:p>
          </table:table-cell>
          <table:table-cell office:value-type="string">
            <text:p>53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2</text:p>
          </table:table-cell>
          <table:table-cell office:value-type="string">
            <text:p>106 GRAND ST</text:p>
          </table:table-cell>
          <table:table-cell office:value-type="string">
            <text:p>TCB GRAND AND TRINITY HOUSING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711</text:p>
          </table:table-cell>
          <table:table-cell office:value-type="string">
            <text:p>339</text:p>
          </table:table-cell>
          <table:table-cell office:value-type="string">
            <text:p>135500</text:p>
          </table:table-cell>
          <table:table-cell office:value-type="string">
            <text:p>53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3</text:p>
          </table:table-cell>
          <table:table-cell office:value-type="string">
            <text:p>104 GRAND ST</text:p>
          </table:table-cell>
          <table:table-cell office:value-type="string">
            <text:p>TCB GRAND AND TRINITY HOUSING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710</text:p>
          </table:table-cell>
          <table:table-cell office:value-type="string">
            <text:p>339</text:p>
          </table:table-cell>
          <table:table-cell office:value-type="string">
            <text:p>208800</text:p>
          </table:table-cell>
          <table:table-cell office:value-type="string">
            <text:p>6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4</text:p>
          </table:table-cell>
          <table:table-cell office:value-type="string">
            <text:p>102 GRAND ST</text:p>
          </table:table-cell>
          <table:table-cell office:value-type="string">
            <text:p>102 GRAND STREET LLC,</text:p>
          </table:table-cell>
          <table:table-cell office:value-type="string">
            <text:p><text:s/></text:p>
          </table:table-cell>
          <table:table-cell office:value-type="string">
            <text:p>65 COLUMBIA ST</text:p>
          </table:table-cell>
          <table:table-cell office:value-type="string">
            <text:p>ALBANY, NY <text:s/>12210 </text:p>
          </table:table-cell>
          <table:table-cell office:value-type="string">
            <text:p>2015</text:p>
          </table:table-cell>
          <table:table-cell office:value-type="string">
            <text:p>2524</text:p>
          </table:table-cell>
          <table:table-cell office:value-type="string">
            <text:p>25000</text:p>
          </table:table-cell>
          <table:table-cell office:value-type="string">
            <text:p>7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5</text:p>
          </table:table-cell>
          <table:table-cell office:value-type="string">
            <text:p>100 GRAND ST</text:p>
          </table:table-cell>
          <table:table-cell office:value-type="string">
            <text:p>TCB HOLDINGS, INC,</text:p>
          </table:table-cell>
          <table:table-cell office:value-type="string">
            <text:p><text:s/></text:p>
          </table:table-cell>
          <table:table-cell office:value-type="string">
            <text:p>90 STATE ST STE 602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91614</text:p>
          </table:table-cell>
          <table:table-cell office:value-type="string">
            <text:p>172100</text:p>
          </table:table-cell>
          <table:table-cell office:value-type="string">
            <text:p>69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6</text:p>
          </table:table-cell>
          <table:table-cell office:value-type="string">
            <text:p>98 GRAND ST</text:p>
          </table:table-cell>
          <table:table-cell office:value-type="string">
            <text:p>BOYCE, DYLAN</text:p>
          </table:table-cell>
          <table:table-cell office:value-type="string">
            <text:p><text:s/></text:p>
          </table:table-cell>
          <table:table-cell office:value-type="string">
            <text:p>98 GRAND ST</text:p>
          </table:table-cell>
          <table:table-cell office:value-type="string">
            <text:p>ALBANY, NY <text:s/>12202 </text:p>
          </table:table-cell>
          <table:table-cell office:value-type="string">
            <text:p>2903</text:p>
          </table:table-cell>
          <table:table-cell office:value-type="string">
            <text:p>786</text:p>
          </table:table-cell>
          <table:table-cell office:value-type="string">
            <text:p>62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7</text:p>
          </table:table-cell>
          <table:table-cell office:value-type="string">
            <text:p>96 GRAND ST</text:p>
          </table:table-cell>
          <table:table-cell office:value-type="string">
            <text:p>94-96 GRAND STREET LLC,</text:p>
          </table:table-cell>
          <table:table-cell office:value-type="string">
            <text:p><text:s/></text:p>
          </table:table-cell>
          <table:table-cell office:value-type="string">
            <text:p>50 BRIGHTON FIRST RD APT 15A</text:p>
          </table:table-cell>
          <table:table-cell office:value-type="string">
            <text:p>BROOKLYN, NY <text:s/>11235 </text:p>
          </table:table-cell>
          <table:table-cell office:value-type="string">
            <text:p>2016</text:p>
          </table:table-cell>
          <table:table-cell office:value-type="string">
            <text:p>8179</text:p>
          </table:table-cell>
          <table:table-cell office:value-type="string">
            <text:p>70000</text:p>
          </table:table-cell>
          <table:table-cell office:value-type="string">
            <text:p>67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8</text:p>
          </table:table-cell>
          <table:table-cell office:value-type="string">
            <text:p>94 GRAND ST</text:p>
          </table:table-cell>
          <table:table-cell office:value-type="string">
            <text:p>94-96 GRAND STREET LLC,</text:p>
          </table:table-cell>
          <table:table-cell office:value-type="string">
            <text:p><text:s/></text:p>
          </table:table-cell>
          <table:table-cell office:value-type="string">
            <text:p>50 BRIGHTON 1 RD #15A</text:p>
          </table:table-cell>
          <table:table-cell office:value-type="string">
            <text:p>BROOKLYN, NY <text:s/>11235 </text:p>
          </table:table-cell>
          <table:table-cell office:value-type="string">
            <text:p>2016</text:p>
          </table:table-cell>
          <table:table-cell office:value-type="string">
            <text:p>8177</text:p>
          </table:table-cell>
          <table:table-cell office:value-type="string">
            <text:p>25000</text:p>
          </table:table-cell>
          <table:table-cell office:value-type="string">
            <text:p>67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9</text:p>
          </table:table-cell>
          <table:table-cell office:value-type="string">
            <text:p>92 GRAND ST</text:p>
          </table:table-cell>
          <table:table-cell office:value-type="string">
            <text:p>92 GRAND STREET MNGT, LLC,</text:p>
          </table:table-cell>
          <table:table-cell office:value-type="string">
            <text:p><text:s/></text:p>
          </table:table-cell>
          <table:table-cell office:value-type="string">
            <text:p>92 GRAND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22932</text:p>
          </table:table-cell>
          <table:table-cell office:value-type="string">
            <text:p>100000</text:p>
          </table:table-cell>
          <table:table-cell office:value-type="string">
            <text:p>21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0</text:p>
          </table:table-cell>
          <table:table-cell office:value-type="string">
            <text:p>90 GRAND ST</text:p>
          </table:table-cell>
          <table:table-cell office:value-type="string">
            <text:p>CASTAGNA, WILLIAM C.</text:p>
          </table:table-cell>
          <table:table-cell office:value-type="string">
            <text:p><text:s/></text:p>
          </table:table-cell>
          <table:table-cell office:value-type="string">
            <text:p>90 GRAND ST</text:p>
          </table:table-cell>
          <table:table-cell office:value-type="string">
            <text:p>ALBANY, NY <text:s/>12202 </text:p>
          </table:table-cell>
          <table:table-cell office:value-type="string">
            <text:p>3129</text:p>
          </table:table-cell>
          <table:table-cell office:value-type="string">
            <text:p>325</text:p>
          </table:table-cell>
          <table:table-cell office:value-type="string">
            <text:p>121000</text:p>
          </table:table-cell>
          <table:table-cell office:value-type="string">
            <text:p>24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1</text:p>
          </table:table-cell>
          <table:table-cell office:value-type="string">
            <text:p>88 GRAND ST</text:p>
          </table:table-cell>
          <table:table-cell office:value-type="string">
            <text:p>TCB GRAND AND TRINITY HOUSING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710</text:p>
          </table:table-cell>
          <table:table-cell office:value-type="string">
            <text:p>339</text:p>
          </table:table-cell>
          <table:table-cell office:value-type="string">
            <text:p>120900</text:p>
          </table:table-cell>
          <table:table-cell office:value-type="string">
            <text:p>5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2</text:p>
          </table:table-cell>
          <table:table-cell office:value-type="string">
            <text:p>86 GRAND ST</text:p>
          </table:table-cell>
          <table:table-cell office:value-type="string">
            <text:p>SPINOSA, JAMES</text:p>
          </table:table-cell>
          <table:table-cell office:value-type="string">
            <text:p><text:s/></text:p>
          </table:table-cell>
          <table:table-cell office:value-type="string">
            <text:p>12203 W 2ND PL APT 2-203</text:p>
          </table:table-cell>
          <table:table-cell office:value-type="string">
            <text:p>LAKEWOOD, CO <text:s/>80228 </text:p>
          </table:table-cell>
          <table:table-cell office:value-type="string">
            <text:p>2017</text:p>
          </table:table-cell>
          <table:table-cell office:value-type="string">
            <text:p>19010</text:p>
          </table:table-cell>
          <table:table-cell office:value-type="string">
            <text:p>125000</text:p>
          </table:table-cell>
          <table:table-cell office:value-type="string">
            <text:p>26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3</text:p>
          </table:table-cell>
          <table:table-cell office:value-type="string">
            <text:p>84 GRAND ST</text:p>
          </table:table-cell>
          <table:table-cell office:value-type="string">
            <text:p>ARMSTRONG, KATIE</text:p>
          </table:table-cell>
          <table:table-cell office:value-type="string">
            <text:p><text:s/></text:p>
          </table:table-cell>
          <table:table-cell office:value-type="string">
            <text:p>84 GRAND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5921</text:p>
          </table:table-cell>
          <table:table-cell office:value-type="string">
            <text:p>15000</text:p>
          </table:table-cell>
          <table:table-cell office:value-type="string">
            <text:p>5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4</text:p>
          </table:table-cell>
          <table:table-cell office:value-type="string">
            <text:p>82 GRAND ST</text:p>
          </table:table-cell>
          <table:table-cell office:value-type="string">
            <text:p>RAMIREZ, JEANNIELLE</text:p>
          </table:table-cell>
          <table:table-cell office:value-type="string">
            <text:p><text:s/></text:p>
          </table:table-cell>
          <table:table-cell office:value-type="string">
            <text:p>6 LINDBERGH AVE</text:p>
          </table:table-cell>
          <table:table-cell office:value-type="string">
            <text:p>ALBANY, NY <text:s/>12204 </text:p>
          </table:table-cell>
          <table:table-cell office:value-type="string">
            <text:p>2017</text:p>
          </table:table-cell>
          <table:table-cell office:value-type="string">
            <text:p>25186</text:p>
          </table:table-cell>
          <table:table-cell office:value-type="string">
            <text:p>25000</text:p>
          </table:table-cell>
          <table:table-cell office:value-type="string">
            <text:p>5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5</text:p>
          </table:table-cell>
          <table:table-cell office:value-type="string">
            <text:p>80 GRAND ST</text:p>
          </table:table-cell>
          <table:table-cell office:value-type="string">
            <text:p>JEFFERSON, NATASHA M.</text:p>
          </table:table-cell>
          <table:table-cell office:value-type="string">
            <text:p><text:s/></text:p>
          </table:table-cell>
          <table:table-cell office:value-type="string">
            <text:p>80 GRAND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7836</text:p>
          </table:table-cell>
          <table:table-cell office:value-type="string">
            <text:p>65000</text:p>
          </table:table-cell>
          <table:table-cell office:value-type="string">
            <text:p>13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6</text:p>
          </table:table-cell>
          <table:table-cell office:value-type="string">
            <text:p>78 GRAND ST</text:p>
          </table:table-cell>
          <table:table-cell office:value-type="string">
            <text:p>TCB HOLDINGS, INC.,</text:p>
          </table:table-cell>
          <table:table-cell office:value-type="string">
            <text:p><text:s/></text:p>
          </table:table-cell>
          <table:table-cell office:value-type="string">
            <text:p>90 STATE ST STE 602</text:p>
          </table:table-cell>
          <table:table-cell office:value-type="string">
            <text:p>ALBANY, NY <text:s/>12207 </text:p>
          </table:table-cell>
          <table:table-cell office:value-type="string">
            <text:p>2020</text:p>
          </table:table-cell>
          <table:table-cell office:value-type="string">
            <text:p>1971</text:p>
          </table:table-cell>
          <table:table-cell office:value-type="string">
            <text:p>125000</text:p>
          </table:table-cell>
          <table:table-cell office:value-type="string">
            <text:p>25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7</text:p>
          </table:table-cell>
          <table:table-cell office:value-type="string">
            <text:p>76 GRAND ST</text:p>
          </table:table-cell>
          <table:table-cell office:value-type="string">
            <text:p>TCB GRAND AND TRINITY HOUSING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710</text:p>
          </table:table-cell>
          <table:table-cell office:value-type="string">
            <text:p>339</text:p>
          </table:table-cell>
          <table:table-cell office:value-type="string">
            <text:p>133400</text:p>
          </table:table-cell>
          <table:table-cell office:value-type="string">
            <text:p>61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8</text:p>
          </table:table-cell>
          <table:table-cell office:value-type="string">
            <text:p>74 GRAND ST</text:p>
          </table:table-cell>
          <table:table-cell office:value-type="string">
            <text:p>BLOUNT, KAMAU</text:p>
          </table:table-cell>
          <table:table-cell office:value-type="string">
            <text:p><text:s/></text:p>
          </table:table-cell>
          <table:table-cell office:value-type="string">
            <text:p>7610 AQUATIC DR</text:p>
          </table:table-cell>
          <table:table-cell office:value-type="string">
            <text:p>ARVERNE, NY <text:s/>11692 </text:p>
          </table:table-cell>
          <table:table-cell office:value-type="string">
            <text:p>2017</text:p>
          </table:table-cell>
          <table:table-cell office:value-type="string">
            <text:p>12294</text:p>
          </table:table-cell>
          <table:table-cell office:value-type="string">
            <text:p>170000</text:p>
          </table:table-cell>
          <table:table-cell office:value-type="string">
            <text:p>34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9</text:p>
          </table:table-cell>
          <table:table-cell office:value-type="string">
            <text:p>72 GRAND ST</text:p>
          </table:table-cell>
          <table:table-cell office:value-type="string">
            <text:p>KOLECI, LORENT</text:p>
          </table:table-cell>
          <table:table-cell office:value-type="string">
            <text:p><text:s/></text:p>
          </table:table-cell>
          <table:table-cell office:value-type="string">
            <text:p>55 PLEASANTVIEW AVE</text:p>
          </table:table-cell>
          <table:table-cell office:value-type="string">
            <text:p>ALBANY, NY <text:s/>12203 </text:p>
          </table:table-cell>
          <table:table-cell office:value-type="string">
            <text:p>2016</text:p>
          </table:table-cell>
          <table:table-cell office:value-type="string">
            <text:p>2232</text:p>
          </table:table-cell>
          <table:table-cell office:value-type="string">
            <text:p>19000</text:p>
          </table:table-cell>
          <table:table-cell office:value-type="string">
            <text:p>6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80</text:p>
          </table:table-cell>
          <table:table-cell office:value-type="string">
            <text:p>70 GRAND ST</text:p>
          </table:table-cell>
          <table:table-cell office:value-type="string">
            <text:p>SALEH, HASAN A.</text:p>
          </table:table-cell>
          <table:table-cell office:value-type="string">
            <text:p><text:s/></text:p>
          </table:table-cell>
          <table:table-cell office:value-type="string">
            <text:p>108 LARK ST STE #2</text:p>
          </table:table-cell>
          <table:table-cell office:value-type="string">
            <text:p>ALBANY, NY <text:s/>12210 </text:p>
          </table:table-cell>
          <table:table-cell office:value-type="string">
            <text:p>3018</text:p>
          </table:table-cell>
          <table:table-cell office:value-type="string">
            <text:p>719</text:p>
          </table:table-cell>
          <table:table-cell office:value-type="string">
            <text:p>76000</text:p>
          </table:table-cell>
          <table:table-cell office:value-type="string">
            <text:p>89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81</text:p>
          </table:table-cell>
          <table:table-cell office:value-type="string">
            <text:p>68 GRAND ST</text:p>
          </table:table-cell>
          <table:table-cell office:value-type="string">
            <text:p>GRAND STREET COMMUNITY ARTS,IN,</text:p>
          </table:table-cell>
          <table:table-cell office:value-type="string">
            <text:p>C/O BECKER &amp; BECKER </text:p>
          </table:table-cell>
          <table:table-cell office:value-type="string">
            <text:p>148 CENTRAL AVE</text:p>
          </table:table-cell>
          <table:table-cell office:value-type="string">
            <text:p>ALBANY, NY <text:s/>12206 </text:p>
          </table:table-cell>
          <table:table-cell office:value-type="string">
            <text:p>2767</text:p>
          </table:table-cell>
          <table:table-cell office:value-type="string">
            <text:p>749</text:p>
          </table:table-cell>
          <table:table-cell office:value-type="string">
            <text:p>495400</text:p>
          </table:table-cell>
          <table:table-cell office:value-type="string">
            <text:p>82700</text:p>
          </table:table-cell>
          <table:table-cell office:value-type="string">
            <text:p>534</text:p>
          </table:table-cell>
          <table:table-cell office:value-type="string">
            <text:p>Social Organization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1</text:p>
          </table:table-cell>
          <table:table-cell office:value-type="string">
            <text:p>128 MADISON AVE</text:p>
          </table:table-cell>
          <table:table-cell office:value-type="string">
            <text:p>MANCINO, PAUL A.</text:p>
          </table:table-cell>
          <table:table-cell office:value-type="string">
            <text:p>ATTN: LOMBARDO'S </text:p>
          </table:table-cell>
          <table:table-cell office:value-type="string">
            <text:p>121 MADISON AVE</text:p>
          </table:table-cell>
          <table:table-cell office:value-type="string">
            <text:p>ALBANY, NY <text:s/>12202 </text:p>
          </table:table-cell>
          <table:table-cell office:value-type="string">
            <text:p>2637</text:p>
          </table:table-cell>
          <table:table-cell office:value-type="string">
            <text:p>289</text:p>
          </table:table-cell>
          <table:table-cell office:value-type="string">
            <text:p>15000</text:p>
          </table:table-cell>
          <table:table-cell office:value-type="string">
            <text:p>205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10</text:p>
          </table:table-cell>
          <table:table-cell office:value-type="string">
            <text:p>149 S PEARL ST</text:p>
          </table:table-cell>
          <table:table-cell office:value-type="string">
            <text:p>OSMAN, ALAAELDIN</text:p>
          </table:table-cell>
          <table:table-cell office:value-type="string">
            <text:p><text:s/></text:p>
          </table:table-cell>
          <table:table-cell office:value-type="string">
            <text:p>149 S PEARL ST</text:p>
          </table:table-cell>
          <table:table-cell office:value-type="string">
            <text:p>ALBANY, NY <text:s/>12202 </text:p>
          </table:table-cell>
          <table:table-cell office:value-type="string">
            <text:p>2862</text:p>
          </table:table-cell>
          <table:table-cell office:value-type="string">
            <text:p>339</text:p>
          </table:table-cell>
          <table:table-cell office:value-type="string">
            <text:p>139700</text:p>
          </table:table-cell>
          <table:table-cell office:value-type="string">
            <text:p>233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11</text:p>
          </table:table-cell>
          <table:table-cell office:value-type="string">
            <text:p>151 S PEARL ST</text:p>
          </table:table-cell>
          <table:table-cell office:value-type="string">
            <text:p>SERAJ, INAYATULLAH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762</text:p>
          </table:table-cell>
          <table:table-cell office:value-type="string">
            <text:p>350</text:p>
          </table:table-cell>
          <table:table-cell office:value-type="string">
            <text:p>148400</text:p>
          </table:table-cell>
          <table:table-cell office:value-type="string">
            <text:p>244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12</text:p>
          </table:table-cell>
          <table:table-cell office:value-type="string">
            <text:p>153 S PEARL ST</text:p>
          </table:table-cell>
          <table:table-cell office:value-type="string">
            <text:p>153 S PEARL ST VENTURES LLC.,</text:p>
          </table:table-cell>
          <table:table-cell office:value-type="string">
            <text:p>GALLAGHER &amp; CO. </text:p>
          </table:table-cell>
          <table:table-cell office:value-type="string">
            <text:p>PO BOX 1415</text:p>
          </table:table-cell>
          <table:table-cell office:value-type="string">
            <text:p>ALBANY, NY <text:s/>12201 </text:p>
          </table:table-cell>
          <table:table-cell office:value-type="string">
            <text:p>2647</text:p>
          </table:table-cell>
          <table:table-cell office:value-type="string">
            <text:p>77</text:p>
          </table:table-cell>
          <table:table-cell office:value-type="string">
            <text:p>285900</text:p>
          </table:table-cell>
          <table:table-cell office:value-type="string">
            <text:p>119100</text:p>
          </table:table-cell>
          <table:table-cell office:value-type="string">
            <text:p>453</text:p>
          </table:table-cell>
          <table:table-cell office:value-type="string">
            <text:p>Large Retail Outlet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15</text:p>
          </table:table-cell>
          <table:table-cell office:value-type="string">
            <text:p>165 S PEARL ST</text:p>
          </table:table-cell>
          <table:table-cell office:value-type="string">
            <text:p>SERAJ PROPERTIES, LLC,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10700</text:p>
          </table:table-cell>
          <table:table-cell office:value-type="string">
            <text:p>60000</text:p>
          </table:table-cell>
          <table:table-cell office:value-type="string">
            <text:p>6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</text:p>
          </table:table-cell>
          <table:table-cell office:value-type="string">
            <text:p>122 MADISON AVE</text:p>
          </table:table-cell>
          <table:table-cell office:value-type="string">
            <text:p>MANCINO, PAUL A.</text:p>
          </table:table-cell>
          <table:table-cell office:value-type="string">
            <text:p>ATTN: LOMBARDO'S </text:p>
          </table:table-cell>
          <table:table-cell office:value-type="string">
            <text:p>121 MADISON AVE</text:p>
          </table:table-cell>
          <table:table-cell office:value-type="string">
            <text:p>ALBANY, NY <text:s/>12202 </text:p>
          </table:table-cell>
          <table:table-cell office:value-type="string">
            <text:p>2637</text:p>
          </table:table-cell>
          <table:table-cell office:value-type="string">
            <text:p>289</text:p>
          </table:table-cell>
          <table:table-cell office:value-type="string">
            <text:p>30500</text:p>
          </table:table-cell>
          <table:table-cell office:value-type="string">
            <text:p>345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0</text:p>
          </table:table-cell>
          <table:table-cell office:value-type="string">
            <text:p>175 S PEARL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1298900</text:p>
          </table:table-cell>
          <table:table-cell office:value-type="string">
            <text:p>155200</text:p>
          </table:table-cell>
          <table:table-cell office:value-type="string">
            <text:p>281</text:p>
          </table:table-cell>
          <table:table-cell office:value-type="string">
            <text:p>Multiple Residenc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4</text:p>
          </table:table-cell>
          <table:table-cell office:value-type="string">
            <text:p>185 S PEARL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768100</text:p>
          </table:table-cell>
          <table:table-cell office:value-type="string">
            <text:p>15200</text:p>
          </table:table-cell>
          <table:table-cell office:value-type="string">
            <text:p>280</text:p>
          </table:table-cell>
          <table:table-cell office:value-type="string">
            <text:p>Residential (Multi-Purpose / Multi-Structure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6.2</text:p>
          </table:table-cell>
          <table:table-cell office:value-type="string">
            <text:p>82 WESTERLO ST</text:p>
          </table:table-cell>
          <table:table-cell office:value-type="string">
            <text:p>WESTERLO ST COLD STORAGE LLC. ,</text:p>
          </table:table-cell>
          <table:table-cell office:value-type="string">
            <text:p><text:s/></text:p>
          </table:table-cell>
          <table:table-cell office:value-type="string">
            <text:p>12 INDUSTRIAL PARK</text:p>
          </table:table-cell>
          <table:table-cell office:value-type="string">
            <text:p>TROY, NY <text:s/>12180 </text:p>
          </table:table-cell>
          <table:table-cell table:number-columns-repeated="2"/>
          <table:table-cell office:value-type="string">
            <text:p>213700</text:p>
          </table:table-cell>
          <table:table-cell office:value-type="string">
            <text:p>174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7</text:p>
          </table:table-cell>
          <table:table-cell office:value-type="string">
            <text:p>84 WESTERLO ST</text:p>
          </table:table-cell>
          <table:table-cell office:value-type="string">
            <text:p>WESTERLO ST COLD STORAGE LLC. ,</text:p>
          </table:table-cell>
          <table:table-cell office:value-type="string">
            <text:p><text:s/></text:p>
          </table:table-cell>
          <table:table-cell office:value-type="string">
            <text:p>12 INDUSTRIAL PARK</text:p>
          </table:table-cell>
          <table:table-cell office:value-type="string">
            <text:p>TROY, NY <text:s/>12180 </text:p>
          </table:table-cell>
          <table:table-cell office:value-type="string">
            <text:p>2756</text:p>
          </table:table-cell>
          <table:table-cell office:value-type="string">
            <text:p>183</text:p>
          </table:table-cell>
          <table:table-cell table:number-columns-repeated="2" office:value-type="string">
            <text:p>459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8</text:p>
          </table:table-cell>
          <table:table-cell office:value-type="string">
            <text:p>88 WESTERLO ST</text:p>
          </table:table-cell>
          <table:table-cell office:value-type="string">
            <text:p>WESTERLO ST COLD STORAGE LLC. ,</text:p>
          </table:table-cell>
          <table:table-cell office:value-type="string">
            <text:p><text:s/></text:p>
          </table:table-cell>
          <table:table-cell office:value-type="string">
            <text:p>12 INDUSTRIAL PARK</text:p>
          </table:table-cell>
          <table:table-cell office:value-type="string">
            <text:p>TROY, NY <text:s/>12180 </text:p>
          </table:table-cell>
          <table:table-cell office:value-type="string">
            <text:p>2756</text:p>
          </table:table-cell>
          <table:table-cell office:value-type="string">
            <text:p>183</text:p>
          </table:table-cell>
          <table:table-cell table:number-columns-repeated="2" office:value-type="string">
            <text:p>7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9</text:p>
          </table:table-cell>
          <table:table-cell office:value-type="string">
            <text:p>90 WESTERLO ST</text:p>
          </table:table-cell>
          <table:table-cell office:value-type="string">
            <text:p>TRI CITY HOLDINGS INC.,</text:p>
          </table:table-cell>
          <table:table-cell office:value-type="string">
            <text:p><text:s/></text:p>
          </table:table-cell>
          <table:table-cell office:value-type="string">
            <text:p>720 FOURTH ST</text:p>
          </table:table-cell>
          <table:table-cell office:value-type="string">
            <text:p>WATERVLIET, NY <text:s/>12189 </text:p>
          </table:table-cell>
          <table:table-cell office:value-type="string">
            <text:p>3116</text:p>
          </table:table-cell>
          <table:table-cell office:value-type="string">
            <text:p>720</text:p>
          </table:table-cell>
          <table:table-cell office:value-type="string">
            <text:p>92000</text:p>
          </table:table-cell>
          <table:table-cell office:value-type="string">
            <text:p>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</text:p>
          </table:table-cell>
          <table:table-cell office:value-type="string">
            <text:p>120 MADISON AVE</text:p>
          </table:table-cell>
          <table:table-cell office:value-type="string">
            <text:p>CAPITAL CITY LODGE NO 78,</text:p>
          </table:table-cell>
          <table:table-cell office:value-type="string">
            <text:p><text:s/></text:p>
          </table:table-cell>
          <table:table-cell office:value-type="string">
            <text:p>120 MADISON AVE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381200</text:p>
          </table:table-cell>
          <table:table-cell office:value-type="string">
            <text:p>40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0</text:p>
          </table:table-cell>
          <table:table-cell office:value-type="string">
            <text:p>92 WESTERLO ST</text:p>
          </table:table-cell>
          <table:table-cell office:value-type="string">
            <text:p>TRINITY INSTITUTE, INC,</text:p>
          </table:table-cell>
          <table:table-cell office:value-type="string">
            <text:p>C/O TOM LIBERTUCCI </text:p>
          </table:table-cell>
          <table:table-cell office:value-type="string">
            <text:p>15 TRINITY PL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22400</text:p>
          </table:table-cell>
          <table:table-cell office:value-type="string">
            <text:p>123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2</text:p>
          </table:table-cell>
          <table:table-cell office:value-type="string">
            <text:p>TRINITY PL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71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3</text:p>
          </table:table-cell>
          <table:table-cell office:value-type="string">
            <text:p>REAR 40 TRINITY PL</text:p>
          </table:table-cell>
          <table:table-cell office:value-type="string">
            <text:p>SIWAPRADIT, RONDELL</text:p>
          </table:table-cell>
          <table:table-cell office:value-type="string">
            <text:p><text:s/></text:p>
          </table:table-cell>
          <table:table-cell office:value-type="string">
            <text:p>374 HAMILTON ST</text:p>
          </table:table-cell>
          <table:table-cell office:value-type="string">
            <text:p>ALBANY, NY <text:s/>12210 </text:p>
          </table:table-cell>
          <table:table-cell office:value-type="string">
            <text:p>2601</text:p>
          </table:table-cell>
          <table:table-cell office:value-type="string">
            <text:p>274</text:p>
          </table:table-cell>
          <table:table-cell office:value-type="string">
            <text:p>5000</text:p>
          </table:table-cell>
          <table:table-cell office:value-type="string">
            <text:p>26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4</text:p>
          </table:table-cell>
          <table:table-cell office:value-type="string">
            <text:p>40 TRINITY PL</text:p>
          </table:table-cell>
          <table:table-cell office:value-type="string">
            <text:p>165 SOUTH PEARL,</text:p>
          </table:table-cell>
          <table:table-cell office:value-type="string">
            <text:p><text:s/></text:p>
          </table:table-cell>
          <table:table-cell office:value-type="string">
            <text:p>PO BOX 1415</text:p>
          </table:table-cell>
          <table:table-cell office:value-type="string">
            <text:p>ALBANY, NY <text:s/>12201 </text:p>
          </table:table-cell>
          <table:table-cell office:value-type="string">
            <text:p>2795</text:p>
          </table:table-cell>
          <table:table-cell office:value-type="string">
            <text:p>901</text:p>
          </table:table-cell>
          <table:table-cell table:number-columns-repeated="2" office:value-type="string">
            <text:p>4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5</text:p>
          </table:table-cell>
          <table:table-cell office:value-type="string">
            <text:p>38 TRINITY PL</text:p>
          </table:table-cell>
          <table:table-cell office:value-type="string">
            <text:p>38 TRINITY ALBANY LLC,</text:p>
          </table:table-cell>
          <table:table-cell office:value-type="string">
            <text:p><text:s/></text:p>
          </table:table-cell>
          <table:table-cell office:value-type="string">
            <text:p>355 20TH AVE UNIT 1</text:p>
          </table:table-cell>
          <table:table-cell office:value-type="string">
            <text:p>SAN FRANCISCO, CA <text:s/>94121 </text:p>
          </table:table-cell>
          <table:table-cell office:value-type="string">
            <text:p>2018</text:p>
          </table:table-cell>
          <table:table-cell office:value-type="string">
            <text:p>18898</text:p>
          </table:table-cell>
          <table:table-cell office:value-type="string">
            <text:p>138000</text:p>
          </table:table-cell>
          <table:table-cell office:value-type="string">
            <text:p>28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6</text:p>
          </table:table-cell>
          <table:table-cell office:value-type="string">
            <text:p>36 TRINITY PL</text:p>
          </table:table-cell>
          <table:table-cell office:value-type="string">
            <text:p>GALLAGHER, CHRISTOPHER</text:p>
          </table:table-cell>
          <table:table-cell office:value-type="string">
            <text:p><text:s/></text:p>
          </table:table-cell>
          <table:table-cell office:value-type="string">
            <text:p>PO BOX 40</text:p>
          </table:table-cell>
          <table:table-cell office:value-type="string">
            <text:p>WINDHAM, NY <text:s/>12496 </text:p>
          </table:table-cell>
          <table:table-cell office:value-type="string">
            <text:p>3047</text:p>
          </table:table-cell>
          <table:table-cell office:value-type="string">
            <text:p>1110</text:p>
          </table:table-cell>
          <table:table-cell table:number-columns-repeated="2" office:value-type="string">
            <text:p>6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7</text:p>
          </table:table-cell>
          <table:table-cell office:value-type="string">
            <text:p>34 TRINITY PL</text:p>
          </table:table-cell>
          <table:table-cell office:value-type="string">
            <text:p>165 SOUTH PEARL STREET,</text:p>
          </table:table-cell>
          <table:table-cell office:value-type="string">
            <text:p><text:s/></text:p>
          </table:table-cell>
          <table:table-cell office:value-type="string">
            <text:p>PO BOX 1415</text:p>
          </table:table-cell>
          <table:table-cell office:value-type="string">
            <text:p>ALBANY, NY <text:s/>12201 </text:p>
          </table:table-cell>
          <table:table-cell office:value-type="string">
            <text:p>2994</text:p>
          </table:table-cell>
          <table:table-cell office:value-type="string">
            <text:p>414</text:p>
          </table:table-cell>
          <table:table-cell table:number-columns-repeated="2" office:value-type="string">
            <text:p>6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8</text:p>
          </table:table-cell>
          <table:table-cell office:value-type="string">
            <text:p>32 TRINITY PL</text:p>
          </table:table-cell>
          <table:table-cell office:value-type="string">
            <text:p>32 TRINITY PLACE, LLC,</text:p>
          </table:table-cell>
          <table:table-cell office:value-type="string">
            <text:p>SCOTT TOMBACK </text:p>
          </table:table-cell>
          <table:table-cell office:value-type="string">
            <text:p>6 TATTERSALL LN</text:p>
          </table:table-cell>
          <table:table-cell office:value-type="string">
            <text:p>ALBANY, NY <text:s/>12205 </text:p>
          </table:table-cell>
          <table:table-cell office:value-type="string">
            <text:p>3138</text:p>
          </table:table-cell>
          <table:table-cell office:value-type="string">
            <text:p>729</text:p>
          </table:table-cell>
          <table:table-cell office:value-type="string">
            <text:p>131000</text:p>
          </table:table-cell>
          <table:table-cell office:value-type="string">
            <text:p>26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9</text:p>
          </table:table-cell>
          <table:table-cell office:value-type="string">
            <text:p>30 TRINITY PL</text:p>
          </table:table-cell>
          <table:table-cell office:value-type="string">
            <text:p>30 TRINITY PLACE, LLC,</text:p>
          </table:table-cell>
          <table:table-cell office:value-type="string">
            <text:p>SCOTT TOMBACK </text:p>
          </table:table-cell>
          <table:table-cell office:value-type="string">
            <text:p>6 TATTERSALL LN</text:p>
          </table:table-cell>
          <table:table-cell office:value-type="string">
            <text:p>ALBANY, NY <text:s/>12205 </text:p>
          </table:table-cell>
          <table:table-cell office:value-type="string">
            <text:p>3147</text:p>
          </table:table-cell>
          <table:table-cell office:value-type="string">
            <text:p>1108</text:p>
          </table:table-cell>
          <table:table-cell office:value-type="string">
            <text:p>135300</text:p>
          </table:table-cell>
          <table:table-cell office:value-type="string">
            <text:p>65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0</text:p>
          </table:table-cell>
          <table:table-cell office:value-type="string">
            <text:p>28 TRINITY PL</text:p>
          </table:table-cell>
          <table:table-cell office:value-type="string">
            <text:p>GUTIERREZ, JESUS HECTOR</text:p>
          </table:table-cell>
          <table:table-cell office:value-type="string">
            <text:p><text:s/></text:p>
          </table:table-cell>
          <table:table-cell office:value-type="string">
            <text:p>28 TRNITY PL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20212</text:p>
          </table:table-cell>
          <table:table-cell office:value-type="string">
            <text:p>155000</text:p>
          </table:table-cell>
          <table:table-cell office:value-type="string">
            <text:p>31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1</text:p>
          </table:table-cell>
          <table:table-cell office:value-type="string">
            <text:p>26 TRINITY PL</text:p>
          </table:table-cell>
          <table:table-cell office:value-type="string">
            <text:p>TRINITY INSTITUTE, INC,</text:p>
          </table:table-cell>
          <table:table-cell office:value-type="string">
            <text:p>C/O TOM LIBERTUCCI </text:p>
          </table:table-cell>
          <table:table-cell office:value-type="string">
            <text:p>15 TRINITY PL</text:p>
          </table:table-cell>
          <table:table-cell office:value-type="string">
            <text:p>ALBANY, NY <text:s/>12202 </text:p>
          </table:table-cell>
          <table:table-cell office:value-type="string">
            <text:p>2659</text:p>
          </table:table-cell>
          <table:table-cell office:value-type="string">
            <text:p>947</text:p>
          </table:table-cell>
          <table:table-cell office:value-type="string">
            <text:p>121700</text:p>
          </table:table-cell>
          <table:table-cell office:value-type="string">
            <text:p>103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3</text:p>
          </table:table-cell>
          <table:table-cell office:value-type="string">
            <text:p>22 TRINITY PL</text:p>
          </table:table-cell>
          <table:table-cell office:value-type="string">
            <text:p>207 PHILLY HOLDINGS LLC,</text:p>
          </table:table-cell>
          <table:table-cell office:value-type="string">
            <text:p><text:s/></text:p>
          </table:table-cell>
          <table:table-cell office:value-type="string">
            <text:p>18 CRATER AVE</text:p>
          </table:table-cell>
          <table:table-cell office:value-type="string">
            <text:p>WHARTON, NJ <text:s/>07885 </text:p>
          </table:table-cell>
          <table:table-cell office:value-type="string">
            <text:p>2019</text:p>
          </table:table-cell>
          <table:table-cell office:value-type="string">
            <text:p>7978</text:p>
          </table:table-cell>
          <table:table-cell office:value-type="string">
            <text:p>111800</text:p>
          </table:table-cell>
          <table:table-cell office:value-type="string">
            <text:p>2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4</text:p>
          </table:table-cell>
          <table:table-cell office:value-type="string">
            <text:p>20 TRINITY PL</text:p>
          </table:table-cell>
          <table:table-cell office:value-type="string">
            <text:p>207 PHILLY HOLDINGS LLC,</text:p>
          </table:table-cell>
          <table:table-cell office:value-type="string">
            <text:p><text:s/></text:p>
          </table:table-cell>
          <table:table-cell office:value-type="string">
            <text:p>18 CRATER AVE</text:p>
          </table:table-cell>
          <table:table-cell office:value-type="string">
            <text:p>WHARTON, NJ <text:s/>07885 </text:p>
          </table:table-cell>
          <table:table-cell office:value-type="string">
            <text:p>2019</text:p>
          </table:table-cell>
          <table:table-cell office:value-type="string">
            <text:p>7977</text:p>
          </table:table-cell>
          <table:table-cell office:value-type="string">
            <text:p>141000</text:p>
          </table:table-cell>
          <table:table-cell office:value-type="string">
            <text:p>2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5</text:p>
          </table:table-cell>
          <table:table-cell office:value-type="string">
            <text:p>18 TRINITY PL</text:p>
          </table:table-cell>
          <table:table-cell office:value-type="string">
            <text:p>207 PHILLY HOLDINGS LLC,</text:p>
          </table:table-cell>
          <table:table-cell office:value-type="string">
            <text:p><text:s/></text:p>
          </table:table-cell>
          <table:table-cell office:value-type="string">
            <text:p>18 CRATER AVE</text:p>
          </table:table-cell>
          <table:table-cell office:value-type="string">
            <text:p>WHARTON, NJ <text:s/>07885 </text:p>
          </table:table-cell>
          <table:table-cell office:value-type="string">
            <text:p>2019</text:p>
          </table:table-cell>
          <table:table-cell office:value-type="string">
            <text:p>7976</text:p>
          </table:table-cell>
          <table:table-cell office:value-type="string">
            <text:p>141000</text:p>
          </table:table-cell>
          <table:table-cell office:value-type="string">
            <text:p>2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6</text:p>
          </table:table-cell>
          <table:table-cell office:value-type="string">
            <text:p>16 TRINITY PL</text:p>
          </table:table-cell>
          <table:table-cell office:value-type="string">
            <text:p>207 PHILLY HOLDINGS LLC,</text:p>
          </table:table-cell>
          <table:table-cell office:value-type="string">
            <text:p><text:s/></text:p>
          </table:table-cell>
          <table:table-cell office:value-type="string">
            <text:p>18 CRATER AVE</text:p>
          </table:table-cell>
          <table:table-cell office:value-type="string">
            <text:p>WHARTON, NJ <text:s/>07885 </text:p>
          </table:table-cell>
          <table:table-cell office:value-type="string">
            <text:p>2019</text:p>
          </table:table-cell>
          <table:table-cell office:value-type="string">
            <text:p>7975</text:p>
          </table:table-cell>
          <table:table-cell office:value-type="string">
            <text:p>129000</text:p>
          </table:table-cell>
          <table:table-cell office:value-type="string">
            <text:p>25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7</text:p>
          </table:table-cell>
          <table:table-cell office:value-type="string">
            <text:p>14 TRINITY PL</text:p>
          </table:table-cell>
          <table:table-cell office:value-type="string">
            <text:p>SERAJ, INYATULLAH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574</text:p>
          </table:table-cell>
          <table:table-cell office:value-type="string">
            <text:p>937</text:p>
          </table:table-cell>
          <table:table-cell office:value-type="string">
            <text:p>13000</text:p>
          </table:table-cell>
          <table:table-cell office:value-type="string">
            <text:p>60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8</text:p>
          </table:table-cell>
          <table:table-cell office:value-type="string">
            <text:p>12 TRINITY PL</text:p>
          </table:table-cell>
          <table:table-cell office:value-type="string">
            <text:p>SERAJ, INYATULLAH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574</text:p>
          </table:table-cell>
          <table:table-cell office:value-type="string">
            <text:p>937</text:p>
          </table:table-cell>
          <table:table-cell office:value-type="string">
            <text:p>12600</text:p>
          </table:table-cell>
          <table:table-cell office:value-type="string">
            <text:p>62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5</text:p>
          </table:table-cell>
          <table:table-cell office:value-type="string">
            <text:p>135 N PEARL ST</text:p>
          </table:table-cell>
          <table:table-cell office:value-type="string">
            <text:p>THE AFRICAN AMERICAN CULTURAL,</text:p>
          </table:table-cell>
          <table:table-cell office:value-type="string">
            <text:p><text:s/></text:p>
          </table:table-cell>
          <table:table-cell office:value-type="string">
            <text:p>PINE WEST PLAZA BLDG #2</text:p>
          </table:table-cell>
          <table:table-cell office:value-type="string">
            <text:p>ALBANY, NY <text:s/>12205 </text:p>
          </table:table-cell>
          <table:table-cell office:value-type="string">
            <text:p>3027</text:p>
          </table:table-cell>
          <table:table-cell office:value-type="string">
            <text:p>1136</text:p>
          </table:table-cell>
          <table:table-cell office:value-type="string">
            <text:p>390000</text:p>
          </table:table-cell>
          <table:table-cell office:value-type="string">
            <text:p>51900</text:p>
          </table:table-cell>
          <table:table-cell office:value-type="string">
            <text:p>681</text:p>
          </table:table-cell>
          <table:table-cell office:value-type="string">
            <text:p>Cultural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51</text:p>
          </table:table-cell>
          <table:table-cell office:value-type="string">
            <text:p>6 TRINITY PL</text:p>
          </table:table-cell>
          <table:table-cell office:value-type="string">
            <text:p>MANCINO, PAUL</text:p>
          </table:table-cell>
          <table:table-cell office:value-type="string">
            <text:p><text:s/></text:p>
          </table:table-cell>
          <table:table-cell office:value-type="string">
            <text:p>121 MADISON AVE</text:p>
          </table:table-cell>
          <table:table-cell office:value-type="string">
            <text:p>ALBANY, NY <text:s/>12202 </text:p>
          </table:table-cell>
          <table:table-cell office:value-type="string">
            <text:p>2634</text:p>
          </table:table-cell>
          <table:table-cell office:value-type="string">
            <text:p>743</text:p>
          </table:table-cell>
          <table:table-cell table:number-columns-repeated="2" office:value-type="string">
            <text:p>62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7</text:p>
          </table:table-cell>
          <table:table-cell office:value-type="string">
            <text:p>141 S PEARL ST</text:p>
          </table:table-cell>
          <table:table-cell office:value-type="string">
            <text:p>SERAJ, INYATULLAH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574</text:p>
          </table:table-cell>
          <table:table-cell office:value-type="string">
            <text:p>937</text:p>
          </table:table-cell>
          <table:table-cell office:value-type="string">
            <text:p>81100</text:p>
          </table:table-cell>
          <table:table-cell office:value-type="string">
            <text:p>16000</text:p>
          </table:table-cell>
          <table:table-cell office:value-type="string">
            <text:p>453</text:p>
          </table:table-cell>
          <table:table-cell office:value-type="string">
            <text:p>Large Retail Outlet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8</text:p>
          </table:table-cell>
          <table:table-cell office:value-type="string">
            <text:p>143 S PEARL ST</text:p>
          </table:table-cell>
          <table:table-cell office:value-type="string">
            <text:p>SERAJ, INYATULLAH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574</text:p>
          </table:table-cell>
          <table:table-cell office:value-type="string">
            <text:p>937</text:p>
          </table:table-cell>
          <table:table-cell office:value-type="string">
            <text:p>156200</text:p>
          </table:table-cell>
          <table:table-cell office:value-type="string">
            <text:p>38900</text:p>
          </table:table-cell>
          <table:table-cell office:value-type="string">
            <text:p>453</text:p>
          </table:table-cell>
          <table:table-cell office:value-type="string">
            <text:p>Large Retail Outlet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9</text:p>
          </table:table-cell>
          <table:table-cell office:value-type="string">
            <text:p>147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766</text:p>
          </table:table-cell>
          <table:table-cell office:value-type="string">
            <text:p>612</text:p>
          </table:table-cell>
          <table:table-cell office:value-type="string">
            <text:p>200000</text:p>
          </table:table-cell>
          <table:table-cell office:value-type="string">
            <text:p>310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1</text:p>
          </table:table-cell>
          <table:table-cell office:value-type="string">
            <text:p>2A FRANKLI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office:value-type="string">
            <text:p>2561</text:p>
          </table:table-cell>
          <table:table-cell office:value-type="string">
            <text:p>854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11</text:p>
          </table:table-cell>
          <table:table-cell office:value-type="string">
            <text:p>96 MADISON AVE</text:p>
          </table:table-cell>
          <table:table-cell office:value-type="string">
            <text:p>BONEY, ANGELA M.</text:p>
          </table:table-cell>
          <table:table-cell office:value-type="string">
            <text:p><text:s/></text:p>
          </table:table-cell>
          <table:table-cell office:value-type="string">
            <text:p>46 TRINITY PL</text:p>
          </table:table-cell>
          <table:table-cell office:value-type="string">
            <text:p>ALBANY, NY <text:s/>12202 </text:p>
          </table:table-cell>
          <table:table-cell office:value-type="string">
            <text:p>2632</text:p>
          </table:table-cell>
          <table:table-cell office:value-type="string">
            <text:p>237</text:p>
          </table:table-cell>
          <table:table-cell office:value-type="string">
            <text:p>138000</text:p>
          </table:table-cell>
          <table:table-cell office:value-type="string">
            <text:p>2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23</text:p>
          </table:table-cell>
          <table:table-cell office:value-type="string">
            <text:p>2 FRANKLI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24</text:p>
          </table:table-cell>
          <table:table-cell office:value-type="string">
            <text:p>91 HERKIMER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068700</text:p>
          </table:table-cell>
          <table:table-cell office:value-type="string">
            <text:p>9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31</text:p>
          </table:table-cell>
          <table:table-cell office:value-type="string">
            <text:p>92 HERKIMER ST</text:p>
          </table:table-cell>
          <table:table-cell office:value-type="string">
            <text:p>ST JOHNS CHURCH OF GOD,</text:p>
          </table:table-cell>
          <table:table-cell office:value-type="string">
            <text:p>C/O MCKINLEY B.JOHNSON, SR.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141400</text:p>
          </table:table-cell>
          <table:table-cell office:value-type="string">
            <text:p>96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33</text:p>
          </table:table-cell>
          <table:table-cell office:value-type="string">
            <text:p>100 HERKIMER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552800</text:p>
          </table:table-cell>
          <table:table-cell office:value-type="string">
            <text:p>137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36</text:p>
          </table:table-cell>
          <table:table-cell office:value-type="string">
            <text:p>22 FRANKLI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 </text:p>
          </table:table-cell>
          <table:table-cell office:value-type="string">
            <text:p>2500</text:p>
          </table:table-cell>
          <table:table-cell office:value-type="string">
            <text:p>126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4</text:p>
          </table:table-cell>
          <table:table-cell office:value-type="string">
            <text:p>72 WESTERLO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5</text:p>
          </table:table-cell>
          <table:table-cell office:value-type="string">
            <text:p>74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91000</text:p>
          </table:table-cell>
          <table:table-cell office:value-type="string">
            <text:p>3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6</text:p>
          </table:table-cell>
          <table:table-cell office:value-type="string">
            <text:p>76 WESTERLO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20900</text:p>
          </table:table-cell>
          <table:table-cell office:value-type="string">
            <text:p>1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7</text:p>
          </table:table-cell>
          <table:table-cell office:value-type="string">
            <text:p>70 WESTERLO ST</text:p>
          </table:table-cell>
          <table:table-cell office:value-type="string">
            <text:p>HISTORIC PASTURES MANSION, 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330900</text:p>
          </table:table-cell>
          <table:table-cell office:value-type="string">
            <text:p>91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8</text:p>
          </table:table-cell>
          <table:table-cell office:value-type="string">
            <text:p>120 S PEARL ST</text:p>
          </table:table-cell>
          <table:table-cell office:value-type="string">
            <text:p>SLAUGHTER, MARKIEVE JAMEL</text:p>
          </table:table-cell>
          <table:table-cell office:value-type="string">
            <text:p><text:s/></text:p>
          </table:table-cell>
          <table:table-cell office:value-type="string">
            <text:p>120 S PEARL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13915</text:p>
          </table:table-cell>
          <table:table-cell office:value-type="string">
            <text:p>50000</text:p>
          </table:table-cell>
          <table:table-cell office:value-type="string">
            <text:p>9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9</text:p>
          </table:table-cell>
          <table:table-cell office:value-type="string">
            <text:p>122 S PEARL ST</text:p>
          </table:table-cell>
          <table:table-cell office:value-type="string">
            <text:p>BUTLER, ARTHUR</text:p>
          </table:table-cell>
          <table:table-cell office:value-type="string">
            <text:p><text:s/></text:p>
          </table:table-cell>
          <table:table-cell office:value-type="string">
            <text:p>1084 LAKEVIEW</text:p>
          </table:table-cell>
          <table:table-cell office:value-type="string">
            <text:p>SCHENECTADY, NY <text:s/>12303 </text:p>
          </table:table-cell>
          <table:table-cell office:value-type="string">
            <text:p>2751</text:p>
          </table:table-cell>
          <table:table-cell office:value-type="string">
            <text:p>376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0</text:p>
          </table:table-cell>
          <table:table-cell office:value-type="string">
            <text:p>124 S PEARL ST</text:p>
          </table:table-cell>
          <table:table-cell office:value-type="string">
            <text:p>CISSE, DIANE</text:p>
          </table:table-cell>
          <table:table-cell office:value-type="string">
            <text:p><text:s/></text:p>
          </table:table-cell>
          <table:table-cell office:value-type="string">
            <text:p>124 S PEARL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27053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1</text:p>
          </table:table-cell>
          <table:table-cell office:value-type="string">
            <text:p>126 S PEARL ST</text:p>
          </table:table-cell>
          <table:table-cell office:value-type="string">
            <text:p>DAVIS, SAMMY JR</text:p>
          </table:table-cell>
          <table:table-cell office:value-type="string">
            <text:p><text:s/></text:p>
          </table:table-cell>
          <table:table-cell office:value-type="string">
            <text:p>126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1157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2</text:p>
          </table:table-cell>
          <table:table-cell office:value-type="string">
            <text:p>128 S PEARL ST</text:p>
          </table:table-cell>
          <table:table-cell office:value-type="string">
            <text:p>FORD, EDWARD</text:p>
          </table:table-cell>
          <table:table-cell office:value-type="string">
            <text:p><text:s/></text:p>
          </table:table-cell>
          <table:table-cell office:value-type="string">
            <text:p>128 S PEARL ST</text:p>
          </table:table-cell>
          <table:table-cell office:value-type="string">
            <text:p>ALBANY, NY <text:s/>12202 </text:p>
          </table:table-cell>
          <table:table-cell office:value-type="string">
            <text:p>2637</text:p>
          </table:table-cell>
          <table:table-cell office:value-type="string">
            <text:p>344</text:p>
          </table:table-cell>
          <table:table-cell office:value-type="string">
            <text:p>50000</text:p>
          </table:table-cell>
          <table:table-cell office:value-type="string">
            <text:p>13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3</text:p>
          </table:table-cell>
          <table:table-cell office:value-type="string">
            <text:p>130 S PEARL ST</text:p>
          </table:table-cell>
          <table:table-cell office:value-type="string">
            <text:p>BUCEY, ELLSWORTH</text:p>
          </table:table-cell>
          <table:table-cell office:value-type="string">
            <text:p><text:s/></text:p>
          </table:table-cell>
          <table:table-cell office:value-type="string">
            <text:p>113 N BLANDFORD RD</text:p>
          </table:table-cell>
          <table:table-cell office:value-type="string">
            <text:p>BLANDFORD, MA <text:s/>01008 </text:p>
          </table:table-cell>
          <table:table-cell office:value-type="string">
            <text:p>2909</text:p>
          </table:table-cell>
          <table:table-cell office:value-type="string">
            <text:p>987</text:p>
          </table:table-cell>
          <table:table-cell office:value-type="string">
            <text:p>50000</text:p>
          </table:table-cell>
          <table:table-cell office:value-type="string">
            <text:p>15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4</text:p>
          </table:table-cell>
          <table:table-cell office:value-type="string">
            <text:p>132 S PEARL ST</text:p>
          </table:table-cell>
          <table:table-cell office:value-type="string">
            <text:p>ALLEN, JODY E.</text:p>
          </table:table-cell>
          <table:table-cell office:value-type="string">
            <text:p><text:s/></text:p>
          </table:table-cell>
          <table:table-cell office:value-type="string">
            <text:p>PO BOX 10313</text:p>
          </table:table-cell>
          <table:table-cell office:value-type="string">
            <text:p>ALBANY, NY <text:s/>12201 </text:p>
          </table:table-cell>
          <table:table-cell office:value-type="string">
            <text:p>2768</text:p>
          </table:table-cell>
          <table:table-cell office:value-type="string">
            <text:p>1072</text:p>
          </table:table-cell>
          <table:table-cell office:value-type="string">
            <text:p>50000</text:p>
          </table:table-cell>
          <table:table-cell office:value-type="string">
            <text:p>16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5</text:p>
          </table:table-cell>
          <table:table-cell office:value-type="string">
            <text:p>134 S PEARL ST</text:p>
          </table:table-cell>
          <table:table-cell office:value-type="string">
            <text:p>SMITH, SHONTELL M.</text:p>
          </table:table-cell>
          <table:table-cell office:value-type="string">
            <text:p><text:s/></text:p>
          </table:table-cell>
          <table:table-cell office:value-type="string">
            <text:p>134 S PEARL ST</text:p>
          </table:table-cell>
          <table:table-cell office:value-type="string">
            <text:p>ALBANY, NY <text:s/>12202 </text:p>
          </table:table-cell>
          <table:table-cell office:value-type="string">
            <text:p>3103</text:p>
          </table:table-cell>
          <table:table-cell office:value-type="string">
            <text:p>302</text:p>
          </table:table-cell>
          <table:table-cell office:value-type="string">
            <text:p>50000</text:p>
          </table:table-cell>
          <table:table-cell office:value-type="string">
            <text:p>13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6</text:p>
          </table:table-cell>
          <table:table-cell office:value-type="string">
            <text:p>136 S PEARL ST</text:p>
          </table:table-cell>
          <table:table-cell office:value-type="string">
            <text:p>SIMMONS, JANET</text:p>
          </table:table-cell>
          <table:table-cell office:value-type="string">
            <text:p><text:s/></text:p>
          </table:table-cell>
          <table:table-cell office:value-type="string">
            <text:p>136 S PEARL ST</text:p>
          </table:table-cell>
          <table:table-cell office:value-type="string">
            <text:p>ALBANY, NY <text:s/>12202 </text:p>
          </table:table-cell>
          <table:table-cell office:value-type="string">
            <text:p>2850</text:p>
          </table:table-cell>
          <table:table-cell office:value-type="string">
            <text:p>246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7</text:p>
          </table:table-cell>
          <table:table-cell office:value-type="string">
            <text:p>138 S PEARL ST</text:p>
          </table:table-cell>
          <table:table-cell office:value-type="string">
            <text:p>MOSS, ROBERT</text:p>
          </table:table-cell>
          <table:table-cell office:value-type="string">
            <text:p><text:s/></text:p>
          </table:table-cell>
          <table:table-cell office:value-type="string">
            <text:p>304 HUDSON AVE</text:p>
          </table:table-cell>
          <table:table-cell office:value-type="string">
            <text:p>ALBANY, NY <text:s/>12210 </text:p>
          </table:table-cell>
          <table:table-cell office:value-type="string">
            <text:p>2373</text:p>
          </table:table-cell>
          <table:table-cell office:value-type="string">
            <text:p>465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8</text:p>
          </table:table-cell>
          <table:table-cell office:value-type="string">
            <text:p>140 S PEARL ST</text:p>
          </table:table-cell>
          <table:table-cell office:value-type="string">
            <text:p>DUDLEY, KENNETH R.</text:p>
          </table:table-cell>
          <table:table-cell office:value-type="string">
            <text:p><text:s/></text:p>
          </table:table-cell>
          <table:table-cell office:value-type="string">
            <text:p>3 ELLIOT AVE</text:p>
          </table:table-cell>
          <table:table-cell office:value-type="string">
            <text:p>EAST GREENBUSH, NY <text:s/>12081 </text:p>
          </table:table-cell>
          <table:table-cell office:value-type="string">
            <text:p>2561</text:p>
          </table:table-cell>
          <table:table-cell office:value-type="string">
            <text:p>645</text:p>
          </table:table-cell>
          <table:table-cell office:value-type="string">
            <text:p>50000</text:p>
          </table:table-cell>
          <table:table-cell office:value-type="string">
            <text:p>14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9</text:p>
          </table:table-cell>
          <table:table-cell office:value-type="string">
            <text:p>142 S PEARL ST</text:p>
          </table:table-cell>
          <table:table-cell office:value-type="string">
            <text:p>SNYDER, GARY</text:p>
          </table:table-cell>
          <table:table-cell office:value-type="string">
            <text:p><text:s/></text:p>
          </table:table-cell>
          <table:table-cell office:value-type="string">
            <text:p>29 LYNN DR</text:p>
          </table:table-cell>
          <table:table-cell office:value-type="string">
            <text:p>ALBANY, NY <text:s/>12205 </text:p>
          </table:table-cell>
          <table:table-cell office:value-type="string">
            <text:p>3028</text:p>
          </table:table-cell>
          <table:table-cell office:value-type="string">
            <text:p>934</text:p>
          </table:table-cell>
          <table:table-cell office:value-type="string">
            <text:p>50000</text:p>
          </table:table-cell>
          <table:table-cell office:value-type="string">
            <text:p>14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</text:p>
          </table:table-cell>
          <table:table-cell office:value-type="string">
            <text:p>98 MADISON AVE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220700</text:p>
          </table:table-cell>
          <table:table-cell office:value-type="string">
            <text:p>32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0</text:p>
          </table:table-cell>
          <table:table-cell office:value-type="string">
            <text:p>144 S PEARL ST</text:p>
          </table:table-cell>
          <table:table-cell office:value-type="string">
            <text:p>LLOYD, RAMONA L.</text:p>
          </table:table-cell>
          <table:table-cell office:value-type="string">
            <text:p><text:s/></text:p>
          </table:table-cell>
          <table:table-cell office:value-type="string">
            <text:p>144 SOUTH PEARL ST D3</text:p>
          </table:table-cell>
          <table:table-cell office:value-type="string">
            <text:p>ALBANY, NY <text:s/>12207 </text:p>
          </table:table-cell>
          <table:table-cell office:value-type="string">
            <text:p>2566</text:p>
          </table:table-cell>
          <table:table-cell office:value-type="string">
            <text:p>1046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1</text:p>
          </table:table-cell>
          <table:table-cell office:value-type="string">
            <text:p>106 HERKIMER ST</text:p>
          </table:table-cell>
          <table:table-cell office:value-type="string">
            <text:p>WILMINGTON SAVING FUND SOCIETY,</text:p>
          </table:table-cell>
          <table:table-cell office:value-type="string">
            <text:p><text:s/></text:p>
          </table:table-cell>
          <table:table-cell office:value-type="string">
            <text:p>500 DELAWARE AVE FL 11TH</text:p>
          </table:table-cell>
          <table:table-cell office:value-type="string">
            <text:p>WILMINGTON, DE <text:s/>19801 </text:p>
          </table:table-cell>
          <table:table-cell office:value-type="string">
            <text:p>2019</text:p>
          </table:table-cell>
          <table:table-cell office:value-type="string">
            <text:p>28024</text:p>
          </table:table-cell>
          <table:table-cell office:value-type="string">
            <text:p>100000</text:p>
          </table:table-cell>
          <table:table-cell office:value-type="string">
            <text:p>20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2</text:p>
          </table:table-cell>
          <table:table-cell office:value-type="string">
            <text:p>146 S PEARL ST</text:p>
          </table:table-cell>
          <table:table-cell office:value-type="string">
            <text:p>JOHNSON, RUBY</text:p>
          </table:table-cell>
          <table:table-cell office:value-type="string">
            <text:p><text:s/></text:p>
          </table:table-cell>
          <table:table-cell office:value-type="string">
            <text:p>146 S PEARL ST</text:p>
          </table:table-cell>
          <table:table-cell office:value-type="string">
            <text:p>ALBANY, NY <text:s/>12202 </text:p>
          </table:table-cell>
          <table:table-cell office:value-type="string">
            <text:p>2694</text:p>
          </table:table-cell>
          <table:table-cell office:value-type="string">
            <text:p>976</text:p>
          </table:table-cell>
          <table:table-cell office:value-type="string">
            <text:p>50000</text:p>
          </table:table-cell>
          <table:table-cell office:value-type="string">
            <text:p>15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3</text:p>
          </table:table-cell>
          <table:table-cell office:value-type="string">
            <text:p>148 S PEARL ST</text:p>
          </table:table-cell>
          <table:table-cell office:value-type="string">
            <text:p>WALTERS, PATRICK</text:p>
          </table:table-cell>
          <table:table-cell office:value-type="string">
            <text:p><text:s/></text:p>
          </table:table-cell>
          <table:table-cell office:value-type="string">
            <text:p>79 CATHERINE ST</text:p>
          </table:table-cell>
          <table:table-cell office:value-type="string">
            <text:p>ALBANY, NY <text:s/>12202 </text:p>
          </table:table-cell>
          <table:table-cell office:value-type="string">
            <text:p>2855</text:p>
          </table:table-cell>
          <table:table-cell office:value-type="string">
            <text:p>467</text:p>
          </table:table-cell>
          <table:table-cell office:value-type="string">
            <text:p>50000</text:p>
          </table:table-cell>
          <table:table-cell office:value-type="string">
            <text:p>13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4</text:p>
          </table:table-cell>
          <table:table-cell office:value-type="string">
            <text:p>150 S PEARL ST</text:p>
          </table:table-cell>
          <table:table-cell office:value-type="string">
            <text:p>CAROTA, MICHAEL</text:p>
          </table:table-cell>
          <table:table-cell office:value-type="string">
            <text:p><text:s/></text:p>
          </table:table-cell>
          <table:table-cell office:value-type="string">
            <text:p>150 S PEARL ST</text:p>
          </table:table-cell>
          <table:table-cell office:value-type="string">
            <text:p>ALBANY, NY <text:s/>12202 </text:p>
          </table:table-cell>
          <table:table-cell office:value-type="string">
            <text:p>2833</text:p>
          </table:table-cell>
          <table:table-cell office:value-type="string">
            <text:p>227</text:p>
          </table:table-cell>
          <table:table-cell office:value-type="string">
            <text:p>50000</text:p>
          </table:table-cell>
          <table:table-cell office:value-type="string">
            <text:p>16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5</text:p>
          </table:table-cell>
          <table:table-cell office:value-type="string">
            <text:p>152 S PEARL ST</text:p>
          </table:table-cell>
          <table:table-cell office:value-type="string">
            <text:p>HAMMOND, GAIL LOUISE</text:p>
          </table:table-cell>
          <table:table-cell office:value-type="string">
            <text:p><text:s/></text:p>
          </table:table-cell>
          <table:table-cell office:value-type="string">
            <text:p>51 WERTMAN LN</text:p>
          </table:table-cell>
          <table:table-cell office:value-type="string">
            <text:p>ALBANY, NY <text:s/>12211 </text:p>
          </table:table-cell>
          <table:table-cell office:value-type="string">
            <text:p>2016</text:p>
          </table:table-cell>
          <table:table-cell office:value-type="string">
            <text:p>20137</text:p>
          </table:table-cell>
          <table:table-cell office:value-type="string">
            <text:p>50000</text:p>
          </table:table-cell>
          <table:table-cell office:value-type="string">
            <text:p>35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6</text:p>
          </table:table-cell>
          <table:table-cell office:value-type="string">
            <text:p>154 S PEARL ST</text:p>
          </table:table-cell>
          <table:table-cell office:value-type="string">
            <text:p>WALTERS, PATRICK</text:p>
          </table:table-cell>
          <table:table-cell office:value-type="string">
            <text:p><text:s/></text:p>
          </table:table-cell>
          <table:table-cell office:value-type="string">
            <text:p>79 CATHERINE ST</text:p>
          </table:table-cell>
          <table:table-cell office:value-type="string">
            <text:p>ALBANY, NY <text:s/>12202 </text:p>
          </table:table-cell>
          <table:table-cell office:value-type="string">
            <text:p>2855</text:p>
          </table:table-cell>
          <table:table-cell office:value-type="string">
            <text:p>397</text:p>
          </table:table-cell>
          <table:table-cell office:value-type="string">
            <text:p>50000</text:p>
          </table:table-cell>
          <table:table-cell office:value-type="string">
            <text:p>11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7</text:p>
          </table:table-cell>
          <table:table-cell office:value-type="string">
            <text:p>156 S PEARL ST</text:p>
          </table:table-cell>
          <table:table-cell office:value-type="string">
            <text:p>TERRY, LAUREN M.</text:p>
          </table:table-cell>
          <table:table-cell office:value-type="string">
            <text:p><text:s/></text:p>
          </table:table-cell>
          <table:table-cell office:value-type="string">
            <text:p>148 ROUTE 199 E</text:p>
          </table:table-cell>
          <table:table-cell office:value-type="string">
            <text:p>RED HOOK, NY <text:s/>12571 </text:p>
          </table:table-cell>
          <table:table-cell office:value-type="string">
            <text:p>3048</text:p>
          </table:table-cell>
          <table:table-cell office:value-type="string">
            <text:p>213</text:p>
          </table:table-cell>
          <table:table-cell office:value-type="string">
            <text:p>50000</text:p>
          </table:table-cell>
          <table:table-cell office:value-type="string">
            <text:p>14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8</text:p>
          </table:table-cell>
          <table:table-cell office:value-type="string">
            <text:p>158 S PEARL ST</text:p>
          </table:table-cell>
          <table:table-cell office:value-type="string">
            <text:p>TERRY, TIMOTHY</text:p>
          </table:table-cell>
          <table:table-cell office:value-type="string">
            <text:p><text:s/></text:p>
          </table:table-cell>
          <table:table-cell office:value-type="string">
            <text:p>148 ROUTE 199 E</text:p>
          </table:table-cell>
          <table:table-cell office:value-type="string">
            <text:p>RED HOOK, NY <text:s/>12571 </text:p>
          </table:table-cell>
          <table:table-cell office:value-type="string">
            <text:p>2975</text:p>
          </table:table-cell>
          <table:table-cell office:value-type="string">
            <text:p>236</text:p>
          </table:table-cell>
          <table:table-cell office:value-type="string">
            <text:p>50000</text:p>
          </table:table-cell>
          <table:table-cell office:value-type="string">
            <text:p>16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9</text:p>
          </table:table-cell>
          <table:table-cell office:value-type="string">
            <text:p>160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0</text:p>
          </table:table-cell>
          <table:table-cell office:value-type="string">
            <text:p>162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1</text:p>
          </table:table-cell>
          <table:table-cell office:value-type="string">
            <text:p>164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2</text:p>
          </table:table-cell>
          <table:table-cell office:value-type="string">
            <text:p>166 S PEARL ST</text:p>
          </table:table-cell>
          <table:table-cell office:value-type="string">
            <text:p>ACE HOLDING LLC <text:s text:c="2"/>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3</text:p>
          </table:table-cell>
          <table:table-cell office:value-type="string">
            <text:p>168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4</text:p>
          </table:table-cell>
          <table:table-cell office:value-type="string">
            <text:p>170 S PEARL ST</text:p>
          </table:table-cell>
          <table:table-cell office:value-type="string">
            <text:p>ACE HOLDING LLC <text:s text:c="14"/>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5</text:p>
          </table:table-cell>
          <table:table-cell office:value-type="string">
            <text:p>172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6</text:p>
          </table:table-cell>
          <table:table-cell office:value-type="string">
            <text:p>174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7</text:p>
          </table:table-cell>
          <table:table-cell office:value-type="string">
            <text:p>176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8</text:p>
          </table:table-cell>
          <table:table-cell office:value-type="string">
            <text:p>78 WESTERLO ST</text:p>
          </table:table-cell>
          <table:table-cell office:value-type="string">
            <text:p>ACE HOLDING,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952</text:p>
          </table:table-cell>
          <table:table-cell office:value-type="string">
            <text:p>334</text:p>
          </table:table-cell>
          <table:table-cell table:number-columns-repeated="2" office:value-type="string">
            <text:p>3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</text:p>
          </table:table-cell>
          <table:table-cell office:value-type="string">
            <text:p>94 MADISON AVE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92700</text:p>
          </table:table-cell>
          <table:table-cell office:value-type="string">
            <text:p>4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0</text:p>
          </table:table-cell>
          <table:table-cell office:value-type="string">
            <text:p>MADISON AVE</text:p>
          </table:table-cell>
          <table:table-cell office:value-type="string">
            <text:p>ALBANY URBAN RENEWAL,</text:p>
          </table:table-cell>
          <table:table-cell office:value-type="string">
            <text:p><text:s/></text:p>
          </table:table-cell>
          <table:table-cell office:value-type="string">
            <text:p>20 WARREN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1</text:p>
          </table:table-cell>
          <table:table-cell office:value-type="string">
            <text:p>REAR 74 MADISON AVE</text:p>
          </table:table-cell>
          <table:table-cell office:value-type="string">
            <text:p>ALBANY URBAN RENEWAL,</text:p>
          </table:table-cell>
          <table:table-cell office:value-type="string">
            <text:p><text:s/></text:p>
          </table:table-cell>
          <table:table-cell office:value-type="string">
            <text:p>20 WARREN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2</text:p>
          </table:table-cell>
          <table:table-cell office:value-type="string">
            <text:p>REAR 72 MADISON AVE</text:p>
          </table:table-cell>
          <table:table-cell office:value-type="string">
            <text:p>ALBANY URBAN RENEWAL,</text:p>
          </table:table-cell>
          <table:table-cell office:value-type="string">
            <text:p><text:s/></text:p>
          </table:table-cell>
          <table:table-cell office:value-type="string">
            <text:p>20 WARREN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3</text:p>
          </table:table-cell>
          <table:table-cell office:value-type="string">
            <text:p>101 GREEN ST</text:p>
          </table:table-cell>
          <table:table-cell office:value-type="string">
            <text:p>ROGERS, ROBERT D.</text:p>
          </table:table-cell>
          <table:table-cell office:value-type="string">
            <text:p><text:s/></text:p>
          </table:table-cell>
          <table:table-cell office:value-type="string">
            <text:p>101 GREEN ST</text:p>
          </table:table-cell>
          <table:table-cell office:value-type="string">
            <text:p>ALBANY, NY <text:s/>12202 </text:p>
          </table:table-cell>
          <table:table-cell office:value-type="string">
            <text:p>2222</text:p>
          </table:table-cell>
          <table:table-cell office:value-type="string">
            <text:p>1105</text:p>
          </table:table-cell>
          <table:table-cell office:value-type="string">
            <text:p>150000</text:p>
          </table:table-cell>
          <table:table-cell office:value-type="string">
            <text:p>22000</text:p>
          </table:table-cell>
          <table:table-cell office:value-type="string">
            <text:p>280</text:p>
          </table:table-cell>
          <table:table-cell office:value-type="string">
            <text:p>Residential (Multi-Purpose / Multi-Structure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5.1</text:p>
          </table:table-cell>
          <table:table-cell office:value-type="string">
            <text:p>REAR 52 58 BLEECKER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5.2</text:p>
          </table:table-cell>
          <table:table-cell office:value-type="string">
            <text:p>52 BLEECKER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6</text:p>
          </table:table-cell>
          <table:table-cell office:value-type="string">
            <text:p>50 BLEECKER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1</text:p>
          </table:table-cell>
          <table:table-cell office:value-type="string">
            <text:p>105 GREEN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41834</text:p>
          </table:table-cell>
          <table:table-cell office:value-type="string">
            <text:p>3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2</text:p>
          </table:table-cell>
          <table:table-cell office:value-type="string">
            <text:p>107 GREEN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41834</text:p>
          </table:table-cell>
          <table:table-cell office:value-type="string">
            <text:p>2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3</text:p>
          </table:table-cell>
          <table:table-cell office:value-type="string">
            <text:p>109 GREEN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41834</text:p>
          </table:table-cell>
          <table:table-cell office:value-type="string">
            <text:p>39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4</text:p>
          </table:table-cell>
          <table:table-cell office:value-type="string">
            <text:p>111 GREEN ST</text:p>
          </table:table-cell>
          <table:table-cell office:value-type="string">
            <text:p>GIG REALTY LLC,</text:p>
          </table:table-cell>
          <table:table-cell office:value-type="string">
            <text:p><text:s/></text:p>
          </table:table-cell>
          <table:table-cell office:value-type="string">
            <text:p>1252 CENTRAL AVE</text:p>
          </table:table-cell>
          <table:table-cell office:value-type="string">
            <text:p>ALBANY, NY <text:s/>12205 </text:p>
          </table:table-cell>
          <table:table-cell office:value-type="string">
            <text:p>2019</text:p>
          </table:table-cell>
          <table:table-cell office:value-type="string">
            <text:p>16593</text:p>
          </table:table-cell>
          <table:table-cell office:value-type="string">
            <text:p>92300</text:p>
          </table:table-cell>
          <table:table-cell office:value-type="string">
            <text:p>50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5</text:p>
          </table:table-cell>
          <table:table-cell office:value-type="string">
            <text:p>63 HERKIMER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INC </text:p>
          </table:table-cell>
          <table:table-cell office:value-type="string">
            <text:p>PO BOX 549</text:p>
          </table:table-cell>
          <table:table-cell office:value-type="string">
            <text:p>ROME, NY <text:s/>13440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63300</text:p>
          </table:table-cell>
          <table:table-cell office:value-type="string">
            <text:p>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6</text:p>
          </table:table-cell>
          <table:table-cell office:value-type="string">
            <text:p>65 HERKIMER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31200</text:p>
          </table:table-cell>
          <table:table-cell office:value-type="string">
            <text:p>53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</text:p>
          </table:table-cell>
          <table:table-cell office:value-type="string">
            <text:p>92 MADISON AVE</text:p>
          </table:table-cell>
          <table:table-cell office:value-type="string">
            <text:p>FOURNIER, AARON</text:p>
          </table:table-cell>
          <table:table-cell office:value-type="string">
            <text:p><text:s/></text:p>
          </table:table-cell>
          <table:table-cell office:value-type="string">
            <text:p>92 MADISON AVE</text:p>
          </table:table-cell>
          <table:table-cell office:value-type="string">
            <text:p>ALBANY, NY <text:s/>12202 </text:p>
          </table:table-cell>
          <table:table-cell office:value-type="string">
            <text:p>3148</text:p>
          </table:table-cell>
          <table:table-cell office:value-type="string">
            <text:p>1148</text:p>
          </table:table-cell>
          <table:table-cell office:value-type="string">
            <text:p>169000</text:p>
          </table:table-cell>
          <table:table-cell office:value-type="string">
            <text:p>33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0</text:p>
          </table:table-cell>
          <table:table-cell office:value-type="string">
            <text:p>103 GREEN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103 GREEN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0.-1</text:p>
          </table:table-cell>
          <table:table-cell office:value-type="string">
            <text:p>103 GREEN ST</text:p>
          </table:table-cell>
          <table:table-cell office:value-type="string">
            <text:p>ADIRONDACK NOTE BUYERS INC,</text:p>
          </table:table-cell>
          <table:table-cell office:value-type="string">
            <text:p><text:s/></text:p>
          </table:table-cell>
          <table:table-cell office:value-type="string">
            <text:p>763 WESTMORELAND DR</text:p>
          </table:table-cell>
          <table:table-cell office:value-type="string">
            <text:p>SCHENECTADY, NY <text:s/>12309 </text:p>
          </table:table-cell>
          <table:table-cell office:value-type="string">
            <text:p>2853</text:p>
          </table:table-cell>
          <table:table-cell office:value-type="string">
            <text:p>349</text:p>
          </table:table-cell>
          <table:table-cell office:value-type="string">
            <text:p>18700</text:p>
          </table:table-cell>
          <table:table-cell office:value-type="string">
            <text:p>100</text:p>
          </table:table-cell>
          <table:table-cell office:value-type="string">
            <text:p>464</text:p>
          </table:table-cell>
          <table:table-cell office:value-type="string">
            <text:p>(Commercial) Office Building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0.-2</text:p>
          </table:table-cell>
          <table:table-cell office:value-type="string">
            <text:p>103 GREEN ST</text:p>
          </table:table-cell>
          <table:table-cell office:value-type="string">
            <text:p>LEPORE, ELIZABETH</text:p>
          </table:table-cell>
          <table:table-cell office:value-type="string">
            <text:p><text:s/></text:p>
          </table:table-cell>
          <table:table-cell office:value-type="string">
            <text:p>103 GREEN ST #2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8207</text:p>
          </table:table-cell>
          <table:table-cell office:value-type="string">
            <text:p>36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0.-3</text:p>
          </table:table-cell>
          <table:table-cell office:value-type="string">
            <text:p>103 GREEN ST</text:p>
          </table:table-cell>
          <table:table-cell office:value-type="string">
            <text:p>TAVAREZ, GILDA</text:p>
          </table:table-cell>
          <table:table-cell office:value-type="string">
            <text:p><text:s/></text:p>
          </table:table-cell>
          <table:table-cell office:value-type="string">
            <text:p>103 GREEN ST</text:p>
          </table:table-cell>
          <table:table-cell office:value-type="string">
            <text:p>ALBANY, NY <text:s/>12202 </text:p>
          </table:table-cell>
          <table:table-cell office:value-type="string">
            <text:p>2849</text:p>
          </table:table-cell>
          <table:table-cell office:value-type="string">
            <text:p>902</text:p>
          </table:table-cell>
          <table:table-cell office:value-type="string">
            <text:p>49000</text:p>
          </table:table-cell>
          <table:table-cell office:value-type="string">
            <text:p>10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7</text:p>
          </table:table-cell>
          <table:table-cell office:value-type="string">
            <text:p>67 HERKIMER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office:value-type="string">
            <text:p>2274</text:p>
          </table:table-cell>
          <table:table-cell office:value-type="string">
            <text:p>415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8</text:p>
          </table:table-cell>
          <table:table-cell office:value-type="string">
            <text:p>69 HERKIMER ST</text:p>
          </table:table-cell>
          <table:table-cell office:value-type="string">
            <text:p>HISTORIC PASTURES MANSIONS,</text:p>
          </table:table-cell>
          <table:table-cell office:value-type="string">
            <text:p>LIBERTY AFFORABLE HOUSING INC </text:p>
          </table:table-cell>
          <table:table-cell office:value-type="string">
            <text:p>PO BOX 549</text:p>
          </table:table-cell>
          <table:table-cell office:value-type="string">
            <text:p>ROME, NY <text:s/>13440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20000</text:p>
          </table:table-cell>
          <table:table-cell office:value-type="string">
            <text:p>5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</text:p>
          </table:table-cell>
          <table:table-cell office:value-type="string">
            <text:p>90 MADISON AVE</text:p>
          </table:table-cell>
          <table:table-cell office:value-type="string">
            <text:p>VAN DYKE, GLADYS</text:p>
          </table:table-cell>
          <table:table-cell office:value-type="string">
            <text:p><text:s/></text:p>
          </table:table-cell>
          <table:table-cell office:value-type="string">
            <text:p>90 MADISON AVE</text:p>
          </table:table-cell>
          <table:table-cell office:value-type="string">
            <text:p>ALBANY, NY <text:s/>12202 </text:p>
          </table:table-cell>
          <table:table-cell office:value-type="string">
            <text:p>2220</text:p>
          </table:table-cell>
          <table:table-cell office:value-type="string">
            <text:p>747</text:p>
          </table:table-cell>
          <table:table-cell office:value-type="string">
            <text:p>173000</text:p>
          </table:table-cell>
          <table:table-cell office:value-type="string">
            <text:p>3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2</text:p>
          </table:table-cell>
          <table:table-cell office:value-type="string">
            <text:p>112 GREEN ST</text:p>
          </table:table-cell>
          <table:table-cell office:value-type="string">
            <text:p>VICTORY CHRISTIAN CHURCH,</text:p>
          </table:table-cell>
          <table:table-cell office:value-type="string">
            <text:p><text:s/></text:p>
          </table:table-cell>
          <table:table-cell office:value-type="string">
            <text:p>118 QUAIL ST</text:p>
          </table:table-cell>
          <table:table-cell office:value-type="string">
            <text:p>ALBANY, NY <text:s/>12206 </text:p>
          </table:table-cell>
          <table:table-cell office:value-type="string">
            <text:p>2789</text:p>
          </table:table-cell>
          <table:table-cell office:value-type="string">
            <text:p>517</text:p>
          </table:table-cell>
          <table:table-cell table:number-columns-repeated="2" office:value-type="string">
            <text:p>6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4</text:p>
          </table:table-cell>
          <table:table-cell office:value-type="string">
            <text:p>80 HERKIMER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table:number-columns-repeated="2" office:value-type="string">
            <text:p>87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5</text:p>
          </table:table-cell>
          <table:table-cell office:value-type="string">
            <text:p>76 HERKIMER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table:number-columns-repeated="2" office:value-type="string">
            <text:p>67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</text:p>
          </table:table-cell>
          <table:table-cell office:value-type="string">
            <text:p>62 HERKIMER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113 GREEN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133600</text:p>
          </table:table-cell>
          <table:table-cell office:value-type="string">
            <text:p>103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.-113</text:p>
          </table:table-cell>
          <table:table-cell office:value-type="string">
            <text:p>113 GREEN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85200</text:p>
          </table:table-cell>
          <table:table-cell office:value-type="string">
            <text:p>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.-115</text:p>
          </table:table-cell>
          <table:table-cell office:value-type="string">
            <text:p>115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13 GREEN ST</text:p>
          </table:table-cell>
          <table:table-cell office:value-type="string">
            <text:p>ALBANY, NY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33300</text:p>
          </table:table-cell>
          <table:table-cell office:value-type="string">
            <text:p>7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.-117</text:p>
          </table:table-cell>
          <table:table-cell office:value-type="string">
            <text:p>117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44900</text:p>
          </table:table-cell>
          <table:table-cell office:value-type="string">
            <text:p>7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.-119</text:p>
          </table:table-cell>
          <table:table-cell office:value-type="string">
            <text:p>119 GREEN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04400</text:p>
          </table:table-cell>
          <table:table-cell office:value-type="string">
            <text:p>5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.-121</text:p>
          </table:table-cell>
          <table:table-cell office:value-type="string">
            <text:p>121 GREEN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27000</text:p>
          </table:table-cell>
          <table:table-cell office:value-type="string">
            <text:p>67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4</text:p>
          </table:table-cell>
          <table:table-cell office:value-type="string">
            <text:p>88 MADISON AVE</text:p>
          </table:table-cell>
          <table:table-cell office:value-type="string">
            <text:p>CO, EARL V.</text:p>
          </table:table-cell>
          <table:table-cell office:value-type="string">
            <text:p><text:s/></text:p>
          </table:table-cell>
          <table:table-cell office:value-type="string">
            <text:p>88 MADISON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26059</text:p>
          </table:table-cell>
          <table:table-cell office:value-type="string">
            <text:p>148000</text:p>
          </table:table-cell>
          <table:table-cell office:value-type="string">
            <text:p>29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</text:p>
          </table:table-cell>
          <table:table-cell office:value-type="string">
            <text:p>86 MADISON AVE</text:p>
          </table:table-cell>
          <table:table-cell office:value-type="string">
            <text:p>BONEY ENTERPRISES LLC,</text:p>
          </table:table-cell>
          <table:table-cell office:value-type="string">
            <text:p><text:s/></text:p>
          </table:table-cell>
          <table:table-cell office:value-type="string">
            <text:p>PO BOX 12421</text:p>
          </table:table-cell>
          <table:table-cell office:value-type="string">
            <text:p>ALBANY, NY <text:s/>12212 </text:p>
          </table:table-cell>
          <table:table-cell office:value-type="string">
            <text:p>2019</text:p>
          </table:table-cell>
          <table:table-cell office:value-type="string">
            <text:p>11725</text:p>
          </table:table-cell>
          <table:table-cell office:value-type="string">
            <text:p>166000</text:p>
          </table:table-cell>
          <table:table-cell office:value-type="string">
            <text:p>33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5</text:p>
          </table:table-cell>
          <table:table-cell office:value-type="string">
            <text:p>67 S LANSING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office:value-type="string">
            <text:p>10000</text:p>
          </table:table-cell>
          <table:table-cell office:value-type="string">
            <text:p>63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6</text:p>
          </table:table-cell>
          <table:table-cell office:value-type="string">
            <text:p>21 FRANKLIN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table:number-columns-repeated="2" office:value-type="string">
            <text:p>40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7</text:p>
          </table:table-cell>
          <table:table-cell office:value-type="string">
            <text:p>19 FRANKLIN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table:number-columns-repeated="2" office:value-type="string">
            <text:p>40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8</text:p>
          </table:table-cell>
          <table:table-cell office:value-type="string">
            <text:p>17 FRANKLIN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table:number-columns-repeated="2" office:value-type="string">
            <text:p>39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9</text:p>
          </table:table-cell>
          <table:table-cell office:value-type="string">
            <text:p>1 FRANKLIN ST</text:p>
          </table:table-cell>
          <table:table-cell office:value-type="string">
            <text:p>ST JOHNS CHURCH OF GOD,</text:p>
          </table:table-cell>
          <table:table-cell office:value-type="string">
            <text:p>C/O MCKINLEY B.JOHNSON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446</text:p>
          </table:table-cell>
          <table:table-cell table:number-columns-repeated="2" office:value-type="string">
            <text:p>1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6</text:p>
          </table:table-cell>
          <table:table-cell office:value-type="string">
            <text:p>84 MADISON AVE</text:p>
          </table:table-cell>
          <table:table-cell office:value-type="string">
            <text:p>MCLAUGHLIN, HERBERT H.</text:p>
          </table:table-cell>
          <table:table-cell office:value-type="string">
            <text:p><text:s/></text:p>
          </table:table-cell>
          <table:table-cell office:value-type="string">
            <text:p>337 S MAIN AVE</text:p>
          </table:table-cell>
          <table:table-cell office:value-type="string">
            <text:p>ALBANY, NY <text:s/>12209 </text:p>
          </table:table-cell>
          <table:table-cell office:value-type="string">
            <text:p>2697</text:p>
          </table:table-cell>
          <table:table-cell office:value-type="string">
            <text:p>1073</text:p>
          </table:table-cell>
          <table:table-cell office:value-type="string">
            <text:p>170000</text:p>
          </table:table-cell>
          <table:table-cell office:value-type="string">
            <text:p>34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60</text:p>
          </table:table-cell>
          <table:table-cell office:value-type="string">
            <text:p>3 FRANKLIN ST</text:p>
          </table:table-cell>
          <table:table-cell office:value-type="string">
            <text:p>ST JOHNS CHURCH OF GOD,</text:p>
          </table:table-cell>
          <table:table-cell office:value-type="string">
            <text:p>C/O REV. MCKINLEY B.JOHNSON,SR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446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61</text:p>
          </table:table-cell>
          <table:table-cell office:value-type="string">
            <text:p>5 FRANKLIN ST</text:p>
          </table:table-cell>
          <table:table-cell office:value-type="string">
            <text:p>ST JOHNS CHURCH OF GOD,</text:p>
          </table:table-cell>
          <table:table-cell office:value-type="string">
            <text:p>C/O REV. MCKINLEY B.JOHNSON,SR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446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62</text:p>
          </table:table-cell>
          <table:table-cell office:value-type="string">
            <text:p>7 FRANKLIN ST</text:p>
          </table:table-cell>
          <table:table-cell office:value-type="string">
            <text:p>ST JOHNS CHURCH OF GOD,</text:p>
          </table:table-cell>
          <table:table-cell office:value-type="string">
            <text:p>C/O REV. MCKINLEY B.JOHNSON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446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7</text:p>
          </table:table-cell>
          <table:table-cell office:value-type="string">
            <text:p>82 MADISON AVE</text:p>
          </table:table-cell>
          <table:table-cell office:value-type="string">
            <text:p>BONEY, ANGELA M.</text:p>
          </table:table-cell>
          <table:table-cell office:value-type="string">
            <text:p><text:s/></text:p>
          </table:table-cell>
          <table:table-cell office:value-type="string">
            <text:p>PO BOX 12421</text:p>
          </table:table-cell>
          <table:table-cell office:value-type="string">
            <text:p>ALBANY, NY <text:s/>12212 </text:p>
          </table:table-cell>
          <table:table-cell office:value-type="string">
            <text:p>2016</text:p>
          </table:table-cell>
          <table:table-cell office:value-type="string">
            <text:p>13968</text:p>
          </table:table-cell>
          <table:table-cell office:value-type="string">
            <text:p>170000</text:p>
          </table:table-cell>
          <table:table-cell office:value-type="string">
            <text:p>34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71</text:p>
          </table:table-cell>
          <table:table-cell office:value-type="string">
            <text:p>71 HERKIMER ST</text:p>
          </table:table-cell>
          <table:table-cell office:value-type="string">
            <text:p>ST JOHNS CHURCH OF GOD,</text:p>
          </table:table-cell>
          <table:table-cell office:value-type="string">
            <text:p>C/O MCKINLEY B.JOHNSON, SR.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446</text:p>
          </table:table-cell>
          <table:table-cell table:number-columns-repeated="2" office:value-type="string">
            <text:p>8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8</text:p>
          </table:table-cell>
          <table:table-cell office:value-type="string">
            <text:p>80B MADISON AVE</text:p>
          </table:table-cell>
          <table:table-cell office:value-type="string">
            <text:p>ALBANY URBAN RENEWAL,</text:p>
          </table:table-cell>
          <table:table-cell office:value-type="string">
            <text:p><text:s/></text:p>
          </table:table-cell>
          <table:table-cell office:value-type="string">
            <text:p>20 WARREN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6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9.1</text:p>
          </table:table-cell>
          <table:table-cell office:value-type="string">
            <text:p>MADISON AVE</text:p>
          </table:table-cell>
          <table:table-cell office:value-type="string">
            <text:p>ALBANY URBAN RENEWAL,</text:p>
          </table:table-cell>
          <table:table-cell office:value-type="string">
            <text:p><text:s/></text:p>
          </table:table-cell>
          <table:table-cell office:value-type="string">
            <text:p>20 WARREN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3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9.2</text:p>
          </table:table-cell>
          <table:table-cell office:value-type="string">
            <text:p>53 BLEECKER ST</text:p>
          </table:table-cell>
          <table:table-cell office:value-type="string">
            <text:p>SPITZBERG, SAMUEL L.</text:p>
          </table:table-cell>
          <table:table-cell office:value-type="string">
            <text:p><text:s/></text:p>
          </table:table-cell>
          <table:table-cell office:value-type="string">
            <text:p>9 MAYFAIR DR</text:p>
          </table:table-cell>
          <table:table-cell office:value-type="string">
            <text:p>SLINGERLANDS, NY <text:s/>12159 </text:p>
          </table:table-cell>
          <table:table-cell table:number-columns-repeated="2"/>
          <table:table-cell office:value-type="string">
            <text:p>141000</text:p>
          </table:table-cell>
          <table:table-cell office:value-type="string">
            <text:p>28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</text:p>
          </table:table-cell>
          <table:table-cell office:value-type="string">
            <text:p>19 ASH GROVE PL</text:p>
          </table:table-cell>
          <table:table-cell office:value-type="string">
            <text:p>SAPIENZA, RYAN</text:p>
          </table:table-cell>
          <table:table-cell office:value-type="string">
            <text:p><text:s/></text:p>
          </table:table-cell>
          <table:table-cell office:value-type="string">
            <text:p>19 ASH GROVE PL</text:p>
          </table:table-cell>
          <table:table-cell office:value-type="string">
            <text:p>ALBANY, NY <text:s/>12202 </text:p>
          </table:table-cell>
          <table:table-cell office:value-type="string">
            <text:p>2938</text:p>
          </table:table-cell>
          <table:table-cell office:value-type="string">
            <text:p>850</text:p>
          </table:table-cell>
          <table:table-cell office:value-type="string">
            <text:p>156400</text:p>
          </table:table-cell>
          <table:table-cell office:value-type="string">
            <text:p>7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0</text:p>
          </table:table-cell>
          <table:table-cell office:value-type="string">
            <text:p>83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405400</text:p>
          </table:table-cell>
          <table:table-cell office:value-type="string">
            <text:p>27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1</text:p>
          </table:table-cell>
          <table:table-cell office:value-type="string">
            <text:p>199 S PEARL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, IN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table:number-columns-repeated="2" office:value-type="string">
            <text:p>8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3</text:p>
          </table:table-cell>
          <table:table-cell office:value-type="string">
            <text:p>203 S PEARL ST</text:p>
          </table:table-cell>
          <table:table-cell office:value-type="string">
            <text:p>E &amp; P <text:s/>PROPERTY MANAGEMENT LLC,</text:p>
          </table:table-cell>
          <table:table-cell office:value-type="string">
            <text:p><text:s/></text:p>
          </table:table-cell>
          <table:table-cell office:value-type="string">
            <text:p>PO BOX 770682</text:p>
          </table:table-cell>
          <table:table-cell office:value-type="string">
            <text:p>WOODSIDE, NY <text:s/>11377 </text:p>
          </table:table-cell>
          <table:table-cell office:value-type="string">
            <text:p>2862</text:p>
          </table:table-cell>
          <table:table-cell office:value-type="string">
            <text:p>15</text:p>
          </table:table-cell>
          <table:table-cell table:number-columns-repeated="2" office:value-type="string">
            <text:p>183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4</text:p>
          </table:table-cell>
          <table:table-cell office:value-type="string">
            <text:p>205 S PEARL ST</text:p>
          </table:table-cell>
          <table:table-cell office:value-type="string">
            <text:p>E &amp; P <text:s/>PROPERTY MANAGEMENT LLC,</text:p>
          </table:table-cell>
          <table:table-cell office:value-type="string">
            <text:p><text:s/></text:p>
          </table:table-cell>
          <table:table-cell office:value-type="string">
            <text:p>PO BOX 770682</text:p>
          </table:table-cell>
          <table:table-cell office:value-type="string">
            <text:p>WOODSIDE, NY <text:s/>11377 </text:p>
          </table:table-cell>
          <table:table-cell office:value-type="string">
            <text:p>2862</text:p>
          </table:table-cell>
          <table:table-cell office:value-type="string">
            <text:p>15</text:p>
          </table:table-cell>
          <table:table-cell office:value-type="string">
            <text:p>99300</text:p>
          </table:table-cell>
          <table:table-cell office:value-type="string">
            <text:p>166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5</text:p>
          </table:table-cell>
          <table:table-cell office:value-type="string">
            <text:p>207 S PEARL ST</text:p>
          </table:table-cell>
          <table:table-cell office:value-type="string">
            <text:p>69 TRINITY PLACE, LLC,</text:p>
          </table:table-cell>
          <table:table-cell office:value-type="string">
            <text:p>ASAF ELKAYAM 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10496</text:p>
          </table:table-cell>
          <table:table-cell table:number-columns-repeated="2" office:value-type="string">
            <text:p>141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6</text:p>
          </table:table-cell>
          <table:table-cell office:value-type="string">
            <text:p>211 S PEARL ST</text:p>
          </table:table-cell>
          <table:table-cell office:value-type="string">
            <text:p>69 TRINITY PLACE, LLC,</text:p>
          </table:table-cell>
          <table:table-cell office:value-type="string">
            <text:p>ASAF ELKAYAM 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10496</text:p>
          </table:table-cell>
          <table:table-cell table:number-columns-repeated="2" office:value-type="string">
            <text:p>143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7</text:p>
          </table:table-cell>
          <table:table-cell office:value-type="string">
            <text:p>213 S PEARL ST</text:p>
          </table:table-cell>
          <table:table-cell office:value-type="string">
            <text:p>FORTUNATE FUTURE LLC,</text:p>
          </table:table-cell>
          <table:table-cell office:value-type="string">
            <text:p><text:s/></text:p>
          </table:table-cell>
          <table:table-cell office:value-type="string">
            <text:p>3A CHESTNUT HILL RD N</text:p>
          </table:table-cell>
          <table:table-cell office:value-type="string">
            <text:p>LOUDONVILLE, NY <text:s/>12211 </text:p>
          </table:table-cell>
          <table:table-cell office:value-type="string">
            <text:p>2880</text:p>
          </table:table-cell>
          <table:table-cell office:value-type="string">
            <text:p>927</text:p>
          </table:table-cell>
          <table:table-cell office:value-type="string">
            <text:p>60000</text:p>
          </table:table-cell>
          <table:table-cell office:value-type="string">
            <text:p>28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8</text:p>
          </table:table-cell>
          <table:table-cell office:value-type="string">
            <text:p>215 S PEARL ST</text:p>
          </table:table-cell>
          <table:table-cell office:value-type="string">
            <text:p>OSMAN, ALAAELDIN M.</text:p>
          </table:table-cell>
          <table:table-cell office:value-type="string">
            <text:p><text:s/></text:p>
          </table:table-cell>
          <table:table-cell office:value-type="string">
            <text:p>215 S PEARL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1008</text:p>
          </table:table-cell>
          <table:table-cell office:value-type="string">
            <text:p>40000</text:p>
          </table:table-cell>
          <table:table-cell office:value-type="string">
            <text:p>28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9</text:p>
          </table:table-cell>
          <table:table-cell office:value-type="string">
            <text:p>217 S PEARL ST</text:p>
          </table:table-cell>
          <table:table-cell office:value-type="string">
            <text:p>SUAREZ, MIGUEL A.</text:p>
          </table:table-cell>
          <table:table-cell office:value-type="string">
            <text:p><text:s/></text:p>
          </table:table-cell>
          <table:table-cell office:value-type="string">
            <text:p>219 S PEARL ST</text:p>
          </table:table-cell>
          <table:table-cell office:value-type="string">
            <text:p>ALBANY, NY <text:s/>12202 </text:p>
          </table:table-cell>
          <table:table-cell office:value-type="string">
            <text:p>2647</text:p>
          </table:table-cell>
          <table:table-cell office:value-type="string">
            <text:p>798</text:p>
          </table:table-cell>
          <table:table-cell office:value-type="string">
            <text:p>75000</text:p>
          </table:table-cell>
          <table:table-cell office:value-type="string">
            <text:p>27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</text:p>
          </table:table-cell>
          <table:table-cell office:value-type="string">
            <text:p>17 ASH GROVE PL</text:p>
          </table:table-cell>
          <table:table-cell office:value-type="string">
            <text:p>WALLACE, MICHAEL E.</text:p>
          </table:table-cell>
          <table:table-cell office:value-type="string">
            <text:p><text:s/></text:p>
          </table:table-cell>
          <table:table-cell office:value-type="string">
            <text:p>17 ASH GROVE PL</text:p>
          </table:table-cell>
          <table:table-cell office:value-type="string">
            <text:p>ALBANY, NY <text:s/>12202 </text:p>
          </table:table-cell>
          <table:table-cell office:value-type="string">
            <text:p>2932</text:p>
          </table:table-cell>
          <table:table-cell office:value-type="string">
            <text:p>1097</text:p>
          </table:table-cell>
          <table:table-cell office:value-type="string">
            <text:p>165900</text:p>
          </table:table-cell>
          <table:table-cell office:value-type="string">
            <text:p>67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0</text:p>
          </table:table-cell>
          <table:table-cell office:value-type="string">
            <text:p>221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706</text:p>
          </table:table-cell>
          <table:table-cell office:value-type="string">
            <text:p>899</text:p>
          </table:table-cell>
          <table:table-cell table:number-columns-repeated="2" office:value-type="string">
            <text:p>143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1</text:p>
          </table:table-cell>
          <table:table-cell office:value-type="string">
            <text:p>223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706</text:p>
          </table:table-cell>
          <table:table-cell office:value-type="string">
            <text:p>901</text:p>
          </table:table-cell>
          <table:table-cell table:number-columns-repeated="2" office:value-type="string">
            <text:p>286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2</text:p>
          </table:table-cell>
          <table:table-cell office:value-type="string">
            <text:p>227 S PEARL ST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2 </text:p>
          </table:table-cell>
          <table:table-cell office:value-type="string">
            <text:p>2813</text:p>
          </table:table-cell>
          <table:table-cell office:value-type="string">
            <text:p>599</text:p>
          </table:table-cell>
          <table:table-cell office:value-type="string">
            <text:p>368500</text:p>
          </table:table-cell>
          <table:table-cell office:value-type="string">
            <text:p>28600</text:p>
          </table:table-cell>
          <table:table-cell office:value-type="string">
            <text:p>464</text:p>
          </table:table-cell>
          <table:table-cell office:value-type="string">
            <text:p>(Commercial) Office Building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3</text:p>
          </table:table-cell>
          <table:table-cell office:value-type="string">
            <text:p>229 S PEARL ST</text:p>
          </table:table-cell>
          <table:table-cell office:value-type="string">
            <text:p>CAPITAL CITY RESCUE MISSION 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813</text:p>
          </table:table-cell>
          <table:table-cell office:value-type="string">
            <text:p>599</text:p>
          </table:table-cell>
          <table:table-cell office:value-type="string">
            <text:p>60100</text:p>
          </table:table-cell>
          <table:table-cell office:value-type="string">
            <text:p>504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4</text:p>
          </table:table-cell>
          <table:table-cell office:value-type="string">
            <text:p>231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708</text:p>
          </table:table-cell>
          <table:table-cell office:value-type="string">
            <text:p>951</text:p>
          </table:table-cell>
          <table:table-cell office:value-type="string">
            <text:p>24100</text:p>
          </table:table-cell>
          <table:table-cell office:value-type="string">
            <text:p>169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5</text:p>
          </table:table-cell>
          <table:table-cell office:value-type="string">
            <text:p>233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708</text:p>
          </table:table-cell>
          <table:table-cell office:value-type="string">
            <text:p>951</text:p>
          </table:table-cell>
          <table:table-cell office:value-type="string">
            <text:p>38400</text:p>
          </table:table-cell>
          <table:table-cell office:value-type="string">
            <text:p>309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6</text:p>
          </table:table-cell>
          <table:table-cell office:value-type="string">
            <text:p>237 S PEARL ST</text:p>
          </table:table-cell>
          <table:table-cell office:value-type="string">
            <text:p>SWYER, DAVID H.</text:p>
          </table:table-cell>
          <table:table-cell office:value-type="string">
            <text:p><text:s/></text:p>
          </table:table-cell>
          <table:table-cell office:value-type="string">
            <text:p>237-239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66700</text:p>
          </table:table-cell>
          <table:table-cell office:value-type="string">
            <text:p>236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7</text:p>
          </table:table-cell>
          <table:table-cell office:value-type="string">
            <text:p>241 S PEARL ST</text:p>
          </table:table-cell>
          <table:table-cell office:value-type="string">
            <text:p>SWYER, DAVID H.</text:p>
          </table:table-cell>
          <table:table-cell office:value-type="string">
            <text:p><text:s/></text:p>
          </table:table-cell>
          <table:table-cell office:value-type="string">
            <text:p>237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154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8</text:p>
          </table:table-cell>
          <table:table-cell office:value-type="string">
            <text:p>245 S PEARL ST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18</text:p>
          </table:table-cell>
          <table:table-cell office:value-type="string">
            <text:p>132</text:p>
          </table:table-cell>
          <table:table-cell table:number-columns-repeated="2" office:value-type="string">
            <text:p>155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9</text:p>
          </table:table-cell>
          <table:table-cell office:value-type="string">
            <text:p>249 S PEARL ST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18</text:p>
          </table:table-cell>
          <table:table-cell office:value-type="string">
            <text:p>132</text:p>
          </table:table-cell>
          <table:table-cell table:number-columns-repeated="2" office:value-type="string">
            <text:p>92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</text:p>
          </table:table-cell>
          <table:table-cell office:value-type="string">
            <text:p>15 ASH GROVE PL</text:p>
          </table:table-cell>
          <table:table-cell office:value-type="string">
            <text:p>OSA PROPERTIES LLC,</text:p>
          </table:table-cell>
          <table:table-cell office:value-type="string">
            <text:p><text:s/></text:p>
          </table:table-cell>
          <table:table-cell office:value-type="string">
            <text:p>185 W JOHN ST 8094</text:p>
          </table:table-cell>
          <table:table-cell office:value-type="string">
            <text:p>HICKSVILLE, NY <text:s/>11802 </text:p>
          </table:table-cell>
          <table:table-cell office:value-type="string">
            <text:p>2019</text:p>
          </table:table-cell>
          <table:table-cell office:value-type="string">
            <text:p>1511</text:p>
          </table:table-cell>
          <table:table-cell office:value-type="string">
            <text:p>140000</text:p>
          </table:table-cell>
          <table:table-cell office:value-type="string">
            <text:p>6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0</text:p>
          </table:table-cell>
          <table:table-cell office:value-type="string">
            <text:p>257 S PEARL ST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18</text:p>
          </table:table-cell>
          <table:table-cell office:value-type="string">
            <text:p>132</text:p>
          </table:table-cell>
          <table:table-cell office:value-type="string">
            <text:p>3343600</text:p>
          </table:table-cell>
          <table:table-cell office:value-type="string">
            <text:p>241800</text:p>
          </table:table-cell>
          <table:table-cell office:value-type="string">
            <text:p>615</text:p>
          </table:table-cell>
          <table:table-cell office:value-type="string">
            <text:p>Other Educational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3</text:p>
          </table:table-cell>
          <table:table-cell office:value-type="string">
            <text:p>84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18</text:p>
          </table:table-cell>
          <table:table-cell office:value-type="string">
            <text:p>132</text:p>
          </table:table-cell>
          <table:table-cell office:value-type="string">
            <text:p>11200</text:p>
          </table:table-cell>
          <table:table-cell office:value-type="string">
            <text:p>67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Mansion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4</text:p>
          </table:table-cell>
          <table:table-cell office:value-type="string">
            <text:p>82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/text:p>
          </table:table-cell>
          <table:table-cell office:value-type="string">
            <text:p>3056</text:p>
          </table:table-cell>
          <table:table-cell office:value-type="string">
            <text:p>271</text:p>
          </table:table-cell>
          <table:table-cell table:number-columns-repeated="2" office:value-type="string">
            <text:p>8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6</text:p>
          </table:table-cell>
          <table:table-cell office:value-type="string">
            <text:p>80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99</text:p>
          </table:table-cell>
          <table:table-cell office:value-type="string">
            <text:p>396</text:p>
          </table:table-cell>
          <table:table-cell office:value-type="string">
            <text:p>128100</text:p>
          </table:table-cell>
          <table:table-cell office:value-type="string">
            <text:p>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7</text:p>
          </table:table-cell>
          <table:table-cell office:value-type="string">
            <text:p>78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99</text:p>
          </table:table-cell>
          <table:table-cell office:value-type="string">
            <text:p>392</text:p>
          </table:table-cell>
          <table:table-cell table:number-columns-repeated="2" office:value-type="string">
            <text:p>7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8</text:p>
          </table:table-cell>
          <table:table-cell office:value-type="string">
            <text:p>76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99</text:p>
          </table:table-cell>
          <table:table-cell office:value-type="string">
            <text:p>400</text:p>
          </table:table-cell>
          <table:table-cell office:value-type="string">
            <text:p>123000</text:p>
          </table:table-cell>
          <table:table-cell office:value-type="string">
            <text:p>6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9</text:p>
          </table:table-cell>
          <table:table-cell office:value-type="string">
            <text:p>74 TRINITY PL</text:p>
          </table:table-cell>
          <table:table-cell office:value-type="string">
            <text:p>CAPITAL CITY RESCUE MISSION 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99</text:p>
          </table:table-cell>
          <table:table-cell office:value-type="string">
            <text:p>405</text:p>
          </table:table-cell>
          <table:table-cell office:value-type="string">
            <text:p>124300</text:p>
          </table:table-cell>
          <table:table-cell office:value-type="string">
            <text:p>6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</text:p>
          </table:table-cell>
          <table:table-cell office:value-type="string">
            <text:p>13 ASH GROVE PL</text:p>
          </table:table-cell>
          <table:table-cell office:value-type="string">
            <text:p>TCB GRAND AND TRINITY HOUSING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710</text:p>
          </table:table-cell>
          <table:table-cell office:value-type="string">
            <text:p>339</text:p>
          </table:table-cell>
          <table:table-cell office:value-type="string">
            <text:p>279500</text:p>
          </table:table-cell>
          <table:table-cell office:value-type="string">
            <text:p>7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0</text:p>
          </table:table-cell>
          <table:table-cell office:value-type="string">
            <text:p>72 TRINITY PL</text:p>
          </table:table-cell>
          <table:table-cell office:value-type="string">
            <text:p>69 TRINITY PLACE, LLC,</text:p>
          </table:table-cell>
          <table:table-cell office:value-type="string">
            <text:p>ASAF ELKAYAM 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10496</text:p>
          </table:table-cell>
          <table:table-cell office:value-type="string">
            <text:p>34500</text:p>
          </table:table-cell>
          <table:table-cell office:value-type="string">
            <text:p>160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1</text:p>
          </table:table-cell>
          <table:table-cell office:value-type="string">
            <text:p>54 TRINITY PL</text:p>
          </table:table-cell>
          <table:table-cell office:value-type="string">
            <text:p>69 TRINITY PLACE LLC,</text:p>
          </table:table-cell>
          <table:table-cell office:value-type="string">
            <text:p><text:s/>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7</text:p>
          </table:table-cell>
          <table:table-cell office:value-type="string">
            <text:p>4266</text:p>
          </table:table-cell>
          <table:table-cell office:value-type="string">
            <text:p>45000</text:p>
          </table:table-cell>
          <table:table-cell office:value-type="string">
            <text:p>9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2</text:p>
          </table:table-cell>
          <table:table-cell office:value-type="string">
            <text:p>48 TRINITY PL</text:p>
          </table:table-cell>
          <table:table-cell office:value-type="string">
            <text:p>69 TRINITY PLACE, LLC,</text:p>
          </table:table-cell>
          <table:table-cell office:value-type="string">
            <text:p>ASAF ELKAYAM 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10496</text:p>
          </table:table-cell>
          <table:table-cell office:value-type="string">
            <text:p>8400</text:p>
          </table:table-cell>
          <table:table-cell office:value-type="string">
            <text:p>36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3</text:p>
          </table:table-cell>
          <table:table-cell office:value-type="string">
            <text:p>46 TRINITY PL</text:p>
          </table:table-cell>
          <table:table-cell office:value-type="string">
            <text:p>BONEY, ANGELA M.</text:p>
          </table:table-cell>
          <table:table-cell office:value-type="string">
            <text:p><text:s/></text:p>
          </table:table-cell>
          <table:table-cell office:value-type="string">
            <text:p>46 TRINITY PL</text:p>
          </table:table-cell>
          <table:table-cell office:value-type="string">
            <text:p>ALBANY, NY <text:s/>12202 </text:p>
          </table:table-cell>
          <table:table-cell office:value-type="string">
            <text:p>2624</text:p>
          </table:table-cell>
          <table:table-cell office:value-type="string">
            <text:p>1138</text:p>
          </table:table-cell>
          <table:table-cell office:value-type="string">
            <text:p>158100</text:p>
          </table:table-cell>
          <table:table-cell office:value-type="string">
            <text:p>73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4</text:p>
          </table:table-cell>
          <table:table-cell office:value-type="string">
            <text:p>44 TRINITY PL</text:p>
          </table:table-cell>
          <table:table-cell office:value-type="string">
            <text:p>GIFFORD, ARTHUR E.</text:p>
          </table:table-cell>
          <table:table-cell office:value-type="string">
            <text:p><text:s/></text:p>
          </table:table-cell>
          <table:table-cell office:value-type="string">
            <text:p>44 TRINITY PL</text:p>
          </table:table-cell>
          <table:table-cell office:value-type="string">
            <text:p>ALBANY, NY <text:s/>12202 </text:p>
          </table:table-cell>
          <table:table-cell office:value-type="string">
            <text:p>2836</text:p>
          </table:table-cell>
          <table:table-cell office:value-type="string">
            <text:p>523</text:p>
          </table:table-cell>
          <table:table-cell office:value-type="string">
            <text:p>153000</text:p>
          </table:table-cell>
          <table:table-cell office:value-type="string">
            <text:p>30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5</text:p>
          </table:table-cell>
          <table:table-cell office:value-type="string">
            <text:p>42 TRINITY PL</text:p>
          </table:table-cell>
          <table:table-cell office:value-type="string">
            <text:p>HALEY, SEAN F.</text:p>
          </table:table-cell>
          <table:table-cell office:value-type="string">
            <text:p><text:s/></text:p>
          </table:table-cell>
          <table:table-cell office:value-type="string">
            <text:p>42 TRINITY PL</text:p>
          </table:table-cell>
          <table:table-cell office:value-type="string">
            <text:p>ALBANY, NY <text:s/>12202 </text:p>
          </table:table-cell>
          <table:table-cell office:value-type="string">
            <text:p>2564</text:p>
          </table:table-cell>
          <table:table-cell office:value-type="string">
            <text:p>891</text:p>
          </table:table-cell>
          <table:table-cell office:value-type="string">
            <text:p>158000</text:p>
          </table:table-cell>
          <table:table-cell office:value-type="string">
            <text:p>31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6</text:p>
          </table:table-cell>
          <table:table-cell office:value-type="string">
            <text:p>69 TRINITY PL</text:p>
          </table:table-cell>
          <table:table-cell office:value-type="string">
            <text:p>69 TRINITY PLACE, LLC,</text:p>
          </table:table-cell>
          <table:table-cell office:value-type="string">
            <text:p>ASAF ELKAYAM 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10496</text:p>
          </table:table-cell>
          <table:table-cell office:value-type="string">
            <text:p>1000000</text:p>
          </table:table-cell>
          <table:table-cell office:value-type="string">
            <text:p>87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M</text:p>
          </table:table-cell>
          <table:table-cell office:value-type="string">
            <text:p>Residential, Multi-Family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7</text:p>
          </table:table-cell>
          <table:table-cell office:value-type="string">
            <text:p>75 TRINITY PL</text:p>
          </table:table-cell>
          <table:table-cell office:value-type="string">
            <text:p>NATIONAL GRID,</text:p>
          </table:table-cell>
          <table:table-cell office:value-type="string">
            <text:p>REAL ESTATE TAX DEPT </text:p>
          </table:table-cell>
          <table:table-cell office:value-type="string">
            <text:p>300 ERIE BLVD <text:s/>WEST</text:p>
          </table:table-cell>
          <table:table-cell office:value-type="string">
            <text:p>SYRACUSE, NY <text:s/>13202 </text:p>
          </table:table-cell>
          <table:table-cell table:number-columns-repeated="2"/>
          <table:table-cell office:value-type="string">
            <text:p>4043805</text:p>
          </table:table-cell>
          <table:table-cell office:value-type="string">
            <text:p>139800</text:p>
          </table:table-cell>
          <table:table-cell office:value-type="string">
            <text:p>872</text:p>
          </table:table-cell>
          <table:table-cell office:value-type="string">
            <text:p>Electric SubStation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Mansion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9</text:p>
          </table:table-cell>
          <table:table-cell office:value-type="string">
            <text:p>95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821</text:p>
          </table:table-cell>
          <table:table-cell office:value-type="string">
            <text:p>889</text:p>
          </table:table-cell>
          <table:table-cell office:value-type="string">
            <text:p>2109900</text:p>
          </table:table-cell>
          <table:table-cell office:value-type="string">
            <text:p>286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Mansion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0</text:p>
          </table:table-cell>
          <table:table-cell office:value-type="string">
            <text:p>127 ARCH ST</text:p>
          </table:table-cell>
          <table:table-cell office:value-type="string">
            <text:p>CAPITAL CITY GOSPEL MISSION,I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2 </text:p>
          </table:table-cell>
          <table:table-cell office:value-type="string">
            <text:p>3015</text:p>
          </table:table-cell>
          <table:table-cell office:value-type="string">
            <text:p>52</text:p>
          </table:table-cell>
          <table:table-cell office:value-type="string">
            <text:p>161280</text:p>
          </table:table-cell>
          <table:table-cell office:value-type="string">
            <text:p>33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Mansion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.1</text:p>
          </table:table-cell>
          <table:table-cell office:value-type="string">
            <text:p>95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274900</text:p>
          </table:table-cell>
          <table:table-cell office:value-type="string">
            <text:p>6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.2</text:p>
          </table:table-cell>
          <table:table-cell office:value-type="string">
            <text:p>40.5 TRINITY PL</text:p>
          </table:table-cell>
          <table:table-cell office:value-type="string">
            <text:p>LARSON, KATHERINE A.</text:p>
          </table:table-cell>
          <table:table-cell office:value-type="string">
            <text:p><text:s/></text:p>
          </table:table-cell>
          <table:table-cell office:value-type="string">
            <text:p>40.5 TRINITY PL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32000</text:p>
          </table:table-cell>
          <table:table-cell office:value-type="string">
            <text:p>6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3</text:p>
          </table:table-cell>
          <table:table-cell office:value-type="string">
            <text:p>140 GRAND ST</text:p>
          </table:table-cell>
          <table:table-cell office:value-type="string">
            <text:p>SWINTON, JAJA K.</text:p>
          </table:table-cell>
          <table:table-cell office:value-type="string">
            <text:p><text:s/></text:p>
          </table:table-cell>
          <table:table-cell office:value-type="string">
            <text:p>140 GRAND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445</text:p>
          </table:table-cell>
          <table:table-cell office:value-type="string">
            <text:p>157000</text:p>
          </table:table-cell>
          <table:table-cell office:value-type="string">
            <text:p>31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4</text:p>
          </table:table-cell>
          <table:table-cell office:value-type="string">
            <text:p>138 GRAND ST</text:p>
          </table:table-cell>
          <table:table-cell office:value-type="string">
            <text:p>KONTZAMANIS, JAMES JR</text:p>
          </table:table-cell>
          <table:table-cell office:value-type="string">
            <text:p><text:s/></text:p>
          </table:table-cell>
          <table:table-cell office:value-type="string">
            <text:p>1601 BEVERLY RD 6 <text:s/>L</text:p>
          </table:table-cell>
          <table:table-cell office:value-type="string">
            <text:p>BROOKLYN, NY <text:s/>11260 </text:p>
          </table:table-cell>
          <table:table-cell office:value-type="string">
            <text:p>2820</text:p>
          </table:table-cell>
          <table:table-cell office:value-type="string">
            <text:p>499</text:p>
          </table:table-cell>
          <table:table-cell office:value-type="string">
            <text:p>156000</text:p>
          </table:table-cell>
          <table:table-cell office:value-type="string">
            <text:p>31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5</text:p>
          </table:table-cell>
          <table:table-cell office:value-type="string">
            <text:p>136 GRAND ST</text:p>
          </table:table-cell>
          <table:table-cell office:value-type="string">
            <text:p>READ, GLENN E.</text:p>
          </table:table-cell>
          <table:table-cell office:value-type="string">
            <text:p><text:s/></text:p>
          </table:table-cell>
          <table:table-cell office:value-type="string">
            <text:p>136 GRAND ST</text:p>
          </table:table-cell>
          <table:table-cell office:value-type="string">
            <text:p>ALBANY, NY <text:s/>12202 </text:p>
          </table:table-cell>
          <table:table-cell office:value-type="string">
            <text:p>2684</text:p>
          </table:table-cell>
          <table:table-cell office:value-type="string">
            <text:p>55</text:p>
          </table:table-cell>
          <table:table-cell office:value-type="string">
            <text:p>152000</text:p>
          </table:table-cell>
          <table:table-cell office:value-type="string">
            <text:p>30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6</text:p>
          </table:table-cell>
          <table:table-cell office:value-type="string">
            <text:p>132 GRAND ST</text:p>
          </table:table-cell>
          <table:table-cell office:value-type="string">
            <text:p>KOLATAC, KATHLEEN</text:p>
          </table:table-cell>
          <table:table-cell office:value-type="string">
            <text:p>ROBERT KOLATAC </text:p>
          </table:table-cell>
          <table:table-cell office:value-type="string">
            <text:p>140 OCEAN HOLLOW LN</text:p>
          </table:table-cell>
          <table:table-cell office:value-type="string">
            <text:p>ST. AUGUSTINE, FL <text:s/>32084 </text:p>
          </table:table-cell>
          <table:table-cell office:value-type="string">
            <text:p>2824</text:p>
          </table:table-cell>
          <table:table-cell office:value-type="string">
            <text:p>743</text:p>
          </table:table-cell>
          <table:table-cell office:value-type="string">
            <text:p>114000</text:p>
          </table:table-cell>
          <table:table-cell office:value-type="string">
            <text:p>22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7</text:p>
          </table:table-cell>
          <table:table-cell office:value-type="string">
            <text:p>130 GRAND ST</text:p>
          </table:table-cell>
          <table:table-cell office:value-type="string">
            <text:p>RELYEA, NATALIE A.</text:p>
          </table:table-cell>
          <table:table-cell office:value-type="string">
            <text:p><text:s/></text:p>
          </table:table-cell>
          <table:table-cell office:value-type="string">
            <text:p>PO BOX 2597</text:p>
          </table:table-cell>
          <table:table-cell office:value-type="string">
            <text:p>GLENVILLE , NY <text:s/>12325 </text:p>
          </table:table-cell>
          <table:table-cell office:value-type="string">
            <text:p>3116</text:p>
          </table:table-cell>
          <table:table-cell office:value-type="string">
            <text:p>313</text:p>
          </table:table-cell>
          <table:table-cell office:value-type="string">
            <text:p>155000</text:p>
          </table:table-cell>
          <table:table-cell office:value-type="string">
            <text:p>31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8</text:p>
          </table:table-cell>
          <table:table-cell office:value-type="string">
            <text:p>128 GRAND ST</text:p>
          </table:table-cell>
          <table:table-cell office:value-type="string">
            <text:p>PAUL SMART AND FAWN POTASH,</text:p>
          </table:table-cell>
          <table:table-cell office:value-type="string">
            <text:p><text:s/></text:p>
          </table:table-cell>
          <table:table-cell office:value-type="string">
            <text:p>128 GRAND ST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2976</text:p>
          </table:table-cell>
          <table:table-cell office:value-type="string">
            <text:p>185000</text:p>
          </table:table-cell>
          <table:table-cell office:value-type="string">
            <text:p>3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9</text:p>
          </table:table-cell>
          <table:table-cell office:value-type="string">
            <text:p>126 GRAND ST</text:p>
          </table:table-cell>
          <table:table-cell office:value-type="string">
            <text:p>BENOIT, DANIEL</text:p>
          </table:table-cell>
          <table:table-cell office:value-type="string">
            <text:p><text:s/></text:p>
          </table:table-cell>
          <table:table-cell office:value-type="string">
            <text:p>126 ORCHARD DR</text:p>
          </table:table-cell>
          <table:table-cell office:value-type="string">
            <text:p>LEEDS, NY <text:s/>12451 </text:p>
          </table:table-cell>
          <table:table-cell office:value-type="string">
            <text:p>2016</text:p>
          </table:table-cell>
          <table:table-cell office:value-type="string">
            <text:p>30551</text:p>
          </table:table-cell>
          <table:table-cell office:value-type="string">
            <text:p>80000</text:p>
          </table:table-cell>
          <table:table-cell office:value-type="string">
            <text:p>25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6</text:p>
          </table:table-cell>
          <table:table-cell office:value-type="string">
            <text:p>93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136500</text:p>
          </table:table-cell>
          <table:table-cell office:value-type="string">
            <text:p>6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60</text:p>
          </table:table-cell>
          <table:table-cell office:value-type="string">
            <text:p>GRAND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17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7</text:p>
          </table:table-cell>
          <table:table-cell office:value-type="string">
            <text:p>91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127600</text:p>
          </table:table-cell>
          <table:table-cell office:value-type="string">
            <text:p>6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8</text:p>
          </table:table-cell>
          <table:table-cell office:value-type="string">
            <text:p>89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115000</text:p>
          </table:table-cell>
          <table:table-cell office:value-type="string">
            <text:p>61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9</text:p>
          </table:table-cell>
          <table:table-cell office:value-type="string">
            <text:p>85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362100</text:p>
          </table:table-cell>
          <table:table-cell office:value-type="string">
            <text:p>14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.1</text:p>
          </table:table-cell>
          <table:table-cell office:value-type="string">
            <text:p>71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399600</text:p>
          </table:table-cell>
          <table:table-cell office:value-type="string">
            <text:p>15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.2</text:p>
          </table:table-cell>
          <table:table-cell office:value-type="string">
            <text:p>65 WESTERLO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office:value-type="string">
            <text:p>2494</text:p>
          </table:table-cell>
          <table:table-cell office:value-type="string">
            <text:p>937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.3</text:p>
          </table:table-cell>
          <table:table-cell office:value-type="string">
            <text:p>69 WESTERLO ST</text:p>
          </table:table-cell>
          <table:table-cell office:value-type="string">
            <text:p>JOHNSON, CHRISTOPHER</text:p>
          </table:table-cell>
          <table:table-cell office:value-type="string">
            <text:p><text:s/></text:p>
          </table:table-cell>
          <table:table-cell office:value-type="string">
            <text:p>69 WESTERLO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81000</text:p>
          </table:table-cell>
          <table:table-cell office:value-type="string">
            <text:p>16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5</text:p>
          </table:table-cell>
          <table:table-cell office:value-type="string">
            <text:p>75 S FERRY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13 GREEN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511600</text:p>
          </table:table-cell>
          <table:table-cell office:value-type="string">
            <text:p>26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6</text:p>
          </table:table-cell>
          <table:table-cell office:value-type="string">
            <text:p>180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7</text:p>
          </table:table-cell>
          <table:table-cell office:value-type="string">
            <text:p>182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8</text:p>
          </table:table-cell>
          <table:table-cell office:value-type="string">
            <text:p>184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9</text:p>
          </table:table-cell>
          <table:table-cell office:value-type="string">
            <text:p>186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0</text:p>
          </table:table-cell>
          <table:table-cell office:value-type="string">
            <text:p>188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1</text:p>
          </table:table-cell>
          <table:table-cell office:value-type="string">
            <text:p>190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2</text:p>
          </table:table-cell>
          <table:table-cell office:value-type="string">
            <text:p>192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3</text:p>
          </table:table-cell>
          <table:table-cell office:value-type="string">
            <text:p>194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4</text:p>
          </table:table-cell>
          <table:table-cell office:value-type="string">
            <text:p>196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5</text:p>
          </table:table-cell>
          <table:table-cell office:value-type="string">
            <text:p>198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6</text:p>
          </table:table-cell>
          <table:table-cell office:value-type="string">
            <text:p>200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office:value-type="string">
            <text:p>5767000</text:p>
          </table:table-cell>
          <table:table-cell office:value-type="string">
            <text:p>2900</text:p>
          </table:table-cell>
          <table:table-cell office:value-type="string">
            <text:p>464</text:p>
          </table:table-cell>
          <table:table-cell office:value-type="string">
            <text:p>(Commercial) Office Building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7</text:p>
          </table:table-cell>
          <table:table-cell office:value-type="string">
            <text:p>202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8</text:p>
          </table:table-cell>
          <table:table-cell office:value-type="string">
            <text:p>204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9</text:p>
          </table:table-cell>
          <table:table-cell office:value-type="string">
            <text:p>206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30</text:p>
          </table:table-cell>
          <table:table-cell office:value-type="string">
            <text:p>208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31</text:p>
          </table:table-cell>
          <table:table-cell office:value-type="string">
            <text:p>210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690</text:p>
          </table:table-cell>
          <table:table-cell office:value-type="string">
            <text:p>1021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32</text:p>
          </table:table-cell>
          <table:table-cell office:value-type="string">
            <text:p>83 S FERRY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690</text:p>
          </table:table-cell>
          <table:table-cell office:value-type="string">
            <text:p>1021</text:p>
          </table:table-cell>
          <table:table-cell table:number-columns-repeated="2" office:value-type="string">
            <text:p>2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8</text:p>
          </table:table-cell>
          <table:table-cell office:value-type="string">
            <text:p>38 FRANKLI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 </text:p>
          </table:table-cell>
          <table:table-cell office:value-type="string">
            <text:p>2500</text:p>
          </table:table-cell>
          <table:table-cell office:value-type="string">
            <text:p>126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1.1</text:p>
          </table:table-cell>
          <table:table-cell office:value-type="string">
            <text:p>263 S PEARL ST</text:p>
          </table:table-cell>
          <table:table-cell office:value-type="string">
            <text:p>MOHAMMED, JABAR</text:p>
          </table:table-cell>
          <table:table-cell office:value-type="string">
            <text:p><text:s/></text:p>
          </table:table-cell>
          <table:table-cell office:value-type="string">
            <text:p>409 PENNSYLVANIA AVE</text:p>
          </table:table-cell>
          <table:table-cell office:value-type="string">
            <text:p>SCHENECTADY, NY <text:s/>12303 </text:p>
          </table:table-cell>
          <table:table-cell table:number-columns-repeated="2"/>
          <table:table-cell office:value-type="string">
            <text:p>120000</text:p>
          </table:table-cell>
          <table:table-cell office:value-type="string">
            <text:p>4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FS</text:p>
          </table:table-cell>
          <table:table-cell/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2</text:p>
          </table:table-cell>
          <table:table-cell office:value-type="string">
            <text:p>265 S PEARL ST</text:p>
          </table:table-cell>
          <table:table-cell office:value-type="string">
            <text:p>CHRISTODOULOU, CHRIS</text:p>
          </table:table-cell>
          <table:table-cell office:value-type="string">
            <text:p><text:s/></text:p>
          </table:table-cell>
          <table:table-cell office:value-type="string">
            <text:p>265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70000</text:p>
          </table:table-cell>
          <table:table-cell office:value-type="string">
            <text:p>158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3</text:p>
          </table:table-cell>
          <table:table-cell office:value-type="string">
            <text:p>267 S PEARL ST</text:p>
          </table:table-cell>
          <table:table-cell office:value-type="string">
            <text:p>KHAN, SHEREEN C.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6 </text:p>
          </table:table-cell>
          <table:table-cell office:value-type="string">
            <text:p>2922</text:p>
          </table:table-cell>
          <table:table-cell office:value-type="string">
            <text:p>784</text:p>
          </table:table-cell>
          <table:table-cell office:value-type="string">
            <text:p>65000</text:p>
          </table:table-cell>
          <table:table-cell office:value-type="string">
            <text:p>163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4</text:p>
          </table:table-cell>
          <table:table-cell office:value-type="string">
            <text:p>269 S PEARL ST</text:p>
          </table:table-cell>
          <table:table-cell office:value-type="string">
            <text:p>STAR CLEANERS OF ALBANY,</text:p>
          </table:table-cell>
          <table:table-cell office:value-type="string">
            <text:p>C/CO MALA KHAN </text:p>
          </table:table-cell>
          <table:table-cell office:value-type="string">
            <text:p>184 CENTRAL AVE FL 2</text:p>
          </table:table-cell>
          <table:table-cell office:value-type="string">
            <text:p>ALBANY, NY <text:s/>12206 </text:p>
          </table:table-cell>
          <table:table-cell office:value-type="string">
            <text:p>2708</text:p>
          </table:table-cell>
          <table:table-cell office:value-type="string">
            <text:p>1041</text:p>
          </table:table-cell>
          <table:table-cell table:number-columns-repeated="2" office:value-type="string">
            <text:p>266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5</text:p>
          </table:table-cell>
          <table:table-cell office:value-type="string">
            <text:p>273 S PEARL ST</text:p>
          </table:table-cell>
          <table:table-cell office:value-type="string">
            <text:p>STAR CLEANERS OF ALBANY,</text:p>
          </table:table-cell>
          <table:table-cell office:value-type="string">
            <text:p>C/O MALA KHAN </text:p>
          </table:table-cell>
          <table:table-cell office:value-type="string">
            <text:p>184 CENTRAL AVE FL 2</text:p>
          </table:table-cell>
          <table:table-cell office:value-type="string">
            <text:p>ALBANY, NY <text:s/>12206 </text:p>
          </table:table-cell>
          <table:table-cell office:value-type="string">
            <text:p>2708</text:p>
          </table:table-cell>
          <table:table-cell office:value-type="string">
            <text:p>1041</text:p>
          </table:table-cell>
          <table:table-cell table:number-columns-repeated="2" office:value-type="string">
            <text:p>156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6</text:p>
          </table:table-cell>
          <table:table-cell office:value-type="string">
            <text:p>14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2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7</text:p>
          </table:table-cell>
          <table:table-cell office:value-type="string">
            <text:p>12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2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8</text:p>
          </table:table-cell>
          <table:table-cell office:value-type="string">
            <text:p>10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2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9</text:p>
          </table:table-cell>
          <table:table-cell office:value-type="string">
            <text:p>8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2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0</text:p>
          </table:table-cell>
          <table:table-cell office:value-type="string">
            <text:p>6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2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1</text:p>
          </table:table-cell>
          <table:table-cell office:value-type="string">
            <text:p>4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2</text:p>
          </table:table-cell>
          <table:table-cell office:value-type="string">
            <text:p>1 MORTON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office:value-type="string">
            <text:p>6496000</text:p>
          </table:table-cell>
          <table:table-cell office:value-type="string">
            <text:p>52300</text:p>
          </table:table-cell>
          <table:table-cell office:value-type="string">
            <text:p>662</text:p>
          </table:table-cell>
          <table:table-cell office:value-type="string">
            <text:p>Police and Fire Protection, Electrical Signal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3</text:p>
          </table:table-cell>
          <table:table-cell office:value-type="string">
            <text:p>3 CLINTON ST</text:p>
          </table:table-cell>
          <table:table-cell office:value-type="string">
            <text:p>TWUM-BARIMA, PATIENCE</text:p>
          </table:table-cell>
          <table:table-cell office:value-type="string">
            <text:p><text:s/></text:p>
          </table:table-cell>
          <table:table-cell office:value-type="string">
            <text:p>29 FORD AVE</text:p>
          </table:table-cell>
          <table:table-cell office:value-type="string">
            <text:p>LATHAM, NY <text:s/>12110 </text:p>
          </table:table-cell>
          <table:table-cell office:value-type="string">
            <text:p>2778</text:p>
          </table:table-cell>
          <table:table-cell office:value-type="string">
            <text:p>639</text:p>
          </table:table-cell>
          <table:table-cell table:number-columns-repeated="2" office:value-type="string">
            <text:p>4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4</text:p>
          </table:table-cell>
          <table:table-cell office:value-type="string">
            <text:p>5 CLINTON ST</text:p>
          </table:table-cell>
          <table:table-cell office:value-type="string">
            <text:p>REHABILITATION SUPPORT SERVICE,</text:p>
          </table:table-cell>
          <table:table-cell office:value-type="string">
            <text:p><text:s/></text:p>
          </table:table-cell>
          <table:table-cell office:value-type="string">
            <text:p>5172 WESTERN TPKE</text:p>
          </table:table-cell>
          <table:table-cell office:value-type="string">
            <text:p>ALTAMONT, NY <text:s/>12009 </text:p>
          </table:table-cell>
          <table:table-cell office:value-type="string">
            <text:p>2500</text:p>
          </table:table-cell>
          <table:table-cell office:value-type="string">
            <text:p>832</text:p>
          </table:table-cell>
          <table:table-cell office:value-type="string">
            <text:p>115500</text:p>
          </table:table-cell>
          <table:table-cell office:value-type="string">
            <text:p>65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5</text:p>
          </table:table-cell>
          <table:table-cell office:value-type="string">
            <text:p>3 MORTON AVE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265800</text:p>
          </table:table-cell>
          <table:table-cell office:value-type="string">
            <text:p>167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6</text:p>
          </table:table-cell>
          <table:table-cell office:value-type="string">
            <text:p>7 MORTON AVE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office:value-type="string">
            <text:p>2669</text:p>
          </table:table-cell>
          <table:table-cell office:value-type="string">
            <text:p>77</text:p>
          </table:table-cell>
          <table:table-cell office:value-type="string">
            <text:p>233200</text:p>
          </table:table-cell>
          <table:table-cell office:value-type="string">
            <text:p>50200</text:p>
          </table:table-cell>
          <table:table-cell office:value-type="string">
            <text:p>615</text:p>
          </table:table-cell>
          <table:table-cell office:value-type="string">
            <text:p>Other Educational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5</text:p>
          </table:table-cell>
          <table:table-cell office:value-type="string">
            <text:p>124 ARCH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126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6</text:p>
          </table:table-cell>
          <table:table-cell office:value-type="string">
            <text:p>122 ARCH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12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7</text:p>
          </table:table-cell>
          <table:table-cell office:value-type="string">
            <text:p>120 ARCH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673</text:p>
          </table:table-cell>
          <table:table-cell office:value-type="string">
            <text:p>649</text:p>
          </table:table-cell>
          <table:table-cell table:number-columns-repeated="2" office:value-type="string">
            <text:p>81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9</text:p>
          </table:table-cell>
          <table:table-cell office:value-type="string">
            <text:p>118 ARCH ST</text:p>
          </table:table-cell>
          <table:table-cell office:value-type="string">
            <text:p>CAPITAL CITY GOSPEL MISSION,</text:p>
          </table:table-cell>
          <table:table-cell office:value-type="string">
            <text:p><text:s/></text:p>
          </table:table-cell>
          <table:table-cell office:value-type="string">
            <text:p>259 SO PEARL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752</text:p>
          </table:table-cell>
          <table:table-cell office:value-type="string">
            <text:p>122600</text:p>
          </table:table-cell>
          <table:table-cell office:value-type="string">
            <text:p>119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</text:p>
          </table:table-cell>
          <table:table-cell office:value-type="string">
            <text:p>46 MORTON AVE</text:p>
          </table:table-cell>
          <table:table-cell office:value-type="string">
            <text:p>PINA, MILTON B.</text:p>
          </table:table-cell>
          <table:table-cell office:value-type="string">
            <text:p><text:s/></text:p>
          </table:table-cell>
          <table:table-cell office:value-type="string">
            <text:p>80 MORTON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9343</text:p>
          </table:table-cell>
          <table:table-cell office:value-type="string">
            <text:p>55000</text:p>
          </table:table-cell>
          <table:table-cell office:value-type="string">
            <text:p>14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1</text:p>
          </table:table-cell>
          <table:table-cell office:value-type="string">
            <text:p>26 MORTON AVE</text:p>
          </table:table-cell>
          <table:table-cell office:value-type="string">
            <text:p>AHA SOUTH END II HOUSING,</text:p>
          </table:table-cell>
          <table:table-cell office:value-type="string">
            <text:p>AHA S END II HOUS. DEV. FUND 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145000</text:p>
          </table:table-cell>
          <table:table-cell office:value-type="string">
            <text:p>1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2</text:p>
          </table:table-cell>
          <table:table-cell office:value-type="string">
            <text:p>24 MORTON AVE</text:p>
          </table:table-cell>
          <table:table-cell office:value-type="string">
            <text:p>REHABILITATION SUPPORT SERVICE,</text:p>
          </table:table-cell>
          <table:table-cell office:value-type="string">
            <text:p><text:s/></text:p>
          </table:table-cell>
          <table:table-cell office:value-type="string">
            <text:p>5172 WESTERN TPKE</text:p>
          </table:table-cell>
          <table:table-cell office:value-type="string">
            <text:p>ALTAMONT, NY <text:s/>12009 </text:p>
          </table:table-cell>
          <table:table-cell office:value-type="string">
            <text:p>2479</text:p>
          </table:table-cell>
          <table:table-cell office:value-type="string">
            <text:p>209</text:p>
          </table:table-cell>
          <table:table-cell office:value-type="string">
            <text:p>108200</text:p>
          </table:table-cell>
          <table:table-cell office:value-type="string">
            <text:p>4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3</text:p>
          </table:table-cell>
          <table:table-cell office:value-type="string">
            <text:p>22 MORTON AVE</text:p>
          </table:table-cell>
          <table:table-cell office:value-type="string">
            <text:p>REHABILITATION SUPPORT SERVICE,</text:p>
          </table:table-cell>
          <table:table-cell office:value-type="string">
            <text:p><text:s/></text:p>
          </table:table-cell>
          <table:table-cell office:value-type="string">
            <text:p>5172 WESTERN TPKE</text:p>
          </table:table-cell>
          <table:table-cell office:value-type="string">
            <text:p>ALTAMONT, NY <text:s/>12009 </text:p>
          </table:table-cell>
          <table:table-cell office:value-type="string">
            <text:p>3009</text:p>
          </table:table-cell>
          <table:table-cell office:value-type="string">
            <text:p>467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4</text:p>
          </table:table-cell>
          <table:table-cell office:value-type="string">
            <text:p>20 MORTON AVE</text:p>
          </table:table-cell>
          <table:table-cell office:value-type="string">
            <text:p>SHAVER FAMILY TRUST,</text:p>
          </table:table-cell>
          <table:table-cell office:value-type="string">
            <text:p>WILLIAM &amp; JEAN E. SHAVER </text:p>
          </table:table-cell>
          <table:table-cell office:value-type="string">
            <text:p>12 DANIELWOOD DR</text:p>
          </table:table-cell>
          <table:table-cell office:value-type="string">
            <text:p>LOUDONVILLE, NY <text:s/>12211 </text:p>
          </table:table-cell>
          <table:table-cell office:value-type="string">
            <text:p>2966</text:p>
          </table:table-cell>
          <table:table-cell office:value-type="string">
            <text:p>258</text:p>
          </table:table-cell>
          <table:table-cell office:value-type="string">
            <text:p>51000</text:p>
          </table:table-cell>
          <table:table-cell office:value-type="string">
            <text:p>10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7</text:p>
          </table:table-cell>
          <table:table-cell office:value-type="string">
            <text:p>16 MORTON AVE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text:s/>12202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450000</text:p>
          </table:table-cell>
          <table:table-cell office:value-type="string">
            <text:p>38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9</text:p>
          </table:table-cell>
          <table:table-cell office:value-type="string">
            <text:p>12 MORTON AVE</text:p>
          </table:table-cell>
          <table:table-cell office:value-type="string">
            <text:p>AHA LAND BANK LLC,</text:p>
          </table:table-cell>
          <table:table-cell office:value-type="string">
            <text:p><text:s/></text:p>
          </table:table-cell>
          <table:table-cell office:value-type="string">
            <text:p>200 SOUTH PEARL ST</text:p>
          </table:table-cell>
          <table:table-cell office:value-type="string">
            <text:p>ALBANY, NY <text:s/>12202 </text:p>
          </table:table-cell>
          <table:table-cell office:value-type="string">
            <text:p>3032</text:p>
          </table:table-cell>
          <table:table-cell office:value-type="string">
            <text:p>700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</text:p>
          </table:table-cell>
          <table:table-cell office:value-type="string">
            <text:p>44 MORTON AVE</text:p>
          </table:table-cell>
          <table:table-cell office:value-type="string">
            <text:p>WELCH, DONNA M.</text:p>
          </table:table-cell>
          <table:table-cell office:value-type="string">
            <text:p><text:s/></text:p>
          </table:table-cell>
          <table:table-cell office:value-type="string">
            <text:p>45 MEADOW RUE PL</text:p>
          </table:table-cell>
          <table:table-cell office:value-type="string">
            <text:p>BALLSTON SPA, NY <text:s/>12020 </text:p>
          </table:table-cell>
          <table:table-cell office:value-type="string">
            <text:p>2603</text:p>
          </table:table-cell>
          <table:table-cell office:value-type="string">
            <text:p>947</text:p>
          </table:table-cell>
          <table:table-cell office:value-type="string">
            <text:p>25000</text:p>
          </table:table-cell>
          <table:table-cell office:value-type="string">
            <text:p>13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0</text:p>
          </table:table-cell>
          <table:table-cell office:value-type="string">
            <text:p>10 MORTON AVE</text:p>
          </table:table-cell>
          <table:table-cell office:value-type="string">
            <text:p>ROBERTS, KIRI C.</text:p>
          </table:table-cell>
          <table:table-cell office:value-type="string">
            <text:p><text:s/></text:p>
          </table:table-cell>
          <table:table-cell office:value-type="string">
            <text:p>250 CLINTON AVE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18302</text:p>
          </table:table-cell>
          <table:table-cell office:value-type="string">
            <text:p>15000</text:p>
          </table:table-cell>
          <table:table-cell office:value-type="string">
            <text:p>49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1</text:p>
          </table:table-cell>
          <table:table-cell office:value-type="string">
            <text:p>8 MORTON AVE</text:p>
          </table:table-cell>
          <table:table-cell office:value-type="string">
            <text:p>ROBERTS, KIRI</text:p>
          </table:table-cell>
          <table:table-cell office:value-type="string">
            <text:p><text:s/></text:p>
          </table:table-cell>
          <table:table-cell office:value-type="string">
            <text:p>250 CLINTON AVE</text:p>
          </table:table-cell>
          <table:table-cell office:value-type="string">
            <text:p>ALBANY, NY <text:s/>12210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2</text:p>
          </table:table-cell>
          <table:table-cell office:value-type="string">
            <text:p>6 MORTON AVE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office:value-type="string">
            <text:p>2802</text:p>
          </table:table-cell>
          <table:table-cell office:value-type="string">
            <text:p>675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3</text:p>
          </table:table-cell>
          <table:table-cell office:value-type="string">
            <text:p>4 MORTON AVE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office:value-type="string">
            <text:p>2802</text:p>
          </table:table-cell>
          <table:table-cell office:value-type="string">
            <text:p>675</text:p>
          </table:table-cell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4</text:p>
          </table:table-cell>
          <table:table-cell office:value-type="string">
            <text:p>15 CLINTON ST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office:value-type="string">
            <text:p>2802</text:p>
          </table:table-cell>
          <table:table-cell office:value-type="string">
            <text:p>675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5</text:p>
          </table:table-cell>
          <table:table-cell office:value-type="string">
            <text:p>17 CLINTON ST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office:value-type="string">
            <text:p>2802</text:p>
          </table:table-cell>
          <table:table-cell office:value-type="string">
            <text:p>675</text:p>
          </table:table-cell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6</text:p>
          </table:table-cell>
          <table:table-cell office:value-type="string">
            <text:p>19 CLINTON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office:value-type="string">
            <text:p>2548</text:p>
          </table:table-cell>
          <table:table-cell office:value-type="string">
            <text:p>271</text:p>
          </table:table-cell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7</text:p>
          </table:table-cell>
          <table:table-cell office:value-type="string">
            <text:p>21 CLINTON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table:number-columns-repeated="2"/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8</text:p>
          </table:table-cell>
          <table:table-cell office:value-type="string">
            <text:p>23 CLINTON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table:number-columns-repeated="2"/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9</text:p>
          </table:table-cell>
          <table:table-cell office:value-type="string">
            <text:p>25 CLINTON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table:number-columns-repeated="2"/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</text:p>
          </table:table-cell>
          <table:table-cell office:value-type="string">
            <text:p>42 MORTON AVE</text:p>
          </table:table-cell>
          <table:table-cell office:value-type="string">
            <text:p>PINA, MILTON</text:p>
          </table:table-cell>
          <table:table-cell office:value-type="string">
            <text:p><text:s/></text:p>
          </table:table-cell>
          <table:table-cell office:value-type="string">
            <text:p>46 MORTON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875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0</text:p>
          </table:table-cell>
          <table:table-cell office:value-type="string">
            <text:p>7 CATHERINE ST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7 </text:p>
          </table:table-cell>
          <table:table-cell office:value-type="string">
            <text:p>2802</text:p>
          </table:table-cell>
          <table:table-cell office:value-type="string">
            <text:p>675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1</text:p>
          </table:table-cell>
          <table:table-cell office:value-type="string">
            <text:p>9 CATHERINE ST</text:p>
          </table:table-cell>
          <table:table-cell office:value-type="string">
            <text:p>CITIMORTGAGE, INC.,</text:p>
          </table:table-cell>
          <table:table-cell office:value-type="string">
            <text:p><text:s/></text:p>
          </table:table-cell>
          <table:table-cell office:value-type="string">
            <text:p>1000 TECHNOLOGY DR</text:p>
          </table:table-cell>
          <table:table-cell office:value-type="string">
            <text:p>O'FALLEN, MO <text:s/>63368 </text:p>
          </table:table-cell>
          <table:table-cell office:value-type="string">
            <text:p>2019</text:p>
          </table:table-cell>
          <table:table-cell office:value-type="string">
            <text:p>4088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3</text:p>
          </table:table-cell>
          <table:table-cell office:value-type="string">
            <text:p>13 CATHERINE ST</text:p>
          </table:table-cell>
          <table:table-cell office:value-type="string">
            <text:p>HESS, MARY ANNA</text:p>
          </table:table-cell>
          <table:table-cell office:value-type="string">
            <text:p><text:s/></text:p>
          </table:table-cell>
          <table:table-cell office:value-type="string">
            <text:p>1 PATRICIA AVE</text:p>
          </table:table-cell>
          <table:table-cell office:value-type="string">
            <text:p>ALBANY, NY <text:s/>12203 </text:p>
          </table:table-cell>
          <table:table-cell office:value-type="string">
            <text:p>2020</text:p>
          </table:table-cell>
          <table:table-cell office:value-type="string">
            <text:p>3813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4</text:p>
          </table:table-cell>
          <table:table-cell office:value-type="string">
            <text:p>15 CATHERINE ST</text:p>
          </table:table-cell>
          <table:table-cell office:value-type="string">
            <text:p>CHANEY, JAMES</text:p>
          </table:table-cell>
          <table:table-cell office:value-type="string">
            <text:p><text:s/></text:p>
          </table:table-cell>
          <table:table-cell office:value-type="string">
            <text:p>315 NORTHERN BLVD APT 113</text:p>
          </table:table-cell>
          <table:table-cell office:value-type="string">
            <text:p>ALBANY, NY <text:s/>12210 </text:p>
          </table:table-cell>
          <table:table-cell office:value-type="string">
            <text:p>2017</text:p>
          </table:table-cell>
          <table:table-cell office:value-type="string">
            <text:p>28166</text:p>
          </table:table-cell>
          <table:table-cell office:value-type="string">
            <text:p>94000</text:p>
          </table:table-cell>
          <table:table-cell office:value-type="string">
            <text:p>18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5</text:p>
          </table:table-cell>
          <table:table-cell office:value-type="string">
            <text:p>17 CATHERINE ST</text:p>
          </table:table-cell>
          <table:table-cell office:value-type="string">
            <text:p>SMITH, MATTHEW S.</text:p>
          </table:table-cell>
          <table:table-cell office:value-type="string">
            <text:p>BRENNER REALTY </text:p>
          </table:table-cell>
          <table:table-cell office:value-type="string">
            <text:p>PO BOX 8584</text:p>
          </table:table-cell>
          <table:table-cell office:value-type="string">
            <text:p>ALBANY, NY <text:s/>12208 </text:p>
          </table:table-cell>
          <table:table-cell office:value-type="string">
            <text:p>2958</text:p>
          </table:table-cell>
          <table:table-cell office:value-type="string">
            <text:p>371</text:p>
          </table:table-cell>
          <table:table-cell office:value-type="string">
            <text:p>128700</text:p>
          </table:table-cell>
          <table:table-cell office:value-type="string">
            <text:p>97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7</text:p>
          </table:table-cell>
          <table:table-cell office:value-type="string">
            <text:p>21 CATHERINE ST</text:p>
          </table:table-cell>
          <table:table-cell office:value-type="string">
            <text:p>SMITH, MATTHEW S.</text:p>
          </table:table-cell>
          <table:table-cell office:value-type="string">
            <text:p>BRENNER REALTY </text:p>
          </table:table-cell>
          <table:table-cell office:value-type="string">
            <text:p>PO BOX 8584</text:p>
          </table:table-cell>
          <table:table-cell office:value-type="string">
            <text:p>ALBANY, NY <text:s/>12208 </text:p>
          </table:table-cell>
          <table:table-cell office:value-type="string">
            <text:p>2958</text:p>
          </table:table-cell>
          <table:table-cell office:value-type="string">
            <text:p>368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8</text:p>
          </table:table-cell>
          <table:table-cell office:value-type="string">
            <text:p>23 CATHERINE ST</text:p>
          </table:table-cell>
          <table:table-cell office:value-type="string">
            <text:p>SHAVER FAMILY TRUST,</text:p>
          </table:table-cell>
          <table:table-cell office:value-type="string">
            <text:p>WILLIAM &amp; JEAN E. SHAVER </text:p>
          </table:table-cell>
          <table:table-cell office:value-type="string">
            <text:p>12 DANIELWOOD DR</text:p>
          </table:table-cell>
          <table:table-cell office:value-type="string">
            <text:p>LOUDONVILLE, NY <text:s/>12211 </text:p>
          </table:table-cell>
          <table:table-cell office:value-type="string">
            <text:p>2966</text:p>
          </table:table-cell>
          <table:table-cell office:value-type="string">
            <text:p>258</text:p>
          </table:table-cell>
          <table:table-cell table:number-columns-repeated="2" office:value-type="string">
            <text:p>1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9</text:p>
          </table:table-cell>
          <table:table-cell office:value-type="string">
            <text:p>25 CATHERINE ST</text:p>
          </table:table-cell>
          <table:table-cell office:value-type="string">
            <text:p>RAMOS, MILAGROS</text:p>
          </table:table-cell>
          <table:table-cell office:value-type="string">
            <text:p><text:s/></text:p>
          </table:table-cell>
          <table:table-cell office:value-type="string">
            <text:p>85-36 112TH ST</text:p>
          </table:table-cell>
          <table:table-cell office:value-type="string">
            <text:p>RICHMOND HILL, NY <text:s/>11418 </text:p>
          </table:table-cell>
          <table:table-cell office:value-type="string">
            <text:p>2018</text:p>
          </table:table-cell>
          <table:table-cell office:value-type="string">
            <text:p>3696</text:p>
          </table:table-cell>
          <table:table-cell table:number-columns-repeated="2" office:value-type="string">
            <text:p>4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</text:p>
          </table:table-cell>
          <table:table-cell office:value-type="string">
            <text:p>40 MORTON AVE</text:p>
          </table:table-cell>
          <table:table-cell office:value-type="string">
            <text:p>KONTZAMANIS, JAMES</text:p>
          </table:table-cell>
          <table:table-cell office:value-type="string">
            <text:p><text:s/></text:p>
          </table:table-cell>
          <table:table-cell office:value-type="string">
            <text:p>1601 BEVERLY RD APT 6L</text:p>
          </table:table-cell>
          <table:table-cell office:value-type="string">
            <text:p>BROOKLYN, NY <text:s/>11226 </text:p>
          </table:table-cell>
          <table:table-cell office:value-type="string">
            <text:p>2845</text:p>
          </table:table-cell>
          <table:table-cell office:value-type="string">
            <text:p>251</text:p>
          </table:table-cell>
          <table:table-cell office:value-type="string">
            <text:p>29000</text:p>
          </table:table-cell>
          <table:table-cell office:value-type="string">
            <text:p>5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0</text:p>
          </table:table-cell>
          <table:table-cell office:value-type="string">
            <text:p>27 CATHERINE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1</text:p>
          </table:table-cell>
          <table:table-cell office:value-type="string">
            <text:p>29 CATHERINE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3</text:p>
          </table:table-cell>
          <table:table-cell office:value-type="string">
            <text:p>33 CATHERINE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140000</text:p>
          </table:table-cell>
          <table:table-cell office:value-type="string">
            <text:p>3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4</text:p>
          </table:table-cell>
          <table:table-cell office:value-type="string">
            <text:p>35 CATHERINE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145000</text:p>
          </table:table-cell>
          <table:table-cell office:value-type="string">
            <text:p>3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5</text:p>
          </table:table-cell>
          <table:table-cell office:value-type="string">
            <text:p>37 CATHERINE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145000</text:p>
          </table:table-cell>
          <table:table-cell office:value-type="string">
            <text:p>3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6</text:p>
          </table:table-cell>
          <table:table-cell office:value-type="string">
            <text:p>39 CATHERINE ST</text:p>
          </table:table-cell>
          <table:table-cell office:value-type="string">
            <text:p>ATOBATELE, BOSEDE</text:p>
          </table:table-cell>
          <table:table-cell office:value-type="string">
            <text:p><text:s/></text:p>
          </table:table-cell>
          <table:table-cell office:value-type="string">
            <text:p>PO BOX 2111</text:p>
          </table:table-cell>
          <table:table-cell office:value-type="string">
            <text:p>PERTH AMBOY, NJ <text:s/>08862-2111 </text:p>
          </table:table-cell>
          <table:table-cell office:value-type="string">
            <text:p>2853</text:p>
          </table:table-cell>
          <table:table-cell office:value-type="string">
            <text:p>127</text:p>
          </table:table-cell>
          <table:table-cell office:value-type="string">
            <text:p>58000</text:p>
          </table:table-cell>
          <table:table-cell office:value-type="string">
            <text:p>11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7</text:p>
          </table:table-cell>
          <table:table-cell office:value-type="string">
            <text:p>41 CATHERINE ST</text:p>
          </table:table-cell>
          <table:table-cell office:value-type="string">
            <text:p>RATTRAY, CHRISTOPHER N.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963</text:p>
          </table:table-cell>
          <table:table-cell office:value-type="string">
            <text:p>341</text:p>
          </table:table-cell>
          <table:table-cell office:value-type="string">
            <text:p>28000</text:p>
          </table:table-cell>
          <table:table-cell office:value-type="string">
            <text:p>5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8</text:p>
          </table:table-cell>
          <table:table-cell office:value-type="string">
            <text:p>43 CATHERINE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9</text:p>
          </table:table-cell>
          <table:table-cell office:value-type="string">
            <text:p>45 CATHERINE ST</text:p>
          </table:table-cell>
          <table:table-cell office:value-type="string">
            <text:p>BLAIR, LAURIE</text:p>
          </table:table-cell>
          <table:table-cell office:value-type="string">
            <text:p><text:s/></text:p>
          </table:table-cell>
          <table:table-cell office:value-type="string">
            <text:p>166 WINDSOR PKWY</text:p>
          </table:table-cell>
          <table:table-cell office:value-type="string">
            <text:p>HEMPSTEAD, NY <text:s/>11550 </text:p>
          </table:table-cell>
          <table:table-cell office:value-type="string">
            <text:p>2769</text:p>
          </table:table-cell>
          <table:table-cell office:value-type="string">
            <text:p>779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5</text:p>
          </table:table-cell>
          <table:table-cell office:value-type="string">
            <text:p>38 MORTON AVE</text:p>
          </table:table-cell>
          <table:table-cell office:value-type="string">
            <text:p>ALBANY COUNTY LAND BANK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20</text:p>
          </table:table-cell>
          <table:table-cell office:value-type="string">
            <text:p>8163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50</text:p>
          </table:table-cell>
          <table:table-cell office:value-type="string">
            <text:p>47 CATHERINE ST</text:p>
          </table:table-cell>
          <table:table-cell office:value-type="string">
            <text:p>PINA, MILTON</text:p>
          </table:table-cell>
          <table:table-cell office:value-type="string">
            <text:p><text:s/></text:p>
          </table:table-cell>
          <table:table-cell office:value-type="string">
            <text:p>30 WENDELL DR</text:p>
          </table:table-cell>
          <table:table-cell office:value-type="string">
            <text:p>ALBANY, NY <text:s/>12205 </text:p>
          </table:table-cell>
          <table:table-cell office:value-type="string">
            <text:p>2020</text:p>
          </table:table-cell>
          <table:table-cell office:value-type="string">
            <text:p>10790</text:p>
          </table:table-cell>
          <table:table-cell office:value-type="string">
            <text:p>25000</text:p>
          </table:table-cell>
          <table:table-cell office:value-type="string">
            <text:p>73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51</text:p>
          </table:table-cell>
          <table:table-cell office:value-type="string">
            <text:p>24 ELIZABETH ST</text:p>
          </table:table-cell>
          <table:table-cell office:value-type="string">
            <text:p>KOLA, BALO</text:p>
          </table:table-cell>
          <table:table-cell office:value-type="string">
            <text:p><text:s/></text:p>
          </table:table-cell>
          <table:table-cell office:value-type="string">
            <text:p>773 LIVINGSTON AVE</text:p>
          </table:table-cell>
          <table:table-cell office:value-type="string">
            <text:p>ALBANY, NY <text:s/>12206 </text:p>
          </table:table-cell>
          <table:table-cell office:value-type="string">
            <text:p>2774</text:p>
          </table:table-cell>
          <table:table-cell office:value-type="string">
            <text:p>254</text:p>
          </table:table-cell>
          <table:table-cell table:number-columns-repeated="2" office:value-type="string">
            <text:p>1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52</text:p>
          </table:table-cell>
          <table:table-cell office:value-type="string">
            <text:p>20 ELIZABETH ST</text:p>
          </table:table-cell>
          <table:table-cell office:value-type="string">
            <text:p>PINA, MILTON</text:p>
          </table:table-cell>
          <table:table-cell office:value-type="string">
            <text:p><text:s/></text:p>
          </table:table-cell>
          <table:table-cell office:value-type="string">
            <text:p>80 MORTON AVE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1757</text:p>
          </table:table-cell>
          <table:table-cell office:value-type="string">
            <text:p>15000</text:p>
          </table:table-cell>
          <table:table-cell office:value-type="string">
            <text:p>4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6</text:p>
          </table:table-cell>
          <table:table-cell office:value-type="string">
            <text:p>36 MORTON AVE</text:p>
          </table:table-cell>
          <table:table-cell office:value-type="string">
            <text:p>JAGPAL, PREIM S.</text:p>
          </table:table-cell>
          <table:table-cell office:value-type="string">
            <text:p><text:s/></text:p>
          </table:table-cell>
          <table:table-cell office:value-type="string">
            <text:p>91-35 87TH ST</text:p>
          </table:table-cell>
          <table:table-cell office:value-type="string">
            <text:p>WOODHAVEN, NY <text:s/>11421 </text:p>
          </table:table-cell>
          <table:table-cell office:value-type="string">
            <text:p>2843</text:p>
          </table:table-cell>
          <table:table-cell office:value-type="string">
            <text:p>544</text:p>
          </table:table-cell>
          <table:table-cell office:value-type="string">
            <text:p>38000</text:p>
          </table:table-cell>
          <table:table-cell office:value-type="string">
            <text:p>7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7</text:p>
          </table:table-cell>
          <table:table-cell office:value-type="string">
            <text:p>34 MORTON AVE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945</text:p>
          </table:table-cell>
          <table:table-cell office:value-type="string">
            <text:p>599</text:p>
          </table:table-cell>
          <table:table-cell office:value-type="string">
            <text:p>175300</text:p>
          </table:table-cell>
          <table:table-cell office:value-type="string">
            <text:p>4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9</text:p>
          </table:table-cell>
          <table:table-cell office:value-type="string">
            <text:p>30 MORTON AVE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text:s/>12202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300000</text:p>
          </table:table-cell>
          <table:table-cell office:value-type="string">
            <text:p>30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18</text:p>
          </table:table-cell>
          <table:table-cell office:value-type="string">
            <text:p>50 LANSING ST</text:p>
          </table:table-cell>
          <table:table-cell office:value-type="string">
            <text:p>STATE OF NEW YORK,</text:p>
          </table:table-cell>
          <table:table-cell office:value-type="string">
            <text:p><text:s/></text:p>
          </table:table-cell>
          <table:table-cell office:value-type="string">
            <text:p>16 SHERIDAN AVE FL 4</text:p>
          </table:table-cell>
          <table:table-cell office:value-type="string">
            <text:p>ALBANY, NY <text:s/>12210 </text:p>
          </table:table-cell>
          <table:table-cell table:number-columns-repeated="2"/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3</text:p>
          </table:table-cell>
          <table:table-cell office:value-type="string">
            <text:p>42 WESTERLO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4</text:p>
          </table:table-cell>
          <table:table-cell office:value-type="string">
            <text:p>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36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4.-8</text:p>
          </table:table-cell>
          <table:table-cell office:value-type="string">
            <text:p>36 WESTERLO ST</text:p>
          </table:table-cell>
          <table:table-cell office:value-type="string">
            <text:p>STYLES, JOHN C.</text:p>
          </table:table-cell>
          <table:table-cell office:value-type="string">
            <text:p><text:s/></text:p>
          </table:table-cell>
          <table:table-cell office:value-type="string">
            <text:p>36 WESTERLO ST</text:p>
          </table:table-cell>
          <table:table-cell office:value-type="string">
            <text:p>ALBANY, NY <text:s/>12202 </text:p>
          </table:table-cell>
          <table:table-cell office:value-type="string">
            <text:p>2733</text:p>
          </table:table-cell>
          <table:table-cell office:value-type="string">
            <text:p>161</text:p>
          </table:table-cell>
          <table:table-cell office:value-type="string">
            <text:p>36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4.-9</text:p>
          </table:table-cell>
          <table:table-cell office:value-type="string">
            <text:p>36 WESTERLO ST</text:p>
          </table:table-cell>
          <table:table-cell office:value-type="string">
            <text:p>PARLANTI, ROSARIO</text:p>
          </table:table-cell>
          <table:table-cell office:value-type="string">
            <text:p><text:s/></text:p>
          </table:table-cell>
          <table:table-cell office:value-type="string">
            <text:p>31 CATHEDRAL AVE</text:p>
          </table:table-cell>
          <table:table-cell office:value-type="string">
            <text:p>GARDEN CITY, NY <text:s/>11530 </text:p>
          </table:table-cell>
          <table:table-cell office:value-type="string">
            <text:p>2016</text:p>
          </table:table-cell>
          <table:table-cell office:value-type="string">
            <text:p>22367</text:p>
          </table:table-cell>
          <table:table-cell office:value-type="string">
            <text:p>67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5</text:p>
          </table:table-cell>
          <table:table-cell office:value-type="string">
            <text:p>38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38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5.-10</text:p>
          </table:table-cell>
          <table:table-cell office:value-type="string">
            <text:p>38 WESTERLO ST</text:p>
          </table:table-cell>
          <table:table-cell office:value-type="string">
            <text:p>HORNAK, STANLEY P.</text:p>
          </table:table-cell>
          <table:table-cell office:value-type="string">
            <text:p><text:s/></text:p>
          </table:table-cell>
          <table:table-cell office:value-type="string">
            <text:p>38 WESTERLO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34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5.-11</text:p>
          </table:table-cell>
          <table:table-cell office:value-type="string">
            <text:p>38 WESTERLO ST</text:p>
          </table:table-cell>
          <table:table-cell office:value-type="string">
            <text:p>AKINOLA, OLUWASEUN O.</text:p>
          </table:table-cell>
          <table:table-cell office:value-type="string">
            <text:p><text:s/></text:p>
          </table:table-cell>
          <table:table-cell office:value-type="string">
            <text:p>38 WESTERLO ST</text:p>
          </table:table-cell>
          <table:table-cell office:value-type="string">
            <text:p>ALBANY, NY <text:s/>12202 </text:p>
          </table:table-cell>
          <table:table-cell office:value-type="string">
            <text:p>2951</text:p>
          </table:table-cell>
          <table:table-cell office:value-type="string">
            <text:p>669</text:p>
          </table:table-cell>
          <table:table-cell office:value-type="string">
            <text:p>75000</text:p>
          </table:table-cell>
          <table:table-cell office:value-type="string">
            <text:p>1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6</text:p>
          </table:table-cell>
          <table:table-cell office:value-type="string">
            <text:p>40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40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6.-12</text:p>
          </table:table-cell>
          <table:table-cell office:value-type="string">
            <text:p>40 WESTERLO ST</text:p>
          </table:table-cell>
          <table:table-cell office:value-type="string">
            <text:p>BUSSE, KIRK</text:p>
          </table:table-cell>
          <table:table-cell office:value-type="string">
            <text:p><text:s/></text:p>
          </table:table-cell>
          <table:table-cell office:value-type="string">
            <text:p>40 WESTERLO ST APT 1</text:p>
          </table:table-cell>
          <table:table-cell office:value-type="string">
            <text:p>ALBANY, NY <text:s/>12202 </text:p>
          </table:table-cell>
          <table:table-cell office:value-type="string">
            <text:p>2966</text:p>
          </table:table-cell>
          <table:table-cell office:value-type="string">
            <text:p>1055</text:p>
          </table:table-cell>
          <table:table-cell office:value-type="string">
            <text:p>22000</text:p>
          </table:table-cell>
          <table:table-cell office:value-type="string">
            <text:p>5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6.-13</text:p>
          </table:table-cell>
          <table:table-cell office:value-type="string">
            <text:p>40 WESTERLO ST</text:p>
          </table:table-cell>
          <table:table-cell office:value-type="string">
            <text:p>REBECCA, DAVID</text:p>
          </table:table-cell>
          <table:table-cell office:value-type="string">
            <text:p><text:s/></text:p>
          </table:table-cell>
          <table:table-cell office:value-type="string">
            <text:p>40 WESTERLO ST FL #2</text:p>
          </table:table-cell>
          <table:table-cell office:value-type="string">
            <text:p>ALBANY, NY <text:s/>12202 </text:p>
          </table:table-cell>
          <table:table-cell office:value-type="string">
            <text:p>2719</text:p>
          </table:table-cell>
          <table:table-cell office:value-type="string">
            <text:p>1069</text:p>
          </table:table-cell>
          <table:table-cell office:value-type="string">
            <text:p>39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6.-14</text:p>
          </table:table-cell>
          <table:table-cell office:value-type="string">
            <text:p>40 WESTERLO ST</text:p>
          </table:table-cell>
          <table:table-cell office:value-type="string">
            <text:p>KARABLINA, NATALIYA</text:p>
          </table:table-cell>
          <table:table-cell office:value-type="string">
            <text:p><text:s/></text:p>
          </table:table-cell>
          <table:table-cell office:value-type="string">
            <text:p>16 BESCH AVE APT 1</text:p>
          </table:table-cell>
          <table:table-cell office:value-type="string">
            <text:p>ALBANY, NY <text:s/>12209 </text:p>
          </table:table-cell>
          <table:table-cell office:value-type="string">
            <text:p>2016</text:p>
          </table:table-cell>
          <table:table-cell office:value-type="string">
            <text:p>5558</text:p>
          </table:table-cell>
          <table:table-cell office:value-type="string">
            <text:p>26000</text:p>
          </table:table-cell>
          <table:table-cell office:value-type="string">
            <text:p>13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7.1</text:p>
          </table:table-cell>
          <table:table-cell office:value-type="string">
            <text:p>138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41834</text:p>
          </table:table-cell>
          <table:table-cell office:value-type="string">
            <text:p>31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7.2</text:p>
          </table:table-cell>
          <table:table-cell office:value-type="string">
            <text:p>136 GREEN ST</text:p>
          </table:table-cell>
          <table:table-cell office:value-type="string">
            <text:p>MJ CAPITAL GROUP, LLC,</text:p>
          </table:table-cell>
          <table:table-cell office:value-type="string">
            <text:p><text:s/></text:p>
          </table:table-cell>
          <table:table-cell office:value-type="string">
            <text:p>41 LAFAYETTE PL</text:p>
          </table:table-cell>
          <table:table-cell office:value-type="string">
            <text:p>WOODMERE, NY <text:s/>11598 </text:p>
          </table:table-cell>
          <table:table-cell office:value-type="string">
            <text:p>2020</text:p>
          </table:table-cell>
          <table:table-cell office:value-type="string">
            <text:p>5903</text:p>
          </table:table-cell>
          <table:table-cell office:value-type="string">
            <text:p>76000</text:p>
          </table:table-cell>
          <table:table-cell office:value-type="string">
            <text:p>15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9</text:p>
          </table:table-cell>
          <table:table-cell office:value-type="string">
            <text:p>134 GREEN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134 GREEN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9.-6</text:p>
          </table:table-cell>
          <table:table-cell office:value-type="string">
            <text:p>134 GREEN ST</text:p>
          </table:table-cell>
          <table:table-cell office:value-type="string">
            <text:p>RODRIGUEZ, ANGEL B.</text:p>
          </table:table-cell>
          <table:table-cell office:value-type="string">
            <text:p><text:s/></text:p>
          </table:table-cell>
          <table:table-cell office:value-type="string">
            <text:p>73 GRAND ST APT 2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5715</text:p>
          </table:table-cell>
          <table:table-cell office:value-type="string">
            <text:p>32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9.-7</text:p>
          </table:table-cell>
          <table:table-cell office:value-type="string">
            <text:p>134 GREEN ST</text:p>
          </table:table-cell>
          <table:table-cell office:value-type="string">
            <text:p>RODRIGUEZ, ANGEL B.</text:p>
          </table:table-cell>
          <table:table-cell office:value-type="string">
            <text:p><text:s/></text:p>
          </table:table-cell>
          <table:table-cell office:value-type="string">
            <text:p>73 GRAND ST APT 2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5715</text:p>
          </table:table-cell>
          <table:table-cell office:value-type="string">
            <text:p>83000</text:p>
          </table:table-cell>
          <table:table-cell office:value-type="string">
            <text:p>1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0</text:p>
          </table:table-cell>
          <table:table-cell office:value-type="string">
            <text:p>132 GREEN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132 GREEN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0.-4</text:p>
          </table:table-cell>
          <table:table-cell office:value-type="string">
            <text:p>132 GREEN ST</text:p>
          </table:table-cell>
          <table:table-cell office:value-type="string">
            <text:p>DAGNEAU, KARIN E.</text:p>
          </table:table-cell>
          <table:table-cell office:value-type="string">
            <text:p><text:s/></text:p>
          </table:table-cell>
          <table:table-cell office:value-type="string">
            <text:p>366 W 118TH ST</text:p>
          </table:table-cell>
          <table:table-cell office:value-type="string">
            <text:p>NEW YORK, NY <text:s/>10026 </text:p>
          </table:table-cell>
          <table:table-cell table:number-columns-repeated="2"/>
          <table:table-cell office:value-type="string">
            <text:p>31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0.-5</text:p>
          </table:table-cell>
          <table:table-cell office:value-type="string">
            <text:p>132 GREEN ST</text:p>
          </table:table-cell>
          <table:table-cell office:value-type="string">
            <text:p>DAGNEAU, KARIN E.</text:p>
          </table:table-cell>
          <table:table-cell office:value-type="string">
            <text:p><text:s/></text:p>
          </table:table-cell>
          <table:table-cell office:value-type="string">
            <text:p>366 W 118TH ST</text:p>
          </table:table-cell>
          <table:table-cell office:value-type="string">
            <text:p>NEW YORK, NY <text:s/>10026-0007 </text:p>
          </table:table-cell>
          <table:table-cell table:number-columns-repeated="2"/>
          <table:table-cell office:value-type="string">
            <text:p>40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3</text:p>
          </table:table-cell>
          <table:table-cell office:value-type="string">
            <text:p>52 LANSING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6</text:p>
          </table:table-cell>
          <table:table-cell office:value-type="string">
            <text:p>129 GREEN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129 GREEN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6.-39</text:p>
          </table:table-cell>
          <table:table-cell office:value-type="string">
            <text:p>129 GREEN ST</text:p>
          </table:table-cell>
          <table:table-cell office:value-type="string">
            <text:p>FRASIER, SUE R.</text:p>
          </table:table-cell>
          <table:table-cell office:value-type="string">
            <text:p><text:s/></text:p>
          </table:table-cell>
          <table:table-cell office:value-type="string">
            <text:p>129 GREEN ST</text:p>
          </table:table-cell>
          <table:table-cell office:value-type="string">
            <text:p>ALBANY, NY <text:s/>12202 </text:p>
          </table:table-cell>
          <table:table-cell office:value-type="string">
            <text:p>2757</text:p>
          </table:table-cell>
          <table:table-cell office:value-type="string">
            <text:p>309</text:p>
          </table:table-cell>
          <table:table-cell office:value-type="string">
            <text:p>34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6.-40</text:p>
          </table:table-cell>
          <table:table-cell office:value-type="string">
            <text:p>129 GREEN ST</text:p>
          </table:table-cell>
          <table:table-cell office:value-type="string">
            <text:p>LINDO, RENEE</text:p>
          </table:table-cell>
          <table:table-cell office:value-type="string">
            <text:p><text:s/></text:p>
          </table:table-cell>
          <table:table-cell office:value-type="string">
            <text:p>129 GREEN ST</text:p>
          </table:table-cell>
          <table:table-cell office:value-type="string">
            <text:p>ALBANY, NY <text:s/>12202 </text:p>
          </table:table-cell>
          <table:table-cell office:value-type="string">
            <text:p>3032</text:p>
          </table:table-cell>
          <table:table-cell office:value-type="string">
            <text:p>486</text:p>
          </table:table-cell>
          <table:table-cell office:value-type="string">
            <text:p>20000</text:p>
          </table:table-cell>
          <table:table-cell office:value-type="string">
            <text:p>5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6.-41</text:p>
          </table:table-cell>
          <table:table-cell office:value-type="string">
            <text:p>129 GREEN ST</text:p>
          </table:table-cell>
          <table:table-cell office:value-type="string">
            <text:p>BEECHAM, MYLES D. JR</text:p>
          </table:table-cell>
          <table:table-cell office:value-type="string">
            <text:p><text:s/></text:p>
          </table:table-cell>
          <table:table-cell office:value-type="string">
            <text:p>129 GREEN ST UNIT 41</text:p>
          </table:table-cell>
          <table:table-cell office:value-type="string">
            <text:p>ALBANY, NY <text:s/>12202 </text:p>
          </table:table-cell>
          <table:table-cell office:value-type="string">
            <text:p>2959</text:p>
          </table:table-cell>
          <table:table-cell office:value-type="string">
            <text:p>942</text:p>
          </table:table-cell>
          <table:table-cell office:value-type="string">
            <text:p>56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7</text:p>
          </table:table-cell>
          <table:table-cell office:value-type="string">
            <text:p>131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05100</text:p>
          </table:table-cell>
          <table:table-cell office:value-type="string">
            <text:p>5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7.2</text:p>
          </table:table-cell>
          <table:table-cell office:value-type="string">
            <text:p>44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93900</text:p>
          </table:table-cell>
          <table:table-cell office:value-type="string">
            <text:p>3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9</text:p>
          </table:table-cell>
          <table:table-cell office:value-type="string">
            <text:p>48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18500</text:p>
          </table:table-cell>
          <table:table-cell office:value-type="string">
            <text:p>6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</text:p>
          </table:table-cell>
          <table:table-cell office:value-type="string">
            <text:p>118 GREEN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364300</text:p>
          </table:table-cell>
          <table:table-cell office:value-type="string">
            <text:p>7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0</text:p>
          </table:table-cell>
          <table:table-cell office:value-type="string">
            <text:p>50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50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0.-19</text:p>
          </table:table-cell>
          <table:table-cell office:value-type="string">
            <text:p>50 WESTERLO ST</text:p>
          </table:table-cell>
          <table:table-cell office:value-type="string">
            <text:p>TOMMANEY, HILARY</text:p>
          </table:table-cell>
          <table:table-cell office:value-type="string">
            <text:p><text:s/></text:p>
          </table:table-cell>
          <table:table-cell office:value-type="string">
            <text:p>23 BANCROFT ST</text:p>
          </table:table-cell>
          <table:table-cell office:value-type="string">
            <text:p>ALBANY, NY <text:s/>12208 </text:p>
          </table:table-cell>
          <table:table-cell office:value-type="string">
            <text:p>2771</text:p>
          </table:table-cell>
          <table:table-cell office:value-type="string">
            <text:p>587</text:p>
          </table:table-cell>
          <table:table-cell office:value-type="string">
            <text:p>42000</text:p>
          </table:table-cell>
          <table:table-cell office:value-type="string">
            <text:p>10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0.-20</text:p>
          </table:table-cell>
          <table:table-cell office:value-type="string">
            <text:p>50 WESTERLO ST</text:p>
          </table:table-cell>
          <table:table-cell office:value-type="string">
            <text:p>HAMMONDS, KATHERINE</text:p>
          </table:table-cell>
          <table:table-cell office:value-type="string">
            <text:p><text:s/></text:p>
          </table:table-cell>
          <table:table-cell office:value-type="string">
            <text:p>50 WESTERLO ST</text:p>
          </table:table-cell>
          <table:table-cell office:value-type="string">
            <text:p>ALBANY, NY <text:s/>12202 </text:p>
          </table:table-cell>
          <table:table-cell office:value-type="string">
            <text:p>2493</text:p>
          </table:table-cell>
          <table:table-cell office:value-type="string">
            <text:p>147</text:p>
          </table:table-cell>
          <table:table-cell office:value-type="string">
            <text:p>95000</text:p>
          </table:table-cell>
          <table:table-cell office:value-type="string">
            <text:p>20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1</text:p>
          </table:table-cell>
          <table:table-cell office:value-type="string">
            <text:p>52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22800</text:p>
          </table:table-cell>
          <table:table-cell office:value-type="string">
            <text:p>5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2</text:p>
          </table:table-cell>
          <table:table-cell office:value-type="string">
            <text:p>54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54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2.-21</text:p>
          </table:table-cell>
          <table:table-cell office:value-type="string">
            <text:p>54 WESTERLO ST</text:p>
          </table:table-cell>
          <table:table-cell office:value-type="string">
            <text:p>VIRGILIO, DENNIS</text:p>
          </table:table-cell>
          <table:table-cell office:value-type="string">
            <text:p><text:s/></text:p>
          </table:table-cell>
          <table:table-cell office:value-type="string">
            <text:p>54 WESTERLO ST 1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4730</text:p>
          </table:table-cell>
          <table:table-cell office:value-type="string">
            <text:p>44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2.-22</text:p>
          </table:table-cell>
          <table:table-cell office:value-type="string">
            <text:p>54 WESTERLO ST</text:p>
          </table:table-cell>
          <table:table-cell office:value-type="string">
            <text:p>BERNSTEIN, STANLEY</text:p>
          </table:table-cell>
          <table:table-cell office:value-type="string">
            <text:p><text:s/></text:p>
          </table:table-cell>
          <table:table-cell office:value-type="string">
            <text:p>333 THOMAS S. BOYLAND ST APT 2Q</text:p>
          </table:table-cell>
          <table:table-cell office:value-type="string">
            <text:p>BROOKLYN, NY <text:s/>11233 </text:p>
          </table:table-cell>
          <table:table-cell office:value-type="string">
            <text:p>2019</text:p>
          </table:table-cell>
          <table:table-cell office:value-type="string">
            <text:p>2478</text:p>
          </table:table-cell>
          <table:table-cell office:value-type="string">
            <text:p>51000</text:p>
          </table:table-cell>
          <table:table-cell office:value-type="string">
            <text:p>11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2.-23</text:p>
          </table:table-cell>
          <table:table-cell office:value-type="string">
            <text:p>54 WESTERLO ST</text:p>
          </table:table-cell>
          <table:table-cell office:value-type="string">
            <text:p>HEFFERNAN, PETER</text:p>
          </table:table-cell>
          <table:table-cell office:value-type="string">
            <text:p><text:s/></text:p>
          </table:table-cell>
          <table:table-cell office:value-type="string">
            <text:p>635 MAPLE LN</text:p>
          </table:table-cell>
          <table:table-cell office:value-type="string">
            <text:p>NISKAYUNA, NY <text:s/>12309 </text:p>
          </table:table-cell>
          <table:table-cell office:value-type="string">
            <text:p>2827</text:p>
          </table:table-cell>
          <table:table-cell office:value-type="string">
            <text:p>857</text:p>
          </table:table-cell>
          <table:table-cell office:value-type="string">
            <text:p>40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3</text:p>
          </table:table-cell>
          <table:table-cell office:value-type="string">
            <text:p>56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56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3.-24</text:p>
          </table:table-cell>
          <table:table-cell office:value-type="string">
            <text:p>56 WESTERLO ST</text:p>
          </table:table-cell>
          <table:table-cell office:value-type="string">
            <text:p>SCOTT, KENNETH</text:p>
          </table:table-cell>
          <table:table-cell office:value-type="string">
            <text:p><text:s/></text:p>
          </table:table-cell>
          <table:table-cell office:value-type="string">
            <text:p>56 WESTERLO ST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10714</text:p>
          </table:table-cell>
          <table:table-cell office:value-type="string">
            <text:p>44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3.-25</text:p>
          </table:table-cell>
          <table:table-cell office:value-type="string">
            <text:p>56 WESTERLO ST</text:p>
          </table:table-cell>
          <table:table-cell office:value-type="string">
            <text:p>KARIM TAYLOR, NIA IMANI</text:p>
          </table:table-cell>
          <table:table-cell office:value-type="string">
            <text:p><text:s/></text:p>
          </table:table-cell>
          <table:table-cell office:value-type="string">
            <text:p>56 WESTERLO ST UNIT 2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10933</text:p>
          </table:table-cell>
          <table:table-cell office:value-type="string">
            <text:p>55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3.-26</text:p>
          </table:table-cell>
          <table:table-cell office:value-type="string">
            <text:p>56 WESTERLO ST</text:p>
          </table:table-cell>
          <table:table-cell office:value-type="string">
            <text:p>BORTLE, ROBYN</text:p>
          </table:table-cell>
          <table:table-cell office:value-type="string">
            <text:p><text:s/></text:p>
          </table:table-cell>
          <table:table-cell office:value-type="string">
            <text:p>56 WESTERLO ST #26</text:p>
          </table:table-cell>
          <table:table-cell office:value-type="string">
            <text:p>ALBANY, NY <text:s/>12203 </text:p>
          </table:table-cell>
          <table:table-cell office:value-type="string">
            <text:p>2019</text:p>
          </table:table-cell>
          <table:table-cell office:value-type="string">
            <text:p>9354</text:p>
          </table:table-cell>
          <table:table-cell office:value-type="string">
            <text:p>41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4</text:p>
          </table:table-cell>
          <table:table-cell office:value-type="string">
            <text:p>58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58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4.-27</text:p>
          </table:table-cell>
          <table:table-cell office:value-type="string">
            <text:p>58 WESTERLO ST</text:p>
          </table:table-cell>
          <table:table-cell office:value-type="string">
            <text:p>MARTINEZ, RAMON O.</text:p>
          </table:table-cell>
          <table:table-cell office:value-type="string">
            <text:p><text:s/></text:p>
          </table:table-cell>
          <table:table-cell office:value-type="string">
            <text:p>58 WESTERLO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28670</text:p>
          </table:table-cell>
          <table:table-cell office:value-type="string">
            <text:p>35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4.-28</text:p>
          </table:table-cell>
          <table:table-cell office:value-type="string">
            <text:p>58 WESTERLO ST</text:p>
          </table:table-cell>
          <table:table-cell office:value-type="string">
            <text:p>LEWIS, SHCREE</text:p>
          </table:table-cell>
          <table:table-cell office:value-type="string">
            <text:p><text:s/></text:p>
          </table:table-cell>
          <table:table-cell office:value-type="string">
            <text:p>58 WESTERLO ST FL 2</text:p>
          </table:table-cell>
          <table:table-cell office:value-type="string">
            <text:p>ALBANY, NY <text:s/>12202 </text:p>
          </table:table-cell>
          <table:table-cell office:value-type="string">
            <text:p>2885</text:p>
          </table:table-cell>
          <table:table-cell office:value-type="string">
            <text:p>443</text:p>
          </table:table-cell>
          <table:table-cell office:value-type="string">
            <text:p>67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5</text:p>
          </table:table-cell>
          <table:table-cell office:value-type="string">
            <text:p>60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60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5.-29</text:p>
          </table:table-cell>
          <table:table-cell office:value-type="string">
            <text:p>60 WESTERLO ST</text:p>
          </table:table-cell>
          <table:table-cell office:value-type="string">
            <text:p>FRANK WESTERLO LLC,</text:p>
          </table:table-cell>
          <table:table-cell office:value-type="string">
            <text:p><text:s/></text:p>
          </table:table-cell>
          <table:table-cell office:value-type="string">
            <text:p>60 WESTERLO ST UNIT #1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25309</text:p>
          </table:table-cell>
          <table:table-cell office:value-type="string">
            <text:p>47000</text:p>
          </table:table-cell>
          <table:table-cell office:value-type="string">
            <text:p>10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5.-30</text:p>
          </table:table-cell>
          <table:table-cell office:value-type="string">
            <text:p>60 WESTERLO ST</text:p>
          </table:table-cell>
          <table:table-cell office:value-type="string">
            <text:p>SUGRUE, BRIAN J.</text:p>
          </table:table-cell>
          <table:table-cell office:value-type="string">
            <text:p><text:s/></text:p>
          </table:table-cell>
          <table:table-cell office:value-type="string">
            <text:p>60 WESTERLO ST</text:p>
          </table:table-cell>
          <table:table-cell office:value-type="string">
            <text:p>ALBANY, NY <text:s/>12202 </text:p>
          </table:table-cell>
          <table:table-cell office:value-type="string">
            <text:p>2626</text:p>
          </table:table-cell>
          <table:table-cell office:value-type="string">
            <text:p>917</text:p>
          </table:table-cell>
          <table:table-cell office:value-type="string">
            <text:p>54000</text:p>
          </table:table-cell>
          <table:table-cell office:value-type="string">
            <text:p>11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5.-31</text:p>
          </table:table-cell>
          <table:table-cell office:value-type="string">
            <text:p>60 WESTERLO ST</text:p>
          </table:table-cell>
          <table:table-cell office:value-type="string">
            <text:p>CANTERO-TUBILLA, BORJA</text:p>
          </table:table-cell>
          <table:table-cell office:value-type="string">
            <text:p><text:s/></text:p>
          </table:table-cell>
          <table:table-cell office:value-type="string">
            <text:p>60 WESTERLO ST UNIT 31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7064</text:p>
          </table:table-cell>
          <table:table-cell office:value-type="string">
            <text:p>39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6</text:p>
          </table:table-cell>
          <table:table-cell office:value-type="string">
            <text:p>62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62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6.-32</text:p>
          </table:table-cell>
          <table:table-cell office:value-type="string">
            <text:p>62 WESTERLO ST</text:p>
          </table:table-cell>
          <table:table-cell office:value-type="string">
            <text:p>PEREZ, PETER</text:p>
          </table:table-cell>
          <table:table-cell office:value-type="string">
            <text:p><text:s/></text:p>
          </table:table-cell>
          <table:table-cell office:value-type="string">
            <text:p>2205 SAN VITTORINO CIR</text:p>
          </table:table-cell>
          <table:table-cell office:value-type="string">
            <text:p>KISSIMMEE, FL <text:s/>34741 </text:p>
          </table:table-cell>
          <table:table-cell office:value-type="string">
            <text:p>3087</text:p>
          </table:table-cell>
          <table:table-cell office:value-type="string">
            <text:p>50</text:p>
          </table:table-cell>
          <table:table-cell office:value-type="string">
            <text:p>37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6.-33</text:p>
          </table:table-cell>
          <table:table-cell office:value-type="string">
            <text:p>62 WESTERLO ST</text:p>
          </table:table-cell>
          <table:table-cell office:value-type="string">
            <text:p>D&amp;D PROPERTY MANAGEMENT,LLC,</text:p>
          </table:table-cell>
          <table:table-cell office:value-type="string">
            <text:p><text:s/></text:p>
          </table:table-cell>
          <table:table-cell office:value-type="string">
            <text:p>25 SOUTHERN BLVD</text:p>
          </table:table-cell>
          <table:table-cell office:value-type="string">
            <text:p>ALBANY, NY <text:s/>12209 </text:p>
          </table:table-cell>
          <table:table-cell office:value-type="string">
            <text:p>2019</text:p>
          </table:table-cell>
          <table:table-cell office:value-type="string">
            <text:p>10752</text:p>
          </table:table-cell>
          <table:table-cell office:value-type="string">
            <text:p>41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6.-34</text:p>
          </table:table-cell>
          <table:table-cell office:value-type="string">
            <text:p>62 WESTERLO ST</text:p>
          </table:table-cell>
          <table:table-cell office:value-type="string">
            <text:p>DI SARRO, ERIC P.</text:p>
          </table:table-cell>
          <table:table-cell office:value-type="string">
            <text:p><text:s/></text:p>
          </table:table-cell>
          <table:table-cell office:value-type="string">
            <text:p>8 CLOVER LN</text:p>
          </table:table-cell>
          <table:table-cell office:value-type="string">
            <text:p>LOUDONVILLE, NY <text:s/>12211 </text:p>
          </table:table-cell>
          <table:table-cell table:number-columns-repeated="2"/>
          <table:table-cell office:value-type="string">
            <text:p>36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7</text:p>
          </table:table-cell>
          <table:table-cell office:value-type="string">
            <text:p>64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387800</text:p>
          </table:table-cell>
          <table:table-cell office:value-type="string">
            <text:p>73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7</text:p>
          </table:table-cell>
          <table:table-cell office:value-type="string">
            <text:p>116 GREE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1</text:p>
          </table:table-cell>
          <table:table-cell office:value-type="string">
            <text:p>65A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13 GREEN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377900</text:p>
          </table:table-cell>
          <table:table-cell office:value-type="string">
            <text:p>3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12.1</text:p>
          </table:table-cell>
          <table:table-cell office:value-type="string">
            <text:p>139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308700</text:p>
          </table:table-cell>
          <table:table-cell office:value-type="string">
            <text:p>59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12.2</text:p>
          </table:table-cell>
          <table:table-cell office:value-type="string">
            <text:p>135 GREEN ST</text:p>
          </table:table-cell>
          <table:table-cell office:value-type="string">
            <text:p>BROWN, GEORGE A.</text:p>
          </table:table-cell>
          <table:table-cell office:value-type="string">
            <text:p><text:s/></text:p>
          </table:table-cell>
          <table:table-cell office:value-type="string">
            <text:p>135 GREEN ST</text:p>
          </table:table-cell>
          <table:table-cell office:value-type="string">
            <text:p>ALBANY, NY <text:s/>12202 </text:p>
          </table:table-cell>
          <table:table-cell office:value-type="string">
            <text:p>2956</text:p>
          </table:table-cell>
          <table:table-cell office:value-type="string">
            <text:p>798</text:p>
          </table:table-cell>
          <table:table-cell office:value-type="string">
            <text:p>88000</text:p>
          </table:table-cell>
          <table:table-cell office:value-type="string">
            <text:p>17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12.3</text:p>
          </table:table-cell>
          <table:table-cell office:value-type="string">
            <text:p>137 GREEN ST</text:p>
          </table:table-cell>
          <table:table-cell office:value-type="string">
            <text:p>SKINNER, AUGUSTUS</text:p>
          </table:table-cell>
          <table:table-cell office:value-type="string">
            <text:p><text:s/></text:p>
          </table:table-cell>
          <table:table-cell office:value-type="string">
            <text:p>133 OTTIS HALL RD</text:p>
          </table:table-cell>
          <table:table-cell office:value-type="string">
            <text:p>GILBOA, NY <text:s/>12076 </text:p>
          </table:table-cell>
          <table:table-cell office:value-type="string">
            <text:p>2019</text:p>
          </table:table-cell>
          <table:table-cell office:value-type="string">
            <text:p>1565</text:p>
          </table:table-cell>
          <table:table-cell office:value-type="string">
            <text:p>124000</text:p>
          </table:table-cell>
          <table:table-cell office:value-type="string">
            <text:p>24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22</text:p>
          </table:table-cell>
          <table:table-cell office:value-type="string">
            <text:p>145 GREE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34.1</text:p>
          </table:table-cell>
          <table:table-cell office:value-type="string">
            <text:p>149 GREEN ST</text:p>
          </table:table-cell>
          <table:table-cell office:value-type="string">
            <text:p>MARIYA GOZENPUT LIV-REV-TRUST,</text:p>
          </table:table-cell>
          <table:table-cell office:value-type="string">
            <text:p><text:s/></text:p>
          </table:table-cell>
          <table:table-cell office:value-type="string">
            <text:p>35 SEACOAST TER APT 10C</text:p>
          </table:table-cell>
          <table:table-cell office:value-type="string">
            <text:p>BROOKLYN, NY <text:s/>11235 </text:p>
          </table:table-cell>
          <table:table-cell office:value-type="string">
            <text:p>2019</text:p>
          </table:table-cell>
          <table:table-cell office:value-type="string">
            <text:p>13898</text:p>
          </table:table-cell>
          <table:table-cell office:value-type="string">
            <text:p>89000</text:p>
          </table:table-cell>
          <table:table-cell office:value-type="string">
            <text:p>17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34.2</text:p>
          </table:table-cell>
          <table:table-cell office:value-type="string">
            <text:p>151 GREEN ST</text:p>
          </table:table-cell>
          <table:table-cell office:value-type="string">
            <text:p>MONTROSE, CAESAR</text:p>
          </table:table-cell>
          <table:table-cell office:value-type="string">
            <text:p><text:s/></text:p>
          </table:table-cell>
          <table:table-cell office:value-type="string">
            <text:p>153-17 107TH AVE</text:p>
          </table:table-cell>
          <table:table-cell office:value-type="string">
            <text:p>JAMAICA, NY <text:s/>11433 </text:p>
          </table:table-cell>
          <table:table-cell office:value-type="string">
            <text:p>2016</text:p>
          </table:table-cell>
          <table:table-cell office:value-type="string">
            <text:p>23667</text:p>
          </table:table-cell>
          <table:table-cell office:value-type="string">
            <text:p>15000</text:p>
          </table:table-cell>
          <table:table-cell office:value-type="string">
            <text:p>3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38.1</text:p>
          </table:table-cell>
          <table:table-cell office:value-type="string">
            <text:p>49 S FERRY ST</text:p>
          </table:table-cell>
          <table:table-cell office:value-type="string">
            <text:p>BULSON, ERIC</text:p>
          </table:table-cell>
          <table:table-cell office:value-type="string">
            <text:p><text:s/></text:p>
          </table:table-cell>
          <table:table-cell office:value-type="string">
            <text:p>49 S FERRY ST</text:p>
          </table:table-cell>
          <table:table-cell office:value-type="string">
            <text:p>ALBANY, NY <text:s/>12202 </text:p>
          </table:table-cell>
          <table:table-cell office:value-type="string">
            <text:p>2907</text:p>
          </table:table-cell>
          <table:table-cell office:value-type="string">
            <text:p>1027</text:p>
          </table:table-cell>
          <table:table-cell office:value-type="string">
            <text:p>68000</text:p>
          </table:table-cell>
          <table:table-cell office:value-type="string">
            <text:p>13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38.2</text:p>
          </table:table-cell>
          <table:table-cell office:value-type="string">
            <text:p>51 S FERRY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89800</text:p>
          </table:table-cell>
          <table:table-cell office:value-type="string">
            <text:p>3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38.3</text:p>
          </table:table-cell>
          <table:table-cell office:value-type="string">
            <text:p>53 S FERRY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46200</text:p>
          </table:table-cell>
          <table:table-cell office:value-type="string">
            <text:p>5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</text:p>
          </table:table-cell>
          <table:table-cell office:value-type="string">
            <text:p>133 GREE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3</text:p>
          </table:table-cell>
          <table:table-cell office:value-type="string">
            <text:p>59 S FERRY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380000</text:p>
          </table:table-cell>
          <table:table-cell office:value-type="string">
            <text:p>14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5</text:p>
          </table:table-cell>
          <table:table-cell office:value-type="string">
            <text:p>67 S FERRY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67 S FERRY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5.-35</text:p>
          </table:table-cell>
          <table:table-cell office:value-type="string">
            <text:p>67 S FERRY ST</text:p>
          </table:table-cell>
          <table:table-cell office:value-type="string">
            <text:p>WEINBERG, CHAUNA</text:p>
          </table:table-cell>
          <table:table-cell office:value-type="string">
            <text:p><text:s/></text:p>
          </table:table-cell>
          <table:table-cell office:value-type="string">
            <text:p>67 S FERRY ST #1A</text:p>
          </table:table-cell>
          <table:table-cell office:value-type="string">
            <text:p>ALBANY, NY <text:s/>12202 </text:p>
          </table:table-cell>
          <table:table-cell office:value-type="string">
            <text:p>3115</text:p>
          </table:table-cell>
          <table:table-cell office:value-type="string">
            <text:p>546</text:p>
          </table:table-cell>
          <table:table-cell office:value-type="string">
            <text:p>56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5.-36</text:p>
          </table:table-cell>
          <table:table-cell office:value-type="string">
            <text:p>67 S FERRY ST</text:p>
          </table:table-cell>
          <table:table-cell office:value-type="string">
            <text:p>BULT, JEFFREY D.</text:p>
          </table:table-cell>
          <table:table-cell office:value-type="string">
            <text:p><text:s/></text:p>
          </table:table-cell>
          <table:table-cell office:value-type="string">
            <text:p>67 S FERRY ST APT 2</text:p>
          </table:table-cell>
          <table:table-cell office:value-type="string">
            <text:p>ALBANY, NY <text:s/>12202 </text:p>
          </table:table-cell>
          <table:table-cell office:value-type="string">
            <text:p>3093</text:p>
          </table:table-cell>
          <table:table-cell office:value-type="string">
            <text:p>1127</text:p>
          </table:table-cell>
          <table:table-cell office:value-type="string">
            <text:p>56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6</text:p>
          </table:table-cell>
          <table:table-cell office:value-type="string">
            <text:p>69 S FERRY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69 S FERRY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6.-37</text:p>
          </table:table-cell>
          <table:table-cell office:value-type="string">
            <text:p>69 S FERRY ST</text:p>
          </table:table-cell>
          <table:table-cell office:value-type="string">
            <text:p>69-1 S FERRY LLC,</text:p>
          </table:table-cell>
          <table:table-cell office:value-type="string">
            <text:p><text:s/></text:p>
          </table:table-cell>
          <table:table-cell office:value-type="string">
            <text:p>19885 BOCA WEST DR UNIT 3231</text:p>
          </table:table-cell>
          <table:table-cell office:value-type="string">
            <text:p>BOCA RATON, FL <text:s/>22434 </text:p>
          </table:table-cell>
          <table:table-cell office:value-type="string">
            <text:p>2018</text:p>
          </table:table-cell>
          <table:table-cell office:value-type="string">
            <text:p>745</text:p>
          </table:table-cell>
          <table:table-cell office:value-type="string">
            <text:p>63000</text:p>
          </table:table-cell>
          <table:table-cell office:value-type="string">
            <text:p>13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6.-38</text:p>
          </table:table-cell>
          <table:table-cell office:value-type="string">
            <text:p>69 S FERRY ST</text:p>
          </table:table-cell>
          <table:table-cell office:value-type="string">
            <text:p>DECKER, DAVID G.</text:p>
          </table:table-cell>
          <table:table-cell office:value-type="string">
            <text:p><text:s/></text:p>
          </table:table-cell>
          <table:table-cell office:value-type="string">
            <text:p>69 S FERRY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227</text:p>
          </table:table-cell>
          <table:table-cell office:value-type="string">
            <text:p>64000</text:p>
          </table:table-cell>
          <table:table-cell office:value-type="string">
            <text:p>13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7</text:p>
          </table:table-cell>
          <table:table-cell office:value-type="string">
            <text:p>71 S FERRY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86000</text:p>
          </table:table-cell>
          <table:table-cell office:value-type="string">
            <text:p>8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8</text:p>
          </table:table-cell>
          <table:table-cell office:value-type="string">
            <text:p>143A GREE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 </text:p>
          </table:table-cell>
          <table:table-cell office:value-type="string">
            <text:p>3080</text:p>
          </table:table-cell>
          <table:table-cell office:value-type="string">
            <text:p>1008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5</text:p>
          </table:table-cell>
          <table:table-cell office:value-type="string">
            <text:p>51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51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5.-17</text:p>
          </table:table-cell>
          <table:table-cell office:value-type="string">
            <text:p>51 WESTERLO ST</text:p>
          </table:table-cell>
          <table:table-cell office:value-type="string">
            <text:p>PAYNE-COX, ROBYN C.</text:p>
          </table:table-cell>
          <table:table-cell office:value-type="string">
            <text:p><text:s/></text:p>
          </table:table-cell>
          <table:table-cell office:value-type="string">
            <text:p>94 RENSSELAER AVE</text:p>
          </table:table-cell>
          <table:table-cell office:value-type="string">
            <text:p>COHOES, NY <text:s/>12047 </text:p>
          </table:table-cell>
          <table:table-cell office:value-type="string">
            <text:p>2019</text:p>
          </table:table-cell>
          <table:table-cell office:value-type="string">
            <text:p>5986</text:p>
          </table:table-cell>
          <table:table-cell office:value-type="string">
            <text:p>42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5.-18</text:p>
          </table:table-cell>
          <table:table-cell office:value-type="string">
            <text:p>51 WESTERLO ST</text:p>
          </table:table-cell>
          <table:table-cell office:value-type="string">
            <text:p>PAYNE-COX, ROBYN C.</text:p>
          </table:table-cell>
          <table:table-cell office:value-type="string">
            <text:p><text:s/></text:p>
          </table:table-cell>
          <table:table-cell office:value-type="string">
            <text:p>94 RENSSELAER AVE</text:p>
          </table:table-cell>
          <table:table-cell office:value-type="string">
            <text:p>COHOES, NY <text:s/>12047 </text:p>
          </table:table-cell>
          <table:table-cell office:value-type="string">
            <text:p>2019</text:p>
          </table:table-cell>
          <table:table-cell office:value-type="string">
            <text:p>5986</text:p>
          </table:table-cell>
          <table:table-cell office:value-type="string">
            <text:p>44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6</text:p>
          </table:table-cell>
          <table:table-cell office:value-type="string">
            <text:p>49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49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6.-15</text:p>
          </table:table-cell>
          <table:table-cell office:value-type="string">
            <text:p>49 WESTERLO ST</text:p>
          </table:table-cell>
          <table:table-cell office:value-type="string">
            <text:p>TOMMANEY, HILARY</text:p>
          </table:table-cell>
          <table:table-cell office:value-type="string">
            <text:p><text:s/></text:p>
          </table:table-cell>
          <table:table-cell office:value-type="string">
            <text:p>23 BANCROFT ST</text:p>
          </table:table-cell>
          <table:table-cell office:value-type="string">
            <text:p>ALBANY, NY <text:s/>12208 </text:p>
          </table:table-cell>
          <table:table-cell office:value-type="string">
            <text:p>2915</text:p>
          </table:table-cell>
          <table:table-cell office:value-type="string">
            <text:p>136</text:p>
          </table:table-cell>
          <table:table-cell office:value-type="string">
            <text:p>38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6.-16</text:p>
          </table:table-cell>
          <table:table-cell office:value-type="string">
            <text:p>49 WESTERLO ST</text:p>
          </table:table-cell>
          <table:table-cell office:value-type="string">
            <text:p>KYRIACOPOULOS, PETER</text:p>
          </table:table-cell>
          <table:table-cell office:value-type="string">
            <text:p><text:s/></text:p>
          </table:table-cell>
          <table:table-cell office:value-type="string">
            <text:p>6206 SILVER DAWN CT</text:p>
          </table:table-cell>
          <table:table-cell office:value-type="string">
            <text:p>KINGWOOD, TX <text:s/>77345 </text:p>
          </table:table-cell>
          <table:table-cell table:number-columns-repeated="2"/>
          <table:table-cell office:value-type="string">
            <text:p>43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7</text:p>
          </table:table-cell>
          <table:table-cell office:value-type="string">
            <text:p>47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INC </text:p>
          </table:table-cell>
          <table:table-cell office:value-type="string">
            <text:p>PO BOX 549</text:p>
          </table:table-cell>
          <table:table-cell office:value-type="string">
            <text:p>ROME, NY <text:s/>13440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35200</text:p>
          </table:table-cell>
          <table:table-cell office:value-type="string">
            <text:p>6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1</text:p>
          </table:table-cell>
          <table:table-cell office:value-type="string">
            <text:p>142 GREEN ST</text:p>
          </table:table-cell>
          <table:table-cell office:value-type="string">
            <text:p>CHIOU DEVELOPMENT GROUOP LLC,</text:p>
          </table:table-cell>
          <table:table-cell office:value-type="string">
            <text:p><text:s/></text:p>
          </table:table-cell>
          <table:table-cell office:value-type="string">
            <text:p>5 SHERMAN ST</text:p>
          </table:table-cell>
          <table:table-cell office:value-type="string">
            <text:p>ALBANY, NY <text:s/>12210 </text:p>
          </table:table-cell>
          <table:table-cell office:value-type="string">
            <text:p>2019</text:p>
          </table:table-cell>
          <table:table-cell office:value-type="string">
            <text:p>17451</text:p>
          </table:table-cell>
          <table:table-cell office:value-type="string">
            <text:p>10000</text:p>
          </table:table-cell>
          <table:table-cell office:value-type="string">
            <text:p>50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18</text:p>
          </table:table-cell>
          <table:table-cell office:value-type="string">
            <text:p>20 S FERRY ST</text:p>
          </table:table-cell>
          <table:table-cell office:value-type="string">
            <text:p>THE SALVATION ARMY,</text:p>
          </table:table-cell>
          <table:table-cell office:value-type="string">
            <text:p>C/O BRIAN CLARK </text:p>
          </table:table-cell>
          <table:table-cell office:value-type="string">
            <text:p>PO BOX 148</text:p>
          </table:table-cell>
          <table:table-cell office:value-type="string">
            <text:p>SYRACUSE, NY <text:s/>13206 </text:p>
          </table:table-cell>
          <table:table-cell office:value-type="string">
            <text:p>2667</text:p>
          </table:table-cell>
          <table:table-cell office:value-type="string">
            <text:p>57</text:p>
          </table:table-cell>
          <table:table-cell office:value-type="string">
            <text:p>1277300</text:p>
          </table:table-cell>
          <table:table-cell office:value-type="string">
            <text:p>1236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2</text:p>
          </table:table-cell>
          <table:table-cell office:value-type="string">
            <text:p>24 JOHN ST</text:p>
          </table:table-cell>
          <table:table-cell office:value-type="string">
            <text:p>JAMES, DALE</text:p>
          </table:table-cell>
          <table:table-cell office:value-type="string">
            <text:p><text:s/></text:p>
          </table:table-cell>
          <table:table-cell office:value-type="string">
            <text:p>10 LAWN AVE</text:p>
          </table:table-cell>
          <table:table-cell office:value-type="string">
            <text:p>ALBANY, NY <text:s/>12204 </text:p>
          </table:table-cell>
          <table:table-cell office:value-type="string">
            <text:p>3046</text:p>
          </table:table-cell>
          <table:table-cell office:value-type="string">
            <text:p>307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21</text:p>
          </table:table-cell>
          <table:table-cell office:value-type="string">
            <text:p>40 S FERRY ST</text:p>
          </table:table-cell>
          <table:table-cell office:value-type="string">
            <text:p>FIDELIY INFORMATION SEVICE LLC,</text:p>
          </table:table-cell>
          <table:table-cell office:value-type="string">
            <text:p>FIS RE OPERATIONS- C. HERNANDE </text:p>
          </table:table-cell>
          <table:table-cell office:value-type="string">
            <text:p>2001 SUMMIT PARK DR</text:p>
          </table:table-cell>
          <table:table-cell office:value-type="string">
            <text:p>ORLANDO, FL <text:s/>32810 </text:p>
          </table:table-cell>
          <table:table-cell office:value-type="string">
            <text:p>2668</text:p>
          </table:table-cell>
          <table:table-cell office:value-type="string">
            <text:p>253</text:p>
          </table:table-cell>
          <table:table-cell office:value-type="string">
            <text:p>605900</text:p>
          </table:table-cell>
          <table:table-cell office:value-type="string">
            <text:p>928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3</text:p>
          </table:table-cell>
          <table:table-cell office:value-type="string">
            <text:p>144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06600</text:p>
          </table:table-cell>
          <table:table-cell office:value-type="string">
            <text:p>5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4</text:p>
          </table:table-cell>
          <table:table-cell office:value-type="string">
            <text:p>45 S FERRY ST</text:p>
          </table:table-cell>
          <table:table-cell office:value-type="string">
            <text:p>VESTA COMMUNITY HOUSING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table:number-columns-repeated="2"/>
          <table:table-cell office:value-type="string">
            <text:p>299600</text:p>
          </table:table-cell>
          <table:table-cell office:value-type="string">
            <text:p>16600</text:p>
          </table:table-cell>
          <table:table-cell office:value-type="string">
            <text:p>632</text:p>
          </table:table-cell>
          <table:table-cell office:value-type="string">
            <text:p>Benevolent and Moral Association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5</text:p>
          </table:table-cell>
          <table:table-cell office:value-type="string">
            <text:p>39 S FERRY ST</text:p>
          </table:table-cell>
          <table:table-cell office:value-type="string">
            <text:p>VESTA COMMUNITY HOUSING 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office:value-type="string">
            <text:p>2827</text:p>
          </table:table-cell>
          <table:table-cell office:value-type="string">
            <text:p>1089</text:p>
          </table:table-cell>
          <table:table-cell office:value-type="string">
            <text:p>318900</text:p>
          </table:table-cell>
          <table:table-cell office:value-type="string">
            <text:p>202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58-3-6</text:p>
          </table:table-cell>
          <table:table-cell office:value-type="string">
            <text:p>35 S FERRY ST</text:p>
          </table:table-cell>
          <table:table-cell office:value-type="string">
            <text:p>EQUINOX INC.,</text:p>
          </table:table-cell>
          <table:table-cell office:value-type="string">
            <text:p><text:s/></text:p>
          </table:table-cell>
          <table:table-cell office:value-type="string">
            <text:p>500 CENTRAL AVE</text:p>
          </table:table-cell>
          <table:table-cell office:value-type="string">
            <text:p>ALBANY, NY <text:s/>12206 </text:p>
          </table:table-cell>
          <table:table-cell office:value-type="string">
            <text:p>2618</text:p>
          </table:table-cell>
          <table:table-cell office:value-type="string">
            <text:p>62</text:p>
          </table:table-cell>
          <table:table-cell office:value-type="string">
            <text:p>239100</text:p>
          </table:table-cell>
          <table:table-cell office:value-type="string">
            <text:p>14900</text:p>
          </table:table-cell>
          <table:table-cell office:value-type="string">
            <text:p>612</text:p>
          </table:table-cell>
          <table:table-cell office:value-type="string">
            <text:p>School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7</text:p>
          </table:table-cell>
          <table:table-cell office:value-type="string">
            <text:p>59 DONGAN AVE</text:p>
          </table:table-cell>
          <table:table-cell office:value-type="string">
            <text:p>EQUINOX SHELTER INC,</text:p>
          </table:table-cell>
          <table:table-cell office:value-type="string">
            <text:p><text:s/></text:p>
          </table:table-cell>
          <table:table-cell office:value-type="string">
            <text:p>500 CENTRAL AVE</text:p>
          </table:table-cell>
          <table:table-cell office:value-type="string">
            <text:p>ALBANY, NY <text:s/>12206 </text:p>
          </table:table-cell>
          <table:table-cell table:number-columns-repeated="2"/>
          <table:table-cell office:value-type="string">
            <text:p>327700</text:p>
          </table:table-cell>
          <table:table-cell office:value-type="string">
            <text:p>74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8</text:p>
          </table:table-cell>
          <table:table-cell office:value-type="string">
            <text:p>21 S FERRY ST</text:p>
          </table:table-cell>
          <table:table-cell office:value-type="string">
            <text:p>EQUINOX INC.,</text:p>
          </table:table-cell>
          <table:table-cell office:value-type="string">
            <text:p><text:s/></text:p>
          </table:table-cell>
          <table:table-cell office:value-type="string">
            <text:p>500 CENTRAL AVE</text:p>
          </table:table-cell>
          <table:table-cell office:value-type="string">
            <text:p>ALBANY, NY <text:s/>12206 </text:p>
          </table:table-cell>
          <table:table-cell office:value-type="string">
            <text:p>2668</text:p>
          </table:table-cell>
          <table:table-cell office:value-type="string">
            <text:p>55</text:p>
          </table:table-cell>
          <table:table-cell table:number-columns-repeated="2" office:value-type="string">
            <text:p>12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0</text:p>
          </table:table-cell>
          <table:table-cell office:value-type="string">
            <text:p>64 ELIZABETH ST</text:p>
          </table:table-cell>
          <table:table-cell office:value-type="string">
            <text:p>ODUTAYO, ADEBAYO</text:p>
          </table:table-cell>
          <table:table-cell office:value-type="string">
            <text:p><text:s/></text:p>
          </table:table-cell>
          <table:table-cell office:value-type="string">
            <text:p>PO BOX 6937</text:p>
          </table:table-cell>
          <table:table-cell office:value-type="string">
            <text:p>ALBANY, NY <text:s/>12206 </text:p>
          </table:table-cell>
          <table:table-cell office:value-type="string">
            <text:p>2018</text:p>
          </table:table-cell>
          <table:table-cell office:value-type="string">
            <text:p>17975</text:p>
          </table:table-cell>
          <table:table-cell office:value-type="string">
            <text:p>76000</text:p>
          </table:table-cell>
          <table:table-cell office:value-type="string">
            <text:p>15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1</text:p>
          </table:table-cell>
          <table:table-cell office:value-type="string">
            <text:p>62 ELIZABETH ST</text:p>
          </table:table-cell>
          <table:table-cell office:value-type="string">
            <text:p>TUNE, LARRY</text:p>
          </table:table-cell>
          <table:table-cell office:value-type="string">
            <text:p><text:s/></text:p>
          </table:table-cell>
          <table:table-cell office:value-type="string">
            <text:p>PO BOX 583</text:p>
          </table:table-cell>
          <table:table-cell office:value-type="string">
            <text:p>ALBANY, NY <text:s/>12201 </text:p>
          </table:table-cell>
          <table:table-cell office:value-type="string">
            <text:p>2978</text:p>
          </table:table-cell>
          <table:table-cell office:value-type="string">
            <text:p>854</text:p>
          </table:table-cell>
          <table:table-cell office:value-type="string">
            <text:p>39000</text:p>
          </table:table-cell>
          <table:table-cell office:value-type="string">
            <text:p>7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4</text:p>
          </table:table-cell>
          <table:table-cell office:value-type="string">
            <text:p>64 ALEXANDER ST</text:p>
          </table:table-cell>
          <table:table-cell office:value-type="string">
            <text:p>62 ALEXANDER, LLC,</text:p>
          </table:table-cell>
          <table:table-cell office:value-type="string">
            <text:p><text:s/></text:p>
          </table:table-cell>
          <table:table-cell office:value-type="string">
            <text:p>200 GARDEN CITY PLAZA #224</text:p>
          </table:table-cell>
          <table:table-cell office:value-type="string">
            <text:p>GARDEN CITY, NY <text:s/>11530 </text:p>
          </table:table-cell>
          <table:table-cell office:value-type="string">
            <text:p>2020</text:p>
          </table:table-cell>
          <table:table-cell office:value-type="string">
            <text:p>9736</text:p>
          </table:table-cell>
          <table:table-cell office:value-type="string">
            <text:p>10000</text:p>
          </table:table-cell>
          <table:table-cell office:value-type="string">
            <text:p>4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5</text:p>
          </table:table-cell>
          <table:table-cell office:value-type="string">
            <text:p>62 ALEXANDER ST</text:p>
          </table:table-cell>
          <table:table-cell office:value-type="string">
            <text:p>62 ALEXANDER LLC,</text:p>
          </table:table-cell>
          <table:table-cell office:value-type="string">
            <text:p>ATTN: DILLON NASH </text:p>
          </table:table-cell>
          <table:table-cell office:value-type="string">
            <text:p>200 GARDEN CITY PLZ STE 224</text:p>
          </table:table-cell>
          <table:table-cell office:value-type="string">
            <text:p>GARDEN CITY, NY <text:s/>11530-3338 </text:p>
          </table:table-cell>
          <table:table-cell office:value-type="string">
            <text:p>2018</text:p>
          </table:table-cell>
          <table:table-cell office:value-type="string">
            <text:p>3649</text:p>
          </table:table-cell>
          <table:table-cell office:value-type="string">
            <text:p>44000</text:p>
          </table:table-cell>
          <table:table-cell office:value-type="string">
            <text:p>8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7</text:p>
          </table:table-cell>
          <table:table-cell office:value-type="string">
            <text:p>58 ALEXANDER ST</text:p>
          </table:table-cell>
          <table:table-cell office:value-type="string">
            <text:p>MOUNT CALVARY BAPTIST CHURCH,</text:p>
          </table:table-cell>
          <table:table-cell office:value-type="string">
            <text:p><text:s/></text:p>
          </table:table-cell>
          <table:table-cell office:value-type="string">
            <text:p>58 ALEXANDER ST</text:p>
          </table:table-cell>
          <table:table-cell office:value-type="string">
            <text:p>ALBANY, NY <text:s/>12202 </text:p>
          </table:table-cell>
          <table:table-cell office:value-type="string">
            <text:p>1555</text:p>
          </table:table-cell>
          <table:table-cell office:value-type="string">
            <text:p>121</text:p>
          </table:table-cell>
          <table:table-cell office:value-type="string">
            <text:p>380600</text:p>
          </table:table-cell>
          <table:table-cell office:value-type="string">
            <text:p>161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8</text:p>
          </table:table-cell>
          <table:table-cell office:value-type="string">
            <text:p>56 ALEXANDER ST</text:p>
          </table:table-cell>
          <table:table-cell office:value-type="string">
            <text:p>CLINTON ALEXANDER HOLDINGS,LLC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8</text:p>
          </table:table-cell>
          <table:table-cell office:value-type="string">
            <text:p>187</text:p>
          </table:table-cell>
          <table:table-cell office:value-type="string">
            <text:p>60000</text:p>
          </table:table-cell>
          <table:table-cell office:value-type="string">
            <text:p>15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9</text:p>
          </table:table-cell>
          <table:table-cell office:value-type="string">
            <text:p>54 ALEXANDER ST</text:p>
          </table:table-cell>
          <table:table-cell office:value-type="string">
            <text:p>CLINTON ALEXANDER HOLDINGS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8</text:p>
          </table:table-cell>
          <table:table-cell office:value-type="string">
            <text:p>187</text:p>
          </table:table-cell>
          <table:table-cell office:value-type="string">
            <text:p>60000</text:p>
          </table:table-cell>
          <table:table-cell office:value-type="string">
            <text:p>13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0</text:p>
          </table:table-cell>
          <table:table-cell office:value-type="string">
            <text:p>52 ALEXANDER ST</text:p>
          </table:table-cell>
          <table:table-cell office:value-type="string">
            <text:p>BELL, ULYSSES</text:p>
          </table:table-cell>
          <table:table-cell office:value-type="string">
            <text:p><text:s/></text:p>
          </table:table-cell>
          <table:table-cell office:value-type="string">
            <text:p>59 ALEXANDER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5285</text:p>
          </table:table-cell>
          <table:table-cell table:number-columns-repeated="2" office:value-type="string">
            <text:p>9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1</text:p>
          </table:table-cell>
          <table:table-cell office:value-type="string">
            <text:p>48 ALEXANDER ST</text:p>
          </table:table-cell>
          <table:table-cell office:value-type="string">
            <text:p>BELL, ULYSSES</text:p>
          </table:table-cell>
          <table:table-cell office:value-type="string">
            <text:p><text:s/></text:p>
          </table:table-cell>
          <table:table-cell office:value-type="string">
            <text:p>59 ALEXANDER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5285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2</text:p>
          </table:table-cell>
          <table:table-cell office:value-type="string">
            <text:p>46 ALEXANDER ST</text:p>
          </table:table-cell>
          <table:table-cell office:value-type="string">
            <text:p>EVANS, AUGUSTUS</text:p>
          </table:table-cell>
          <table:table-cell office:value-type="string">
            <text:p><text:s/></text:p>
          </table:table-cell>
          <table:table-cell office:value-type="string">
            <text:p>1157 CROES AVE</text:p>
          </table:table-cell>
          <table:table-cell office:value-type="string">
            <text:p>BRONX, NY <text:s/>10472 </text:p>
          </table:table-cell>
          <table:table-cell office:value-type="string">
            <text:p>2017</text:p>
          </table:table-cell>
          <table:table-cell office:value-type="string">
            <text:p>2729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3</text:p>
          </table:table-cell>
          <table:table-cell office:value-type="string">
            <text:p>137 FOURTH AVE</text:p>
          </table:table-cell>
          <table:table-cell office:value-type="string">
            <text:p>RIDLEY, SEAN W.</text:p>
          </table:table-cell>
          <table:table-cell office:value-type="string">
            <text:p><text:s/></text:p>
          </table:table-cell>
          <table:table-cell office:value-type="string">
            <text:p>137 FOURTH AVE UNIT 2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18960</text:p>
          </table:table-cell>
          <table:table-cell office:value-type="string">
            <text:p>60000</text:p>
          </table:table-cell>
          <table:table-cell office:value-type="string">
            <text:p>14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4</text:p>
          </table:table-cell>
          <table:table-cell office:value-type="string">
            <text:p>139 FOURTH AVE</text:p>
          </table:table-cell>
          <table:table-cell office:value-type="string">
            <text:p>HOLLAND GENERATION IV LLC,</text:p>
          </table:table-cell>
          <table:table-cell office:value-type="string">
            <text:p><text:s/></text:p>
          </table:table-cell>
          <table:table-cell office:value-type="string">
            <text:p>16 CAROLINE AVE</text:p>
          </table:table-cell>
          <table:table-cell office:value-type="string">
            <text:p>ELMONT, NY <text:s/>11003 </text:p>
          </table:table-cell>
          <table:table-cell office:value-type="string">
            <text:p>2019</text:p>
          </table:table-cell>
          <table:table-cell office:value-type="string">
            <text:p>26278</text:p>
          </table:table-cell>
          <table:table-cell office:value-type="string">
            <text:p>15000</text:p>
          </table:table-cell>
          <table:table-cell office:value-type="string">
            <text:p>7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5</text:p>
          </table:table-cell>
          <table:table-cell office:value-type="string">
            <text:p>141 FOURTH AVE</text:p>
          </table:table-cell>
          <table:table-cell office:value-type="string">
            <text:p>CONSTANTINE, NICOLE</text:p>
          </table:table-cell>
          <table:table-cell office:value-type="string">
            <text:p><text:s/></text:p>
          </table:table-cell>
          <table:table-cell office:value-type="string">
            <text:p>1087 MCKINLEY ST</text:p>
          </table:table-cell>
          <table:table-cell office:value-type="string">
            <text:p>BALDWIN, NY <text:s/>11510 </text:p>
          </table:table-cell>
          <table:table-cell office:value-type="string">
            <text:p>2018</text:p>
          </table:table-cell>
          <table:table-cell office:value-type="string">
            <text:p>17572</text:p>
          </table:table-cell>
          <table:table-cell office:value-type="string">
            <text:p>13800</text:p>
          </table:table-cell>
          <table:table-cell office:value-type="string">
            <text:p>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6</text:p>
          </table:table-cell>
          <table:table-cell office:value-type="string">
            <text:p>143 FOURTH AVE</text:p>
          </table:table-cell>
          <table:table-cell office:value-type="string">
            <text:p>MUSLIM COMMUNITY OF TROY,</text:p>
          </table:table-cell>
          <table:table-cell office:value-type="string">
            <text:p><text:s/></text:p>
          </table:table-cell>
          <table:table-cell office:value-type="string">
            <text:p>2339 15TH ST</text:p>
          </table:table-cell>
          <table:table-cell office:value-type="string">
            <text:p>TROY, NY <text:s/>12180 </text:p>
          </table:table-cell>
          <table:table-cell office:value-type="string">
            <text:p>3131</text:p>
          </table:table-cell>
          <table:table-cell office:value-type="string">
            <text:p>416</text:p>
          </table:table-cell>
          <table:table-cell office:value-type="string">
            <text:p>15000</text:p>
          </table:table-cell>
          <table:table-cell office:value-type="string">
            <text:p>7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7</text:p>
          </table:table-cell>
          <table:table-cell office:value-type="string">
            <text:p>145 FOURTH AVE</text:p>
          </table:table-cell>
          <table:table-cell office:value-type="string">
            <text:p>MUSLIM COMMUNITY OF TROY,</text:p>
          </table:table-cell>
          <table:table-cell office:value-type="string">
            <text:p><text:s/></text:p>
          </table:table-cell>
          <table:table-cell office:value-type="string">
            <text:p>2339 15TH ST</text:p>
          </table:table-cell>
          <table:table-cell office:value-type="string">
            <text:p>TROY, NY <text:s/>12180 </text:p>
          </table:table-cell>
          <table:table-cell office:value-type="string">
            <text:p>3131</text:p>
          </table:table-cell>
          <table:table-cell office:value-type="string">
            <text:p>416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8</text:p>
          </table:table-cell>
          <table:table-cell office:value-type="string">
            <text:p>147 FOURTH AVE</text:p>
          </table:table-cell>
          <table:table-cell office:value-type="string">
            <text:p>MUSLIM COMMUNITY OF TROY,</text:p>
          </table:table-cell>
          <table:table-cell office:value-type="string">
            <text:p><text:s/></text:p>
          </table:table-cell>
          <table:table-cell office:value-type="string">
            <text:p>2339 15TH ST</text:p>
          </table:table-cell>
          <table:table-cell office:value-type="string">
            <text:p>TROY, NY <text:s/>12180 </text:p>
          </table:table-cell>
          <table:table-cell office:value-type="string">
            <text:p>3131</text:p>
          </table:table-cell>
          <table:table-cell office:value-type="string">
            <text:p>416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9</text:p>
          </table:table-cell>
          <table:table-cell office:value-type="string">
            <text:p>149 FOURTH AVE</text:p>
          </table:table-cell>
          <table:table-cell office:value-type="string">
            <text:p>GIROUX, ARCADE C.</text:p>
          </table:table-cell>
          <table:table-cell office:value-type="string">
            <text:p><text:s/></text:p>
          </table:table-cell>
          <table:table-cell office:value-type="string">
            <text:p>789 HAYES RD</text:p>
          </table:table-cell>
          <table:table-cell office:value-type="string">
            <text:p>RENSSELAER, NY <text:s/>12144 </text:p>
          </table:table-cell>
          <table:table-cell office:value-type="string">
            <text:p>2421</text:p>
          </table:table-cell>
          <table:table-cell office:value-type="string">
            <text:p>621</text:p>
          </table:table-cell>
          <table:table-cell office:value-type="string">
            <text:p>15000</text:p>
          </table:table-cell>
          <table:table-cell office:value-type="string">
            <text:p>3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50</text:p>
          </table:table-cell>
          <table:table-cell office:value-type="string">
            <text:p>151 FOURTH AVE</text:p>
          </table:table-cell>
          <table:table-cell office:value-type="string">
            <text:p>HOLT, LEE E.</text:p>
          </table:table-cell>
          <table:table-cell office:value-type="string">
            <text:p><text:s/></text:p>
          </table:table-cell>
          <table:table-cell office:value-type="string">
            <text:p>151 FOURTH AVE</text:p>
          </table:table-cell>
          <table:table-cell office:value-type="string">
            <text:p>ALBANY, NY <text:s/>12202 </text:p>
          </table:table-cell>
          <table:table-cell office:value-type="string">
            <text:p>2755</text:p>
          </table:table-cell>
          <table:table-cell office:value-type="string">
            <text:p>477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51</text:p>
          </table:table-cell>
          <table:table-cell office:value-type="string">
            <text:p>153 FOURTH AVE</text:p>
          </table:table-cell>
          <table:table-cell office:value-type="string">
            <text:p>MITCHELL, ELLIS</text:p>
          </table:table-cell>
          <table:table-cell office:value-type="string">
            <text:p><text:s/></text:p>
          </table:table-cell>
          <table:table-cell office:value-type="string">
            <text:p>151 FOURTH AVE</text:p>
          </table:table-cell>
          <table:table-cell office:value-type="string">
            <text:p>ALBANY, NY <text:s/>12202 </text:p>
          </table:table-cell>
          <table:table-cell office:value-type="string">
            <text:p>2761</text:p>
          </table:table-cell>
          <table:table-cell office:value-type="string">
            <text:p>735</text:p>
          </table:table-cell>
          <table:table-cell office:value-type="string">
            <text:p>35000</text:p>
          </table:table-cell>
          <table:table-cell office:value-type="string">
            <text:p>7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52</text:p>
          </table:table-cell>
          <table:table-cell office:value-type="string">
            <text:p>155 FOURTH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</text:p>
          </table:table-cell>
          <table:table-cell office:value-type="string">
            <text:p>70 ELIZABETH ST</text:p>
          </table:table-cell>
          <table:table-cell office:value-type="string">
            <text:p>GRIMES, VICTORIA J.</text:p>
          </table:table-cell>
          <table:table-cell office:value-type="string">
            <text:p><text:s/></text:p>
          </table:table-cell>
          <table:table-cell office:value-type="string">
            <text:p>70 ELIZABETH ST</text:p>
          </table:table-cell>
          <table:table-cell office:value-type="string">
            <text:p>ALBANY, NY <text:s/>12202 </text:p>
          </table:table-cell>
          <table:table-cell office:value-type="string">
            <text:p>2245</text:p>
          </table:table-cell>
          <table:table-cell office:value-type="string">
            <text:p>367</text:p>
          </table:table-cell>
          <table:table-cell office:value-type="string">
            <text:p>71000</text:p>
          </table:table-cell>
          <table:table-cell office:value-type="string">
            <text:p>14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0</text:p>
          </table:table-cell>
          <table:table-cell office:value-type="string">
            <text:p>132 FOURTH AVE</text:p>
          </table:table-cell>
          <table:table-cell office:value-type="string">
            <text:p>BANKS, SHALAEKO ANTWON</text:p>
          </table:table-cell>
          <table:table-cell office:value-type="string">
            <text:p><text:s/></text:p>
          </table:table-cell>
          <table:table-cell office:value-type="string">
            <text:p>PO BOX 66558</text:p>
          </table:table-cell>
          <table:table-cell office:value-type="string">
            <text:p>ALBANY, NY <text:s/>12206 </text:p>
          </table:table-cell>
          <table:table-cell office:value-type="string">
            <text:p>3140</text:p>
          </table:table-cell>
          <table:table-cell office:value-type="string">
            <text:p>793</text:p>
          </table:table-cell>
          <table:table-cell office:value-type="string">
            <text:p>23000</text:p>
          </table:table-cell>
          <table:table-cell office:value-type="string">
            <text:p>4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1</text:p>
          </table:table-cell>
          <table:table-cell office:value-type="string">
            <text:p>130.5 FOURTH AVE</text:p>
          </table:table-cell>
          <table:table-cell office:value-type="string">
            <text:p>130 1/2 FOURTH AVENUE ALBANY,</text:p>
          </table:table-cell>
          <table:table-cell office:value-type="string">
            <text:p><text:s/></text:p>
          </table:table-cell>
          <table:table-cell office:value-type="string">
            <text:p>111 COURT ST STE 21</text:p>
          </table:table-cell>
          <table:table-cell office:value-type="string">
            <text:p>BROOKLYN, NY <text:s/>11201 </text:p>
          </table:table-cell>
          <table:table-cell office:value-type="string">
            <text:p>2018</text:p>
          </table:table-cell>
          <table:table-cell office:value-type="string">
            <text:p>18879</text:p>
          </table:table-cell>
          <table:table-cell office:value-type="string">
            <text:p>15000</text:p>
          </table:table-cell>
          <table:table-cell office:value-type="string">
            <text:p>7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2</text:p>
          </table:table-cell>
          <table:table-cell office:value-type="string">
            <text:p>130 FOURTH AVE</text:p>
          </table:table-cell>
          <table:table-cell office:value-type="string">
            <text:p>SIKELLIANOS-CARTER, ALISA</text:p>
          </table:table-cell>
          <table:table-cell office:value-type="string">
            <text:p><text:s/></text:p>
          </table:table-cell>
          <table:table-cell office:value-type="string">
            <text:p>131 FOURTH AVE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3</text:p>
          </table:table-cell>
          <table:table-cell office:value-type="string">
            <text:p>128 FOURTH AVE</text:p>
          </table:table-cell>
          <table:table-cell office:value-type="string">
            <text:p>CHAMBERLAIN, SEAN</text:p>
          </table:table-cell>
          <table:table-cell office:value-type="string">
            <text:p><text:s/></text:p>
          </table:table-cell>
          <table:table-cell office:value-type="string">
            <text:p>131 FOURTH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23073</text:p>
          </table:table-cell>
          <table:table-cell table:number-columns-repeated="2" office:value-type="string">
            <text:p>7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4</text:p>
          </table:table-cell>
          <table:table-cell office:value-type="string">
            <text:p>126 FOURTH AVE</text:p>
          </table:table-cell>
          <table:table-cell office:value-type="string">
            <text:p>BANKS, SHUAYB</text:p>
          </table:table-cell>
          <table:table-cell office:value-type="string">
            <text:p><text:s/></text:p>
          </table:table-cell>
          <table:table-cell office:value-type="string">
            <text:p>128 SECOND AVE</text:p>
          </table:table-cell>
          <table:table-cell office:value-type="string">
            <text:p>ALBANY, NY <text:s/>12202 </text:p>
          </table:table-cell>
          <table:table-cell office:value-type="string">
            <text:p>3044</text:p>
          </table:table-cell>
          <table:table-cell office:value-type="string">
            <text:p>118</text:p>
          </table:table-cell>
          <table:table-cell office:value-type="string">
            <text:p>15000</text:p>
          </table:table-cell>
          <table:table-cell office:value-type="string">
            <text:p>7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5</text:p>
          </table:table-cell>
          <table:table-cell office:value-type="string">
            <text:p>124 FOURTH AVE</text:p>
          </table:table-cell>
          <table:table-cell office:value-type="string">
            <text:p>JOHNSON, ELIZABETH</text:p>
          </table:table-cell>
          <table:table-cell office:value-type="string">
            <text:p><text:s/></text:p>
          </table:table-cell>
          <table:table-cell office:value-type="string">
            <text:p>124 FOURTH AVE</text:p>
          </table:table-cell>
          <table:table-cell office:value-type="string">
            <text:p>ALBANY, NY <text:s/>12202 </text:p>
          </table:table-cell>
          <table:table-cell office:value-type="string">
            <text:p>2551</text:p>
          </table:table-cell>
          <table:table-cell office:value-type="string">
            <text:p>1040</text:p>
          </table:table-cell>
          <table:table-cell office:value-type="string">
            <text:p>60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6</text:p>
          </table:table-cell>
          <table:table-cell office:value-type="string">
            <text:p>122 FOURTH AVE</text:p>
          </table:table-cell>
          <table:table-cell office:value-type="string">
            <text:p>ALBANY COMMUNITY LAND TRUST,</text:p>
          </table:table-cell>
          <table:table-cell office:value-type="string">
            <text:p>C/O DANIEL TORRES 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2428</text:p>
          </table:table-cell>
          <table:table-cell office:value-type="string">
            <text:p>914</text:p>
          </table:table-cell>
          <table:table-cell office:value-type="string">
            <text:p>468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7</text:p>
          </table:table-cell>
          <table:table-cell office:value-type="string">
            <text:p>120 FOURTH AVE</text:p>
          </table:table-cell>
          <table:table-cell office:value-type="string">
            <text:p>SMITH, GARY</text:p>
          </table:table-cell>
          <table:table-cell office:value-type="string">
            <text:p><text:s/></text:p>
          </table:table-cell>
          <table:table-cell office:value-type="string">
            <text:p>PO BOX 241</text:p>
          </table:table-cell>
          <table:table-cell office:value-type="string">
            <text:p>NIVERVILLE, NY <text:s/>12130 </text:p>
          </table:table-cell>
          <table:table-cell office:value-type="string">
            <text:p>3085</text:p>
          </table:table-cell>
          <table:table-cell office:value-type="string">
            <text:p>634</text:p>
          </table:table-cell>
          <table:table-cell table:number-columns-repeated="2" office:value-type="string">
            <text:p>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8</text:p>
          </table:table-cell>
          <table:table-cell office:value-type="string">
            <text:p>91 CLINTON ST</text:p>
          </table:table-cell>
          <table:table-cell office:value-type="string">
            <text:p>SMITH, GARY</text:p>
          </table:table-cell>
          <table:table-cell office:value-type="string">
            <text:p><text:s/></text:p>
          </table:table-cell>
          <table:table-cell office:value-type="string">
            <text:p>PO BOX 241</text:p>
          </table:table-cell>
          <table:table-cell office:value-type="string">
            <text:p>NIVERVILLE, NY <text:s/>12130 </text:p>
          </table:table-cell>
          <table:table-cell office:value-type="string">
            <text:p>2869</text:p>
          </table:table-cell>
          <table:table-cell office:value-type="string">
            <text:p>1021</text:p>
          </table:table-cell>
          <table:table-cell office:value-type="string">
            <text:p>36000</text:p>
          </table:table-cell>
          <table:table-cell office:value-type="string">
            <text:p>48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9</text:p>
          </table:table-cell>
          <table:table-cell office:value-type="string">
            <text:p>93 CLINTON ST</text:p>
          </table:table-cell>
          <table:table-cell office:value-type="string">
            <text:p>SMITH, GARY</text:p>
          </table:table-cell>
          <table:table-cell office:value-type="string">
            <text:p><text:s/></text:p>
          </table:table-cell>
          <table:table-cell office:value-type="string">
            <text:p>PO BOX 241</text:p>
          </table:table-cell>
          <table:table-cell office:value-type="string">
            <text:p>NIVERVILLE, NY <text:s/>12130 </text:p>
          </table:table-cell>
          <table:table-cell office:value-type="string">
            <text:p>3116</text:p>
          </table:table-cell>
          <table:table-cell office:value-type="string">
            <text:p>505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</text:p>
          </table:table-cell>
          <table:table-cell office:value-type="string">
            <text:p>152 FOURTH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0</text:p>
          </table:table-cell>
          <table:table-cell office:value-type="string">
            <text:p>95 CLINTON ST</text:p>
          </table:table-cell>
          <table:table-cell office:value-type="string">
            <text:p>SMITH, GARY</text:p>
          </table:table-cell>
          <table:table-cell office:value-type="string">
            <text:p><text:s/></text:p>
          </table:table-cell>
          <table:table-cell office:value-type="string">
            <text:p>PO BOX 241</text:p>
          </table:table-cell>
          <table:table-cell office:value-type="string">
            <text:p>NIVERVILLE, NY <text:s/>12130 </text:p>
          </table:table-cell>
          <table:table-cell office:value-type="string">
            <text:p>3116</text:p>
          </table:table-cell>
          <table:table-cell office:value-type="string">
            <text:p>505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1</text:p>
          </table:table-cell>
          <table:table-cell office:value-type="string">
            <text:p>97 CLINTON ST</text:p>
          </table:table-cell>
          <table:table-cell office:value-type="string">
            <text:p>JOSEPH, KIRLYN H.</text:p>
          </table:table-cell>
          <table:table-cell office:value-type="string">
            <text:p><text:s/></text:p>
          </table:table-cell>
          <table:table-cell office:value-type="string">
            <text:p>86-25 VAN WYCK EXPY APT L2</text:p>
          </table:table-cell>
          <table:table-cell office:value-type="string">
            <text:p>BRIARWOOD, NY <text:s/>11435 </text:p>
          </table:table-cell>
          <table:table-cell office:value-type="string">
            <text:p>3115</text:p>
          </table:table-cell>
          <table:table-cell office:value-type="string">
            <text:p>910</text:p>
          </table:table-cell>
          <table:table-cell office:value-type="string">
            <text:p>47000</text:p>
          </table:table-cell>
          <table:table-cell office:value-type="string">
            <text:p>9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2</text:p>
          </table:table-cell>
          <table:table-cell office:value-type="string">
            <text:p>99 CLINTON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110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3</text:p>
          </table:table-cell>
          <table:table-cell office:value-type="string">
            <text:p>105 CLINTON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250000</text:p>
          </table:table-cell>
          <table:table-cell office:value-type="string">
            <text:p>3300</text:p>
          </table:table-cell>
          <table:table-cell office:value-type="string">
            <text:p>280</text:p>
          </table:table-cell>
          <table:table-cell office:value-type="string">
            <text:p>Residential (Multi-Purpose / Multi-Structure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4</text:p>
          </table:table-cell>
          <table:table-cell office:value-type="string">
            <text:p>25 THIRD AVE</text:p>
          </table:table-cell>
          <table:table-cell office:value-type="string">
            <text:p>FLOREZ, PATRICIA</text:p>
          </table:table-cell>
          <table:table-cell office:value-type="string">
            <text:p><text:s/></text:p>
          </table:table-cell>
          <table:table-cell office:value-type="string">
            <text:p>725 RIVER RD STE 32-377</text:p>
          </table:table-cell>
          <table:table-cell office:value-type="string">
            <text:p>EDGEWATER, NJ <text:s/>07020 </text:p>
          </table:table-cell>
          <table:table-cell office:value-type="string">
            <text:p>2947</text:p>
          </table:table-cell>
          <table:table-cell office:value-type="string">
            <text:p>557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5</text:p>
          </table:table-cell>
          <table:table-cell office:value-type="string">
            <text:p>27 THIRD AVE</text:p>
          </table:table-cell>
          <table:table-cell office:value-type="string">
            <text:p>FLOREZ, PATRICIA</text:p>
          </table:table-cell>
          <table:table-cell office:value-type="string">
            <text:p><text:s/></text:p>
          </table:table-cell>
          <table:table-cell office:value-type="string">
            <text:p>725 RIVER RD STE 32-277</text:p>
          </table:table-cell>
          <table:table-cell office:value-type="string">
            <text:p>EDGEWATER, NJ <text:s/>07020 </text:p>
          </table:table-cell>
          <table:table-cell office:value-type="string">
            <text:p>2947</text:p>
          </table:table-cell>
          <table:table-cell office:value-type="string">
            <text:p>598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6</text:p>
          </table:table-cell>
          <table:table-cell office:value-type="string">
            <text:p>29 THIRD AVE</text:p>
          </table:table-cell>
          <table:table-cell office:value-type="string">
            <text:p>FLORES, PATRICIA</text:p>
          </table:table-cell>
          <table:table-cell office:value-type="string">
            <text:p><text:s/></text:p>
          </table:table-cell>
          <table:table-cell office:value-type="string">
            <text:p>725 RIVER RD STE 32-277</text:p>
          </table:table-cell>
          <table:table-cell office:value-type="string">
            <text:p>EDGEWATER, NJ <text:s/>07020 </text:p>
          </table:table-cell>
          <table:table-cell office:value-type="string">
            <text:p>2949</text:p>
          </table:table-cell>
          <table:table-cell office:value-type="string">
            <text:p>34</text:p>
          </table:table-cell>
          <table:table-cell office:value-type="string">
            <text:p>10000</text:p>
          </table:table-cell>
          <table:table-cell office:value-type="string">
            <text:p>7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7</text:p>
          </table:table-cell>
          <table:table-cell office:value-type="string">
            <text:p>31 THIRD AVE</text:p>
          </table:table-cell>
          <table:table-cell office:value-type="string">
            <text:p>HEIMERDINGER, JONATHAN C.</text:p>
          </table:table-cell>
          <table:table-cell office:value-type="string">
            <text:p><text:s/></text:p>
          </table:table-cell>
          <table:table-cell office:value-type="string">
            <text:p>49 DEVON RD</text:p>
          </table:table-cell>
          <table:table-cell office:value-type="string">
            <text:p>DELMAR, NY <text:s/>12054 </text:p>
          </table:table-cell>
          <table:table-cell office:value-type="string">
            <text:p>3036</text:p>
          </table:table-cell>
          <table:table-cell office:value-type="string">
            <text:p>286</text:p>
          </table:table-cell>
          <table:table-cell office:value-type="string">
            <text:p>50000</text:p>
          </table:table-cell>
          <table:table-cell office:value-type="string">
            <text:p>12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8</text:p>
          </table:table-cell>
          <table:table-cell office:value-type="string">
            <text:p>33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50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9</text:p>
          </table:table-cell>
          <table:table-cell office:value-type="string">
            <text:p>35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</text:p>
          </table:table-cell>
          <table:table-cell office:value-type="string">
            <text:p>150 FOURTH AVE</text:p>
          </table:table-cell>
          <table:table-cell office:value-type="string">
            <text:p>CAMPBELL, SHELDON</text:p>
          </table:table-cell>
          <table:table-cell office:value-type="string">
            <text:p><text:s/></text:p>
          </table:table-cell>
          <table:table-cell office:value-type="string">
            <text:p>150 FOURTH AVE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27648</text:p>
          </table:table-cell>
          <table:table-cell office:value-type="string">
            <text:p>15000</text:p>
          </table:table-cell>
          <table:table-cell office:value-type="string">
            <text:p>4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0</text:p>
          </table:table-cell>
          <table:table-cell office:value-type="string">
            <text:p>37 THIRD AVE</text:p>
          </table:table-cell>
          <table:table-cell office:value-type="string">
            <text:p>MORTON, JOANN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3044</text:p>
          </table:table-cell>
          <table:table-cell office:value-type="string">
            <text:p>810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1</text:p>
          </table:table-cell>
          <table:table-cell office:value-type="string">
            <text:p>39 THIRD AVE</text:p>
          </table:table-cell>
          <table:table-cell office:value-type="string">
            <text:p>MORTON, JOANN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3044</text:p>
          </table:table-cell>
          <table:table-cell office:value-type="string">
            <text:p>810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2</text:p>
          </table:table-cell>
          <table:table-cell office:value-type="string">
            <text:p>41 THIRD AVE</text:p>
          </table:table-cell>
          <table:table-cell office:value-type="string">
            <text:p>TEUNIS AT THIRD PROPERTIES LLC,</text:p>
          </table:table-cell>
          <table:table-cell office:value-type="string">
            <text:p><text:s/></text:p>
          </table:table-cell>
          <table:table-cell office:value-type="string">
            <text:p>99 S LAKE AVE</text:p>
          </table:table-cell>
          <table:table-cell office:value-type="string">
            <text:p>ALBANY, NY <text:s/>12208 </text:p>
          </table:table-cell>
          <table:table-cell office:value-type="string">
            <text:p>2829</text:p>
          </table:table-cell>
          <table:table-cell office:value-type="string">
            <text:p>479</text:p>
          </table:table-cell>
          <table:table-cell table:number-columns-repeated="2" office:value-type="string">
            <text:p>5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3</text:p>
          </table:table-cell>
          <table:table-cell office:value-type="string">
            <text:p>43 THIRD AVE</text:p>
          </table:table-cell>
          <table:table-cell office:value-type="string">
            <text:p>MORTON, MORRIS J. III</text:p>
          </table:table-cell>
          <table:table-cell office:value-type="string">
            <text:p><text:s/></text:p>
          </table:table-cell>
          <table:table-cell office:value-type="string">
            <text:p>21 ALDEN AVE</text:p>
          </table:table-cell>
          <table:table-cell office:value-type="string">
            <text:p>ALBANY, NY <text:s/>12209 </text:p>
          </table:table-cell>
          <table:table-cell office:value-type="string">
            <text:p>2019</text:p>
          </table:table-cell>
          <table:table-cell office:value-type="string">
            <text:p>1379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4</text:p>
          </table:table-cell>
          <table:table-cell office:value-type="string">
            <text:p>45 THIRD AVE</text:p>
          </table:table-cell>
          <table:table-cell office:value-type="string">
            <text:p>MORTON, MORRIS J. III</text:p>
          </table:table-cell>
          <table:table-cell office:value-type="string">
            <text:p><text:s/></text:p>
          </table:table-cell>
          <table:table-cell office:value-type="string">
            <text:p>21 ALDEN AVE</text:p>
          </table:table-cell>
          <table:table-cell office:value-type="string">
            <text:p>ALBANY, NY <text:s/>12209 </text:p>
          </table:table-cell>
          <table:table-cell office:value-type="string">
            <text:p>2019</text:p>
          </table:table-cell>
          <table:table-cell office:value-type="string">
            <text:p>1379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5</text:p>
          </table:table-cell>
          <table:table-cell office:value-type="string">
            <text:p>47 THIRD AVE</text:p>
          </table:table-cell>
          <table:table-cell office:value-type="string">
            <text:p>DAVIDSON, DALE</text:p>
          </table:table-cell>
          <table:table-cell office:value-type="string">
            <text:p><text:s/></text:p>
          </table:table-cell>
          <table:table-cell office:value-type="string">
            <text:p>PO BOX 2564</text:p>
          </table:table-cell>
          <table:table-cell office:value-type="string">
            <text:p>ALBANY, NY <text:s/>12220 </text:p>
          </table:table-cell>
          <table:table-cell office:value-type="string">
            <text:p>2766</text:p>
          </table:table-cell>
          <table:table-cell office:value-type="string">
            <text:p>335</text:p>
          </table:table-cell>
          <table:table-cell office:value-type="string">
            <text:p>15000</text:p>
          </table:table-cell>
          <table:table-cell office:value-type="string">
            <text:p>7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6</text:p>
          </table:table-cell>
          <table:table-cell office:value-type="string">
            <text:p>49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table:number-columns-repeated="2" office:value-type="string">
            <text:p>7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7</text:p>
          </table:table-cell>
          <table:table-cell office:value-type="string">
            <text:p>51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7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8</text:p>
          </table:table-cell>
          <table:table-cell office:value-type="string">
            <text:p>53 THIRD AVE</text:p>
          </table:table-cell>
          <table:table-cell office:value-type="string">
            <text:p>CAPITAL DISTRICT HABITAT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43</text:p>
          </table:table-cell>
          <table:table-cell office:value-type="string">
            <text:p>1064</text:p>
          </table:table-cell>
          <table:table-cell table:number-columns-repeated="2" office:value-type="string">
            <text:p>7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9</text:p>
          </table:table-cell>
          <table:table-cell office:value-type="string">
            <text:p>55 THIRD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67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</text:p>
          </table:table-cell>
          <table:table-cell office:value-type="string">
            <text:p>146 FOURTH AVE</text:p>
          </table:table-cell>
          <table:table-cell office:value-type="string">
            <text:p>PLAC, LARRY L.</text:p>
          </table:table-cell>
          <table:table-cell office:value-type="string">
            <text:p><text:s/></text:p>
          </table:table-cell>
          <table:table-cell office:value-type="string">
            <text:p>PO BOX 62</text:p>
          </table:table-cell>
          <table:table-cell office:value-type="string">
            <text:p>STRATFORD, NY <text:s/>13470 </text:p>
          </table:table-cell>
          <table:table-cell office:value-type="string">
            <text:p>3012</text:p>
          </table:table-cell>
          <table:table-cell office:value-type="string">
            <text:p>1045</text:p>
          </table:table-cell>
          <table:table-cell office:value-type="string">
            <text:p>10000</text:p>
          </table:table-cell>
          <table:table-cell office:value-type="string">
            <text:p>4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0</text:p>
          </table:table-cell>
          <table:table-cell office:value-type="string">
            <text:p>57 THIRD AVE</text:p>
          </table:table-cell>
          <table:table-cell office:value-type="string">
            <text:p>CAPITAL DISTRICT HABITAT FOR,</text:p>
          </table:table-cell>
          <table:table-cell office:value-type="string">
            <text:p>HUMANITY 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46</text:p>
          </table:table-cell>
          <table:table-cell office:value-type="string">
            <text:p>591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1</text:p>
          </table:table-cell>
          <table:table-cell office:value-type="string">
            <text:p>59 THIRD AVE</text:p>
          </table:table-cell>
          <table:table-cell office:value-type="string">
            <text:p>MORTON, NELLIE</text:p>
          </table:table-cell>
          <table:table-cell office:value-type="string">
            <text:p><text:s/></text:p>
          </table:table-cell>
          <table:table-cell office:value-type="string">
            <text:p>85 ALEXANDER ST</text:p>
          </table:table-cell>
          <table:table-cell office:value-type="string">
            <text:p>ALBANY, NY <text:s/>12202 </text:p>
          </table:table-cell>
          <table:table-cell office:value-type="string">
            <text:p>3085</text:p>
          </table:table-cell>
          <table:table-cell office:value-type="string">
            <text:p>577</text:p>
          </table:table-cell>
          <table:table-cell table:number-columns-repeated="2" office:value-type="string">
            <text:p>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2</text:p>
          </table:table-cell>
          <table:table-cell office:value-type="string">
            <text:p>61 THIRD AVE</text:p>
          </table:table-cell>
          <table:table-cell office:value-type="string">
            <text:p>CAPITAL DISTRICT HABITAT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43</text:p>
          </table:table-cell>
          <table:table-cell office:value-type="string">
            <text:p>554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3</text:p>
          </table:table-cell>
          <table:table-cell office:value-type="string">
            <text:p>63 THIRD AVE</text:p>
          </table:table-cell>
          <table:table-cell office:value-type="string">
            <text:p>CAMPBELL, SHELDON</text:p>
          </table:table-cell>
          <table:table-cell office:value-type="string">
            <text:p><text:s/></text:p>
          </table:table-cell>
          <table:table-cell office:value-type="string">
            <text:p>150 FOURTH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228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4</text:p>
          </table:table-cell>
          <table:table-cell office:value-type="string">
            <text:p>65 THIRD AVE</text:p>
          </table:table-cell>
          <table:table-cell office:value-type="string">
            <text:p>CAMPBELL, SHELDON</text:p>
          </table:table-cell>
          <table:table-cell office:value-type="string">
            <text:p><text:s/></text:p>
          </table:table-cell>
          <table:table-cell office:value-type="string">
            <text:p>150 FOURTH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2281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5</text:p>
          </table:table-cell>
          <table:table-cell office:value-type="string">
            <text:p>69 THIRD AVE</text:p>
          </table:table-cell>
          <table:table-cell office:value-type="string">
            <text:p>CAPITAL DISTRICT HABITAT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43</text:p>
          </table:table-cell>
          <table:table-cell office:value-type="string">
            <text:p>53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5</text:p>
          </table:table-cell>
          <table:table-cell office:value-type="string">
            <text:p>144 FOURTH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office:value-type="string">
            <text:p>15000</text:p>
          </table:table-cell>
          <table:table-cell office:value-type="string">
            <text:p>4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6</text:p>
          </table:table-cell>
          <table:table-cell office:value-type="string">
            <text:p>142 FOURTH AVE</text:p>
          </table:table-cell>
          <table:table-cell office:value-type="string">
            <text:p>RANGE, KAREN</text:p>
          </table:table-cell>
          <table:table-cell office:value-type="string">
            <text:p><text:s/></text:p>
          </table:table-cell>
          <table:table-cell office:value-type="string">
            <text:p>339 STRATFORD RD</text:p>
          </table:table-cell>
          <table:table-cell office:value-type="string">
            <text:p>BROOKLYN, NY <text:s/>11218 </text:p>
          </table:table-cell>
          <table:table-cell office:value-type="string">
            <text:p>3024</text:p>
          </table:table-cell>
          <table:table-cell office:value-type="string">
            <text:p>747</text:p>
          </table:table-cell>
          <table:table-cell table:number-columns-repeated="2" office:value-type="string">
            <text:p>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7</text:p>
          </table:table-cell>
          <table:table-cell office:value-type="string">
            <text:p>138 FOURTH AVE</text:p>
          </table:table-cell>
          <table:table-cell office:value-type="string">
            <text:p>RANGE, KAREN</text:p>
          </table:table-cell>
          <table:table-cell office:value-type="string">
            <text:p><text:s/></text:p>
          </table:table-cell>
          <table:table-cell office:value-type="string">
            <text:p>339 STRATFORD RD</text:p>
          </table:table-cell>
          <table:table-cell office:value-type="string">
            <text:p>BROOKLYN, NY <text:s/>11218 </text:p>
          </table:table-cell>
          <table:table-cell office:value-type="string">
            <text:p>3057</text:p>
          </table:table-cell>
          <table:table-cell office:value-type="string">
            <text:p>1020</text:p>
          </table:table-cell>
          <table:table-cell office:value-type="string">
            <text:p>15000</text:p>
          </table:table-cell>
          <table:table-cell office:value-type="string">
            <text:p>6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8</text:p>
          </table:table-cell>
          <table:table-cell office:value-type="string">
            <text:p>136 FOURTH AVE</text:p>
          </table:table-cell>
          <table:table-cell office:value-type="string">
            <text:p>ZAWOJSKA, WIOLETTA</text:p>
          </table:table-cell>
          <table:table-cell office:value-type="string">
            <text:p><text:s/></text:p>
          </table:table-cell>
          <table:table-cell office:value-type="string">
            <text:p>25 BOERUM ST #11M</text:p>
          </table:table-cell>
          <table:table-cell office:value-type="string">
            <text:p>BROOKLYN, NY <text:s/>11206 </text:p>
          </table:table-cell>
          <table:table-cell office:value-type="string">
            <text:p>3050</text:p>
          </table:table-cell>
          <table:table-cell office:value-type="string">
            <text:p>941</text:p>
          </table:table-cell>
          <table:table-cell office:value-type="string">
            <text:p>12000</text:p>
          </table:table-cell>
          <table:table-cell office:value-type="string">
            <text:p>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9</text:p>
          </table:table-cell>
          <table:table-cell office:value-type="string">
            <text:p>134 FOURTH AVE</text:p>
          </table:table-cell>
          <table:table-cell office:value-type="string">
            <text:p>SNECHYNA, RUTH</text:p>
          </table:table-cell>
          <table:table-cell office:value-type="string">
            <text:p><text:s/></text:p>
          </table:table-cell>
          <table:table-cell office:value-type="string">
            <text:p>134 FOURTH AVE</text:p>
          </table:table-cell>
          <table:table-cell office:value-type="string">
            <text:p>ALBANY, NY <text:s/>12202 </text:p>
          </table:table-cell>
          <table:table-cell office:value-type="string">
            <text:p>3045</text:p>
          </table:table-cell>
          <table:table-cell office:value-type="string">
            <text:p>339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18</text:p>
          </table:table-cell>
          <table:table-cell office:value-type="string">
            <text:p>66 THIRD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89</text:p>
          </table:table-cell>
          <table:table-cell office:value-type="string">
            <text:p>1025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19</text:p>
          </table:table-cell>
          <table:table-cell office:value-type="string">
            <text:p>64 THIRD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89</text:p>
          </table:table-cell>
          <table:table-cell office:value-type="string">
            <text:p>103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2</text:p>
          </table:table-cell>
          <table:table-cell office:value-type="string">
            <text:p>58 THIRD AVE</text:p>
          </table:table-cell>
          <table:table-cell office:value-type="string">
            <text:p>HEIN, REBECCA</text:p>
          </table:table-cell>
          <table:table-cell office:value-type="string">
            <text:p><text:s/></text:p>
          </table:table-cell>
          <table:table-cell office:value-type="string">
            <text:p>103 HUTTON ST APT B</text:p>
          </table:table-cell>
          <table:table-cell office:value-type="string">
            <text:p>TROY, NY <text:s/>12180 </text:p>
          </table:table-cell>
          <table:table-cell office:value-type="string">
            <text:p>2016</text:p>
          </table:table-cell>
          <table:table-cell office:value-type="string">
            <text:p>4301</text:p>
          </table:table-cell>
          <table:table-cell office:value-type="string">
            <text:p>6000</text:p>
          </table:table-cell>
          <table:table-cell office:value-type="string">
            <text:p>35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3</text:p>
          </table:table-cell>
          <table:table-cell office:value-type="string">
            <text:p>56 THIRD AVE</text:p>
          </table:table-cell>
          <table:table-cell office:value-type="string">
            <text:p>SOUTH END IMPROVEMENT CORP.,</text:p>
          </table:table-cell>
          <table:table-cell office:value-type="string">
            <text:p><text:s/></text:p>
          </table:table-cell>
          <table:table-cell office:value-type="string">
            <text:p>38 CATHERINE ST</text:p>
          </table:table-cell>
          <table:table-cell office:value-type="string">
            <text:p>ALBANY, NY <text:s/>12202 </text:p>
          </table:table-cell>
          <table:table-cell office:value-type="string">
            <text:p>2260</text:p>
          </table:table-cell>
          <table:table-cell office:value-type="string">
            <text:p>463</text:p>
          </table:table-cell>
          <table:table-cell office:value-type="string">
            <text:p>67000</text:p>
          </table:table-cell>
          <table:table-cell office:value-type="string">
            <text:p>77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4</text:p>
          </table:table-cell>
          <table:table-cell office:value-type="string">
            <text:p>54 THIRD AVE</text:p>
          </table:table-cell>
          <table:table-cell office:value-type="string">
            <text:p>TEUNIS AT THIRD PROPERTIES LLC,</text:p>
          </table:table-cell>
          <table:table-cell office:value-type="string">
            <text:p><text:s/></text:p>
          </table:table-cell>
          <table:table-cell office:value-type="string">
            <text:p>99 S LAKE AVE</text:p>
          </table:table-cell>
          <table:table-cell office:value-type="string">
            <text:p>ALBANY, NY <text:s/>12208 </text:p>
          </table:table-cell>
          <table:table-cell office:value-type="string">
            <text:p>2829</text:p>
          </table:table-cell>
          <table:table-cell office:value-type="string">
            <text:p>479</text:p>
          </table:table-cell>
          <table:table-cell office:value-type="string">
            <text:p>64000</text:p>
          </table:table-cell>
          <table:table-cell office:value-type="string">
            <text:p>12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5</text:p>
          </table:table-cell>
          <table:table-cell office:value-type="string">
            <text:p>52 THIRD AVE</text:p>
          </table:table-cell>
          <table:table-cell office:value-type="string">
            <text:p>JOSEPH, SONIA T.</text:p>
          </table:table-cell>
          <table:table-cell office:value-type="string">
            <text:p><text:s/></text:p>
          </table:table-cell>
          <table:table-cell office:value-type="string">
            <text:p>3 STEPHEN ST</text:p>
          </table:table-cell>
          <table:table-cell office:value-type="string">
            <text:p>ALBANY, NY <text:s/>12202 </text:p>
          </table:table-cell>
          <table:table-cell office:value-type="string">
            <text:p>3147</text:p>
          </table:table-cell>
          <table:table-cell office:value-type="string">
            <text:p>1156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6</text:p>
          </table:table-cell>
          <table:table-cell office:value-type="string">
            <text:p>3 STEPHEN ST</text:p>
          </table:table-cell>
          <table:table-cell office:value-type="string">
            <text:p>JOSEPH, SONIA T.</text:p>
          </table:table-cell>
          <table:table-cell office:value-type="string">
            <text:p>CAPITAL DISTRICT HABITAT 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007</text:p>
          </table:table-cell>
          <table:table-cell office:value-type="string">
            <text:p>1101</text:p>
          </table:table-cell>
          <table:table-cell office:value-type="string">
            <text:p>82000</text:p>
          </table:table-cell>
          <table:table-cell office:value-type="string">
            <text:p>17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7</text:p>
          </table:table-cell>
          <table:table-cell office:value-type="string">
            <text:p>5 STEPHEN ST</text:p>
          </table:table-cell>
          <table:table-cell office:value-type="string">
            <text:p>AHMED, ELSYDA</text:p>
          </table:table-cell>
          <table:table-cell office:value-type="string">
            <text:p><text:s/></text:p>
          </table:table-cell>
          <table:table-cell office:value-type="string">
            <text:p>5 STEPHEN ST</text:p>
          </table:table-cell>
          <table:table-cell office:value-type="string">
            <text:p>ALBANY, NY <text:s/>12202 </text:p>
          </table:table-cell>
          <table:table-cell office:value-type="string">
            <text:p>2984</text:p>
          </table:table-cell>
          <table:table-cell office:value-type="string">
            <text:p>569</text:p>
          </table:table-cell>
          <table:table-cell office:value-type="string">
            <text:p>81000</text:p>
          </table:table-cell>
          <table:table-cell office:value-type="string">
            <text:p>16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8</text:p>
          </table:table-cell>
          <table:table-cell office:value-type="string">
            <text:p>7 STEPHEN ST</text:p>
          </table:table-cell>
          <table:table-cell office:value-type="string">
            <text:p>CABALLERO, JUAN C.</text:p>
          </table:table-cell>
          <table:table-cell office:value-type="string">
            <text:p><text:s/></text:p>
          </table:table-cell>
          <table:table-cell office:value-type="string">
            <text:p>7 STEPHEN ST</text:p>
          </table:table-cell>
          <table:table-cell office:value-type="string">
            <text:p>ALBANY, NY <text:s/>12202 </text:p>
          </table:table-cell>
          <table:table-cell office:value-type="string">
            <text:p>3148</text:p>
          </table:table-cell>
          <table:table-cell office:value-type="string">
            <text:p>1144</text:p>
          </table:table-cell>
          <table:table-cell office:value-type="string">
            <text:p>30000</text:p>
          </table:table-cell>
          <table:table-cell office:value-type="string">
            <text:p>67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9</text:p>
          </table:table-cell>
          <table:table-cell office:value-type="string">
            <text:p>9 STEPHEN ST</text:p>
          </table:table-cell>
          <table:table-cell office:value-type="string">
            <text:p>CABALLERO, JUAN C.</text:p>
          </table:table-cell>
          <table:table-cell office:value-type="string">
            <text:p><text:s/></text:p>
          </table:table-cell>
          <table:table-cell office:value-type="string">
            <text:p>7 STEPHE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3979</text:p>
          </table:table-cell>
          <table:table-cell office:value-type="string">
            <text:p>5000</text:p>
          </table:table-cell>
          <table:table-cell office:value-type="string">
            <text:p>15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0</text:p>
          </table:table-cell>
          <table:table-cell office:value-type="string">
            <text:p>11 STEPHEN ST</text:p>
          </table:table-cell>
          <table:table-cell office:value-type="string">
            <text:p>SCOTT, LORNA</text:p>
          </table:table-cell>
          <table:table-cell office:value-type="string">
            <text:p><text:s/></text:p>
          </table:table-cell>
          <table:table-cell office:value-type="string">
            <text:p>3 ODELL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26858</text:p>
          </table:table-cell>
          <table:table-cell office:value-type="string">
            <text:p>38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1</text:p>
          </table:table-cell>
          <table:table-cell office:value-type="string">
            <text:p>13 STEPHEN ST</text:p>
          </table:table-cell>
          <table:table-cell office:value-type="string">
            <text:p>HAMILTON, MARY</text:p>
          </table:table-cell>
          <table:table-cell office:value-type="string">
            <text:p><text:s/></text:p>
          </table:table-cell>
          <table:table-cell office:value-type="string">
            <text:p>13 STEPHEN ST</text:p>
          </table:table-cell>
          <table:table-cell office:value-type="string">
            <text:p>ALBANY, NY <text:s/>12202 </text:p>
          </table:table-cell>
          <table:table-cell office:value-type="string">
            <text:p>2569</text:p>
          </table:table-cell>
          <table:table-cell office:value-type="string">
            <text:p>412</text:p>
          </table:table-cell>
          <table:table-cell office:value-type="string">
            <text:p>57000</text:p>
          </table:table-cell>
          <table:table-cell office:value-type="string">
            <text:p>11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2</text:p>
          </table:table-cell>
          <table:table-cell office:value-type="string">
            <text:p>84 ELIZABETH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24</text:p>
          </table:table-cell>
          <table:table-cell office:value-type="string">
            <text:p>194</text:p>
          </table:table-cell>
          <table:table-cell table:number-columns-repeated="2" office:value-type="string">
            <text:p>7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3</text:p>
          </table:table-cell>
          <table:table-cell office:value-type="string">
            <text:p>82 ELIZABETH ST</text:p>
          </table:table-cell>
          <table:table-cell office:value-type="string">
            <text:p>CAVAIR &amp; FISH LLC,</text:p>
          </table:table-cell>
          <table:table-cell office:value-type="string">
            <text:p><text:s/></text:p>
          </table:table-cell>
          <table:table-cell office:value-type="string">
            <text:p>143 WEST 69TH ST</text:p>
          </table:table-cell>
          <table:table-cell office:value-type="string">
            <text:p>NEW YORK, NY <text:s/>10023 </text:p>
          </table:table-cell>
          <table:table-cell office:value-type="string">
            <text:p>2019</text:p>
          </table:table-cell>
          <table:table-cell office:value-type="string">
            <text:p>26742</text:p>
          </table:table-cell>
          <table:table-cell office:value-type="string">
            <text:p>7200</text:p>
          </table:table-cell>
          <table:table-cell office:value-type="string">
            <text:p>7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4</text:p>
          </table:table-cell>
          <table:table-cell office:value-type="string">
            <text:p>80 ELIZABETH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24</text:p>
          </table:table-cell>
          <table:table-cell office:value-type="string">
            <text:p>171</text:p>
          </table:table-cell>
          <table:table-cell table:number-columns-repeated="2" office:value-type="string">
            <text:p>3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5</text:p>
          </table:table-cell>
          <table:table-cell office:value-type="string">
            <text:p>78 ELIZABETH ST</text:p>
          </table:table-cell>
          <table:table-cell office:value-type="string">
            <text:p>WELLS FARGO BANK MINNESOTA,</text:p>
          </table:table-cell>
          <table:table-cell office:value-type="string">
            <text:p><text:s/></text:p>
          </table:table-cell>
          <table:table-cell office:value-type="string">
            <text:p>4828 LOOP CENTRAL DR</text:p>
          </table:table-cell>
          <table:table-cell office:value-type="string">
            <text:p>HOUSTON, TX <text:s/>77081 </text:p>
          </table:table-cell>
          <table:table-cell office:value-type="string">
            <text:p>2917</text:p>
          </table:table-cell>
          <table:table-cell office:value-type="string">
            <text:p>1038</text:p>
          </table:table-cell>
          <table:table-cell table:number-columns-repeated="2" office:value-type="string">
            <text:p>7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6</text:p>
          </table:table-cell>
          <table:table-cell office:value-type="string">
            <text:p>76 ELIZABETH ST</text:p>
          </table:table-cell>
          <table:table-cell office:value-type="string">
            <text:p>JIMENEZ, JUAN</text:p>
          </table:table-cell>
          <table:table-cell office:value-type="string">
            <text:p><text:s/></text:p>
          </table:table-cell>
          <table:table-cell office:value-type="string">
            <text:p>76 ELIZABETH ST</text:p>
          </table:table-cell>
          <table:table-cell office:value-type="string">
            <text:p>ALBANY, NY <text:s/>12202 </text:p>
          </table:table-cell>
          <table:table-cell office:value-type="string">
            <text:p>3134</text:p>
          </table:table-cell>
          <table:table-cell office:value-type="string">
            <text:p>905</text:p>
          </table:table-cell>
          <table:table-cell office:value-type="string">
            <text:p>75000</text:p>
          </table:table-cell>
          <table:table-cell office:value-type="string">
            <text:p>7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</text:p>
          </table:table-cell>
          <table:table-cell office:value-type="string">
            <text:p>52 ELIZABETH ST</text:p>
          </table:table-cell>
          <table:table-cell office:value-type="string">
            <text:p>IGLESIA PENTECOSTAL DAMASCO,IN,</text:p>
          </table:table-cell>
          <table:table-cell office:value-type="string">
            <text:p><text:s/></text:p>
          </table:table-cell>
          <table:table-cell office:value-type="string">
            <text:p>48 DELAWARE ST</text:p>
          </table:table-cell>
          <table:table-cell office:value-type="string">
            <text:p>ALBANY, NY <text:s/>12202 </text:p>
          </table:table-cell>
          <table:table-cell office:value-type="string">
            <text:p>2620</text:p>
          </table:table-cell>
          <table:table-cell office:value-type="string">
            <text:p>380</text:p>
          </table:table-cell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0</text:p>
          </table:table-cell>
          <table:table-cell office:value-type="string">
            <text:p>34 ELIZABETH ST</text:p>
          </table:table-cell>
          <table:table-cell office:value-type="string">
            <text:p>NACE AMS LLC,</text:p>
          </table:table-cell>
          <table:table-cell office:value-type="string">
            <text:p><text:s/></text:p>
          </table:table-cell>
          <table:table-cell office:value-type="string">
            <text:p>1820 AVENUE M STE 620</text:p>
          </table:table-cell>
          <table:table-cell office:value-type="string">
            <text:p>BROOKLYN, NY <text:s/>11230 </text:p>
          </table:table-cell>
          <table:table-cell office:value-type="string">
            <text:p>2018</text:p>
          </table:table-cell>
          <table:table-cell office:value-type="string">
            <text:p>28073</text:p>
          </table:table-cell>
          <table:table-cell office:value-type="string">
            <text:p>55000</text:p>
          </table:table-cell>
          <table:table-cell office:value-type="string">
            <text:p>12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1</text:p>
          </table:table-cell>
          <table:table-cell office:value-type="string">
            <text:p>30 ELIZABETH ST</text:p>
          </table:table-cell>
          <table:table-cell office:value-type="string">
            <text:p>AKINYEMI, OMONIKE</text:p>
          </table:table-cell>
          <table:table-cell office:value-type="string">
            <text:p><text:s/></text:p>
          </table:table-cell>
          <table:table-cell office:value-type="string">
            <text:p>30 ELIZABETH ST</text:p>
          </table:table-cell>
          <table:table-cell office:value-type="string">
            <text:p>ALBANY, NY <text:s/>12202 </text:p>
          </table:table-cell>
          <table:table-cell office:value-type="string">
            <text:p>2960</text:p>
          </table:table-cell>
          <table:table-cell office:value-type="string">
            <text:p>530</text:p>
          </table:table-cell>
          <table:table-cell office:value-type="string">
            <text:p>20000</text:p>
          </table:table-cell>
          <table:table-cell office:value-type="string">
            <text:p>3400</text:p>
          </table:table-cell>
          <table:table-cell office:value-type="string">
            <text:p>439</text:p>
          </table:table-cell>
          <table:table-cell office:value-type="string">
            <text:p>Small Parking Garag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2</text:p>
          </table:table-cell>
          <table:table-cell office:value-type="string">
            <text:p>28 ELIZABETH ST</text:p>
          </table:table-cell>
          <table:table-cell office:value-type="string">
            <text:p>COMMUNITY RESOURCES,</text:p>
          </table:table-cell>
          <table:table-cell office:value-type="string">
            <text:p>STEVE BURKE, CONTROLLER </text:p>
          </table:table-cell>
          <table:table-cell office:value-type="string">
            <text:p>500 HARRISON AVE STE 1-F</text:p>
          </table:table-cell>
          <table:table-cell office:value-type="string">
            <text:p>BOSTON, MA <text:s/>02118 </text:p>
          </table:table-cell>
          <table:table-cell office:value-type="string">
            <text:p>2984</text:p>
          </table:table-cell>
          <table:table-cell office:value-type="string">
            <text:p>229</text:p>
          </table:table-cell>
          <table:table-cell office:value-type="string">
            <text:p>55000</text:p>
          </table:table-cell>
          <table:table-cell office:value-type="string">
            <text:p>51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3</text:p>
          </table:table-cell>
          <table:table-cell office:value-type="string">
            <text:p>26 ELIZABETH ST</text:p>
          </table:table-cell>
          <table:table-cell office:value-type="string">
            <text:p>RATTRAY, CHRIS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752</text:p>
          </table:table-cell>
          <table:table-cell office:value-type="string">
            <text:p>152</text:p>
          </table:table-cell>
          <table:table-cell office:value-type="string">
            <text:p>3300</text:p>
          </table:table-cell>
          <table:table-cell office:value-type="string">
            <text:p>25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4</text:p>
          </table:table-cell>
          <table:table-cell office:value-type="string">
            <text:p>44 CATHERINE ST</text:p>
          </table:table-cell>
          <table:table-cell office:value-type="string">
            <text:p>RATTRAY, CHRIS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752</text:p>
          </table:table-cell>
          <table:table-cell office:value-type="string">
            <text:p>152</text:p>
          </table:table-cell>
          <table:table-cell office:value-type="string">
            <text:p>4300</text:p>
          </table:table-cell>
          <table:table-cell office:value-type="string">
            <text:p>3100</text:p>
          </table:table-cell>
          <table:table-cell office:value-type="string">
            <text:p>331</text:p>
          </table:table-cell>
          <table:table-cell office:value-type="string">
            <text:p>Commercial Vacant Land with Minor Improvement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5</text:p>
          </table:table-cell>
          <table:table-cell office:value-type="string">
            <text:p>40-42 CATHERINE ST</text:p>
          </table:table-cell>
          <table:table-cell office:value-type="string">
            <text:p>RATTRAY, CHRIS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752</text:p>
          </table:table-cell>
          <table:table-cell office:value-type="string">
            <text:p>152</text:p>
          </table:table-cell>
          <table:table-cell office:value-type="string">
            <text:p>87500</text:p>
          </table:table-cell>
          <table:table-cell office:value-type="string">
            <text:p>12100</text:p>
          </table:table-cell>
          <table:table-cell office:value-type="string">
            <text:p>433</text:p>
          </table:table-cell>
          <table:table-cell office:value-type="string">
            <text:p>Auto Body, Tire Shops, Other Related Auto Sal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6</text:p>
          </table:table-cell>
          <table:table-cell office:value-type="string">
            <text:p>38 CATHERINE ST</text:p>
          </table:table-cell>
          <table:table-cell office:value-type="string">
            <text:p>STATE OF NEW YORK,</text:p>
          </table:table-cell>
          <table:table-cell office:value-type="string">
            <text:p>OFFICE OF PARKS, REC. &amp; HIST. </text:p>
          </table:table-cell>
          <table:table-cell office:value-type="string">
            <text:p>EMPIRE STATE PLAZA BLDG 1</text:p>
          </table:table-cell>
          <table:table-cell office:value-type="string">
            <text:p>ALBANY, NY <text:s/>12238 </text:p>
          </table:table-cell>
          <table:table-cell table:number-columns-repeated="2"/>
          <table:table-cell office:value-type="string">
            <text:p>348200</text:p>
          </table:table-cell>
          <table:table-cell office:value-type="string">
            <text:p>10700</text:p>
          </table:table-cell>
          <table:table-cell office:value-type="string">
            <text:p>681</text:p>
          </table:table-cell>
          <table:table-cell office:value-type="string">
            <text:p>Cultural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7</text:p>
          </table:table-cell>
          <table:table-cell office:value-type="string">
            <text:p>36 CATHERINE ST</text:p>
          </table:table-cell>
          <table:table-cell office:value-type="string">
            <text:p>STATE OF NEW YORK,</text:p>
          </table:table-cell>
          <table:table-cell office:value-type="string">
            <text:p>OFFICE OF PARKS, REC &amp; HIST </text:p>
          </table:table-cell>
          <table:table-cell office:value-type="string">
            <text:p>EMPIRE STATE PLAZA BLDG 1</text:p>
          </table:table-cell>
          <table:table-cell office:value-type="string">
            <text:p>ALBANY, NY <text:s/>12238 </text:p>
          </table:table-cell>
          <table:table-cell table:number-columns-repeated="2"/>
          <table:table-cell office:value-type="string">
            <text:p>5000</text:p>
          </table:table-cell>
          <table:table-cell office:value-type="string">
            <text:p>47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8</text:p>
          </table:table-cell>
          <table:table-cell office:value-type="string">
            <text:p>34 CATHERINE ST</text:p>
          </table:table-cell>
          <table:table-cell office:value-type="string">
            <text:p>STATE OF NEW YORK, OPRHP,</text:p>
          </table:table-cell>
          <table:table-cell office:value-type="string">
            <text:p>ACCOUNTS PAYABLE </text:p>
          </table:table-cell>
          <table:table-cell office:value-type="string">
            <text:p>EMPIRE STATE PLAZA FL 18</text:p>
          </table:table-cell>
          <table:table-cell office:value-type="string">
            <text:p>ALBANY, NY <text:s/>12238 </text:p>
          </table:table-cell>
          <table:table-cell table:number-columns-repeated="2"/>
          <table:table-cell office:value-type="string">
            <text:p>162400</text:p>
          </table:table-cell>
          <table:table-cell office:value-type="string">
            <text:p>16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9</text:p>
          </table:table-cell>
          <table:table-cell office:value-type="string">
            <text:p>30 CATHERINE ST</text:p>
          </table:table-cell>
          <table:table-cell office:value-type="string">
            <text:p>STATE OF NEW YORK,</text:p>
          </table:table-cell>
          <table:table-cell office:value-type="string">
            <text:p>PARKS &amp; RECREATION </text:p>
          </table:table-cell>
          <table:table-cell office:value-type="string">
            <text:p>EMPIRE STATE PLAZA BLDG 1</text:p>
          </table:table-cell>
          <table:table-cell office:value-type="string">
            <text:p>ALBANY, NY <text:s/>12232 </text:p>
          </table:table-cell>
          <table:table-cell table:number-columns-repeated="2"/>
          <table:table-cell office:value-type="string">
            <text:p>6800</text:p>
          </table:table-cell>
          <table:table-cell office:value-type="string">
            <text:p>66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</text:p>
          </table:table-cell>
          <table:table-cell office:value-type="string">
            <text:p>50 ELIZABETH ST</text:p>
          </table:table-cell>
          <table:table-cell office:value-type="string">
            <text:p>IGLESIA PENTECOSTAL DAMASCO,IN,</text:p>
          </table:table-cell>
          <table:table-cell office:value-type="string">
            <text:p><text:s/></text:p>
          </table:table-cell>
          <table:table-cell office:value-type="string">
            <text:p>48 DELAWARE ST</text:p>
          </table:table-cell>
          <table:table-cell office:value-type="string">
            <text:p>ALBANY, NY <text:s/>12202 </text:p>
          </table:table-cell>
          <table:table-cell office:value-type="string">
            <text:p>2620</text:p>
          </table:table-cell>
          <table:table-cell office:value-type="string">
            <text:p>380</text:p>
          </table:table-cell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0</text:p>
          </table:table-cell>
          <table:table-cell office:value-type="string">
            <text:p>26 CATHERINE ST</text:p>
          </table:table-cell>
          <table:table-cell office:value-type="string">
            <text:p>STATE OF NEW YORK,</text:p>
          </table:table-cell>
          <table:table-cell office:value-type="string">
            <text:p>OFFICE OF PARKS, REC &amp; HIST </text:p>
          </table:table-cell>
          <table:table-cell office:value-type="string">
            <text:p>EMPIRE STATE PLAZA BLDG 1</text:p>
          </table:table-cell>
          <table:table-cell office:value-type="string">
            <text:p>ALBANY, NY <text:s/>12232 </text:p>
          </table:table-cell>
          <table:table-cell table:number-columns-repeated="2"/>
          <table:table-cell office:value-type="string">
            <text:p>6800</text:p>
          </table:table-cell>
          <table:table-cell office:value-type="string">
            <text:p>66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1</text:p>
          </table:table-cell>
          <table:table-cell office:value-type="string">
            <text:p>24 CATHERINE ST</text:p>
          </table:table-cell>
          <table:table-cell office:value-type="string">
            <text:p>STATE OF NEW YORK,</text:p>
          </table:table-cell>
          <table:table-cell office:value-type="string">
            <text:p>OFFICE OF PARKS, REC &amp; HIST </text:p>
          </table:table-cell>
          <table:table-cell office:value-type="string">
            <text:p>EMPIRE STATE PLZ BLDG 1</text:p>
          </table:table-cell>
          <table:table-cell office:value-type="string">
            <text:p>ALBANY, NY <text:s/>12232 </text:p>
          </table:table-cell>
          <table:table-cell table:number-columns-repeated="2"/>
          <table:table-cell office:value-type="string">
            <text:p>36000</text:p>
          </table:table-cell>
          <table:table-cell office:value-type="string">
            <text:p>100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2</text:p>
          </table:table-cell>
          <table:table-cell office:value-type="string">
            <text:p>22 CATHERINE ST</text:p>
          </table:table-cell>
          <table:table-cell office:value-type="string">
            <text:p>STATE OF NEW YORK,</text:p>
          </table:table-cell>
          <table:table-cell office:value-type="string">
            <text:p>OFFICE OF PARKS, REC &amp; HIST </text:p>
          </table:table-cell>
          <table:table-cell office:value-type="string">
            <text:p>EMPIRE STATE PLAZA BLDG 1</text:p>
          </table:table-cell>
          <table:table-cell office:value-type="string">
            <text:p>ALBANY, NY <text:s/>12232 </text:p>
          </table:table-cell>
          <table:table-cell table:number-columns-repeated="2"/>
          <table:table-cell office:value-type="string">
            <text:p>17200</text:p>
          </table:table-cell>
          <table:table-cell office:value-type="string">
            <text:p>100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3</text:p>
          </table:table-cell>
          <table:table-cell office:value-type="string">
            <text:p>37 CLINTON ST</text:p>
          </table:table-cell>
          <table:table-cell office:value-type="string">
            <text:p>STATE OF NEW YORK, OPRHP,</text:p>
          </table:table-cell>
          <table:table-cell office:value-type="string">
            <text:p>BUSINESS OFFICE </text:p>
          </table:table-cell>
          <table:table-cell office:value-type="string">
            <text:p>19 ROOSEVELT DR</text:p>
          </table:table-cell>
          <table:table-cell office:value-type="string">
            <text:p>SARATOGA SPRINGS, NY <text:s/>12866 </text:p>
          </table:table-cell>
          <table:table-cell table:number-columns-repeated="2"/>
          <table:table-cell office:value-type="string">
            <text:p>777300</text:p>
          </table:table-cell>
          <table:table-cell office:value-type="string">
            <text:p>83200</text:p>
          </table:table-cell>
          <table:table-cell office:value-type="string">
            <text:p>681</text:p>
          </table:table-cell>
          <table:table-cell office:value-type="string">
            <text:p>Cultural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4</text:p>
          </table:table-cell>
          <table:table-cell office:value-type="string">
            <text:p>47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4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5</text:p>
          </table:table-cell>
          <table:table-cell office:value-type="string">
            <text:p>49 CLINTON ST</text:p>
          </table:table-cell>
          <table:table-cell office:value-type="string">
            <text:p>FRANCIS, BRIAN</text:p>
          </table:table-cell>
          <table:table-cell office:value-type="string">
            <text:p><text:s/></text:p>
          </table:table-cell>
          <table:table-cell office:value-type="string">
            <text:p>49 CLINTON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22538</text:p>
          </table:table-cell>
          <table:table-cell office:value-type="string">
            <text:p>60000</text:p>
          </table:table-cell>
          <table:table-cell office:value-type="string">
            <text:p>10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6</text:p>
          </table:table-cell>
          <table:table-cell office:value-type="string">
            <text:p>53 CLINTON ST</text:p>
          </table:table-cell>
          <table:table-cell office:value-type="string">
            <text:p>WEISS, THOMAS</text:p>
          </table:table-cell>
          <table:table-cell office:value-type="string">
            <text:p><text:s/></text:p>
          </table:table-cell>
          <table:table-cell office:value-type="string">
            <text:p>27 HEMINGWAY LN</text:p>
          </table:table-cell>
          <table:table-cell office:value-type="string">
            <text:p>WYANTSKILL, NY <text:s/>12198 </text:p>
          </table:table-cell>
          <table:table-cell office:value-type="string">
            <text:p>2930</text:p>
          </table:table-cell>
          <table:table-cell office:value-type="string">
            <text:p>394</text:p>
          </table:table-cell>
          <table:table-cell office:value-type="string">
            <text:p>57900</text:p>
          </table:table-cell>
          <table:table-cell office:value-type="string">
            <text:p>18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7</text:p>
          </table:table-cell>
          <table:table-cell office:value-type="string">
            <text:p>7 DELAWARE ST</text:p>
          </table:table-cell>
          <table:table-cell office:value-type="string">
            <text:p>URBANE, LLC,</text:p>
          </table:table-cell>
          <table:table-cell office:value-type="string">
            <text:p><text:s/></text:p>
          </table:table-cell>
          <table:table-cell office:value-type="string">
            <text:p>189 SEVENTH AVE</text:p>
          </table:table-cell>
          <table:table-cell office:value-type="string">
            <text:p>TROY, NY <text:s/>12180 </text:p>
          </table:table-cell>
          <table:table-cell office:value-type="string">
            <text:p>2019</text:p>
          </table:table-cell>
          <table:table-cell office:value-type="string">
            <text:p>7226</text:p>
          </table:table-cell>
          <table:table-cell office:value-type="string">
            <text:p>15000</text:p>
          </table:table-cell>
          <table:table-cell office:value-type="string">
            <text:p>7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9</text:p>
          </table:table-cell>
          <table:table-cell office:value-type="string">
            <text:p>11 DELAWARE ST</text:p>
          </table:table-cell>
          <table:table-cell office:value-type="string">
            <text:p>MICKLE, MARTIN A.</text:p>
          </table:table-cell>
          <table:table-cell office:value-type="string">
            <text:p><text:s/></text:p>
          </table:table-cell>
          <table:table-cell office:value-type="string">
            <text:p>109 NORTH MANNING BLVD</text:p>
          </table:table-cell>
          <table:table-cell office:value-type="string">
            <text:p>ALBANY, NY <text:s/>12206 </text:p>
          </table:table-cell>
          <table:table-cell office:value-type="string">
            <text:p>3132</text:p>
          </table:table-cell>
          <table:table-cell office:value-type="string">
            <text:p>537</text:p>
          </table:table-cell>
          <table:table-cell table:number-columns-repeated="2" office:value-type="string">
            <text:p>1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</text:p>
          </table:table-cell>
          <table:table-cell office:value-type="string">
            <text:p>48 ELIZABETH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22316</text:p>
          </table:table-cell>
          <table:table-cell table:number-columns-repeated="2" office:value-type="string">
            <text:p>4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0</text:p>
          </table:table-cell>
          <table:table-cell office:value-type="string">
            <text:p>13 DELAWARE ST</text:p>
          </table:table-cell>
          <table:table-cell office:value-type="string">
            <text:p>GIROUX, ARCADE C.</text:p>
          </table:table-cell>
          <table:table-cell office:value-type="string">
            <text:p><text:s/></text:p>
          </table:table-cell>
          <table:table-cell office:value-type="string">
            <text:p>789 HAYES RD</text:p>
          </table:table-cell>
          <table:table-cell office:value-type="string">
            <text:p>RENSSELAER, NY <text:s/>12144 </text:p>
          </table:table-cell>
          <table:table-cell office:value-type="string">
            <text:p>2456</text:p>
          </table:table-cell>
          <table:table-cell office:value-type="string">
            <text:p>1059</text:p>
          </table:table-cell>
          <table:table-cell office:value-type="string">
            <text:p>85000</text:p>
          </table:table-cell>
          <table:table-cell office:value-type="string">
            <text:p>19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1</text:p>
          </table:table-cell>
          <table:table-cell office:value-type="string">
            <text:p>15 DELAWARE ST</text:p>
          </table:table-cell>
          <table:table-cell office:value-type="string">
            <text:p>SINGLETARY, DWIGHT</text:p>
          </table:table-cell>
          <table:table-cell office:value-type="string">
            <text:p><text:s/></text:p>
          </table:table-cell>
          <table:table-cell office:value-type="string">
            <text:p>PO BOX 441</text:p>
          </table:table-cell>
          <table:table-cell office:value-type="string">
            <text:p>TROY, NY <text:s/>12181 </text:p>
          </table:table-cell>
          <table:table-cell office:value-type="string">
            <text:p>2015</text:p>
          </table:table-cell>
          <table:table-cell office:value-type="string">
            <text:p>3149</text:p>
          </table:table-cell>
          <table:table-cell office:value-type="string">
            <text:p>15000</text:p>
          </table:table-cell>
          <table:table-cell office:value-type="string">
            <text:p>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2</text:p>
          </table:table-cell>
          <table:table-cell office:value-type="string">
            <text:p>17 DELAWARE ST</text:p>
          </table:table-cell>
          <table:table-cell office:value-type="string">
            <text:p>PAUL, ROSANNA</text:p>
          </table:table-cell>
          <table:table-cell office:value-type="string">
            <text:p><text:s/></text:p>
          </table:table-cell>
          <table:table-cell office:value-type="string">
            <text:p>9 CUYLER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7842</text:p>
          </table:table-cell>
          <table:table-cell office:value-type="string">
            <text:p>15000</text:p>
          </table:table-cell>
          <table:table-cell office:value-type="string">
            <text:p>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3</text:p>
          </table:table-cell>
          <table:table-cell office:value-type="string">
            <text:p>19 DELAWARE ST</text:p>
          </table:table-cell>
          <table:table-cell office:value-type="string">
            <text:p>CASTRO, ROBERTO</text:p>
          </table:table-cell>
          <table:table-cell office:value-type="string">
            <text:p>RVFM II SERIES </text:p>
          </table:table-cell>
          <table:table-cell office:value-type="string">
            <text:p>16 BERRYHILL RD STE 200</text:p>
          </table:table-cell>
          <table:table-cell office:value-type="string">
            <text:p>COLUMBIA, SC <text:s/>29210 </text:p>
          </table:table-cell>
          <table:table-cell office:value-type="string">
            <text:p>2016</text:p>
          </table:table-cell>
          <table:table-cell office:value-type="string">
            <text:p>25579</text:p>
          </table:table-cell>
          <table:table-cell office:value-type="string">
            <text:p>8000</text:p>
          </table:table-cell>
          <table:table-cell office:value-type="string">
            <text:p>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4</text:p>
          </table:table-cell>
          <table:table-cell office:value-type="string">
            <text:p>27 DELAWARE ST</text:p>
          </table:table-cell>
          <table:table-cell office:value-type="string">
            <text:p>WALLS TEMPLE AFRICAN METH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041</text:p>
          </table:table-cell>
          <table:table-cell office:value-type="string">
            <text:p>158</text:p>
          </table:table-cell>
          <table:table-cell office:value-type="string">
            <text:p>506200</text:p>
          </table:table-cell>
          <table:table-cell office:value-type="string">
            <text:p>445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5</text:p>
          </table:table-cell>
          <table:table-cell office:value-type="string">
            <text:p>43 DELAWARE ST</text:p>
          </table:table-cell>
          <table:table-cell office:value-type="string">
            <text:p>RATTRAY, CHRIS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752</text:p>
          </table:table-cell>
          <table:table-cell office:value-type="string">
            <text:p>152</text:p>
          </table:table-cell>
          <table:table-cell office:value-type="string">
            <text:p>15000</text:p>
          </table:table-cell>
          <table:table-cell office:value-type="string">
            <text:p>79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6</text:p>
          </table:table-cell>
          <table:table-cell office:value-type="string">
            <text:p>48 DELAWARE ST</text:p>
          </table:table-cell>
          <table:table-cell office:value-type="string">
            <text:p>IGLESIA PENTECOSTAL DAMASCO,IN,</text:p>
          </table:table-cell>
          <table:table-cell office:value-type="string">
            <text:p><text:s/></text:p>
          </table:table-cell>
          <table:table-cell office:value-type="string">
            <text:p>48 DELAWARE ST</text:p>
          </table:table-cell>
          <table:table-cell office:value-type="string">
            <text:p>ALBANY, NY <text:s/>12202 </text:p>
          </table:table-cell>
          <table:table-cell office:value-type="string">
            <text:p>2620</text:p>
          </table:table-cell>
          <table:table-cell office:value-type="string">
            <text:p>380</text:p>
          </table:table-cell>
          <table:table-cell office:value-type="string">
            <text:p>60000</text:p>
          </table:table-cell>
          <table:table-cell office:value-type="string">
            <text:p>48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7</text:p>
          </table:table-cell>
          <table:table-cell office:value-type="string">
            <text:p>46 DELAWARE ST</text:p>
          </table:table-cell>
          <table:table-cell office:value-type="string">
            <text:p>DAMASCUS PENTACOSTAL, PENTACOSTAL</text:p>
          </table:table-cell>
          <table:table-cell office:value-type="string">
            <text:p>C/O REV. DAVID COLON </text:p>
          </table:table-cell>
          <table:table-cell office:value-type="string">
            <text:p>48 DELAWARE ST</text:p>
          </table:table-cell>
          <table:table-cell office:value-type="string">
            <text:p>ALBANY, NY <text:s/>12202 </text:p>
          </table:table-cell>
          <table:table-cell office:value-type="string">
            <text:p>2671</text:p>
          </table:table-cell>
          <table:table-cell office:value-type="string">
            <text:p>356</text:p>
          </table:table-cell>
          <table:table-cell office:value-type="string">
            <text:p>50000</text:p>
          </table:table-cell>
          <table:table-cell office:value-type="string">
            <text:p>4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8</text:p>
          </table:table-cell>
          <table:table-cell office:value-type="string">
            <text:p>44 DELAWARE ST</text:p>
          </table:table-cell>
          <table:table-cell office:value-type="string">
            <text:p>WILKINSON, NICKEYEA</text:p>
          </table:table-cell>
          <table:table-cell office:value-type="string">
            <text:p><text:s/></text:p>
          </table:table-cell>
          <table:table-cell office:value-type="string">
            <text:p>286 FIRST ST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25291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9</text:p>
          </table:table-cell>
          <table:table-cell office:value-type="string">
            <text:p>42 DELAWARE ST</text:p>
          </table:table-cell>
          <table:table-cell office:value-type="string">
            <text:p>WILKINSON, NICKEYEA</text:p>
          </table:table-cell>
          <table:table-cell office:value-type="string">
            <text:p><text:s/></text:p>
          </table:table-cell>
          <table:table-cell office:value-type="string">
            <text:p>286 FIRST ST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25291</text:p>
          </table:table-cell>
          <table:table-cell office:value-type="string">
            <text:p>63000</text:p>
          </table:table-cell>
          <table:table-cell office:value-type="string">
            <text:p>12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</text:p>
          </table:table-cell>
          <table:table-cell office:value-type="string">
            <text:p>46 ELIZABETH ST</text:p>
          </table:table-cell>
          <table:table-cell office:value-type="string">
            <text:p>SOUTH END IMPROVEMENT CORP.,</text:p>
          </table:table-cell>
          <table:table-cell office:value-type="string">
            <text:p><text:s/></text:p>
          </table:table-cell>
          <table:table-cell office:value-type="string">
            <text:p>38 CATHERINE ST</text:p>
          </table:table-cell>
          <table:table-cell office:value-type="string">
            <text:p>ALBANY, NY <text:s/>12202 </text:p>
          </table:table-cell>
          <table:table-cell office:value-type="string">
            <text:p>2313</text:p>
          </table:table-cell>
          <table:table-cell office:value-type="string">
            <text:p>27</text:p>
          </table:table-cell>
          <table:table-cell office:value-type="string">
            <text:p>105200</text:p>
          </table:table-cell>
          <table:table-cell office:value-type="string">
            <text:p>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0</text:p>
          </table:table-cell>
          <table:table-cell office:value-type="string">
            <text:p>40 DELAWARE ST</text:p>
          </table:table-cell>
          <table:table-cell office:value-type="string">
            <text:p>ARTIS, FLORENCE</text:p>
          </table:table-cell>
          <table:table-cell office:value-type="string">
            <text:p><text:s/></text:p>
          </table:table-cell>
          <table:table-cell office:value-type="string">
            <text:p>40 DELAWARE ST</text:p>
          </table:table-cell>
          <table:table-cell office:value-type="string">
            <text:p>ALBANY, NY <text:s/>12202 </text:p>
          </table:table-cell>
          <table:table-cell office:value-type="string">
            <text:p>2406</text:p>
          </table:table-cell>
          <table:table-cell office:value-type="string">
            <text:p>50</text:p>
          </table:table-cell>
          <table:table-cell office:value-type="string">
            <text:p>68000</text:p>
          </table:table-cell>
          <table:table-cell office:value-type="string">
            <text:p>15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1</text:p>
          </table:table-cell>
          <table:table-cell office:value-type="string">
            <text:p>38 DELAWARE ST</text:p>
          </table:table-cell>
          <table:table-cell office:value-type="string">
            <text:p>BERNSTEIN, ELLIE</text:p>
          </table:table-cell>
          <table:table-cell office:value-type="string">
            <text:p><text:s/></text:p>
          </table:table-cell>
          <table:table-cell office:value-type="string">
            <text:p>38 DELAWARE ST</text:p>
          </table:table-cell>
          <table:table-cell office:value-type="string">
            <text:p>ALBANY, NY <text:s/>12202 </text:p>
          </table:table-cell>
          <table:table-cell office:value-type="string">
            <text:p>2909</text:p>
          </table:table-cell>
          <table:table-cell office:value-type="string">
            <text:p>406</text:p>
          </table:table-cell>
          <table:table-cell office:value-type="string">
            <text:p>70000</text:p>
          </table:table-cell>
          <table:table-cell office:value-type="string">
            <text:p>15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2</text:p>
          </table:table-cell>
          <table:table-cell office:value-type="string">
            <text:p>36 DELAWARE ST</text:p>
          </table:table-cell>
          <table:table-cell office:value-type="string">
            <text:p>MC CRAY, ANTOINETTE</text:p>
          </table:table-cell>
          <table:table-cell office:value-type="string">
            <text:p><text:s/></text:p>
          </table:table-cell>
          <table:table-cell office:value-type="string">
            <text:p>36 DELAWARE ST</text:p>
          </table:table-cell>
          <table:table-cell office:value-type="string">
            <text:p>ALBANY, NY <text:s/>12202 </text:p>
          </table:table-cell>
          <table:table-cell office:value-type="string">
            <text:p>2406</text:p>
          </table:table-cell>
          <table:table-cell office:value-type="string">
            <text:p>329</text:p>
          </table:table-cell>
          <table:table-cell office:value-type="string">
            <text:p>79000</text:p>
          </table:table-cell>
          <table:table-cell office:value-type="string">
            <text:p>15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3</text:p>
          </table:table-cell>
          <table:table-cell office:value-type="string">
            <text:p>34 DELAWARE ST</text:p>
          </table:table-cell>
          <table:table-cell office:value-type="string">
            <text:p>THOMAS, LOLA M.</text:p>
          </table:table-cell>
          <table:table-cell office:value-type="string">
            <text:p><text:s/></text:p>
          </table:table-cell>
          <table:table-cell office:value-type="string">
            <text:p>34 DELAWARE ST</text:p>
          </table:table-cell>
          <table:table-cell office:value-type="string">
            <text:p>ALBANY, NY <text:s/>12202 </text:p>
          </table:table-cell>
          <table:table-cell office:value-type="string">
            <text:p>3024</text:p>
          </table:table-cell>
          <table:table-cell office:value-type="string">
            <text:p>767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4</text:p>
          </table:table-cell>
          <table:table-cell office:value-type="string">
            <text:p>30 DELAWARE ST</text:p>
          </table:table-cell>
          <table:table-cell office:value-type="string">
            <text:p>CHARLESTON, RAKEE</text:p>
          </table:table-cell>
          <table:table-cell office:value-type="string">
            <text:p><text:s/></text:p>
          </table:table-cell>
          <table:table-cell office:value-type="string">
            <text:p>40 BEVERLY AVE</text:p>
          </table:table-cell>
          <table:table-cell office:value-type="string">
            <text:p>ALBANY, NY <text:s/>12206 </text:p>
          </table:table-cell>
          <table:table-cell office:value-type="string">
            <text:p>2017</text:p>
          </table:table-cell>
          <table:table-cell office:value-type="string">
            <text:p>24671</text:p>
          </table:table-cell>
          <table:table-cell office:value-type="string">
            <text:p>70000</text:p>
          </table:table-cell>
          <table:table-cell office:value-type="string">
            <text:p>15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5</text:p>
          </table:table-cell>
          <table:table-cell office:value-type="string">
            <text:p>26 DELAWARE ST</text:p>
          </table:table-cell>
          <table:table-cell office:value-type="string">
            <text:p>PHILLIPS, CLARA L.</text:p>
          </table:table-cell>
          <table:table-cell office:value-type="string">
            <text:p><text:s/></text:p>
          </table:table-cell>
          <table:table-cell office:value-type="string">
            <text:p>26 DELAWARE ST APT 1</text:p>
          </table:table-cell>
          <table:table-cell office:value-type="string">
            <text:p>ALBANY, NY <text:s/>12202 </text:p>
          </table:table-cell>
          <table:table-cell office:value-type="string">
            <text:p>2407</text:p>
          </table:table-cell>
          <table:table-cell office:value-type="string">
            <text:p>311</text:p>
          </table:table-cell>
          <table:table-cell office:value-type="string">
            <text:p>70000</text:p>
          </table:table-cell>
          <table:table-cell office:value-type="string">
            <text:p>18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6</text:p>
          </table:table-cell>
          <table:table-cell office:value-type="string">
            <text:p>24 DELAWARE ST</text:p>
          </table:table-cell>
          <table:table-cell office:value-type="string">
            <text:p>TUNE, LARRY E.</text:p>
          </table:table-cell>
          <table:table-cell office:value-type="string">
            <text:p><text:s/></text:p>
          </table:table-cell>
          <table:table-cell office:value-type="string">
            <text:p>PO BOX 583</text:p>
          </table:table-cell>
          <table:table-cell office:value-type="string">
            <text:p>ALBANY, NY <text:s/>12201 </text:p>
          </table:table-cell>
          <table:table-cell office:value-type="string">
            <text:p>2873</text:p>
          </table:table-cell>
          <table:table-cell office:value-type="string">
            <text:p>941</text:p>
          </table:table-cell>
          <table:table-cell office:value-type="string">
            <text:p>70000</text:p>
          </table:table-cell>
          <table:table-cell office:value-type="string">
            <text:p>22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7</text:p>
          </table:table-cell>
          <table:table-cell office:value-type="string">
            <text:p>22 DELAWARE ST</text:p>
          </table:table-cell>
          <table:table-cell office:value-type="string">
            <text:p>WALLS TEMPLE AME ZION CHURCH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8</text:p>
          </table:table-cell>
          <table:table-cell office:value-type="string">
            <text:p>20 DELAWARE ST</text:p>
          </table:table-cell>
          <table:table-cell office:value-type="string">
            <text:p>WALLS TEMPLE AME ZION CHURCH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9</text:p>
          </table:table-cell>
          <table:table-cell office:value-type="string">
            <text:p>18 DELAWARE ST</text:p>
          </table:table-cell>
          <table:table-cell office:value-type="string">
            <text:p>WALLS TEMPLE A.M.E. ZION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840</text:p>
          </table:table-cell>
          <table:table-cell office:value-type="string">
            <text:p>183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</text:p>
          </table:table-cell>
          <table:table-cell office:value-type="string">
            <text:p>44 ELIZABETH ST</text:p>
          </table:table-cell>
          <table:table-cell office:value-type="string">
            <text:p>DEVANANDAN, MOSES</text:p>
          </table:table-cell>
          <table:table-cell office:value-type="string">
            <text:p><text:s/></text:p>
          </table:table-cell>
          <table:table-cell office:value-type="string">
            <text:p>69 CLAUSE RD</text:p>
          </table:table-cell>
          <table:table-cell office:value-type="string">
            <text:p>CROPSEYVILLE, NY <text:s/>12052 </text:p>
          </table:table-cell>
          <table:table-cell office:value-type="string">
            <text:p>2018</text:p>
          </table:table-cell>
          <table:table-cell office:value-type="string">
            <text:p>13638</text:p>
          </table:table-cell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0</text:p>
          </table:table-cell>
          <table:table-cell office:value-type="string">
            <text:p>16 DELAWARE ST</text:p>
          </table:table-cell>
          <table:table-cell office:value-type="string">
            <text:p>WALLS TEMPLE A.M.E. ZION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5 </text:p>
          </table:table-cell>
          <table:table-cell office:value-type="string">
            <text:p>2840</text:p>
          </table:table-cell>
          <table:table-cell office:value-type="string">
            <text:p>183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1</text:p>
          </table:table-cell>
          <table:table-cell office:value-type="string">
            <text:p>14 DELAWARE ST</text:p>
          </table:table-cell>
          <table:table-cell office:value-type="string">
            <text:p>WALLS TEMPLE A.M.E. ZION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840</text:p>
          </table:table-cell>
          <table:table-cell office:value-type="string">
            <text:p>183</text:p>
          </table:table-cell>
          <table:table-cell table:number-columns-repeated="2" office:value-type="string">
            <text:p>2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2</text:p>
          </table:table-cell>
          <table:table-cell office:value-type="string">
            <text:p>12 DELAWARE ST</text:p>
          </table:table-cell>
          <table:table-cell office:value-type="string">
            <text:p>WALLS TEMPLE A.M.E. ZION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7422</text:p>
          </table:table-cell>
          <table:table-cell table:number-columns-repeated="2" office:value-type="string">
            <text:p>2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3</text:p>
          </table:table-cell>
          <table:table-cell office:value-type="string">
            <text:p>10 DELAWARE ST</text:p>
          </table:table-cell>
          <table:table-cell office:value-type="string">
            <text:p>WALLS TEMPLE AFRICAN METH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349</text:p>
          </table:table-cell>
          <table:table-cell office:value-type="string">
            <text:p>823</text:p>
          </table:table-cell>
          <table:table-cell table:number-columns-repeated="2" office:value-type="string">
            <text:p>2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4</text:p>
          </table:table-cell>
          <table:table-cell office:value-type="string">
            <text:p>8 DELAWARE ST</text:p>
          </table:table-cell>
          <table:table-cell office:value-type="string">
            <text:p>CEP ENTERPRISES LLC,</text:p>
          </table:table-cell>
          <table:table-cell office:value-type="string">
            <text:p><text:s/></text:p>
          </table:table-cell>
          <table:table-cell office:value-type="string">
            <text:p>6951 NY ROUTE 66</text:p>
          </table:table-cell>
          <table:table-cell office:value-type="string">
            <text:p>EAST NASSAU, NY <text:s/>12062 </text:p>
          </table:table-cell>
          <table:table-cell office:value-type="string">
            <text:p>3068</text:p>
          </table:table-cell>
          <table:table-cell office:value-type="string">
            <text:p>1099</text:p>
          </table:table-cell>
          <table:table-cell office:value-type="string">
            <text:p>10000</text:p>
          </table:table-cell>
          <table:table-cell office:value-type="string">
            <text:p>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5</text:p>
          </table:table-cell>
          <table:table-cell office:value-type="string">
            <text:p>6 DELAWARE ST</text:p>
          </table:table-cell>
          <table:table-cell office:value-type="string">
            <text:p>RODRIQUEZ, THERESA</text:p>
          </table:table-cell>
          <table:table-cell office:value-type="string">
            <text:p><text:s/></text:p>
          </table:table-cell>
          <table:table-cell office:value-type="string">
            <text:p>59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4828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6</text:p>
          </table:table-cell>
          <table:table-cell office:value-type="string">
            <text:p>4 DELAWARE ST</text:p>
          </table:table-cell>
          <table:table-cell office:value-type="string">
            <text:p>RODRIQUEZ, THERESA</text:p>
          </table:table-cell>
          <table:table-cell office:value-type="string">
            <text:p><text:s/></text:p>
          </table:table-cell>
          <table:table-cell office:value-type="string">
            <text:p>59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4828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7</text:p>
          </table:table-cell>
          <table:table-cell office:value-type="string">
            <text:p>59 CLINTON ST</text:p>
          </table:table-cell>
          <table:table-cell office:value-type="string">
            <text:p>RODRIQUEZ, THERESA</text:p>
          </table:table-cell>
          <table:table-cell office:value-type="string">
            <text:p><text:s/></text:p>
          </table:table-cell>
          <table:table-cell office:value-type="string">
            <text:p>59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4828</text:p>
          </table:table-cell>
          <table:table-cell office:value-type="string">
            <text:p>16000</text:p>
          </table:table-cell>
          <table:table-cell office:value-type="string">
            <text:p>43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8</text:p>
          </table:table-cell>
          <table:table-cell office:value-type="string">
            <text:p>61 CLINTON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2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9</text:p>
          </table:table-cell>
          <table:table-cell office:value-type="string">
            <text:p>63 CLINTON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</text:p>
          </table:table-cell>
          <table:table-cell office:value-type="string">
            <text:p>42 ELIZABETH ST</text:p>
          </table:table-cell>
          <table:table-cell office:value-type="string">
            <text:p>LAWSON, WILLIE</text:p>
          </table:table-cell>
          <table:table-cell office:value-type="string">
            <text:p><text:s/></text:p>
          </table:table-cell>
          <table:table-cell office:value-type="string">
            <text:p>128 MOUNT HOPE DR</text:p>
          </table:table-cell>
          <table:table-cell office:value-type="string">
            <text:p>ALBANY, NY <text:s/>12202 </text:p>
          </table:table-cell>
          <table:table-cell office:value-type="string">
            <text:p>2802</text:p>
          </table:table-cell>
          <table:table-cell office:value-type="string">
            <text:p>757</text:p>
          </table:table-cell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0</text:p>
          </table:table-cell>
          <table:table-cell office:value-type="string">
            <text:p>69 CLINTON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3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1</text:p>
          </table:table-cell>
          <table:table-cell office:value-type="string">
            <text:p>25 ALEXANDER ST</text:p>
          </table:table-cell>
          <table:table-cell office:value-type="string">
            <text:p>93 XIN SHENG LLC,</text:p>
          </table:table-cell>
          <table:table-cell office:value-type="string">
            <text:p><text:s/></text:p>
          </table:table-cell>
          <table:table-cell office:value-type="string">
            <text:p>8 GABRIEL WAY</text:p>
          </table:table-cell>
          <table:table-cell office:value-type="string">
            <text:p>ALBANY, NY <text:s/>12205 </text:p>
          </table:table-cell>
          <table:table-cell office:value-type="string">
            <text:p>2018</text:p>
          </table:table-cell>
          <table:table-cell office:value-type="string">
            <text:p>24076</text:p>
          </table:table-cell>
          <table:table-cell office:value-type="string">
            <text:p>25000</text:p>
          </table:table-cell>
          <table:table-cell office:value-type="string">
            <text:p>14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2</text:p>
          </table:table-cell>
          <table:table-cell office:value-type="string">
            <text:p>27 ALEXANDER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90</text:p>
          </table:table-cell>
          <table:table-cell office:value-type="string">
            <text:p>1123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3</text:p>
          </table:table-cell>
          <table:table-cell office:value-type="string">
            <text:p>29 ALEXANDER ST</text:p>
          </table:table-cell>
          <table:table-cell office:value-type="string">
            <text:p>RICKETTS, LAWRENCE III</text:p>
          </table:table-cell>
          <table:table-cell office:value-type="string">
            <text:p><text:s/></text:p>
          </table:table-cell>
          <table:table-cell office:value-type="string">
            <text:p>2121 PAULDING AVE #6R</text:p>
          </table:table-cell>
          <table:table-cell office:value-type="string">
            <text:p>BRONX, NY <text:s/>10462 </text:p>
          </table:table-cell>
          <table:table-cell office:value-type="string">
            <text:p>2018</text:p>
          </table:table-cell>
          <table:table-cell office:value-type="string">
            <text:p>2609</text:p>
          </table:table-cell>
          <table:table-cell office:value-type="string">
            <text:p>15000</text:p>
          </table:table-cell>
          <table:table-cell office:value-type="string">
            <text:p>5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4</text:p>
          </table:table-cell>
          <table:table-cell office:value-type="string">
            <text:p>31 ALEXANDER ST</text:p>
          </table:table-cell>
          <table:table-cell office:value-type="string">
            <text:p>MORTON, MORRIS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3085</text:p>
          </table:table-cell>
          <table:table-cell office:value-type="string">
            <text:p>637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5</text:p>
          </table:table-cell>
          <table:table-cell office:value-type="string">
            <text:p>33 ALEXANDER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office:value-type="string">
            <text:p>5000</text:p>
          </table:table-cell>
          <table:table-cell office:value-type="string">
            <text:p>15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6</text:p>
          </table:table-cell>
          <table:table-cell office:value-type="string">
            <text:p>35 ALEXANDER ST</text:p>
          </table:table-cell>
          <table:table-cell office:value-type="string">
            <text:p>PAUL, EARL</text:p>
          </table:table-cell>
          <table:table-cell office:value-type="string">
            <text:p><text:s/></text:p>
          </table:table-cell>
          <table:table-cell office:value-type="string">
            <text:p>23 LEXINGTON AVE</text:p>
          </table:table-cell>
          <table:table-cell office:value-type="string">
            <text:p>ALBANY, NY <text:s/>12206 </text:p>
          </table:table-cell>
          <table:table-cell office:value-type="string">
            <text:p>3097</text:p>
          </table:table-cell>
          <table:table-cell office:value-type="string">
            <text:p>1106</text:p>
          </table:table-cell>
          <table:table-cell office:value-type="string">
            <text:p>15000</text:p>
          </table:table-cell>
          <table:table-cell office:value-type="string">
            <text:p>5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7</text:p>
          </table:table-cell>
          <table:table-cell office:value-type="string">
            <text:p>37 ALEXANDER ST</text:p>
          </table:table-cell>
          <table:table-cell office:value-type="string">
            <text:p>MORTON, AERIELLE</text:p>
          </table:table-cell>
          <table:table-cell office:value-type="string">
            <text:p><text:s/></text:p>
          </table:table-cell>
          <table:table-cell office:value-type="string">
            <text:p>37 ALEXANDER ST</text:p>
          </table:table-cell>
          <table:table-cell office:value-type="string">
            <text:p>ALBANY, NY <text:s/>12202 </text:p>
          </table:table-cell>
          <table:table-cell office:value-type="string">
            <text:p>3057</text:p>
          </table:table-cell>
          <table:table-cell office:value-type="string">
            <text:p>705</text:p>
          </table:table-cell>
          <table:table-cell office:value-type="string">
            <text:p>95000</text:p>
          </table:table-cell>
          <table:table-cell office:value-type="string">
            <text:p>1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8</text:p>
          </table:table-cell>
          <table:table-cell office:value-type="string">
            <text:p>39 ALEXANDER ST</text:p>
          </table:table-cell>
          <table:table-cell office:value-type="string">
            <text:p>MCALLISTER-JENNINGS, DESIREE</text:p>
          </table:table-cell>
          <table:table-cell office:value-type="string">
            <text:p><text:s/></text:p>
          </table:table-cell>
          <table:table-cell office:value-type="string">
            <text:p>39 ALEXANDER ST</text:p>
          </table:table-cell>
          <table:table-cell office:value-type="string">
            <text:p>ALBANY, NY <text:s/>12202 </text:p>
          </table:table-cell>
          <table:table-cell office:value-type="string">
            <text:p>3058</text:p>
          </table:table-cell>
          <table:table-cell office:value-type="string">
            <text:p>382</text:p>
          </table:table-cell>
          <table:table-cell office:value-type="string">
            <text:p>95000</text:p>
          </table:table-cell>
          <table:table-cell office:value-type="string">
            <text:p>1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9</text:p>
          </table:table-cell>
          <table:table-cell office:value-type="string">
            <text:p>41 ALEXANDER ST</text:p>
          </table:table-cell>
          <table:table-cell office:value-type="string">
            <text:p>MICHAEL, SAW</text:p>
          </table:table-cell>
          <table:table-cell office:value-type="string">
            <text:p><text:s/></text:p>
          </table:table-cell>
          <table:table-cell office:value-type="string">
            <text:p>41 ALEXANDER ST</text:p>
          </table:table-cell>
          <table:table-cell office:value-type="string">
            <text:p>ALBANY, NY <text:s/>12202 </text:p>
          </table:table-cell>
          <table:table-cell office:value-type="string">
            <text:p>3058</text:p>
          </table:table-cell>
          <table:table-cell office:value-type="string">
            <text:p>348</text:p>
          </table:table-cell>
          <table:table-cell office:value-type="string">
            <text:p>95000</text:p>
          </table:table-cell>
          <table:table-cell office:value-type="string">
            <text:p>1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</text:p>
          </table:table-cell>
          <table:table-cell office:value-type="string">
            <text:p>40 ELIZABETH ST</text:p>
          </table:table-cell>
          <table:table-cell office:value-type="string">
            <text:p>LAWSON, JESSE</text:p>
          </table:table-cell>
          <table:table-cell office:value-type="string">
            <text:p><text:s/></text:p>
          </table:table-cell>
          <table:table-cell office:value-type="string">
            <text:p>38 ELIZABETH ST</text:p>
          </table:table-cell>
          <table:table-cell office:value-type="string">
            <text:p>ALBANY, NY <text:s/>12202 </text:p>
          </table:table-cell>
          <table:table-cell office:value-type="string">
            <text:p>2435</text:p>
          </table:table-cell>
          <table:table-cell office:value-type="string">
            <text:p>713</text:p>
          </table:table-cell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0</text:p>
          </table:table-cell>
          <table:table-cell office:value-type="string">
            <text:p>43 ALEXANDER ST</text:p>
          </table:table-cell>
          <table:table-cell office:value-type="string">
            <text:p>PATTERSON, LLOYD M.</text:p>
          </table:table-cell>
          <table:table-cell office:value-type="string">
            <text:p><text:s/></text:p>
          </table:table-cell>
          <table:table-cell office:value-type="string">
            <text:p>43 ALEXANDER ST</text:p>
          </table:table-cell>
          <table:table-cell office:value-type="string">
            <text:p>ALBANY, NY <text:s/>12202 </text:p>
          </table:table-cell>
          <table:table-cell office:value-type="string">
            <text:p>3058</text:p>
          </table:table-cell>
          <table:table-cell office:value-type="string">
            <text:p>352</text:p>
          </table:table-cell>
          <table:table-cell office:value-type="string">
            <text:p>95000</text:p>
          </table:table-cell>
          <table:table-cell office:value-type="string">
            <text:p>1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1.1</text:p>
          </table:table-cell>
          <table:table-cell office:value-type="string">
            <text:p>45 ALEXANDER ST</text:p>
          </table:table-cell>
          <table:table-cell office:value-type="string">
            <text:p>HENDERSON, DELROCCO D.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040</text:p>
          </table:table-cell>
          <table:table-cell office:value-type="string">
            <text:p>804</text:p>
          </table:table-cell>
          <table:table-cell office:value-type="string">
            <text:p>95000</text:p>
          </table:table-cell>
          <table:table-cell office:value-type="string">
            <text:p>18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1.2</text:p>
          </table:table-cell>
          <table:table-cell office:value-type="string">
            <text:p>45.5 ALEXANDER ST</text:p>
          </table:table-cell>
          <table:table-cell office:value-type="string">
            <text:p>MC ALLISTER, SHONDELL E.</text:p>
          </table:table-cell>
          <table:table-cell office:value-type="string">
            <text:p><text:s/></text:p>
          </table:table-cell>
          <table:table-cell office:value-type="string">
            <text:p>45.5 ALEXANDER ST</text:p>
          </table:table-cell>
          <table:table-cell office:value-type="string">
            <text:p>ALBANY, NY <text:s/>12202 </text:p>
          </table:table-cell>
          <table:table-cell office:value-type="string">
            <text:p>3035</text:p>
          </table:table-cell>
          <table:table-cell office:value-type="string">
            <text:p>805</text:p>
          </table:table-cell>
          <table:table-cell office:value-type="string">
            <text:p>95000</text:p>
          </table:table-cell>
          <table:table-cell office:value-type="string">
            <text:p>18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2</text:p>
          </table:table-cell>
          <table:table-cell office:value-type="string">
            <text:p>47 ALEXANDER ST</text:p>
          </table:table-cell>
          <table:table-cell office:value-type="string">
            <text:p>BLAT, WAI WAH</text:p>
          </table:table-cell>
          <table:table-cell office:value-type="string">
            <text:p><text:s/></text:p>
          </table:table-cell>
          <table:table-cell office:value-type="string">
            <text:p>47 ALEXANDER ST</text:p>
          </table:table-cell>
          <table:table-cell office:value-type="string">
            <text:p>ALBANY, NY <text:s/>12202 </text:p>
          </table:table-cell>
          <table:table-cell office:value-type="string">
            <text:p>3036</text:p>
          </table:table-cell>
          <table:table-cell office:value-type="string">
            <text:p>618</text:p>
          </table:table-cell>
          <table:table-cell office:value-type="string">
            <text:p>95000</text:p>
          </table:table-cell>
          <table:table-cell office:value-type="string">
            <text:p>18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3.1</text:p>
          </table:table-cell>
          <table:table-cell office:value-type="string">
            <text:p>49 ALEXANDER ST</text:p>
          </table:table-cell>
          <table:table-cell office:value-type="string">
            <text:p>CARTER, MONA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3027</text:p>
          </table:table-cell>
          <table:table-cell office:value-type="string">
            <text:p>828</text:p>
          </table:table-cell>
          <table:table-cell office:value-type="string">
            <text:p>95000</text:p>
          </table:table-cell>
          <table:table-cell office:value-type="string">
            <text:p>18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3.2</text:p>
          </table:table-cell>
          <table:table-cell office:value-type="string">
            <text:p>49.5 ALEXANDER ST</text:p>
          </table:table-cell>
          <table:table-cell office:value-type="string">
            <text:p>BUCHANON, LATRENDA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026</text:p>
          </table:table-cell>
          <table:table-cell office:value-type="string">
            <text:p>675</text:p>
          </table:table-cell>
          <table:table-cell office:value-type="string">
            <text:p>95000</text:p>
          </table:table-cell>
          <table:table-cell office:value-type="string">
            <text:p>18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4</text:p>
          </table:table-cell>
          <table:table-cell office:value-type="string">
            <text:p>51 ALEXANDER ST</text:p>
          </table:table-cell>
          <table:table-cell office:value-type="string">
            <text:p>TINGLING, ANGELA</text:p>
          </table:table-cell>
          <table:table-cell office:value-type="string">
            <text:p><text:s/></text:p>
          </table:table-cell>
          <table:table-cell office:value-type="string">
            <text:p>51 ALEXANDER ST</text:p>
          </table:table-cell>
          <table:table-cell office:value-type="string">
            <text:p>ALBANY, NY <text:s/>12202 </text:p>
          </table:table-cell>
          <table:table-cell office:value-type="string">
            <text:p>3026</text:p>
          </table:table-cell>
          <table:table-cell office:value-type="string">
            <text:p>711</text:p>
          </table:table-cell>
          <table:table-cell office:value-type="string">
            <text:p>95000</text:p>
          </table:table-cell>
          <table:table-cell office:value-type="string">
            <text:p>18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5</text:p>
          </table:table-cell>
          <table:table-cell office:value-type="string">
            <text:p>53 ALEXANDER ST</text:p>
          </table:table-cell>
          <table:table-cell office:value-type="string">
            <text:p>MILLER, JOHN</text:p>
          </table:table-cell>
          <table:table-cell office:value-type="string">
            <text:p><text:s/></text:p>
          </table:table-cell>
          <table:table-cell office:value-type="string">
            <text:p>6 MONTGOMERY AVE</text:p>
          </table:table-cell>
          <table:table-cell office:value-type="string">
            <text:p>SOMERVILLE, MA <text:s/>02145 </text:p>
          </table:table-cell>
          <table:table-cell office:value-type="string">
            <text:p>2541</text:p>
          </table:table-cell>
          <table:table-cell office:value-type="string">
            <text:p>217</text:p>
          </table:table-cell>
          <table:table-cell office:value-type="string">
            <text:p>15000</text:p>
          </table:table-cell>
          <table:table-cell office:value-type="string">
            <text:p>35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6</text:p>
          </table:table-cell>
          <table:table-cell office:value-type="string">
            <text:p>55 ALEXANDER ST</text:p>
          </table:table-cell>
          <table:table-cell office:value-type="string">
            <text:p>BANIAK, JOHANNA E.</text:p>
          </table:table-cell>
          <table:table-cell office:value-type="string">
            <text:p><text:s/></text:p>
          </table:table-cell>
          <table:table-cell office:value-type="string">
            <text:p>55 ALEXANDER ST</text:p>
          </table:table-cell>
          <table:table-cell office:value-type="string">
            <text:p>ALBANY, NY <text:s/>12202 </text:p>
          </table:table-cell>
          <table:table-cell office:value-type="string">
            <text:p>3013</text:p>
          </table:table-cell>
          <table:table-cell office:value-type="string">
            <text:p>652</text:p>
          </table:table-cell>
          <table:table-cell office:value-type="string">
            <text:p>30000</text:p>
          </table:table-cell>
          <table:table-cell office:value-type="string">
            <text:p>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7</text:p>
          </table:table-cell>
          <table:table-cell office:value-type="string">
            <text:p>57 ALEXANDER ST</text:p>
          </table:table-cell>
          <table:table-cell office:value-type="string">
            <text:p>AVER REAL ESTATE LLC,</text:p>
          </table:table-cell>
          <table:table-cell office:value-type="string">
            <text:p><text:s/></text:p>
          </table:table-cell>
          <table:table-cell office:value-type="string">
            <text:p>PO BOX 1637</text:p>
          </table:table-cell>
          <table:table-cell office:value-type="string">
            <text:p>ALBANY, NY <text:s/>12201 </text:p>
          </table:table-cell>
          <table:table-cell office:value-type="string">
            <text:p>3046</text:p>
          </table:table-cell>
          <table:table-cell office:value-type="string">
            <text:p>1050</text:p>
          </table:table-cell>
          <table:table-cell office:value-type="string">
            <text:p>60000</text:p>
          </table:table-cell>
          <table:table-cell office:value-type="string">
            <text:p>13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8</text:p>
          </table:table-cell>
          <table:table-cell office:value-type="string">
            <text:p>59 ALEXANDER ST</text:p>
          </table:table-cell>
          <table:table-cell office:value-type="string">
            <text:p>HOSSAIN, MOSSAMMAT F.</text:p>
          </table:table-cell>
          <table:table-cell office:value-type="string">
            <text:p><text:s/></text:p>
          </table:table-cell>
          <table:table-cell office:value-type="string">
            <text:p>287 SHERMAN ST</text:p>
          </table:table-cell>
          <table:table-cell office:value-type="string">
            <text:p>ALBANY, NY <text:s/>12206 </text:p>
          </table:table-cell>
          <table:table-cell office:value-type="string">
            <text:p>2865</text:p>
          </table:table-cell>
          <table:table-cell office:value-type="string">
            <text:p>230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9</text:p>
          </table:table-cell>
          <table:table-cell office:value-type="string">
            <text:p>61 ALEXANDER ST</text:p>
          </table:table-cell>
          <table:table-cell office:value-type="string">
            <text:p>SUMPTER, JILLIAN</text:p>
          </table:table-cell>
          <table:table-cell office:value-type="string">
            <text:p><text:s/></text:p>
          </table:table-cell>
          <table:table-cell office:value-type="string">
            <text:p>61 ALEXANDER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11401</text:p>
          </table:table-cell>
          <table:table-cell office:value-type="string">
            <text:p>32000</text:p>
          </table:table-cell>
          <table:table-cell office:value-type="string">
            <text:p>6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8</text:p>
          </table:table-cell>
          <table:table-cell office:value-type="string">
            <text:p>38 ELIZABETH ST</text:p>
          </table:table-cell>
          <table:table-cell office:value-type="string">
            <text:p>LAWSON, WILLIE RAY</text:p>
          </table:table-cell>
          <table:table-cell office:value-type="string">
            <text:p><text:s/></text:p>
          </table:table-cell>
          <table:table-cell office:value-type="string">
            <text:p>128 MT HOPE DR</text:p>
          </table:table-cell>
          <table:table-cell office:value-type="string">
            <text:p>ALBANY, NY <text:s/>12202 </text:p>
          </table:table-cell>
          <table:table-cell office:value-type="string">
            <text:p>2553</text:p>
          </table:table-cell>
          <table:table-cell office:value-type="string">
            <text:p>843</text:p>
          </table:table-cell>
          <table:table-cell office:value-type="string">
            <text:p>70000</text:p>
          </table:table-cell>
          <table:table-cell office:value-type="string">
            <text:p>14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80</text:p>
          </table:table-cell>
          <table:table-cell office:value-type="string">
            <text:p>63 ALEXANDER ST</text:p>
          </table:table-cell>
          <table:table-cell office:value-type="string">
            <text:p>MCCALL, SHENITA</text:p>
          </table:table-cell>
          <table:table-cell office:value-type="string">
            <text:p><text:s/></text:p>
          </table:table-cell>
          <table:table-cell office:value-type="string">
            <text:p>63 ALEXANDER ST</text:p>
          </table:table-cell>
          <table:table-cell office:value-type="string">
            <text:p>ALBANY, NY <text:s/>12202 </text:p>
          </table:table-cell>
          <table:table-cell office:value-type="string">
            <text:p>2616</text:p>
          </table:table-cell>
          <table:table-cell office:value-type="string">
            <text:p>593</text:p>
          </table:table-cell>
          <table:table-cell office:value-type="string">
            <text:p>34000</text:p>
          </table:table-cell>
          <table:table-cell office:value-type="string">
            <text:p>6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81</text:p>
          </table:table-cell>
          <table:table-cell office:value-type="string">
            <text:p>65 ALEXANDER ST</text:p>
          </table:table-cell>
          <table:table-cell office:value-type="string">
            <text:p>ELLIS, RAY</text:p>
          </table:table-cell>
          <table:table-cell office:value-type="string">
            <text:p><text:s/></text:p>
          </table:table-cell>
          <table:table-cell office:value-type="string">
            <text:p>21 ELLSWORTH AVE</text:p>
          </table:table-cell>
          <table:table-cell office:value-type="string">
            <text:p>DELMAR, NY <text:s/>12054 </text:p>
          </table:table-cell>
          <table:table-cell office:value-type="string">
            <text:p>2016</text:p>
          </table:table-cell>
          <table:table-cell office:value-type="string">
            <text:p>26320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82</text:p>
          </table:table-cell>
          <table:table-cell office:value-type="string">
            <text:p>69 ALEXANDER ST</text:p>
          </table:table-cell>
          <table:table-cell office:value-type="string">
            <text:p>ELLIS, RAY</text:p>
          </table:table-cell>
          <table:table-cell office:value-type="string">
            <text:p><text:s/></text:p>
          </table:table-cell>
          <table:table-cell office:value-type="string">
            <text:p>69 ALEXANDER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26320</text:p>
          </table:table-cell>
          <table:table-cell office:value-type="string">
            <text:p>45000</text:p>
          </table:table-cell>
          <table:table-cell office:value-type="string">
            <text:p>49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9</text:p>
          </table:table-cell>
          <table:table-cell office:value-type="string">
            <text:p>36 ELIZABETH ST</text:p>
          </table:table-cell>
          <table:table-cell office:value-type="string">
            <text:p>SAWAMUKAI, DANSO</text:p>
          </table:table-cell>
          <table:table-cell office:value-type="string">
            <text:p><text:s/></text:p>
          </table:table-cell>
          <table:table-cell office:value-type="string">
            <text:p>36 ELIZABETH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27830</text:p>
          </table:table-cell>
          <table:table-cell office:value-type="string">
            <text:p>72000</text:p>
          </table:table-cell>
          <table:table-cell office:value-type="string">
            <text:p>14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</text:p>
          </table:table-cell>
          <table:table-cell office:value-type="string">
            <text:p>28 CLINTON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office:value-type="string">
            <text:p>2291</text:p>
          </table:table-cell>
          <table:table-cell office:value-type="string">
            <text:p>413</text:p>
          </table:table-cell>
          <table:table-cell table:number-columns-repeated="2" office:value-type="string">
            <text:p>4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0</text:p>
          </table:table-cell>
          <table:table-cell office:value-type="string">
            <text:p>48 CLINTON ST</text:p>
          </table:table-cell>
          <table:table-cell office:value-type="string">
            <text:p>RATTRAY, CHRISTOPHER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851</text:p>
          </table:table-cell>
          <table:table-cell office:value-type="string">
            <text:p>138</text:p>
          </table:table-cell>
          <table:table-cell office:value-type="string">
            <text:p>19000</text:p>
          </table:table-cell>
          <table:table-cell office:value-type="string">
            <text:p>3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1</text:p>
          </table:table-cell>
          <table:table-cell office:value-type="string">
            <text:p>50 CLINTON ST</text:p>
          </table:table-cell>
          <table:table-cell office:value-type="string">
            <text:p>DAVIS, SHARNA</text:p>
          </table:table-cell>
          <table:table-cell office:value-type="string">
            <text:p><text:s/></text:p>
          </table:table-cell>
          <table:table-cell office:value-type="string">
            <text:p>603 WARREN ST</text:p>
          </table:table-cell>
          <table:table-cell office:value-type="string">
            <text:p>ALBANY, NY <text:s/>12208 </text:p>
          </table:table-cell>
          <table:table-cell office:value-type="string">
            <text:p>3085</text:p>
          </table:table-cell>
          <table:table-cell office:value-type="string">
            <text:p>987</text:p>
          </table:table-cell>
          <table:table-cell office:value-type="string">
            <text:p>16000</text:p>
          </table:table-cell>
          <table:table-cell office:value-type="string">
            <text:p>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2</text:p>
          </table:table-cell>
          <table:table-cell office:value-type="string">
            <text:p>52 CLINTON ST</text:p>
          </table:table-cell>
          <table:table-cell office:value-type="string">
            <text:p>BOTCHWAY, GORDON</text:p>
          </table:table-cell>
          <table:table-cell office:value-type="string">
            <text:p><text:s/></text:p>
          </table:table-cell>
          <table:table-cell office:value-type="string">
            <text:p>52 CLINTON ST</text:p>
          </table:table-cell>
          <table:table-cell office:value-type="string">
            <text:p>ALBANY, NY <text:s/>12210 </text:p>
          </table:table-cell>
          <table:table-cell office:value-type="string">
            <text:p>2017</text:p>
          </table:table-cell>
          <table:table-cell office:value-type="string">
            <text:p>20018</text:p>
          </table:table-cell>
          <table:table-cell office:value-type="string">
            <text:p>100000</text:p>
          </table:table-cell>
          <table:table-cell office:value-type="string">
            <text:p>5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3</text:p>
          </table:table-cell>
          <table:table-cell office:value-type="string">
            <text:p>54 CLINTON ST</text:p>
          </table:table-cell>
          <table:table-cell office:value-type="string">
            <text:p>BURNS, DONNA</text:p>
          </table:table-cell>
          <table:table-cell office:value-type="string">
            <text:p><text:s/></text:p>
          </table:table-cell>
          <table:table-cell office:value-type="string">
            <text:p>54 CLINTON ST</text:p>
          </table:table-cell>
          <table:table-cell office:value-type="string">
            <text:p>ALBANY, NY <text:s/>12202 </text:p>
          </table:table-cell>
          <table:table-cell office:value-type="string">
            <text:p>3059</text:p>
          </table:table-cell>
          <table:table-cell office:value-type="string">
            <text:p>1102</text:p>
          </table:table-cell>
          <table:table-cell office:value-type="string">
            <text:p>57000</text:p>
          </table:table-cell>
          <table:table-cell office:value-type="string">
            <text:p>11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4</text:p>
          </table:table-cell>
          <table:table-cell office:value-type="string">
            <text:p>56 CLINTON ST</text:p>
          </table:table-cell>
          <table:table-cell office:value-type="string">
            <text:p>SMITH, KEVIN P.</text:p>
          </table:table-cell>
          <table:table-cell office:value-type="string">
            <text:p><text:s/></text:p>
          </table:table-cell>
          <table:table-cell office:value-type="string">
            <text:p>56 CLINTON ST</text:p>
          </table:table-cell>
          <table:table-cell office:value-type="string">
            <text:p>ALBANY, NY <text:s/>12202 </text:p>
          </table:table-cell>
          <table:table-cell office:value-type="string">
            <text:p>2527</text:p>
          </table:table-cell>
          <table:table-cell office:value-type="string">
            <text:p>945</text:p>
          </table:table-cell>
          <table:table-cell office:value-type="string">
            <text:p>12800</text:p>
          </table:table-cell>
          <table:table-cell office:value-type="string">
            <text:p>5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5</text:p>
          </table:table-cell>
          <table:table-cell office:value-type="string">
            <text:p>58 CLINTON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8</text:p>
          </table:table-cell>
          <table:table-cell table:number-columns-repeated="2" office:value-type="string">
            <text:p>3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6</text:p>
          </table:table-cell>
          <table:table-cell office:value-type="string">
            <text:p>62 CLINTON ST</text:p>
          </table:table-cell>
          <table:table-cell office:value-type="string">
            <text:p>NOTARNICOLA, MATTHEW</text:p>
          </table:table-cell>
          <table:table-cell office:value-type="string">
            <text:p><text:s/></text:p>
          </table:table-cell>
          <table:table-cell office:value-type="string">
            <text:p>382 CAIRO JCT RD</text:p>
          </table:table-cell>
          <table:table-cell office:value-type="string">
            <text:p>CATSKILL, NY <text:s/>12414 </text:p>
          </table:table-cell>
          <table:table-cell office:value-type="string">
            <text:p>2892</text:p>
          </table:table-cell>
          <table:table-cell office:value-type="string">
            <text:p>1105</text:p>
          </table:table-cell>
          <table:table-cell office:value-type="string">
            <text:p>60000</text:p>
          </table:table-cell>
          <table:table-cell office:value-type="string">
            <text:p>12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7</text:p>
          </table:table-cell>
          <table:table-cell office:value-type="string">
            <text:p>64 CLINTON ST</text:p>
          </table:table-cell>
          <table:table-cell office:value-type="string">
            <text:p>HONG FA PROPERTIES LLC,</text:p>
          </table:table-cell>
          <table:table-cell office:value-type="string">
            <text:p><text:s/></text:p>
          </table:table-cell>
          <table:table-cell office:value-type="string">
            <text:p>72 HARRIS DR</text:p>
          </table:table-cell>
          <table:table-cell office:value-type="string">
            <text:p>VALATIE, NY <text:s/>12184 </text:p>
          </table:table-cell>
          <table:table-cell office:value-type="string">
            <text:p>2017</text:p>
          </table:table-cell>
          <table:table-cell office:value-type="string">
            <text:p>30816</text:p>
          </table:table-cell>
          <table:table-cell office:value-type="string">
            <text:p>73000</text:p>
          </table:table-cell>
          <table:table-cell office:value-type="string">
            <text:p>1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8</text:p>
          </table:table-cell>
          <table:table-cell office:value-type="string">
            <text:p>66 CLINTON ST</text:p>
          </table:table-cell>
          <table:table-cell office:value-type="string">
            <text:p>BUCHANAN, RITA</text:p>
          </table:table-cell>
          <table:table-cell office:value-type="string">
            <text:p><text:s/></text:p>
          </table:table-cell>
          <table:table-cell office:value-type="string">
            <text:p>66 CLINTON ST</text:p>
          </table:table-cell>
          <table:table-cell office:value-type="string">
            <text:p>ALBANY, NY <text:s/>12202 </text:p>
          </table:table-cell>
          <table:table-cell office:value-type="string">
            <text:p>2777</text:p>
          </table:table-cell>
          <table:table-cell office:value-type="string">
            <text:p>516</text:p>
          </table:table-cell>
          <table:table-cell office:value-type="string">
            <text:p>95000</text:p>
          </table:table-cell>
          <table:table-cell office:value-type="string">
            <text:p>19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9</text:p>
          </table:table-cell>
          <table:table-cell office:value-type="string">
            <text:p>68 CLINTON ST</text:p>
          </table:table-cell>
          <table:table-cell office:value-type="string">
            <text:p>STAFFORD, STANISLAUS</text:p>
          </table:table-cell>
          <table:table-cell office:value-type="string">
            <text:p><text:s/></text:p>
          </table:table-cell>
          <table:table-cell office:value-type="string">
            <text:p>11 CLAYTON PL</text:p>
          </table:table-cell>
          <table:table-cell office:value-type="string">
            <text:p>ALBANY, NY <text:s/>12209 </text:p>
          </table:table-cell>
          <table:table-cell office:value-type="string">
            <text:p>2018</text:p>
          </table:table-cell>
          <table:table-cell office:value-type="string">
            <text:p>26323</text:p>
          </table:table-cell>
          <table:table-cell office:value-type="string">
            <text:p>25000</text:p>
          </table:table-cell>
          <table:table-cell office:value-type="string">
            <text:p>5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</text:p>
          </table:table-cell>
          <table:table-cell office:value-type="string">
            <text:p>30 CLINTON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87</text:p>
          </table:table-cell>
          <table:table-cell office:value-type="string">
            <text:p>589</text:p>
          </table:table-cell>
          <table:table-cell table:number-columns-repeated="2" office:value-type="string">
            <text:p>4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0</text:p>
          </table:table-cell>
          <table:table-cell office:value-type="string">
            <text:p>70 CLINTON ST</text:p>
          </table:table-cell>
          <table:table-cell office:value-type="string">
            <text:p>CARTER, BETRAND A.</text:p>
          </table:table-cell>
          <table:table-cell office:value-type="string">
            <text:p><text:s/></text:p>
          </table:table-cell>
          <table:table-cell office:value-type="string">
            <text:p>PO BOX 843</text:p>
          </table:table-cell>
          <table:table-cell office:value-type="string">
            <text:p>ALBANY, NY <text:s/>12201 </text:p>
          </table:table-cell>
          <table:table-cell office:value-type="string">
            <text:p>2490</text:p>
          </table:table-cell>
          <table:table-cell office:value-type="string">
            <text:p>995</text:p>
          </table:table-cell>
          <table:table-cell office:value-type="string">
            <text:p>35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1</text:p>
          </table:table-cell>
          <table:table-cell office:value-type="string">
            <text:p>19 ALEXANDER ST</text:p>
          </table:table-cell>
          <table:table-cell office:value-type="string">
            <text:p>WAGONER, JEFFREY</text:p>
          </table:table-cell>
          <table:table-cell office:value-type="string">
            <text:p><text:s/></text:p>
          </table:table-cell>
          <table:table-cell office:value-type="string">
            <text:p>1595 ROUTE 9W</text:p>
          </table:table-cell>
          <table:table-cell office:value-type="string">
            <text:p>SELKIRK, NY <text:s/>12158 </text:p>
          </table:table-cell>
          <table:table-cell office:value-type="string">
            <text:p>2018</text:p>
          </table:table-cell>
          <table:table-cell office:value-type="string">
            <text:p>5722</text:p>
          </table:table-cell>
          <table:table-cell table:number-columns-repeated="2" office:value-type="string">
            <text:p>3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2</text:p>
          </table:table-cell>
          <table:table-cell office:value-type="string">
            <text:p>21 ALEXANDER ST</text:p>
          </table:table-cell>
          <table:table-cell office:value-type="string">
            <text:p>CARTER, BETRAND A.</text:p>
          </table:table-cell>
          <table:table-cell office:value-type="string">
            <text:p><text:s/></text:p>
          </table:table-cell>
          <table:table-cell office:value-type="string">
            <text:p>PO BOX 843</text:p>
          </table:table-cell>
          <table:table-cell office:value-type="string">
            <text:p>ALBANY, NY <text:s/>12201 </text:p>
          </table:table-cell>
          <table:table-cell office:value-type="string">
            <text:p>2491</text:p>
          </table:table-cell>
          <table:table-cell office:value-type="string">
            <text:p>667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3</text:p>
          </table:table-cell>
          <table:table-cell office:value-type="string">
            <text:p>72 CLINTON ST</text:p>
          </table:table-cell>
          <table:table-cell office:value-type="string">
            <text:p>HESTER, WALTER</text:p>
          </table:table-cell>
          <table:table-cell office:value-type="string">
            <text:p><text:s/></text:p>
          </table:table-cell>
          <table:table-cell office:value-type="string">
            <text:p>72 CLINTON ST</text:p>
          </table:table-cell>
          <table:table-cell office:value-type="string">
            <text:p>ALBANY, NY <text:s/>12202 </text:p>
          </table:table-cell>
          <table:table-cell office:value-type="string">
            <text:p>2367</text:p>
          </table:table-cell>
          <table:table-cell office:value-type="string">
            <text:p>469</text:p>
          </table:table-cell>
          <table:table-cell office:value-type="string">
            <text:p>54800</text:p>
          </table:table-cell>
          <table:table-cell office:value-type="string">
            <text:p>49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4</text:p>
          </table:table-cell>
          <table:table-cell office:value-type="string">
            <text:p>28 ALEXANDER ST</text:p>
          </table:table-cell>
          <table:table-cell office:value-type="string">
            <text:p>JONES, LEILA</text:p>
          </table:table-cell>
          <table:table-cell office:value-type="string">
            <text:p><text:s/></text:p>
          </table:table-cell>
          <table:table-cell office:value-type="string">
            <text:p>PO BOX 1453</text:p>
          </table:table-cell>
          <table:table-cell office:value-type="string">
            <text:p>ALBANY, NY <text:s/>12201 </text:p>
          </table:table-cell>
          <table:table-cell office:value-type="string">
            <text:p>2225</text:p>
          </table:table-cell>
          <table:table-cell office:value-type="string">
            <text:p>845</text:p>
          </table:table-cell>
          <table:table-cell office:value-type="string">
            <text:p>60000</text:p>
          </table:table-cell>
          <table:table-cell office:value-type="string">
            <text:p>13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5</text:p>
          </table:table-cell>
          <table:table-cell office:value-type="string">
            <text:p>30 ALEXANDER ST</text:p>
          </table:table-cell>
          <table:table-cell office:value-type="string">
            <text:p>VALERIO, DORIS</text:p>
          </table:table-cell>
          <table:table-cell office:value-type="string">
            <text:p><text:s/></text:p>
          </table:table-cell>
          <table:table-cell office:value-type="string">
            <text:p>100 MARQUIS DR APT 312</text:p>
          </table:table-cell>
          <table:table-cell office:value-type="string">
            <text:p>SLINGERLANDS, NY <text:s/>12159 </text:p>
          </table:table-cell>
          <table:table-cell office:value-type="string">
            <text:p>2804</text:p>
          </table:table-cell>
          <table:table-cell office:value-type="string">
            <text:p>177</text:p>
          </table:table-cell>
          <table:table-cell office:value-type="string">
            <text:p>75000</text:p>
          </table:table-cell>
          <table:table-cell office:value-type="string">
            <text:p>17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6</text:p>
          </table:table-cell>
          <table:table-cell office:value-type="string">
            <text:p>32 ALEXANDER ST</text:p>
          </table:table-cell>
          <table:table-cell office:value-type="string">
            <text:p>BURCHETT, MORTON J.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914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7</text:p>
          </table:table-cell>
          <table:table-cell office:value-type="string">
            <text:p>34 ALEXANDER ST</text:p>
          </table:table-cell>
          <table:table-cell office:value-type="string">
            <text:p>MORTON, JOANN B.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2496</text:p>
          </table:table-cell>
          <table:table-cell office:value-type="string">
            <text:p>824</text:p>
          </table:table-cell>
          <table:table-cell office:value-type="string">
            <text:p>48000</text:p>
          </table:table-cell>
          <table:table-cell office:value-type="string">
            <text:p>9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8</text:p>
          </table:table-cell>
          <table:table-cell office:value-type="string">
            <text:p>36 ALEXANDER ST</text:p>
          </table:table-cell>
          <table:table-cell office:value-type="string">
            <text:p>EGER, LAWRENCE</text:p>
          </table:table-cell>
          <table:table-cell office:value-type="string">
            <text:p><text:s/></text:p>
          </table:table-cell>
          <table:table-cell office:value-type="string">
            <text:p>38 ALEXANDER ST</text:p>
          </table:table-cell>
          <table:table-cell office:value-type="string">
            <text:p>ALBANY, NY <text:s/>12202 </text:p>
          </table:table-cell>
          <table:table-cell office:value-type="string">
            <text:p>2268</text:p>
          </table:table-cell>
          <table:table-cell office:value-type="string">
            <text:p>1073</text:p>
          </table:table-cell>
          <table:table-cell office:value-type="string">
            <text:p>15000</text:p>
          </table:table-cell>
          <table:table-cell office:value-type="string">
            <text:p>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9</text:p>
          </table:table-cell>
          <table:table-cell office:value-type="string">
            <text:p>38 ALEXANDER ST</text:p>
          </table:table-cell>
          <table:table-cell office:value-type="string">
            <text:p>EGER, LAWRENCE</text:p>
          </table:table-cell>
          <table:table-cell office:value-type="string">
            <text:p><text:s/></text:p>
          </table:table-cell>
          <table:table-cell office:value-type="string">
            <text:p>38 ALEXANDER ST</text:p>
          </table:table-cell>
          <table:table-cell office:value-type="string">
            <text:p>ALBANY, NY <text:s/>12202 </text:p>
          </table:table-cell>
          <table:table-cell office:value-type="string">
            <text:p>2534</text:p>
          </table:table-cell>
          <table:table-cell office:value-type="string">
            <text:p>1119</text:p>
          </table:table-cell>
          <table:table-cell office:value-type="string">
            <text:p>50000</text:p>
          </table:table-cell>
          <table:table-cell office:value-type="string">
            <text:p>11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</text:p>
          </table:table-cell>
          <table:table-cell office:value-type="string">
            <text:p>32 CLINTON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88</text:p>
          </table:table-cell>
          <table:table-cell office:value-type="string">
            <text:p>107</text:p>
          </table:table-cell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0</text:p>
          </table:table-cell>
          <table:table-cell office:value-type="string">
            <text:p>40 ALEXANDER ST</text:p>
          </table:table-cell>
          <table:table-cell office:value-type="string">
            <text:p>WILLIAMS, SAUNDRA A.</text:p>
          </table:table-cell>
          <table:table-cell office:value-type="string">
            <text:p><text:s/></text:p>
          </table:table-cell>
          <table:table-cell office:value-type="string">
            <text:p>40 ALEXANDER ST</text:p>
          </table:table-cell>
          <table:table-cell office:value-type="string">
            <text:p>ALBANY, NY <text:s/>12202 </text:p>
          </table:table-cell>
          <table:table-cell office:value-type="string">
            <text:p>2691</text:p>
          </table:table-cell>
          <table:table-cell office:value-type="string">
            <text:p>1013</text:p>
          </table:table-cell>
          <table:table-cell office:value-type="string">
            <text:p>77000</text:p>
          </table:table-cell>
          <table:table-cell office:value-type="string">
            <text:p>15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1</text:p>
          </table:table-cell>
          <table:table-cell office:value-type="string">
            <text:p>42 ALEXANDER ST</text:p>
          </table:table-cell>
          <table:table-cell office:value-type="string">
            <text:p>ALMONTE, FRANCISCO A.</text:p>
          </table:table-cell>
          <table:table-cell office:value-type="string">
            <text:p><text:s/></text:p>
          </table:table-cell>
          <table:table-cell office:value-type="string">
            <text:p>20 GROUNDS PL</text:p>
          </table:table-cell>
          <table:table-cell office:value-type="string">
            <text:p>ALBANY, NY <text:s/>12205 </text:p>
          </table:table-cell>
          <table:table-cell office:value-type="string">
            <text:p>2018</text:p>
          </table:table-cell>
          <table:table-cell office:value-type="string">
            <text:p>9538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2</text:p>
          </table:table-cell>
          <table:table-cell office:value-type="string">
            <text:p>44 ALEXANDER ST</text:p>
          </table:table-cell>
          <table:table-cell office:value-type="string">
            <text:p>MATTHEWS, TERRENCE A.</text:p>
          </table:table-cell>
          <table:table-cell office:value-type="string">
            <text:p><text:s/></text:p>
          </table:table-cell>
          <table:table-cell office:value-type="string">
            <text:p>43 EAST RD</text:p>
          </table:table-cell>
          <table:table-cell office:value-type="string">
            <text:p>TROY, NY <text:s/>12180 </text:p>
          </table:table-cell>
          <table:table-cell office:value-type="string">
            <text:p>2520</text:p>
          </table:table-cell>
          <table:table-cell office:value-type="string">
            <text:p>621</text:p>
          </table:table-cell>
          <table:table-cell office:value-type="string">
            <text:p>70000</text:p>
          </table:table-cell>
          <table:table-cell office:value-type="string">
            <text:p>14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3</text:p>
          </table:table-cell>
          <table:table-cell office:value-type="string">
            <text:p>135 FOURTH AVE</text:p>
          </table:table-cell>
          <table:table-cell office:value-type="string">
            <text:p>135 4TH AVENUE LLC,</text:p>
          </table:table-cell>
          <table:table-cell office:value-type="string">
            <text:p><text:s/></text:p>
          </table:table-cell>
          <table:table-cell office:value-type="string">
            <text:p>111 COURT ST</text:p>
          </table:table-cell>
          <table:table-cell office:value-type="string">
            <text:p>BROOKLYN, NY <text:s/>11201 </text:p>
          </table:table-cell>
          <table:table-cell office:value-type="string">
            <text:p>2018</text:p>
          </table:table-cell>
          <table:table-cell office:value-type="string">
            <text:p>12858</text:p>
          </table:table-cell>
          <table:table-cell office:value-type="string">
            <text:p>10000</text:p>
          </table:table-cell>
          <table:table-cell office:value-type="string">
            <text:p>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4</text:p>
          </table:table-cell>
          <table:table-cell office:value-type="string">
            <text:p>133 FOURTH AVE</text:p>
          </table:table-cell>
          <table:table-cell office:value-type="string">
            <text:p>ALMONTE, FRANCISCO A.</text:p>
          </table:table-cell>
          <table:table-cell office:value-type="string">
            <text:p><text:s/></text:p>
          </table:table-cell>
          <table:table-cell office:value-type="string">
            <text:p>20 GROUNDS PL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1729</text:p>
          </table:table-cell>
          <table:table-cell office:value-type="string">
            <text:p>10000</text:p>
          </table:table-cell>
          <table:table-cell office:value-type="string">
            <text:p>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5</text:p>
          </table:table-cell>
          <table:table-cell office:value-type="string">
            <text:p>131 FOURTH AVE</text:p>
          </table:table-cell>
          <table:table-cell office:value-type="string">
            <text:p>SIKELIANOS-CARTER, ALISA</text:p>
          </table:table-cell>
          <table:table-cell office:value-type="string">
            <text:p><text:s/></text:p>
          </table:table-cell>
          <table:table-cell office:value-type="string">
            <text:p>131 FOURTH AVE</text:p>
          </table:table-cell>
          <table:table-cell office:value-type="string">
            <text:p>ALBANY, NY <text:s/>12202 </text:p>
          </table:table-cell>
          <table:table-cell office:value-type="string">
            <text:p>3010</text:p>
          </table:table-cell>
          <table:table-cell office:value-type="string">
            <text:p>556</text:p>
          </table:table-cell>
          <table:table-cell office:value-type="string">
            <text:p>43000</text:p>
          </table:table-cell>
          <table:table-cell office:value-type="string">
            <text:p>8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6</text:p>
          </table:table-cell>
          <table:table-cell office:value-type="string">
            <text:p>129.5 FOURTH AVE</text:p>
          </table:table-cell>
          <table:table-cell office:value-type="string">
            <text:p>SCOTT, LARRY D.</text:p>
          </table:table-cell>
          <table:table-cell office:value-type="string">
            <text:p><text:s/></text:p>
          </table:table-cell>
          <table:table-cell office:value-type="string">
            <text:p>129.5 FOURTH AVE</text:p>
          </table:table-cell>
          <table:table-cell office:value-type="string">
            <text:p>ALBANY, NY <text:s/>12202 </text:p>
          </table:table-cell>
          <table:table-cell office:value-type="string">
            <text:p>2825</text:p>
          </table:table-cell>
          <table:table-cell office:value-type="string">
            <text:p>578</text:p>
          </table:table-cell>
          <table:table-cell office:value-type="string">
            <text:p>63000</text:p>
          </table:table-cell>
          <table:table-cell office:value-type="string">
            <text:p>13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7</text:p>
          </table:table-cell>
          <table:table-cell office:value-type="string">
            <text:p>129 FOURTH AVE</text:p>
          </table:table-cell>
          <table:table-cell office:value-type="string">
            <text:p>SCOTT, LARRY</text:p>
          </table:table-cell>
          <table:table-cell office:value-type="string">
            <text:p><text:s/></text:p>
          </table:table-cell>
          <table:table-cell office:value-type="string">
            <text:p>129.5 FOURTH AVE</text:p>
          </table:table-cell>
          <table:table-cell office:value-type="string">
            <text:p>ALBANY, NY <text:s/>12202 </text:p>
          </table:table-cell>
          <table:table-cell office:value-type="string">
            <text:p>3074</text:p>
          </table:table-cell>
          <table:table-cell office:value-type="string">
            <text:p>510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8</text:p>
          </table:table-cell>
          <table:table-cell office:value-type="string">
            <text:p>127 FOURTH AVE</text:p>
          </table:table-cell>
          <table:table-cell office:value-type="string">
            <text:p>MORTON-BURCHETT, JOANN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2776</text:p>
          </table:table-cell>
          <table:table-cell office:value-type="string">
            <text:p>802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9</text:p>
          </table:table-cell>
          <table:table-cell office:value-type="string">
            <text:p>125 FOURTH AVE</text:p>
          </table:table-cell>
          <table:table-cell office:value-type="string">
            <text:p>FARMER, HERMAN R.</text:p>
          </table:table-cell>
          <table:table-cell office:value-type="string">
            <text:p><text:s/></text:p>
          </table:table-cell>
          <table:table-cell office:value-type="string">
            <text:p>125 FOURTH AVE</text:p>
          </table:table-cell>
          <table:table-cell office:value-type="string">
            <text:p>ALBANY, NY <text:s/>12202 </text:p>
          </table:table-cell>
          <table:table-cell office:value-type="string">
            <text:p>2037</text:p>
          </table:table-cell>
          <table:table-cell office:value-type="string">
            <text:p>247</text:p>
          </table:table-cell>
          <table:table-cell office:value-type="string">
            <text:p>110000</text:p>
          </table:table-cell>
          <table:table-cell office:value-type="string">
            <text:p>27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</text:p>
          </table:table-cell>
          <table:table-cell office:value-type="string">
            <text:p>34 CLINTON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3122</text:p>
          </table:table-cell>
          <table:table-cell office:value-type="string">
            <text:p>435</text:p>
          </table:table-cell>
          <table:table-cell office:value-type="string">
            <text:p>5700</text:p>
          </table:table-cell>
          <table:table-cell office:value-type="string">
            <text:p>4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0</text:p>
          </table:table-cell>
          <table:table-cell office:value-type="string">
            <text:p>123 FOURTH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0145</text:p>
          </table:table-cell>
          <table:table-cell office:value-type="string">
            <text:p>30000</text:p>
          </table:table-cell>
          <table:table-cell office:value-type="string">
            <text:p>17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1</text:p>
          </table:table-cell>
          <table:table-cell office:value-type="string">
            <text:p>121 FOURTH AVE</text:p>
          </table:table-cell>
          <table:table-cell office:value-type="string">
            <text:p>MORTON, JOANN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6263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2</text:p>
          </table:table-cell>
          <table:table-cell office:value-type="string">
            <text:p>119 FOURTH AVE</text:p>
          </table:table-cell>
          <table:table-cell office:value-type="string">
            <text:p>TOLIVER, MS MONWELLA</text:p>
          </table:table-cell>
          <table:table-cell office:value-type="string">
            <text:p><text:s/></text:p>
          </table:table-cell>
          <table:table-cell office:value-type="string">
            <text:p>89 CLINTON ST</text:p>
          </table:table-cell>
          <table:table-cell office:value-type="string">
            <text:p>ALBANY, NY <text:s/>12202 </text:p>
          </table:table-cell>
          <table:table-cell office:value-type="string">
            <text:p>2439</text:p>
          </table:table-cell>
          <table:table-cell office:value-type="string">
            <text:p>193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3</text:p>
          </table:table-cell>
          <table:table-cell office:value-type="string">
            <text:p>89 CLINTON ST</text:p>
          </table:table-cell>
          <table:table-cell office:value-type="string">
            <text:p>TOLIVER, MONWELLA A.</text:p>
          </table:table-cell>
          <table:table-cell office:value-type="string">
            <text:p><text:s/></text:p>
          </table:table-cell>
          <table:table-cell office:value-type="string">
            <text:p>89 CLINTON ST</text:p>
          </table:table-cell>
          <table:table-cell office:value-type="string">
            <text:p>ALBANY, NY <text:s/>12202 </text:p>
          </table:table-cell>
          <table:table-cell office:value-type="string">
            <text:p>2542</text:p>
          </table:table-cell>
          <table:table-cell office:value-type="string">
            <text:p>18</text:p>
          </table:table-cell>
          <table:table-cell office:value-type="string">
            <text:p>25000</text:p>
          </table:table-cell>
          <table:table-cell office:value-type="string">
            <text:p>5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4</text:p>
          </table:table-cell>
          <table:table-cell office:value-type="string">
            <text:p>87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994</text:p>
          </table:table-cell>
          <table:table-cell office:value-type="string">
            <text:p>15000</text:p>
          </table:table-cell>
          <table:table-cell office:value-type="string">
            <text:p>3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5</text:p>
          </table:table-cell>
          <table:table-cell office:value-type="string">
            <text:p>85 CLINTON ST</text:p>
          </table:table-cell>
          <table:table-cell office:value-type="string">
            <text:p>KARINS, PAUL A.</text:p>
          </table:table-cell>
          <table:table-cell office:value-type="string">
            <text:p><text:s/></text:p>
          </table:table-cell>
          <table:table-cell office:value-type="string">
            <text:p>386 ELK ST</text:p>
          </table:table-cell>
          <table:table-cell office:value-type="string">
            <text:p>ALBANY, NY <text:s/>12206 </text:p>
          </table:table-cell>
          <table:table-cell office:value-type="string">
            <text:p>2905</text:p>
          </table:table-cell>
          <table:table-cell office:value-type="string">
            <text:p>243</text:p>
          </table:table-cell>
          <table:table-cell office:value-type="string">
            <text:p>13000</text:p>
          </table:table-cell>
          <table:table-cell office:value-type="string">
            <text:p>2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6</text:p>
          </table:table-cell>
          <table:table-cell office:value-type="string">
            <text:p>83 CLINTON ST</text:p>
          </table:table-cell>
          <table:table-cell office:value-type="string">
            <text:p>CRYSTAL HOME,</text:p>
          </table:table-cell>
          <table:table-cell office:value-type="string">
            <text:p><text:s/></text:p>
          </table:table-cell>
          <table:table-cell office:value-type="string">
            <text:p>47 WINFIELD ST</text:p>
          </table:table-cell>
          <table:table-cell office:value-type="string">
            <text:p>STATEN ISLAND, NY <text:s/>10305 </text:p>
          </table:table-cell>
          <table:table-cell office:value-type="string">
            <text:p>2849</text:p>
          </table:table-cell>
          <table:table-cell office:value-type="string">
            <text:p>959</text:p>
          </table:table-cell>
          <table:table-cell office:value-type="string">
            <text:p>16000</text:p>
          </table:table-cell>
          <table:table-cell office:value-type="string">
            <text:p>3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7</text:p>
          </table:table-cell>
          <table:table-cell office:value-type="string">
            <text:p>81 CLINTON ST</text:p>
          </table:table-cell>
          <table:table-cell office:value-type="string">
            <text:p>KARINS, PAUL</text:p>
          </table:table-cell>
          <table:table-cell office:value-type="string">
            <text:p><text:s/></text:p>
          </table:table-cell>
          <table:table-cell office:value-type="string">
            <text:p>388 ELK ST</text:p>
          </table:table-cell>
          <table:table-cell office:value-type="string">
            <text:p>ALBANY, NY <text:s/>12206 </text:p>
          </table:table-cell>
          <table:table-cell office:value-type="string">
            <text:p>2969</text:p>
          </table:table-cell>
          <table:table-cell office:value-type="string">
            <text:p>713</text:p>
          </table:table-cell>
          <table:table-cell table:number-columns-repeated="2" office:value-type="string">
            <text:p>4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8</text:p>
          </table:table-cell>
          <table:table-cell office:value-type="string">
            <text:p>79 CLINTON ST</text:p>
          </table:table-cell>
          <table:table-cell office:value-type="string">
            <text:p>MORTON, JOANN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4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9</text:p>
          </table:table-cell>
          <table:table-cell office:value-type="string">
            <text:p>75 CLINTON ST</text:p>
          </table:table-cell>
          <table:table-cell office:value-type="string">
            <text:p>TOUSSAINT, PETERSON</text:p>
          </table:table-cell>
          <table:table-cell office:value-type="string">
            <text:p><text:s/></text:p>
          </table:table-cell>
          <table:table-cell office:value-type="string">
            <text:p>451 KINGSTON AVE</text:p>
          </table:table-cell>
          <table:table-cell office:value-type="string">
            <text:p>BROOKLYN, NY <text:s/>11225 </text:p>
          </table:table-cell>
          <table:table-cell office:value-type="string">
            <text:p>2016</text:p>
          </table:table-cell>
          <table:table-cell office:value-type="string">
            <text:p>29432</text:p>
          </table:table-cell>
          <table:table-cell office:value-type="string">
            <text:p>15000</text:p>
          </table:table-cell>
          <table:table-cell office:value-type="string">
            <text:p>59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</text:p>
          </table:table-cell>
          <table:table-cell office:value-type="string">
            <text:p>36 CLINTON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3122</text:p>
          </table:table-cell>
          <table:table-cell office:value-type="string">
            <text:p>435</text:p>
          </table:table-cell>
          <table:table-cell office:value-type="string">
            <text:p>15000</text:p>
          </table:table-cell>
          <table:table-cell office:value-type="string">
            <text:p>4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0</text:p>
          </table:table-cell>
          <table:table-cell office:value-type="string">
            <text:p>73 CLINTON ST</text:p>
          </table:table-cell>
          <table:table-cell office:value-type="string">
            <text:p>COBB, RICHARD</text:p>
          </table:table-cell>
          <table:table-cell office:value-type="string">
            <text:p><text:s/></text:p>
          </table:table-cell>
          <table:table-cell office:value-type="string">
            <text:p>545 ORCHARD ST</text:p>
          </table:table-cell>
          <table:table-cell office:value-type="string">
            <text:p>DELMAR, NY <text:s/>12054 </text:p>
          </table:table-cell>
          <table:table-cell office:value-type="string">
            <text:p>2017</text:p>
          </table:table-cell>
          <table:table-cell office:value-type="string">
            <text:p>1997</text:p>
          </table:table-cell>
          <table:table-cell office:value-type="string">
            <text:p>14000</text:p>
          </table:table-cell>
          <table:table-cell office:value-type="string">
            <text:p>7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1</text:p>
          </table:table-cell>
          <table:table-cell office:value-type="string">
            <text:p>71 CLINTON ST</text:p>
          </table:table-cell>
          <table:table-cell office:value-type="string">
            <text:p>COBB, RICHARD</text:p>
          </table:table-cell>
          <table:table-cell office:value-type="string">
            <text:p><text:s/></text:p>
          </table:table-cell>
          <table:table-cell office:value-type="string">
            <text:p>545 ORCHARD AVE</text:p>
          </table:table-cell>
          <table:table-cell office:value-type="string">
            <text:p>DELMAR, NY <text:s/>12054 </text:p>
          </table:table-cell>
          <table:table-cell office:value-type="string">
            <text:p>2017</text:p>
          </table:table-cell>
          <table:table-cell office:value-type="string">
            <text:p>7864</text:p>
          </table:table-cell>
          <table:table-cell table:number-columns-repeated="2" office:value-type="string">
            <text:p>7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2</text:p>
          </table:table-cell>
          <table:table-cell office:value-type="string">
            <text:p>76 CLINTON ST</text:p>
          </table:table-cell>
          <table:table-cell office:value-type="string">
            <text:p>HEALING FROM HEAVEN FRIENDS,</text:p>
          </table:table-cell>
          <table:table-cell office:value-type="string">
            <text:p><text:s/></text:p>
          </table:table-cell>
          <table:table-cell office:value-type="string">
            <text:p>82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6292</text:p>
          </table:table-cell>
          <table:table-cell office:value-type="string">
            <text:p>246000</text:p>
          </table:table-cell>
          <table:table-cell office:value-type="string">
            <text:p>124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3</text:p>
          </table:table-cell>
          <table:table-cell office:value-type="string">
            <text:p>82 CLINTON ST</text:p>
          </table:table-cell>
          <table:table-cell office:value-type="string">
            <text:p>HEALING FROM HEAVEN FRIENDS,</text:p>
          </table:table-cell>
          <table:table-cell office:value-type="string">
            <text:p><text:s/></text:p>
          </table:table-cell>
          <table:table-cell office:value-type="string">
            <text:p>82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6292</text:p>
          </table:table-cell>
          <table:table-cell office:value-type="string">
            <text:p>267500</text:p>
          </table:table-cell>
          <table:table-cell office:value-type="string">
            <text:p>56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4</text:p>
          </table:table-cell>
          <table:table-cell office:value-type="string">
            <text:p>84 CLINTON ST</text:p>
          </table:table-cell>
          <table:table-cell office:value-type="string">
            <text:p>CLINTON ALEXANDER HOLDINGS,LLC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8</text:p>
          </table:table-cell>
          <table:table-cell office:value-type="string">
            <text:p>187</text:p>
          </table:table-cell>
          <table:table-cell office:value-type="string">
            <text:p>75000</text:p>
          </table:table-cell>
          <table:table-cell office:value-type="string">
            <text:p>15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5</text:p>
          </table:table-cell>
          <table:table-cell office:value-type="string">
            <text:p>86 CLINTON ST</text:p>
          </table:table-cell>
          <table:table-cell office:value-type="string">
            <text:p>EVERETT-HARDY, CLOZELL</text:p>
          </table:table-cell>
          <table:table-cell office:value-type="string">
            <text:p><text:s/></text:p>
          </table:table-cell>
          <table:table-cell office:value-type="string">
            <text:p>86 CLINTON ST</text:p>
          </table:table-cell>
          <table:table-cell office:value-type="string">
            <text:p>ALBANY, NY <text:s/>12202 </text:p>
          </table:table-cell>
          <table:table-cell office:value-type="string">
            <text:p>2541</text:p>
          </table:table-cell>
          <table:table-cell office:value-type="string">
            <text:p>621</text:p>
          </table:table-cell>
          <table:table-cell office:value-type="string">
            <text:p>61000</text:p>
          </table:table-cell>
          <table:table-cell office:value-type="string">
            <text:p>12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6</text:p>
          </table:table-cell>
          <table:table-cell office:value-type="string">
            <text:p>117 FOURTH AVE</text:p>
          </table:table-cell>
          <table:table-cell office:value-type="string">
            <text:p>ADAMS, EDWARD S.</text:p>
          </table:table-cell>
          <table:table-cell office:value-type="string">
            <text:p><text:s/></text:p>
          </table:table-cell>
          <table:table-cell office:value-type="string">
            <text:p>117 FOURTH AVE</text:p>
          </table:table-cell>
          <table:table-cell office:value-type="string">
            <text:p>ALBANY, NY <text:s/>12202 </text:p>
          </table:table-cell>
          <table:table-cell office:value-type="string">
            <text:p>2413</text:p>
          </table:table-cell>
          <table:table-cell office:value-type="string">
            <text:p>537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7</text:p>
          </table:table-cell>
          <table:table-cell office:value-type="string">
            <text:p>115 FOURTH AVE</text:p>
          </table:table-cell>
          <table:table-cell office:value-type="string">
            <text:p>INTERSTATE INVESTMENT ,</text:p>
          </table:table-cell>
          <table:table-cell office:value-type="string">
            <text:p><text:s/></text:p>
          </table:table-cell>
          <table:table-cell office:value-type="string">
            <text:p>341 HAMPTON ST</text:p>
          </table:table-cell>
          <table:table-cell office:value-type="string">
            <text:p>GILBERT, SC <text:s/>29054 </text:p>
          </table:table-cell>
          <table:table-cell office:value-type="string">
            <text:p>3049</text:p>
          </table:table-cell>
          <table:table-cell office:value-type="string">
            <text:p>587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8.1</text:p>
          </table:table-cell>
          <table:table-cell office:value-type="string">
            <text:p>107 FOURTH AVE</text:p>
          </table:table-cell>
          <table:table-cell office:value-type="string">
            <text:p>FARRELL, PETER J.</text:p>
          </table:table-cell>
          <table:table-cell office:value-type="string">
            <text:p><text:s/></text:p>
          </table:table-cell>
          <table:table-cell office:value-type="string">
            <text:p>PO BOX 6009</text:p>
          </table:table-cell>
          <table:table-cell office:value-type="string">
            <text:p>ALBANY, NY <text:s/>12206 </text:p>
          </table:table-cell>
          <table:table-cell table:number-columns-repeated="2"/>
          <table:table-cell office:value-type="string">
            <text:p>34000</text:p>
          </table:table-cell>
          <table:table-cell office:value-type="string">
            <text:p>6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8.2</text:p>
          </table:table-cell>
          <table:table-cell office:value-type="string">
            <text:p>113 FOURTH AVE</text:p>
          </table:table-cell>
          <table:table-cell office:value-type="string">
            <text:p>AZAD, YOUNAS</text:p>
          </table:table-cell>
          <table:table-cell office:value-type="string">
            <text:p><text:s/></text:p>
          </table:table-cell>
          <table:table-cell office:value-type="string">
            <text:p>389 SECOND AVE</text:p>
          </table:table-cell>
          <table:table-cell office:value-type="string">
            <text:p>ALBANY, NY <text:s/>12209 </text:p>
          </table:table-cell>
          <table:table-cell office:value-type="string">
            <text:p>2016</text:p>
          </table:table-cell>
          <table:table-cell office:value-type="string">
            <text:p>18965</text:p>
          </table:table-cell>
          <table:table-cell office:value-type="string">
            <text:p>10000</text:p>
          </table:table-cell>
          <table:table-cell office:value-type="string">
            <text:p>3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9</text:p>
          </table:table-cell>
          <table:table-cell office:value-type="string">
            <text:p>89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1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</text:p>
          </table:table-cell>
          <table:table-cell office:value-type="string">
            <text:p>105 SCHUYLER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03</text:p>
          </table:table-cell>
          <table:table-cell office:value-type="string">
            <text:p>434</text:p>
          </table:table-cell>
          <table:table-cell office:value-type="string">
            <text:p>719700</text:p>
          </table:table-cell>
          <table:table-cell office:value-type="string">
            <text:p>18600</text:p>
          </table:table-cell>
          <table:table-cell office:value-type="string">
            <text:p>611</text:p>
          </table:table-cell>
          <table:table-cell office:value-type="string">
            <text:p>Librar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0</text:p>
          </table:table-cell>
          <table:table-cell office:value-type="string">
            <text:p>87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1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1</text:p>
          </table:table-cell>
          <table:table-cell office:value-type="string">
            <text:p>85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2</text:p>
          </table:table-cell>
          <table:table-cell office:value-type="string">
            <text:p>83 BROAD ST</text:p>
          </table:table-cell>
          <table:table-cell office:value-type="string">
            <text:p>AHA CLINTON PROPERTIES, LLC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35</text:p>
          </table:table-cell>
          <table:table-cell office:value-type="string">
            <text:p>831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3</text:p>
          </table:table-cell>
          <table:table-cell office:value-type="string">
            <text:p>81 BROAD ST</text:p>
          </table:table-cell>
          <table:table-cell office:value-type="string">
            <text:p>REYNOSO-FABIAN, JUAN</text:p>
          </table:table-cell>
          <table:table-cell office:value-type="string">
            <text:p><text:s/></text:p>
          </table:table-cell>
          <table:table-cell office:value-type="string">
            <text:p>333 S PEARL ST</text:p>
          </table:table-cell>
          <table:table-cell office:value-type="string">
            <text:p>ALBANY, NY <text:s/>12202 </text:p>
          </table:table-cell>
          <table:table-cell office:value-type="string">
            <text:p>3105</text:p>
          </table:table-cell>
          <table:table-cell office:value-type="string">
            <text:p>543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4</text:p>
          </table:table-cell>
          <table:table-cell office:value-type="string">
            <text:p>79 BROAD ST</text:p>
          </table:table-cell>
          <table:table-cell office:value-type="string">
            <text:p>REYNOSO-FABIAN, JUAN</text:p>
          </table:table-cell>
          <table:table-cell office:value-type="string">
            <text:p><text:s/></text:p>
          </table:table-cell>
          <table:table-cell office:value-type="string">
            <text:p>333 S PEARL ST</text:p>
          </table:table-cell>
          <table:table-cell office:value-type="string">
            <text:p>ALBANY, NY <text:s/>12202 </text:p>
          </table:table-cell>
          <table:table-cell office:value-type="string">
            <text:p>3105</text:p>
          </table:table-cell>
          <table:table-cell office:value-type="string">
            <text:p>543</text:p>
          </table:table-cell>
          <table:table-cell office:value-type="string">
            <text:p>30000</text:p>
          </table:table-cell>
          <table:table-cell office:value-type="string">
            <text:p>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5</text:p>
          </table:table-cell>
          <table:table-cell office:value-type="string">
            <text:p>77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0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6</text:p>
          </table:table-cell>
          <table:table-cell office:value-type="string">
            <text:p>17 ALEXANDER ST</text:p>
          </table:table-cell>
          <table:table-cell office:value-type="string">
            <text:p>MAYS, ROBERT L.</text:p>
          </table:table-cell>
          <table:table-cell office:value-type="string">
            <text:p><text:s/></text:p>
          </table:table-cell>
          <table:table-cell office:value-type="string">
            <text:p>69 BRAND DR</text:p>
          </table:table-cell>
          <table:table-cell office:value-type="string">
            <text:p>HUNTINGTON, NY <text:s/>11743 </text:p>
          </table:table-cell>
          <table:table-cell office:value-type="string">
            <text:p>2017</text:p>
          </table:table-cell>
          <table:table-cell office:value-type="string">
            <text:p>6115</text:p>
          </table:table-cell>
          <table:table-cell table:number-columns-repeated="2" office:value-type="string">
            <text:p>4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8</text:p>
          </table:table-cell>
          <table:table-cell office:value-type="string">
            <text:p>73 BROAD ST</text:p>
          </table:table-cell>
          <table:table-cell office:value-type="string">
            <text:p>AHA CLINTON PROPERTIES,LLC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37</text:p>
          </table:table-cell>
          <table:table-cell office:value-type="string">
            <text:p>981</text:p>
          </table:table-cell>
          <table:table-cell table:number-columns-repeated="2" office:value-type="string">
            <text:p>4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</text:p>
          </table:table-cell>
          <table:table-cell office:value-type="string">
            <text:p>104 SCHUYLER ST</text:p>
          </table:table-cell>
          <table:table-cell office:value-type="string">
            <text:p>COBB, RICHARD J.</text:p>
          </table:table-cell>
          <table:table-cell office:value-type="string">
            <text:p><text:s/></text:p>
          </table:table-cell>
          <table:table-cell office:value-type="string">
            <text:p>545 ORCHARD ST</text:p>
          </table:table-cell>
          <table:table-cell office:value-type="string">
            <text:p>DELMAR, NY <text:s/>12054 </text:p>
          </table:table-cell>
          <table:table-cell office:value-type="string">
            <text:p>3037</text:p>
          </table:table-cell>
          <table:table-cell office:value-type="string">
            <text:p>210</text:p>
          </table:table-cell>
          <table:table-cell office:value-type="string">
            <text:p>45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0</text:p>
          </table:table-cell>
          <table:table-cell office:value-type="string">
            <text:p>67 BROAD ST</text:p>
          </table:table-cell>
          <table:table-cell office:value-type="string">
            <text:p>SOUTHEND ASSOCIATES III L.P.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202</text:p>
          </table:table-cell>
          <table:table-cell office:value-type="string">
            <text:p>1547400</text:p>
          </table:table-cell>
          <table:table-cell office:value-type="string">
            <text:p>15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3</text:p>
          </table:table-cell>
          <table:table-cell office:value-type="string">
            <text:p>63 BROAD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1</text:p>
          </table:table-cell>
          <table:table-cell office:value-type="string">
            <text:p>748</text:p>
          </table:table-cell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4</text:p>
          </table:table-cell>
          <table:table-cell office:value-type="string">
            <text:p>61 BROAD ST</text:p>
          </table:table-cell>
          <table:table-cell office:value-type="string">
            <text:p>GECEWICZ, RONALD A.</text:p>
          </table:table-cell>
          <table:table-cell office:value-type="string">
            <text:p><text:s/></text:p>
          </table:table-cell>
          <table:table-cell office:value-type="string">
            <text:p>17 QUINCY ST</text:p>
          </table:table-cell>
          <table:table-cell office:value-type="string">
            <text:p>ALBANY, NY <text:s/>12205 </text:p>
          </table:table-cell>
          <table:table-cell office:value-type="string">
            <text:p>3109</text:p>
          </table:table-cell>
          <table:table-cell office:value-type="string">
            <text:p>240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5</text:p>
          </table:table-cell>
          <table:table-cell office:value-type="string">
            <text:p>59 BROAD ST</text:p>
          </table:table-cell>
          <table:table-cell office:value-type="string">
            <text:p>GECEWICZ, RONALD A.</text:p>
          </table:table-cell>
          <table:table-cell office:value-type="string">
            <text:p><text:s/></text:p>
          </table:table-cell>
          <table:table-cell office:value-type="string">
            <text:p>17 QUINCY ST</text:p>
          </table:table-cell>
          <table:table-cell office:value-type="string">
            <text:p>ALBANY, NY <text:s/>12205 </text:p>
          </table:table-cell>
          <table:table-cell office:value-type="string">
            <text:p>3109</text:p>
          </table:table-cell>
          <table:table-cell office:value-type="string">
            <text:p>240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6</text:p>
          </table:table-cell>
          <table:table-cell office:value-type="string">
            <text:p>57 BROAD ST</text:p>
          </table:table-cell>
          <table:table-cell office:value-type="string">
            <text:p>BAGLEY, MICHAEL D. JR.</text:p>
          </table:table-cell>
          <table:table-cell office:value-type="string">
            <text:p><text:s/></text:p>
          </table:table-cell>
          <table:table-cell office:value-type="string">
            <text:p>PO BOX 111</text:p>
          </table:table-cell>
          <table:table-cell office:value-type="string">
            <text:p>ALBANY, NY <text:s/>12202 </text:p>
          </table:table-cell>
          <table:table-cell office:value-type="string">
            <text:p>2938</text:p>
          </table:table-cell>
          <table:table-cell office:value-type="string">
            <text:p>1072</text:p>
          </table:table-cell>
          <table:table-cell office:value-type="string">
            <text:p>41000</text:p>
          </table:table-cell>
          <table:table-cell office:value-type="string">
            <text:p>8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7</text:p>
          </table:table-cell>
          <table:table-cell office:value-type="string">
            <text:p>55 BROAD ST</text:p>
          </table:table-cell>
          <table:table-cell office:value-type="string">
            <text:p>BAGLEY, DENNIS</text:p>
          </table:table-cell>
          <table:table-cell office:value-type="string">
            <text:p><text:s/></text:p>
          </table:table-cell>
          <table:table-cell office:value-type="string">
            <text:p>PO BOX 111</text:p>
          </table:table-cell>
          <table:table-cell office:value-type="string">
            <text:p>ALBANY, NY <text:s/>12202 </text:p>
          </table:table-cell>
          <table:table-cell office:value-type="string">
            <text:p>2760</text:p>
          </table:table-cell>
          <table:table-cell office:value-type="string">
            <text:p>737</text:p>
          </table:table-cell>
          <table:table-cell office:value-type="string">
            <text:p>19000</text:p>
          </table:table-cell>
          <table:table-cell office:value-type="string">
            <text:p>3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8</text:p>
          </table:table-cell>
          <table:table-cell office:value-type="string">
            <text:p>53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38</text:p>
          </table:table-cell>
          <table:table-cell office:value-type="string">
            <text:p>1117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9</text:p>
          </table:table-cell>
          <table:table-cell office:value-type="string">
            <text:p>51 BROAD ST</text:p>
          </table:table-cell>
          <table:table-cell office:value-type="string">
            <text:p>BROAD AMS, LLC,</text:p>
          </table:table-cell>
          <table:table-cell office:value-type="string">
            <text:p><text:s/></text:p>
          </table:table-cell>
          <table:table-cell office:value-type="string">
            <text:p>1820 AVENUE M STE 620</text:p>
          </table:table-cell>
          <table:table-cell office:value-type="string">
            <text:p>BROOKLYN, NY <text:s/>11230 </text:p>
          </table:table-cell>
          <table:table-cell office:value-type="string">
            <text:p>2019</text:p>
          </table:table-cell>
          <table:table-cell office:value-type="string">
            <text:p>15017</text:p>
          </table:table-cell>
          <table:table-cell office:value-type="string">
            <text:p>210000</text:p>
          </table:table-cell>
          <table:table-cell office:value-type="string">
            <text:p>65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</text:p>
          </table:table-cell>
          <table:table-cell office:value-type="string">
            <text:p>106 SCHUYLER ST</text:p>
          </table:table-cell>
          <table:table-cell office:value-type="string">
            <text:p>VICTORY CHRISTIAN CHURCH,</text:p>
          </table:table-cell>
          <table:table-cell office:value-type="string">
            <text:p><text:s/></text:p>
          </table:table-cell>
          <table:table-cell office:value-type="string">
            <text:p>118 QUAIL ST</text:p>
          </table:table-cell>
          <table:table-cell office:value-type="string">
            <text:p>ALBANY, NY <text:s/>12206 </text:p>
          </table:table-cell>
          <table:table-cell office:value-type="string">
            <text:p>2741</text:p>
          </table:table-cell>
          <table:table-cell office:value-type="string">
            <text:p>971</text:p>
          </table:table-cell>
          <table:table-cell table:number-columns-repeated="2" office:value-type="string">
            <text:p>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0</text:p>
          </table:table-cell>
          <table:table-cell office:value-type="string">
            <text:p>49 BROAD ST</text:p>
          </table:table-cell>
          <table:table-cell office:value-type="string">
            <text:p>BROAD AMS, LLC,</text:p>
          </table:table-cell>
          <table:table-cell office:value-type="string">
            <text:p><text:s/></text:p>
          </table:table-cell>
          <table:table-cell office:value-type="string">
            <text:p>1820 AVENUE M STE 620</text:p>
          </table:table-cell>
          <table:table-cell office:value-type="string">
            <text:p>BROOKLYN, NY <text:s/>11230 </text:p>
          </table:table-cell>
          <table:table-cell office:value-type="string">
            <text:p>2019</text:p>
          </table:table-cell>
          <table:table-cell office:value-type="string">
            <text:p>15017</text:p>
          </table:table-cell>
          <table:table-cell office:value-type="string">
            <text:p>105000</text:p>
          </table:table-cell>
          <table:table-cell office:value-type="string">
            <text:p>65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1</text:p>
          </table:table-cell>
          <table:table-cell office:value-type="string">
            <text:p>47 BROAD ST</text:p>
          </table:table-cell>
          <table:table-cell office:value-type="string">
            <text:p>BROAD AMS, LLC,</text:p>
          </table:table-cell>
          <table:table-cell office:value-type="string">
            <text:p><text:s/></text:p>
          </table:table-cell>
          <table:table-cell office:value-type="string">
            <text:p>1820 AVENUE M STE 620</text:p>
          </table:table-cell>
          <table:table-cell office:value-type="string">
            <text:p>BROOKLYN, NY <text:s/>11230 </text:p>
          </table:table-cell>
          <table:table-cell office:value-type="string">
            <text:p>2019</text:p>
          </table:table-cell>
          <table:table-cell office:value-type="string">
            <text:p>15017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.1</text:p>
          </table:table-cell>
          <table:table-cell office:value-type="string">
            <text:p>108 SCHUYLER ST</text:p>
          </table:table-cell>
          <table:table-cell office:value-type="string">
            <text:p>MITCHELL, BERTRUM K.</text:p>
          </table:table-cell>
          <table:table-cell office:value-type="string">
            <text:p><text:s/></text:p>
          </table:table-cell>
          <table:table-cell office:value-type="string">
            <text:p>108 SCHUYLER ST</text:p>
          </table:table-cell>
          <table:table-cell office:value-type="string">
            <text:p>ALBANY, NY <text:s/>12202 </text:p>
          </table:table-cell>
          <table:table-cell office:value-type="string">
            <text:p>3045</text:p>
          </table:table-cell>
          <table:table-cell office:value-type="string">
            <text:p>684</text:p>
          </table:table-cell>
          <table:table-cell office:value-type="string">
            <text:p>129000</text:p>
          </table:table-cell>
          <table:table-cell office:value-type="string">
            <text:p>25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2</text:p>
          </table:table-cell>
          <table:table-cell office:value-type="string">
            <text:p>45 BROAD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291</text:p>
          </table:table-cell>
          <table:table-cell office:value-type="string">
            <text:p>99800</text:p>
          </table:table-cell>
          <table:table-cell office:value-type="string">
            <text:p>6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3</text:p>
          </table:table-cell>
          <table:table-cell office:value-type="string">
            <text:p>39 BROAD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88</text:p>
          </table:table-cell>
          <table:table-cell office:value-type="string">
            <text:p>107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4</text:p>
          </table:table-cell>
          <table:table-cell office:value-type="string">
            <text:p>37 BROAD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88</text:p>
          </table:table-cell>
          <table:table-cell office:value-type="string">
            <text:p>107</text:p>
          </table:table-cell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5</text:p>
          </table:table-cell>
          <table:table-cell office:value-type="string">
            <text:p>35 BROAD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88</text:p>
          </table:table-cell>
          <table:table-cell office:value-type="string">
            <text:p>107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6</text:p>
          </table:table-cell>
          <table:table-cell office:value-type="string">
            <text:p>33 BROAD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office:value-type="string">
            <text:p>2291</text:p>
          </table:table-cell>
          <table:table-cell office:value-type="string">
            <text:p>413</text:p>
          </table:table-cell>
          <table:table-cell office:value-type="string">
            <text:p>332200</text:p>
          </table:table-cell>
          <table:table-cell office:value-type="string">
            <text:p>146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9</text:p>
          </table:table-cell>
          <table:table-cell office:value-type="string">
            <text:p>46 CLINTON ST</text:p>
          </table:table-cell>
          <table:table-cell office:value-type="string">
            <text:p>RATTRAY, CHRISTOPHER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851</text:p>
          </table:table-cell>
          <table:table-cell office:value-type="string">
            <text:p>138</text:p>
          </table:table-cell>
          <table:table-cell office:value-type="string">
            <text:p>10000</text:p>
          </table:table-cell>
          <table:table-cell office:value-type="string">
            <text:p>5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0</text:p>
          </table:table-cell>
          <table:table-cell office:value-type="string">
            <text:p>99 SCHUYLER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67</text:p>
          </table:table-cell>
          <table:table-cell office:value-type="string">
            <text:p>125400</text:p>
          </table:table-cell>
          <table:table-cell office:value-type="string">
            <text:p>4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1</text:p>
          </table:table-cell>
          <table:table-cell office:value-type="string">
            <text:p>96 SCHUYLER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54</text:p>
          </table:table-cell>
          <table:table-cell office:value-type="string">
            <text:p>82000</text:p>
          </table:table-cell>
          <table:table-cell office:value-type="string">
            <text:p>21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2</text:p>
          </table:table-cell>
          <table:table-cell office:value-type="string">
            <text:p>46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61</text:p>
          </table:table-cell>
          <table:table-cell table:number-columns-repeated="2" office:value-type="string">
            <text:p>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3</text:p>
          </table:table-cell>
          <table:table-cell office:value-type="string">
            <text:p>48 BROAD ST</text:p>
          </table:table-cell>
          <table:table-cell office:value-type="string">
            <text:p>RVFM 4 SERIES, LLC,</text:p>
          </table:table-cell>
          <table:table-cell office:value-type="string">
            <text:p><text:s/></text:p>
          </table:table-cell>
          <table:table-cell office:value-type="string">
            <text:p>22028 FORD RD</text:p>
          </table:table-cell>
          <table:table-cell office:value-type="string">
            <text:p>DEARBORN HEIGHTS, MI <text:s/>48127 </text:p>
          </table:table-cell>
          <table:table-cell office:value-type="string">
            <text:p>2015</text:p>
          </table:table-cell>
          <table:table-cell office:value-type="string">
            <text:p>3312</text:p>
          </table:table-cell>
          <table:table-cell office:value-type="string">
            <text:p>15000</text:p>
          </table:table-cell>
          <table:table-cell office:value-type="string">
            <text:p>41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4</text:p>
          </table:table-cell>
          <table:table-cell office:value-type="string">
            <text:p>50 BROAD ST</text:p>
          </table:table-cell>
          <table:table-cell office:value-type="string">
            <text:p>HOLMES, HELEN</text:p>
          </table:table-cell>
          <table:table-cell office:value-type="string">
            <text:p><text:s/></text:p>
          </table:table-cell>
          <table:table-cell office:value-type="string">
            <text:p>50 BROAD ST</text:p>
          </table:table-cell>
          <table:table-cell office:value-type="string">
            <text:p>ALBANY, NY <text:s/>12202 </text:p>
          </table:table-cell>
          <table:table-cell office:value-type="string">
            <text:p>2713</text:p>
          </table:table-cell>
          <table:table-cell office:value-type="string">
            <text:p>1003</text:p>
          </table:table-cell>
          <table:table-cell office:value-type="string">
            <text:p>15000</text:p>
          </table:table-cell>
          <table:table-cell office:value-type="string">
            <text:p>3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5</text:p>
          </table:table-cell>
          <table:table-cell office:value-type="string">
            <text:p>52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6</text:p>
          </table:table-cell>
          <table:table-cell office:value-type="string">
            <text:p>54 BROAD ST</text:p>
          </table:table-cell>
          <table:table-cell office:value-type="string">
            <text:p>TWUM-BARIMA, PATIENCE,</text:p>
          </table:table-cell>
          <table:table-cell office:value-type="string">
            <text:p><text:s/></text:p>
          </table:table-cell>
          <table:table-cell office:value-type="string">
            <text:p>29 FORD AVE</text:p>
          </table:table-cell>
          <table:table-cell office:value-type="string">
            <text:p>LATHAM, NY <text:s/>12110 </text:p>
          </table:table-cell>
          <table:table-cell office:value-type="string">
            <text:p>2787</text:p>
          </table:table-cell>
          <table:table-cell office:value-type="string">
            <text:p>111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7</text:p>
          </table:table-cell>
          <table:table-cell office:value-type="string">
            <text:p>56 BROAD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8</text:p>
          </table:table-cell>
          <table:table-cell office:value-type="string">
            <text:p>60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4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9</text:p>
          </table:table-cell>
          <table:table-cell office:value-type="string">
            <text:p>62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#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7600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0</text:p>
          </table:table-cell>
          <table:table-cell office:value-type="string">
            <text:p>64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1</text:p>
          </table:table-cell>
          <table:table-cell office:value-type="string">
            <text:p>66 BROAD ST</text:p>
          </table:table-cell>
          <table:table-cell office:value-type="string">
            <text:p>BAGLEY, DENNIS JR.</text:p>
          </table:table-cell>
          <table:table-cell office:value-type="string">
            <text:p><text:s/></text:p>
          </table:table-cell>
          <table:table-cell office:value-type="string">
            <text:p>PO BOX 111</text:p>
          </table:table-cell>
          <table:table-cell office:value-type="string">
            <text:p>ALBANY, NY <text:s/>12202 </text:p>
          </table:table-cell>
          <table:table-cell office:value-type="string">
            <text:p>2847</text:p>
          </table:table-cell>
          <table:table-cell office:value-type="string">
            <text:p>459</text:p>
          </table:table-cell>
          <table:table-cell office:value-type="string">
            <text:p>15000</text:p>
          </table:table-cell>
          <table:table-cell office:value-type="string">
            <text:p>28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2</text:p>
          </table:table-cell>
          <table:table-cell office:value-type="string">
            <text:p>68 BROAD ST</text:p>
          </table:table-cell>
          <table:table-cell office:value-type="string">
            <text:p>BAGLEY, DENNIS JR.</text:p>
          </table:table-cell>
          <table:table-cell office:value-type="string">
            <text:p><text:s/></text:p>
          </table:table-cell>
          <table:table-cell office:value-type="string">
            <text:p>PO BOX 111</text:p>
          </table:table-cell>
          <table:table-cell office:value-type="string">
            <text:p>ALBANY, NY <text:s/>12202 </text:p>
          </table:table-cell>
          <table:table-cell office:value-type="string">
            <text:p>2847</text:p>
          </table:table-cell>
          <table:table-cell office:value-type="string">
            <text:p>45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4</text:p>
          </table:table-cell>
          <table:table-cell office:value-type="string">
            <text:p>70 BROAD ST</text:p>
          </table:table-cell>
          <table:table-cell office:value-type="string">
            <text:p>SOUTHEND ASSOCIATES III L.P.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197</text:p>
          </table:table-cell>
          <table:table-cell office:value-type="string">
            <text:p>356000</text:p>
          </table:table-cell>
          <table:table-cell office:value-type="string">
            <text:p>3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5</text:p>
          </table:table-cell>
          <table:table-cell office:value-type="string">
            <text:p>74 BROAD ST</text:p>
          </table:table-cell>
          <table:table-cell office:value-type="string">
            <text:p>VESTA COMMUNITY HOUSING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office:value-type="string">
            <text:p>2573</text:p>
          </table:table-cell>
          <table:table-cell office:value-type="string">
            <text:p>1113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6</text:p>
          </table:table-cell>
          <table:table-cell office:value-type="string">
            <text:p>76 BROAD ST</text:p>
          </table:table-cell>
          <table:table-cell office:value-type="string">
            <text:p>VESTA COMMUNITY HOUSING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office:value-type="string">
            <text:p>2573</text:p>
          </table:table-cell>
          <table:table-cell office:value-type="string">
            <text:p>1113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0</text:p>
          </table:table-cell>
          <table:table-cell office:value-type="string">
            <text:p>6 ALEXANDER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#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7600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1</text:p>
          </table:table-cell>
          <table:table-cell office:value-type="string">
            <text:p>8 ALEXANDER ST</text:p>
          </table:table-cell>
          <table:table-cell office:value-type="string">
            <text:p>MAIER, EDWARD JOHN</text:p>
          </table:table-cell>
          <table:table-cell office:value-type="string">
            <text:p><text:s/></text:p>
          </table:table-cell>
          <table:table-cell office:value-type="string">
            <text:p>11 KENNETH DR</text:p>
          </table:table-cell>
          <table:table-cell office:value-type="string">
            <text:p>PUTNAM VALLEY, NY <text:s/>10579 </text:p>
          </table:table-cell>
          <table:table-cell office:value-type="string">
            <text:p>2019</text:p>
          </table:table-cell>
          <table:table-cell office:value-type="string">
            <text:p>10380</text:p>
          </table:table-cell>
          <table:table-cell office:value-type="string">
            <text:p>15000</text:p>
          </table:table-cell>
          <table:table-cell office:value-type="string">
            <text:p>2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2</text:p>
          </table:table-cell>
          <table:table-cell office:value-type="string">
            <text:p>10 ALEXANDER ST</text:p>
          </table:table-cell>
          <table:table-cell office:value-type="string">
            <text:p>LINEHAN, MICHAEL R.</text:p>
          </table:table-cell>
          <table:table-cell office:value-type="string">
            <text:p><text:s/></text:p>
          </table:table-cell>
          <table:table-cell office:value-type="string">
            <text:p>10 ALEXANDER ST</text:p>
          </table:table-cell>
          <table:table-cell office:value-type="string">
            <text:p>ALBANY, NY <text:s/>12202 </text:p>
          </table:table-cell>
          <table:table-cell office:value-type="string">
            <text:p>2708</text:p>
          </table:table-cell>
          <table:table-cell office:value-type="string">
            <text:p>941</text:p>
          </table:table-cell>
          <table:table-cell office:value-type="string">
            <text:p>15000</text:p>
          </table:table-cell>
          <table:table-cell office:value-type="string">
            <text:p>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3</text:p>
          </table:table-cell>
          <table:table-cell office:value-type="string">
            <text:p>90 BROAD ST</text:p>
          </table:table-cell>
          <table:table-cell office:value-type="string">
            <text:p>JOSEPH, KIRLYN H.</text:p>
          </table:table-cell>
          <table:table-cell office:value-type="string">
            <text:p><text:s/></text:p>
          </table:table-cell>
          <table:table-cell office:value-type="string">
            <text:p>8625 VAN WYCKE EXT APT L-2</text:p>
          </table:table-cell>
          <table:table-cell office:value-type="string">
            <text:p>BRIERWOOD, NY <text:s/>11435 </text:p>
          </table:table-cell>
          <table:table-cell office:value-type="string">
            <text:p>2869</text:p>
          </table:table-cell>
          <table:table-cell office:value-type="string">
            <text:p>469</text:p>
          </table:table-cell>
          <table:table-cell table:number-columns-repeated="2" office:value-type="string">
            <text:p>1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4</text:p>
          </table:table-cell>
          <table:table-cell office:value-type="string">
            <text:p>92 BROAD ST</text:p>
          </table:table-cell>
          <table:table-cell office:value-type="string">
            <text:p>MAYS, MICHAEL P.</text:p>
          </table:table-cell>
          <table:table-cell office:value-type="string">
            <text:p><text:s/></text:p>
          </table:table-cell>
          <table:table-cell office:value-type="string">
            <text:p>114-73 178TH ST</text:p>
          </table:table-cell>
          <table:table-cell office:value-type="string">
            <text:p>JAMAICA, NY <text:s/>11434 </text:p>
          </table:table-cell>
          <table:table-cell office:value-type="string">
            <text:p>2017</text:p>
          </table:table-cell>
          <table:table-cell office:value-type="string">
            <text:p>19424</text:p>
          </table:table-cell>
          <table:table-cell office:value-type="string">
            <text:p>15000</text:p>
          </table:table-cell>
          <table:table-cell office:value-type="string">
            <text:p>5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5</text:p>
          </table:table-cell>
          <table:table-cell office:value-type="string">
            <text:p>94 BROAD ST</text:p>
          </table:table-cell>
          <table:table-cell office:value-type="string">
            <text:p>JOSEPH, KIRLYN H.</text:p>
          </table:table-cell>
          <table:table-cell office:value-type="string">
            <text:p><text:s/></text:p>
          </table:table-cell>
          <table:table-cell office:value-type="string">
            <text:p>8625 VAN WYCKE EXT APT L-2</text:p>
          </table:table-cell>
          <table:table-cell office:value-type="string">
            <text:p>BRIERWOOD, NY <text:s/>11435 </text:p>
          </table:table-cell>
          <table:table-cell office:value-type="string">
            <text:p>2869</text:p>
          </table:table-cell>
          <table:table-cell office:value-type="string">
            <text:p>472</text:p>
          </table:table-cell>
          <table:table-cell office:value-type="string">
            <text:p>30000</text:p>
          </table:table-cell>
          <table:table-cell office:value-type="string">
            <text:p>7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6</text:p>
          </table:table-cell>
          <table:table-cell office:value-type="string">
            <text:p>105 FOURTH AVE</text:p>
          </table:table-cell>
          <table:table-cell office:value-type="string">
            <text:p>ALCANTARA, SOL MARIA</text:p>
          </table:table-cell>
          <table:table-cell office:value-type="string">
            <text:p><text:s/></text:p>
          </table:table-cell>
          <table:table-cell office:value-type="string">
            <text:p>105 FOURTH AVE</text:p>
          </table:table-cell>
          <table:table-cell office:value-type="string">
            <text:p>ALBANY, NY <text:s/>12202 </text:p>
          </table:table-cell>
          <table:table-cell office:value-type="string">
            <text:p>2875</text:p>
          </table:table-cell>
          <table:table-cell office:value-type="string">
            <text:p>18</text:p>
          </table:table-cell>
          <table:table-cell office:value-type="string">
            <text:p>51000</text:p>
          </table:table-cell>
          <table:table-cell office:value-type="string">
            <text:p>10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7</text:p>
          </table:table-cell>
          <table:table-cell office:value-type="string">
            <text:p>379 S PEARL ST</text:p>
          </table:table-cell>
          <table:table-cell office:value-type="string">
            <text:p>O'CONNELL, JOHN J. JR</text:p>
          </table:table-cell>
          <table:table-cell office:value-type="string">
            <text:p><text:s/></text:p>
          </table:table-cell>
          <table:table-cell office:value-type="string">
            <text:p>73 MARTIN RD</text:p>
          </table:table-cell>
          <table:table-cell office:value-type="string">
            <text:p>VOORHEESVILLE, NY <text:s/>12186 </text:p>
          </table:table-cell>
          <table:table-cell table:number-columns-repeated="2"/>
          <table:table-cell table:number-columns-repeated="2" office:value-type="string">
            <text:p>25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8</text:p>
          </table:table-cell>
          <table:table-cell office:value-type="string">
            <text:p>377 S PEARL ST</text:p>
          </table:table-cell>
          <table:table-cell office:value-type="string">
            <text:p>ALSHOGA, EDRES ALI ABOU</text:p>
          </table:table-cell>
          <table:table-cell office:value-type="string">
            <text:p><text:s/></text:p>
          </table:table-cell>
          <table:table-cell office:value-type="string">
            <text:p>2926 FLANNERY RD</text:p>
          </table:table-cell>
          <table:table-cell office:value-type="string">
            <text:p>SAN PABLO, CA <text:s/>94806 </text:p>
          </table:table-cell>
          <table:table-cell office:value-type="string">
            <text:p>2019</text:p>
          </table:table-cell>
          <table:table-cell office:value-type="string">
            <text:p>5187</text:p>
          </table:table-cell>
          <table:table-cell office:value-type="string">
            <text:p>15000</text:p>
          </table:table-cell>
          <table:table-cell office:value-type="string">
            <text:p>4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9</text:p>
          </table:table-cell>
          <table:table-cell office:value-type="string">
            <text:p>375 S PEARL ST</text:p>
          </table:table-cell>
          <table:table-cell office:value-type="string">
            <text:p>FINDLAY, ESTHER</text:p>
          </table:table-cell>
          <table:table-cell office:value-type="string">
            <text:p><text:s/></text:p>
          </table:table-cell>
          <table:table-cell office:value-type="string">
            <text:p>187-05 JORDON AVE</text:p>
          </table:table-cell>
          <table:table-cell office:value-type="string">
            <text:p>ST ALBANS, NY <text:s/>11412 </text:p>
          </table:table-cell>
          <table:table-cell office:value-type="string">
            <text:p>2655</text:p>
          </table:table-cell>
          <table:table-cell office:value-type="string">
            <text:p>1046</text:p>
          </table:table-cell>
          <table:table-cell table:number-columns-repeated="2" office:value-type="string">
            <text:p>156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43</text:p>
          </table:table-cell>
          <table:table-cell office:value-type="string">
            <text:p>365 S PEARL ST</text:p>
          </table:table-cell>
          <table:table-cell office:value-type="string">
            <text:p>SOUTHEND ASSOCIATES III L.P.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207</text:p>
          </table:table-cell>
          <table:table-cell office:value-type="string">
            <text:p>1903500</text:p>
          </table:table-cell>
          <table:table-cell office:value-type="string">
            <text:p>1009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45</text:p>
          </table:table-cell>
          <table:table-cell office:value-type="string">
            <text:p>355 S PEARL ST</text:p>
          </table:table-cell>
          <table:table-cell office:value-type="string">
            <text:p>NEW CHURCH OF CHRIST OF THE,</text:p>
          </table:table-cell>
          <table:table-cell office:value-type="string">
            <text:p>APOSTOLIC FAITH </text:p>
          </table:table-cell>
          <table:table-cell office:value-type="string">
            <text:p>419 CLINTON AVE</text:p>
          </table:table-cell>
          <table:table-cell office:value-type="string">
            <text:p>ALBANY, NY <text:s/>12206 </text:p>
          </table:table-cell>
          <table:table-cell office:value-type="string">
            <text:p>2452</text:p>
          </table:table-cell>
          <table:table-cell office:value-type="string">
            <text:p>255</text:p>
          </table:table-cell>
          <table:table-cell office:value-type="string">
            <text:p>599200</text:p>
          </table:table-cell>
          <table:table-cell office:value-type="string">
            <text:p>923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48</text:p>
          </table:table-cell>
          <table:table-cell office:value-type="string">
            <text:p>347 S PEARL ST</text:p>
          </table:table-cell>
          <table:table-cell office:value-type="string">
            <text:p>VESTA COMMUNITY HOUSING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office:value-type="string">
            <text:p>2556</text:p>
          </table:table-cell>
          <table:table-cell office:value-type="string">
            <text:p>950</text:p>
          </table:table-cell>
          <table:table-cell office:value-type="string">
            <text:p>334700</text:p>
          </table:table-cell>
          <table:table-cell office:value-type="string">
            <text:p>287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2</text:p>
          </table:table-cell>
          <table:table-cell office:value-type="string">
            <text:p>335 S PEARL ST</text:p>
          </table:table-cell>
          <table:table-cell office:value-type="string">
            <text:p>ST. PETER'S HOSPITAL ,</text:p>
          </table:table-cell>
          <table:table-cell office:value-type="string">
            <text:p>SPHP REAL ESTATE/LEASING DEPT </text:p>
          </table:table-cell>
          <table:table-cell office:value-type="string">
            <text:p>2212 BURDETT AVE FL 2</text:p>
          </table:table-cell>
          <table:table-cell office:value-type="string">
            <text:p>TROY, NY <text:s/>12180 </text:p>
          </table:table-cell>
          <table:table-cell office:value-type="string">
            <text:p>2574</text:p>
          </table:table-cell>
          <table:table-cell office:value-type="string">
            <text:p>896</text:p>
          </table:table-cell>
          <table:table-cell table:number-columns-repeated="2" office:value-type="string">
            <text:p>693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3</text:p>
          </table:table-cell>
          <table:table-cell office:value-type="string">
            <text:p>333 S PEARL ST</text:p>
          </table:table-cell>
          <table:table-cell office:value-type="string">
            <text:p>ACM VISION V,LLC,</text:p>
          </table:table-cell>
          <table:table-cell office:value-type="string">
            <text:p><text:s/></text:p>
          </table:table-cell>
          <table:table-cell office:value-type="string">
            <text:p>PO BOX 488</text:p>
          </table:table-cell>
          <table:table-cell office:value-type="string">
            <text:p>COLUMBIA, SC <text:s/>29202 </text:p>
          </table:table-cell>
          <table:table-cell office:value-type="string">
            <text:p>2019</text:p>
          </table:table-cell>
          <table:table-cell office:value-type="string">
            <text:p>3790</text:p>
          </table:table-cell>
          <table:table-cell office:value-type="string">
            <text:p>83000</text:p>
          </table:table-cell>
          <table:table-cell office:value-type="string">
            <text:p>166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4</text:p>
          </table:table-cell>
          <table:table-cell office:value-type="string">
            <text:p>331 S PEARL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154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5</text:p>
          </table:table-cell>
          <table:table-cell office:value-type="string">
            <text:p>329 S PEARL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4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6</text:p>
          </table:table-cell>
          <table:table-cell office:value-type="string">
            <text:p>325 S PEARL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office:value-type="string">
            <text:p>37200</text:p>
          </table:table-cell>
          <table:table-cell office:value-type="string">
            <text:p>29000</text:p>
          </table:table-cell>
          <table:table-cell office:value-type="string">
            <text:p>331</text:p>
          </table:table-cell>
          <table:table-cell office:value-type="string">
            <text:p>Commercial Vacant Land with Minor Improvement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7</text:p>
          </table:table-cell>
          <table:table-cell office:value-type="string">
            <text:p>321 S PEARL ST</text:p>
          </table:table-cell>
          <table:table-cell office:value-type="string">
            <text:p>DUBLIN, WINSTON</text:p>
          </table:table-cell>
          <table:table-cell office:value-type="string">
            <text:p><text:s/></text:p>
          </table:table-cell>
          <table:table-cell office:value-type="string">
            <text:p>1853 BROOKLYN AVE</text:p>
          </table:table-cell>
          <table:table-cell office:value-type="string">
            <text:p>BROOKLYN, NY <text:s/>11210 </text:p>
          </table:table-cell>
          <table:table-cell office:value-type="string">
            <text:p>2860</text:p>
          </table:table-cell>
          <table:table-cell office:value-type="string">
            <text:p>424</text:p>
          </table:table-cell>
          <table:table-cell office:value-type="string">
            <text:p>40000</text:p>
          </table:table-cell>
          <table:table-cell office:value-type="string">
            <text:p>250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8</text:p>
          </table:table-cell>
          <table:table-cell office:value-type="string">
            <text:p>319 S PEARL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9</text:p>
          </table:table-cell>
          <table:table-cell office:value-type="string">
            <text:p>317 S PEARL ST</text:p>
          </table:table-cell>
          <table:table-cell office:value-type="string">
            <text:p>CAPITAL ROOTS, INC.,</text:p>
          </table:table-cell>
          <table:table-cell office:value-type="string">
            <text:p><text:s/></text:p>
          </table:table-cell>
          <table:table-cell office:value-type="string">
            <text:p>594 RIVER ST</text:p>
          </table:table-cell>
          <table:table-cell office:value-type="string">
            <text:p>TROY, NY <text:s/>12180 </text:p>
          </table:table-cell>
          <table:table-cell office:value-type="string">
            <text:p>3029</text:p>
          </table:table-cell>
          <table:table-cell office:value-type="string">
            <text:p>963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60</text:p>
          </table:table-cell>
          <table:table-cell office:value-type="string">
            <text:p>315 S PEARL ST</text:p>
          </table:table-cell>
          <table:table-cell office:value-type="string">
            <text:p>CAPITAL ROOTS, INC.,</text:p>
          </table:table-cell>
          <table:table-cell office:value-type="string">
            <text:p><text:s/></text:p>
          </table:table-cell>
          <table:table-cell office:value-type="string">
            <text:p>594 RIVER ST</text:p>
          </table:table-cell>
          <table:table-cell office:value-type="string">
            <text:p>TROY, NY <text:s/>12180 </text:p>
          </table:table-cell>
          <table:table-cell office:value-type="string">
            <text:p>3029</text:p>
          </table:table-cell>
          <table:table-cell office:value-type="string">
            <text:p>963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61</text:p>
          </table:table-cell>
          <table:table-cell office:value-type="string">
            <text:p>SCHUYLER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office:value-type="string">
            <text:p>5300</text:p>
          </table:table-cell>
          <table:table-cell office:value-type="string">
            <text:p>35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62</text:p>
          </table:table-cell>
          <table:table-cell office:value-type="string">
            <text:p>311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30</text:p>
          </table:table-cell>
          <table:table-cell office:value-type="string">
            <text:p>520</text:p>
          </table:table-cell>
          <table:table-cell office:value-type="string">
            <text:p>176400</text:p>
          </table:table-cell>
          <table:table-cell office:value-type="string">
            <text:p>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63</text:p>
          </table:table-cell>
          <table:table-cell office:value-type="string">
            <text:p>309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30</text:p>
          </table:table-cell>
          <table:table-cell office:value-type="string">
            <text:p>517</text:p>
          </table:table-cell>
          <table:table-cell office:value-type="string">
            <text:p>168700</text:p>
          </table:table-cell>
          <table:table-cell office:value-type="string">
            <text:p>6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70</text:p>
          </table:table-cell>
          <table:table-cell office:value-type="string">
            <text:p>289 S PEARL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96</text:p>
          </table:table-cell>
          <table:table-cell office:value-type="string">
            <text:p>426</text:p>
          </table:table-cell>
          <table:table-cell office:value-type="string">
            <text:p>2742500</text:p>
          </table:table-cell>
          <table:table-cell office:value-type="string">
            <text:p>57000</text:p>
          </table:table-cell>
          <table:table-cell office:value-type="string">
            <text:p>662</text:p>
          </table:table-cell>
          <table:table-cell office:value-type="string">
            <text:p>Police and Fire Protection, Electrical Signal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9</text:p>
          </table:table-cell>
          <table:table-cell office:value-type="string">
            <text:p>44 BROAD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67</text:p>
          </table:table-cell>
          <table:table-cell office:value-type="string">
            <text:p>89600</text:p>
          </table:table-cell>
          <table:table-cell office:value-type="string">
            <text:p>43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</text:p>
          </table:table-cell>
          <table:table-cell office:value-type="string">
            <text:p>298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30</text:p>
          </table:table-cell>
          <table:table-cell office:value-type="string">
            <text:p>570</text:p>
          </table:table-cell>
          <table:table-cell office:value-type="string">
            <text:p>120500</text:p>
          </table:table-cell>
          <table:table-cell office:value-type="string">
            <text:p>3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2</text:p>
          </table:table-cell>
          <table:table-cell office:value-type="string">
            <text:p>90 SCHUYLER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30</text:p>
          </table:table-cell>
          <table:table-cell office:value-type="string">
            <text:p>527</text:p>
          </table:table-cell>
          <table:table-cell office:value-type="string">
            <text:p>115000</text:p>
          </table:table-cell>
          <table:table-cell office:value-type="string">
            <text:p>3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3</text:p>
          </table:table-cell>
          <table:table-cell office:value-type="string">
            <text:p>SCHUYLER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14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4</text:p>
          </table:table-cell>
          <table:table-cell office:value-type="string">
            <text:p>86 SCHUYLER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1395</text:p>
          </table:table-cell>
          <table:table-cell office:value-type="string">
            <text:p>389</text:p>
          </table:table-cell>
          <table:table-cell office:value-type="string">
            <text:p>182700</text:p>
          </table:table-cell>
          <table:table-cell office:value-type="string">
            <text:p>310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5</text:p>
          </table:table-cell>
          <table:table-cell office:value-type="string">
            <text:p>84 SCHUYLER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1395</text:p>
          </table:table-cell>
          <table:table-cell office:value-type="string">
            <text:p>389</text:p>
          </table:table-cell>
          <table:table-cell table:number-columns-repeated="2" office:value-type="string">
            <text:p>157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6</text:p>
          </table:table-cell>
          <table:table-cell office:value-type="string">
            <text:p>82 SCHUYLER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2629</text:p>
          </table:table-cell>
          <table:table-cell office:value-type="string">
            <text:p>672</text:p>
          </table:table-cell>
          <table:table-cell table:number-columns-repeated="2" office:value-type="string">
            <text:p>111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7</text:p>
          </table:table-cell>
          <table:table-cell office:value-type="string">
            <text:p>REAR 84 86 SCHUYLER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1395</text:p>
          </table:table-cell>
          <table:table-cell office:value-type="string">
            <text:p>389</text:p>
          </table:table-cell>
          <table:table-cell table:number-columns-repeated="2" office:value-type="string">
            <text:p>18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8</text:p>
          </table:table-cell>
          <table:table-cell office:value-type="string">
            <text:p>108 FRANKLIN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2629</text:p>
          </table:table-cell>
          <table:table-cell office:value-type="string">
            <text:p>668</text:p>
          </table:table-cell>
          <table:table-cell table:number-columns-repeated="2" office:value-type="string">
            <text:p>117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9</text:p>
          </table:table-cell>
          <table:table-cell office:value-type="string">
            <text:p>110 FRANKLIN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2629</text:p>
          </table:table-cell>
          <table:table-cell office:value-type="string">
            <text:p>668</text:p>
          </table:table-cell>
          <table:table-cell table:number-columns-repeated="2" office:value-type="string">
            <text:p>132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2</text:p>
          </table:table-cell>
          <table:table-cell office:value-type="string">
            <text:p>300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81</text:p>
          </table:table-cell>
          <table:table-cell office:value-type="string">
            <text:p>76600</text:p>
          </table:table-cell>
          <table:table-cell office:value-type="string">
            <text:p>6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20</text:p>
          </table:table-cell>
          <table:table-cell office:value-type="string">
            <text:p>112 FRANKLIN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2629</text:p>
          </table:table-cell>
          <table:table-cell office:value-type="string">
            <text:p>668</text:p>
          </table:table-cell>
          <table:table-cell table:number-columns-repeated="2" office:value-type="string">
            <text:p>161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22</text:p>
          </table:table-cell>
          <table:table-cell office:value-type="string">
            <text:p>134 FRANKLIN ST</text:p>
          </table:table-cell>
          <table:table-cell office:value-type="string">
            <text:p>VESTA COMMUNITY HOUSING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office:value-type="string">
            <text:p>2520</text:p>
          </table:table-cell>
          <table:table-cell office:value-type="string">
            <text:p>1060</text:p>
          </table:table-cell>
          <table:table-cell office:value-type="string">
            <text:p>1144600</text:p>
          </table:table-cell>
          <table:table-cell office:value-type="string">
            <text:p>132800</text:p>
          </table:table-cell>
          <table:table-cell office:value-type="string">
            <text:p>642</text:p>
          </table:table-cell>
          <table:table-cell office:value-type="string">
            <text:p>All Other Health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27</text:p>
          </table:table-cell>
          <table:table-cell office:value-type="string">
            <text:p>326 S PEARL ST</text:p>
          </table:table-cell>
          <table:table-cell office:value-type="string">
            <text:p>ST. PETER'S HOSPITAL,</text:p>
          </table:table-cell>
          <table:table-cell office:value-type="string">
            <text:p>SPHP REAL ESTATE/LEASING DEPT </text:p>
          </table:table-cell>
          <table:table-cell office:value-type="string">
            <text:p>2212 BURDETT AVE FL 2</text:p>
          </table:table-cell>
          <table:table-cell office:value-type="string">
            <text:p>TROY, NY <text:s/>12180 </text:p>
          </table:table-cell>
          <table:table-cell office:value-type="string">
            <text:p>2353</text:p>
          </table:table-cell>
          <table:table-cell office:value-type="string">
            <text:p>1117</text:p>
          </table:table-cell>
          <table:table-cell office:value-type="string">
            <text:p>1129000</text:p>
          </table:table-cell>
          <table:table-cell office:value-type="string">
            <text:p>108900</text:p>
          </table:table-cell>
          <table:table-cell office:value-type="string">
            <text:p>642</text:p>
          </table:table-cell>
          <table:table-cell office:value-type="string">
            <text:p>All Other Health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3</text:p>
          </table:table-cell>
          <table:table-cell office:value-type="string">
            <text:p>302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94</text:p>
          </table:table-cell>
          <table:table-cell table:number-columns-repeated="2" office:value-type="string">
            <text:p>3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31</text:p>
          </table:table-cell>
          <table:table-cell office:value-type="string">
            <text:p>336 S PEARL ST</text:p>
          </table:table-cell>
          <table:table-cell office:value-type="string">
            <text:p>JOHNSON, ZANY</text:p>
          </table:table-cell>
          <table:table-cell office:value-type="string">
            <text:p><text:s/></text:p>
          </table:table-cell>
          <table:table-cell office:value-type="string">
            <text:p>336 S PEARL ST</text:p>
          </table:table-cell>
          <table:table-cell office:value-type="string">
            <text:p>ALBANY, NY <text:s/>12202 </text:p>
          </table:table-cell>
          <table:table-cell office:value-type="string">
            <text:p>2297</text:p>
          </table:table-cell>
          <table:table-cell office:value-type="string">
            <text:p>972</text:p>
          </table:table-cell>
          <table:table-cell office:value-type="string">
            <text:p>70000</text:p>
          </table:table-cell>
          <table:table-cell office:value-type="string">
            <text:p>14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35</text:p>
          </table:table-cell>
          <table:table-cell office:value-type="string">
            <text:p>344 S PEARL ST</text:p>
          </table:table-cell>
          <table:table-cell office:value-type="string">
            <text:p>SOUTHEND ASSOCIATES III L.P.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202</text:p>
          </table:table-cell>
          <table:table-cell office:value-type="string">
            <text:p>1500000</text:p>
          </table:table-cell>
          <table:table-cell office:value-type="string">
            <text:p>158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0</text:p>
          </table:table-cell>
          <table:table-cell office:value-type="string">
            <text:p>97 FOURTH AVE</text:p>
          </table:table-cell>
          <table:table-cell office:value-type="string">
            <text:p>ST. ANN'S CHURCH,</text:p>
          </table:table-cell>
          <table:table-cell office:value-type="string">
            <text:p>C/O ST. FRANCIS ASSIS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2184</text:p>
          </table:table-cell>
          <table:table-cell office:value-type="string">
            <text:p>663</text:p>
          </table:table-cell>
          <table:table-cell table:number-columns-repeated="2" office:value-type="string">
            <text:p>152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1</text:p>
          </table:table-cell>
          <table:table-cell office:value-type="string">
            <text:p>2 ST ANN'S PL</text:p>
          </table:table-cell>
          <table:table-cell office:value-type="string">
            <text:p>ST. ANN'S CHURCH,</text:p>
          </table:table-cell>
          <table:table-cell office:value-type="string">
            <text:p>C/O ST FRANCIS ASSIS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2184</text:p>
          </table:table-cell>
          <table:table-cell office:value-type="string">
            <text:p>663</text:p>
          </table:table-cell>
          <table:table-cell table:number-columns-repeated="2" office:value-type="string">
            <text:p>67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2</text:p>
          </table:table-cell>
          <table:table-cell office:value-type="string">
            <text:p>4 ST ANN'S PL</text:p>
          </table:table-cell>
          <table:table-cell office:value-type="string">
            <text:p>ST. ANN'S CHURCH,</text:p>
          </table:table-cell>
          <table:table-cell office:value-type="string">
            <text:p>C/O ST. FRANSIS OF ASSIS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2184</text:p>
          </table:table-cell>
          <table:table-cell office:value-type="string">
            <text:p>663</text:p>
          </table:table-cell>
          <table:table-cell office:value-type="string">
            <text:p>19100</text:p>
          </table:table-cell>
          <table:table-cell office:value-type="string">
            <text:p>160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3</text:p>
          </table:table-cell>
          <table:table-cell office:value-type="string">
            <text:p>7 ST ANN'S PL</text:p>
          </table:table-cell>
          <table:table-cell office:value-type="string">
            <text:p>ST. ANN'S CHURCH,</text:p>
          </table:table-cell>
          <table:table-cell office:value-type="string">
            <text:p>C/0 ST. FRANCIS OF ASSI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2146</text:p>
          </table:table-cell>
          <table:table-cell office:value-type="string">
            <text:p>721</text:p>
          </table:table-cell>
          <table:table-cell table:number-columns-repeated="2" office:value-type="string">
            <text:p>7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4</text:p>
          </table:table-cell>
          <table:table-cell office:value-type="string">
            <text:p>5 ST ANN'S PL</text:p>
          </table:table-cell>
          <table:table-cell office:value-type="string">
            <text:p>ST. ANN'S CHURCH,</text:p>
          </table:table-cell>
          <table:table-cell office:value-type="string">
            <text:p>C/O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574</text:p>
          </table:table-cell>
          <table:table-cell office:value-type="string">
            <text:p>285</text:p>
          </table:table-cell>
          <table:table-cell office:value-type="string">
            <text:p>14500</text:p>
          </table:table-cell>
          <table:table-cell office:value-type="string">
            <text:p>35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5</text:p>
          </table:table-cell>
          <table:table-cell office:value-type="string">
            <text:p>95 FOURTH AVE</text:p>
          </table:table-cell>
          <table:table-cell office:value-type="string">
            <text:p>ST. ANN'S CHURCH,</text:p>
          </table:table-cell>
          <table:table-cell office:value-type="string">
            <text:p>C/O ST. FRANCIS OF ASSIS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502</text:p>
          </table:table-cell>
          <table:table-cell office:value-type="string">
            <text:p>91</text:p>
          </table:table-cell>
          <table:table-cell office:value-type="string">
            <text:p>296000</text:p>
          </table:table-cell>
          <table:table-cell office:value-type="string">
            <text:p>74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6</text:p>
          </table:table-cell>
          <table:table-cell office:value-type="string">
            <text:p>93 FOURTH AVE</text:p>
          </table:table-cell>
          <table:table-cell office:value-type="string">
            <text:p>ST. ANN'S CHURCH,</text:p>
          </table:table-cell>
          <table:table-cell office:value-type="string">
            <text:p>C/O ST. FRANCIS OF ASSI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502</text:p>
          </table:table-cell>
          <table:table-cell office:value-type="string">
            <text:p>91</text:p>
          </table:table-cell>
          <table:table-cell office:value-type="string">
            <text:p>377500</text:p>
          </table:table-cell>
          <table:table-cell office:value-type="string">
            <text:p>164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7</text:p>
          </table:table-cell>
          <table:table-cell office:value-type="string">
            <text:p>150 FRANKLIN ST</text:p>
          </table:table-cell>
          <table:table-cell office:value-type="string">
            <text:p>FRANCIS, BARBARA</text:p>
          </table:table-cell>
          <table:table-cell office:value-type="string">
            <text:p><text:s/></text:p>
          </table:table-cell>
          <table:table-cell office:value-type="string">
            <text:p>150 FRANKLIN ST</text:p>
          </table:table-cell>
          <table:table-cell office:value-type="string">
            <text:p>ALBANY, NY <text:s/>12202 </text:p>
          </table:table-cell>
          <table:table-cell office:value-type="string">
            <text:p>2616</text:p>
          </table:table-cell>
          <table:table-cell office:value-type="string">
            <text:p>5</text:p>
          </table:table-cell>
          <table:table-cell office:value-type="string">
            <text:p>59000</text:p>
          </table:table-cell>
          <table:table-cell office:value-type="string">
            <text:p>11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8</text:p>
          </table:table-cell>
          <table:table-cell office:value-type="string">
            <text:p>148 FRANKLIN ST</text:p>
          </table:table-cell>
          <table:table-cell office:value-type="string">
            <text:p>HIRSCH, ROBERT</text:p>
          </table:table-cell>
          <table:table-cell office:value-type="string">
            <text:p><text:s/></text:p>
          </table:table-cell>
          <table:table-cell office:value-type="string">
            <text:p>230 THIRD AVE EXT</text:p>
          </table:table-cell>
          <table:table-cell office:value-type="string">
            <text:p>RENSSELAER, NY <text:s/>12144 </text:p>
          </table:table-cell>
          <table:table-cell office:value-type="string">
            <text:p>2995</text:p>
          </table:table-cell>
          <table:table-cell office:value-type="string">
            <text:p>978</text:p>
          </table:table-cell>
          <table:table-cell office:value-type="string">
            <text:p>64000</text:p>
          </table:table-cell>
          <table:table-cell office:value-type="string">
            <text:p>13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9</text:p>
          </table:table-cell>
          <table:table-cell office:value-type="string">
            <text:p>146 FRANKLIN ST</text:p>
          </table:table-cell>
          <table:table-cell office:value-type="string">
            <text:p>SIMS, PAULINE</text:p>
          </table:table-cell>
          <table:table-cell office:value-type="string">
            <text:p><text:s/></text:p>
          </table:table-cell>
          <table:table-cell office:value-type="string">
            <text:p>146 FRANKLIN ST</text:p>
          </table:table-cell>
          <table:table-cell office:value-type="string">
            <text:p>ALBANY, NY <text:s/>12202 </text:p>
          </table:table-cell>
          <table:table-cell office:value-type="string">
            <text:p>2575</text:p>
          </table:table-cell>
          <table:table-cell office:value-type="string">
            <text:p>464</text:p>
          </table:table-cell>
          <table:table-cell office:value-type="string">
            <text:p>105000</text:p>
          </table:table-cell>
          <table:table-cell office:value-type="string">
            <text:p>22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0</text:p>
          </table:table-cell>
          <table:table-cell office:value-type="string">
            <text:p>144 FRANKLIN ST</text:p>
          </table:table-cell>
          <table:table-cell office:value-type="string">
            <text:p>MOORE-THOMPSON, PATRICIA D.</text:p>
          </table:table-cell>
          <table:table-cell office:value-type="string">
            <text:p><text:s/></text:p>
          </table:table-cell>
          <table:table-cell office:value-type="string">
            <text:p>144 FRANKLIN ST</text:p>
          </table:table-cell>
          <table:table-cell office:value-type="string">
            <text:p>ALBANY, NY <text:s/>12202 </text:p>
          </table:table-cell>
          <table:table-cell office:value-type="string">
            <text:p>2783</text:p>
          </table:table-cell>
          <table:table-cell office:value-type="string">
            <text:p>830</text:p>
          </table:table-cell>
          <table:table-cell office:value-type="string">
            <text:p>56000</text:p>
          </table:table-cell>
          <table:table-cell office:value-type="string">
            <text:p>11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1</text:p>
          </table:table-cell>
          <table:table-cell office:value-type="string">
            <text:p>142 FRANKLIN ST</text:p>
          </table:table-cell>
          <table:table-cell office:value-type="string">
            <text:p>IGHODARO, OSARENMWINDA</text:p>
          </table:table-cell>
          <table:table-cell office:value-type="string">
            <text:p><text:s/></text:p>
          </table:table-cell>
          <table:table-cell office:value-type="string">
            <text:p>257 FIRST ST</text:p>
          </table:table-cell>
          <table:table-cell office:value-type="string">
            <text:p>ALBANY, NY <text:s/>12206 </text:p>
          </table:table-cell>
          <table:table-cell office:value-type="string">
            <text:p>3139</text:p>
          </table:table-cell>
          <table:table-cell office:value-type="string">
            <text:p>566</text:p>
          </table:table-cell>
          <table:table-cell office:value-type="string">
            <text:p>100000</text:p>
          </table:table-cell>
          <table:table-cell office:value-type="string">
            <text:p>6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2</text:p>
          </table:table-cell>
          <table:table-cell office:value-type="string">
            <text:p>140 FRANKLI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27</text:p>
          </table:table-cell>
          <table:table-cell office:value-type="string">
            <text:p>112000</text:p>
          </table:table-cell>
          <table:table-cell office:value-type="string">
            <text:p>6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3</text:p>
          </table:table-cell>
          <table:table-cell office:value-type="string">
            <text:p>138 FRANKLI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15</text:p>
          </table:table-cell>
          <table:table-cell office:value-type="string">
            <text:p>110400</text:p>
          </table:table-cell>
          <table:table-cell office:value-type="string">
            <text:p>6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6</text:p>
          </table:table-cell>
          <table:table-cell office:value-type="string">
            <text:p>76 BASSETT ST</text:p>
          </table:table-cell>
          <table:table-cell office:value-type="string">
            <text:p>BLACK, CURTIS</text:p>
          </table:table-cell>
          <table:table-cell office:value-type="string">
            <text:p><text:s/></text:p>
          </table:table-cell>
          <table:table-cell office:value-type="string">
            <text:p>PO BOX 1676</text:p>
          </table:table-cell>
          <table:table-cell office:value-type="string">
            <text:p>TROY, NY <text:s/>12181 </text:p>
          </table:table-cell>
          <table:table-cell office:value-type="string">
            <text:p>3101</text:p>
          </table:table-cell>
          <table:table-cell office:value-type="string">
            <text:p>911</text:p>
          </table:table-cell>
          <table:table-cell office:value-type="string">
            <text:p>12000</text:p>
          </table:table-cell>
          <table:table-cell office:value-type="string">
            <text:p>4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7</text:p>
          </table:table-cell>
          <table:table-cell office:value-type="string">
            <text:p>74 BASSETT ST</text:p>
          </table:table-cell>
          <table:table-cell office:value-type="string">
            <text:p>MJ ASSOCIATED PARTNERS LTD.,</text:p>
          </table:table-cell>
          <table:table-cell office:value-type="string">
            <text:p><text:s/></text:p>
          </table:table-cell>
          <table:table-cell office:value-type="string">
            <text:p>72 NORTH STATE RD #105</text:p>
          </table:table-cell>
          <table:table-cell office:value-type="string">
            <text:p>BRIARCLIFF MANOR, NY <text:s/>10510 </text:p>
          </table:table-cell>
          <table:table-cell office:value-type="string">
            <text:p>2019</text:p>
          </table:table-cell>
          <table:table-cell office:value-type="string">
            <text:p>7897</text:p>
          </table:table-cell>
          <table:table-cell office:value-type="string">
            <text:p>45000</text:p>
          </table:table-cell>
          <table:table-cell office:value-type="string">
            <text:p>3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8</text:p>
          </table:table-cell>
          <table:table-cell office:value-type="string">
            <text:p>72 BASSETT ST</text:p>
          </table:table-cell>
          <table:table-cell office:value-type="string">
            <text:p>REYNOSO, JUAN</text:p>
          </table:table-cell>
          <table:table-cell office:value-type="string">
            <text:p><text:s/></text:p>
          </table:table-cell>
          <table:table-cell office:value-type="string">
            <text:p>333 S PEARL ST</text:p>
          </table:table-cell>
          <table:table-cell office:value-type="string">
            <text:p>ALBANY, NY <text:s/>12202 </text:p>
          </table:table-cell>
          <table:table-cell office:value-type="string">
            <text:p>3135</text:p>
          </table:table-cell>
          <table:table-cell office:value-type="string">
            <text:p>1042</text:p>
          </table:table-cell>
          <table:table-cell office:value-type="string">
            <text:p>35000</text:p>
          </table:table-cell>
          <table:table-cell office:value-type="string">
            <text:p>8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9</text:p>
          </table:table-cell>
          <table:table-cell office:value-type="string">
            <text:p>70 BASSETT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368</text:p>
          </table:table-cell>
          <table:table-cell office:value-type="string">
            <text:p>145000</text:p>
          </table:table-cell>
          <table:table-cell office:value-type="string">
            <text:p>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7</text:p>
          </table:table-cell>
          <table:table-cell office:value-type="string">
            <text:p>310 S PEARL ST</text:p>
          </table:table-cell>
          <table:table-cell office:value-type="string">
            <text:p>COMMERCIAL NET LEASE REALTY ,</text:p>
          </table:table-cell>
          <table:table-cell office:value-type="string">
            <text:p>WALGREEN CO. RE PROP. TAX </text:p>
          </table:table-cell>
          <table:table-cell office:value-type="string">
            <text:p>PO BOX 1159</text:p>
          </table:table-cell>
          <table:table-cell office:value-type="string">
            <text:p>DEERFIELD, IL <text:s/>60015 </text:p>
          </table:table-cell>
          <table:table-cell office:value-type="string">
            <text:p>2781</text:p>
          </table:table-cell>
          <table:table-cell office:value-type="string">
            <text:p>153</text:p>
          </table:table-cell>
          <table:table-cell office:value-type="string">
            <text:p>868500</text:p>
          </table:table-cell>
          <table:table-cell office:value-type="string">
            <text:p>3514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</text:p>
          </table:table-cell>
          <table:table-cell office:value-type="string">
            <text:p>68 BASSETT ST</text:p>
          </table:table-cell>
          <table:table-cell office:value-type="string">
            <text:p>THA, GAY</text:p>
          </table:table-cell>
          <table:table-cell office:value-type="string">
            <text:p><text:s/></text:p>
          </table:table-cell>
          <table:table-cell office:value-type="string">
            <text:p>68 BASSETT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9547</text:p>
          </table:table-cell>
          <table:table-cell office:value-type="string">
            <text:p>100000</text:p>
          </table:table-cell>
          <table:table-cell office:value-type="string">
            <text:p>21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0</text:p>
          </table:table-cell>
          <table:table-cell office:value-type="string">
            <text:p>50 BASSETT ST</text:p>
          </table:table-cell>
          <table:table-cell office:value-type="string">
            <text:p>ALBNANY COUNTY LAND BANK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1541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1</text:p>
          </table:table-cell>
          <table:table-cell office:value-type="string">
            <text:p>48 BASSETT ST</text:p>
          </table:table-cell>
          <table:table-cell office:value-type="string">
            <text:p>ALBNANY COUNTY LAND BANK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15413</text:p>
          </table:table-cell>
          <table:table-cell office:value-type="string">
            <text:p>15000</text:p>
          </table:table-cell>
          <table:table-cell office:value-type="string">
            <text:p>71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2</text:p>
          </table:table-cell>
          <table:table-cell office:value-type="string">
            <text:p>223-237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213</text:p>
          </table:table-cell>
          <table:table-cell office:value-type="string">
            <text:p>1105</text:p>
          </table:table-cell>
          <table:table-cell office:value-type="string">
            <text:p>621100</text:p>
          </table:table-cell>
          <table:table-cell office:value-type="string">
            <text:p>18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3</text:p>
          </table:table-cell>
          <table:table-cell office:value-type="string">
            <text:p>55 PLUM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390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4</text:p>
          </table:table-cell>
          <table:table-cell office:value-type="string">
            <text:p>57 PLUM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234</text:p>
          </table:table-cell>
          <table:table-cell office:value-type="string">
            <text:p>641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5</text:p>
          </table:table-cell>
          <table:table-cell office:value-type="string">
            <text:p>59 PLUM ST</text:p>
          </table:table-cell>
          <table:table-cell office:value-type="string">
            <text:p>RYAN, IRENE</text:p>
          </table:table-cell>
          <table:table-cell office:value-type="string">
            <text:p><text:s/></text:p>
          </table:table-cell>
          <table:table-cell office:value-type="string">
            <text:p>61 PLUM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926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6</text:p>
          </table:table-cell>
          <table:table-cell office:value-type="string">
            <text:p>61 PLUM ST</text:p>
          </table:table-cell>
          <table:table-cell office:value-type="string">
            <text:p>RYAN, IRENE D.</text:p>
          </table:table-cell>
          <table:table-cell office:value-type="string">
            <text:p><text:s/></text:p>
          </table:table-cell>
          <table:table-cell office:value-type="string">
            <text:p>61 PLUM ST</text:p>
          </table:table-cell>
          <table:table-cell office:value-type="string">
            <text:p>ALBANY, NY <text:s/>12202 </text:p>
          </table:table-cell>
          <table:table-cell office:value-type="string">
            <text:p>2893</text:p>
          </table:table-cell>
          <table:table-cell office:value-type="string">
            <text:p>90</text:p>
          </table:table-cell>
          <table:table-cell office:value-type="string">
            <text:p>32000</text:p>
          </table:table-cell>
          <table:table-cell office:value-type="string">
            <text:p>6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7</text:p>
          </table:table-cell>
          <table:table-cell office:value-type="string">
            <text:p>63 PLUM ST</text:p>
          </table:table-cell>
          <table:table-cell office:value-type="string">
            <text:p>WALTERS, GENEVIEVE</text:p>
          </table:table-cell>
          <table:table-cell office:value-type="string">
            <text:p><text:s/></text:p>
          </table:table-cell>
          <table:table-cell office:value-type="string">
            <text:p>79 CATHERINE ST</text:p>
          </table:table-cell>
          <table:table-cell office:value-type="string">
            <text:p>ALBANY, NY <text:s/>12202 </text:p>
          </table:table-cell>
          <table:table-cell office:value-type="string">
            <text:p>3107</text:p>
          </table:table-cell>
          <table:table-cell office:value-type="string">
            <text:p>1128</text:p>
          </table:table-cell>
          <table:table-cell office:value-type="string">
            <text:p>55000</text:p>
          </table:table-cell>
          <table:table-cell office:value-type="string">
            <text:p>49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8</text:p>
          </table:table-cell>
          <table:table-cell office:value-type="string">
            <text:p>65 PLUM ST</text:p>
          </table:table-cell>
          <table:table-cell office:value-type="string">
            <text:p>HUNTER, CARLA R.</text:p>
          </table:table-cell>
          <table:table-cell office:value-type="string">
            <text:p><text:s/></text:p>
          </table:table-cell>
          <table:table-cell office:value-type="string">
            <text:p>65 PLUM ST</text:p>
          </table:table-cell>
          <table:table-cell office:value-type="string">
            <text:p>ALBANY, NY <text:s/>12202 </text:p>
          </table:table-cell>
          <table:table-cell office:value-type="string">
            <text:p>2068</text:p>
          </table:table-cell>
          <table:table-cell office:value-type="string">
            <text:p>147</text:p>
          </table:table-cell>
          <table:table-cell office:value-type="string">
            <text:p>88000</text:p>
          </table:table-cell>
          <table:table-cell office:value-type="string">
            <text:p>17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</text:p>
          </table:table-cell>
          <table:table-cell office:value-type="string">
            <text:p>66 BASSETT ST</text:p>
          </table:table-cell>
          <table:table-cell office:value-type="string">
            <text:p>MOUSSEAU, DEBORAH</text:p>
          </table:table-cell>
          <table:table-cell office:value-type="string">
            <text:p><text:s/></text:p>
          </table:table-cell>
          <table:table-cell office:value-type="string">
            <text:p>66 BASSETT ST</text:p>
          </table:table-cell>
          <table:table-cell office:value-type="string">
            <text:p>ALBANY, NY <text:s/>12202 </text:p>
          </table:table-cell>
          <table:table-cell office:value-type="string">
            <text:p>2267</text:p>
          </table:table-cell>
          <table:table-cell office:value-type="string">
            <text:p>167</text:p>
          </table:table-cell>
          <table:table-cell office:value-type="string">
            <text:p>112000</text:p>
          </table:table-cell>
          <table:table-cell office:value-type="string">
            <text:p>24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0</text:p>
          </table:table-cell>
          <table:table-cell office:value-type="string">
            <text:p>71 PLUM ST</text:p>
          </table:table-cell>
          <table:table-cell office:value-type="string">
            <text:p>CAPITAL ROOTS, INC.,</text:p>
          </table:table-cell>
          <table:table-cell office:value-type="string">
            <text:p><text:s/></text:p>
          </table:table-cell>
          <table:table-cell office:value-type="string">
            <text:p>594 RIVER ST</text:p>
          </table:table-cell>
          <table:table-cell office:value-type="string">
            <text:p>TROY, NY <text:s/>12180 </text:p>
          </table:table-cell>
          <table:table-cell office:value-type="string">
            <text:p>3029</text:p>
          </table:table-cell>
          <table:table-cell office:value-type="string">
            <text:p>963</text:p>
          </table:table-cell>
          <table:table-cell table:number-columns-repeated="2" office:value-type="string">
            <text:p>3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1</text:p>
          </table:table-cell>
          <table:table-cell office:value-type="string">
            <text:p>58 PLUM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214</text:p>
          </table:table-cell>
          <table:table-cell office:value-type="string">
            <text:p>235</text:p>
          </table:table-cell>
          <table:table-cell office:value-type="string">
            <text:p>369800</text:p>
          </table:table-cell>
          <table:table-cell office:value-type="string">
            <text:p>156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2</text:p>
          </table:table-cell>
          <table:table-cell office:value-type="string">
            <text:p>56 PLUM ST</text:p>
          </table:table-cell>
          <table:table-cell office:value-type="string">
            <text:p>COFFIE, CHARLES</text:p>
          </table:table-cell>
          <table:table-cell office:value-type="string">
            <text:p><text:s/></text:p>
          </table:table-cell>
          <table:table-cell office:value-type="string">
            <text:p>18279 STATE RT 22</text:p>
          </table:table-cell>
          <table:table-cell office:value-type="string">
            <text:p>BERLIN, NY <text:s/>12022 </text:p>
          </table:table-cell>
          <table:table-cell office:value-type="string">
            <text:p>3093</text:p>
          </table:table-cell>
          <table:table-cell office:value-type="string">
            <text:p>722</text:p>
          </table:table-cell>
          <table:table-cell office:value-type="string">
            <text:p>49000</text:p>
          </table:table-cell>
          <table:table-cell office:value-type="string">
            <text:p>9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3</text:p>
          </table:table-cell>
          <table:table-cell office:value-type="string">
            <text:p>54 PLUM ST</text:p>
          </table:table-cell>
          <table:table-cell office:value-type="string">
            <text:p>NOH, HENRY</text:p>
          </table:table-cell>
          <table:table-cell office:value-type="string">
            <text:p><text:s/></text:p>
          </table:table-cell>
          <table:table-cell office:value-type="string">
            <text:p>54 PLUM ST</text:p>
          </table:table-cell>
          <table:table-cell office:value-type="string">
            <text:p>ALBANY, NY <text:s/>12202 </text:p>
          </table:table-cell>
          <table:table-cell office:value-type="string">
            <text:p>3138</text:p>
          </table:table-cell>
          <table:table-cell office:value-type="string">
            <text:p>976</text:p>
          </table:table-cell>
          <table:table-cell office:value-type="string">
            <text:p>111000</text:p>
          </table:table-cell>
          <table:table-cell office:value-type="string">
            <text:p>22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4</text:p>
          </table:table-cell>
          <table:table-cell office:value-type="string">
            <text:p>52 PLUM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388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5</text:p>
          </table:table-cell>
          <table:table-cell office:value-type="string">
            <text:p>239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1</text:p>
          </table:table-cell>
          <table:table-cell office:value-type="string">
            <text:p>742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6</text:p>
          </table:table-cell>
          <table:table-cell office:value-type="string">
            <text:p>241 GREEN ST</text:p>
          </table:table-cell>
          <table:table-cell office:value-type="string">
            <text:p>AHA LANDBANK, LLC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965</text:p>
          </table:table-cell>
          <table:table-cell office:value-type="string">
            <text:p>545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7</text:p>
          </table:table-cell>
          <table:table-cell office:value-type="string">
            <text:p>243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8</text:p>
          </table:table-cell>
          <table:table-cell office:value-type="string">
            <text:p>245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7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9</text:p>
          </table:table-cell>
          <table:table-cell office:value-type="string">
            <text:p>247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6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0</text:p>
          </table:table-cell>
          <table:table-cell office:value-type="string">
            <text:p>61 FOURTH AVE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O. PEARL ST</text:p>
          </table:table-cell>
          <table:table-cell office:value-type="string">
            <text:p>ALBANY, NY <text:s/>12202 </text:p>
          </table:table-cell>
          <table:table-cell office:value-type="string">
            <text:p>3094</text:p>
          </table:table-cell>
          <table:table-cell office:value-type="string">
            <text:p>572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1</text:p>
          </table:table-cell>
          <table:table-cell office:value-type="string">
            <text:p>63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2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2</text:p>
          </table:table-cell>
          <table:table-cell office:value-type="string">
            <text:p>65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2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3</text:p>
          </table:table-cell>
          <table:table-cell office:value-type="string">
            <text:p>67 FOURTH AVE</text:p>
          </table:table-cell>
          <table:table-cell office:value-type="string">
            <text:p>MCGINN, SEAN M.</text:p>
          </table:table-cell>
          <table:table-cell office:value-type="string">
            <text:p><text:s/></text:p>
          </table:table-cell>
          <table:table-cell office:value-type="string">
            <text:p>67 FOURTH AVE</text:p>
          </table:table-cell>
          <table:table-cell office:value-type="string">
            <text:p>ALBANY, NY <text:s/>12202 </text:p>
          </table:table-cell>
          <table:table-cell office:value-type="string">
            <text:p>2845</text:p>
          </table:table-cell>
          <table:table-cell office:value-type="string">
            <text:p>591</text:p>
          </table:table-cell>
          <table:table-cell office:value-type="string">
            <text:p>96000</text:p>
          </table:table-cell>
          <table:table-cell office:value-type="string">
            <text:p>23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4</text:p>
          </table:table-cell>
          <table:table-cell office:value-type="string">
            <text:p>69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5</text:p>
          </table:table-cell>
          <table:table-cell office:value-type="string">
            <text:p>40000</text:p>
          </table:table-cell>
          <table:table-cell office:value-type="string">
            <text:p>49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5</text:p>
          </table:table-cell>
          <table:table-cell office:value-type="string">
            <text:p>71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5</text:p>
          </table:table-cell>
          <table:table-cell office:value-type="string">
            <text:p>30900</text:p>
          </table:table-cell>
          <table:table-cell office:value-type="string">
            <text:p>46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6</text:p>
          </table:table-cell>
          <table:table-cell office:value-type="string">
            <text:p>71.5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7</text:p>
          </table:table-cell>
          <table:table-cell office:value-type="string">
            <text:p>73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8</text:p>
          </table:table-cell>
          <table:table-cell office:value-type="string">
            <text:p>75 FOURTH AVE</text:p>
          </table:table-cell>
          <table:table-cell office:value-type="string">
            <text:p>ST. JOHN'S-ST. ANN'S CHURCH,</text:p>
          </table:table-cell>
          <table:table-cell office:value-type="string">
            <text:p>C/O NOEL A. OLSEN </text:p>
          </table:table-cell>
          <table:table-cell office:value-type="string">
            <text:p>95 FOURTH AVE</text:p>
          </table:table-cell>
          <table:table-cell office:value-type="string">
            <text:p>ALBANY, NY <text:s/>12202 </text:p>
          </table:table-cell>
          <table:table-cell office:value-type="string">
            <text:p>1285</text:p>
          </table:table-cell>
          <table:table-cell office:value-type="string">
            <text:p>527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9</text:p>
          </table:table-cell>
          <table:table-cell office:value-type="string">
            <text:p>77 FOURTH AVE</text:p>
          </table:table-cell>
          <table:table-cell office:value-type="string">
            <text:p>ST. JOHN'S-ST. ANN'S CHURCH,</text:p>
          </table:table-cell>
          <table:table-cell office:value-type="string">
            <text:p>C/O NOEL A. OLSEN </text:p>
          </table:table-cell>
          <table:table-cell office:value-type="string">
            <text:p>95 FOURTH AVE</text:p>
          </table:table-cell>
          <table:table-cell office:value-type="string">
            <text:p>ALBANY, NY <text:s/>12202 </text:p>
          </table:table-cell>
          <table:table-cell office:value-type="string">
            <text:p>2260</text:p>
          </table:table-cell>
          <table:table-cell office:value-type="string">
            <text:p>63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40</text:p>
          </table:table-cell>
          <table:table-cell office:value-type="string">
            <text:p>81 FOURTH AVE</text:p>
          </table:table-cell>
          <table:table-cell office:value-type="string">
            <text:p>WHAIB, ESMHAN</text:p>
          </table:table-cell>
          <table:table-cell office:value-type="string">
            <text:p><text:s/></text:p>
          </table:table-cell>
          <table:table-cell office:value-type="string">
            <text:p>331 WARREN ST</text:p>
          </table:table-cell>
          <table:table-cell office:value-type="string">
            <text:p>BROOKLYN, NY <text:s/>11201 </text:p>
          </table:table-cell>
          <table:table-cell office:value-type="string">
            <text:p>3011</text:p>
          </table:table-cell>
          <table:table-cell office:value-type="string">
            <text:p>755</text:p>
          </table:table-cell>
          <table:table-cell office:value-type="string">
            <text:p>100000</text:p>
          </table:table-cell>
          <table:table-cell office:value-type="string">
            <text:p>183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6</text:p>
          </table:table-cell>
          <table:table-cell office:value-type="string">
            <text:p>58 BASSETT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320</text:p>
          </table:table-cell>
          <table:table-cell office:value-type="string">
            <text:p>115100</text:p>
          </table:table-cell>
          <table:table-cell office:value-type="string">
            <text:p>6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7</text:p>
          </table:table-cell>
          <table:table-cell office:value-type="string">
            <text:p>56 BASSETT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306</text:p>
          </table:table-cell>
          <table:table-cell office:value-type="string">
            <text:p>118000</text:p>
          </table:table-cell>
          <table:table-cell office:value-type="string">
            <text:p>4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8</text:p>
          </table:table-cell>
          <table:table-cell office:value-type="string">
            <text:p>54 BASSETT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256</text:p>
          </table:table-cell>
          <table:table-cell office:value-type="string">
            <text:p>1079</text:p>
          </table:table-cell>
          <table:table-cell office:value-type="string">
            <text:p>120800</text:p>
          </table:table-cell>
          <table:table-cell office:value-type="string">
            <text:p>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9</text:p>
          </table:table-cell>
          <table:table-cell office:value-type="string">
            <text:p>52 BASSETT ST</text:p>
          </table:table-cell>
          <table:table-cell office:value-type="string">
            <text:p>ALANDY, ROCELYN</text:p>
          </table:table-cell>
          <table:table-cell office:value-type="string">
            <text:p><text:s/></text:p>
          </table:table-cell>
          <table:table-cell office:value-type="string">
            <text:p>743 MYRTLE AVE</text:p>
          </table:table-cell>
          <table:table-cell office:value-type="string">
            <text:p>ALBANY, NY <text:s/>12208 </text:p>
          </table:table-cell>
          <table:table-cell office:value-type="string">
            <text:p>2017</text:p>
          </table:table-cell>
          <table:table-cell office:value-type="string">
            <text:p>10667</text:p>
          </table:table-cell>
          <table:table-cell office:value-type="string">
            <text:p>15000</text:p>
          </table:table-cell>
          <table:table-cell office:value-type="string">
            <text:p>49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1-1</text:p>
          </table:table-cell>
          <table:table-cell office:value-type="string">
            <text:p>68 ARCH ST</text:p>
          </table:table-cell>
          <table:table-cell office:value-type="string">
            <text:p>NATIONAL GRID,</text:p>
          </table:table-cell>
          <table:table-cell office:value-type="string">
            <text:p>REAL ESTATE TAX DEPT </text:p>
          </table:table-cell>
          <table:table-cell office:value-type="string">
            <text:p>300 ERIE BLVD WEST</text:p>
          </table:table-cell>
          <table:table-cell office:value-type="string">
            <text:p>SYRACUSE, NY <text:s/>13202 </text:p>
          </table:table-cell>
          <table:table-cell office:value-type="string">
            <text:p>1579</text:p>
          </table:table-cell>
          <table:table-cell office:value-type="string">
            <text:p>357</text:p>
          </table:table-cell>
          <table:table-cell office:value-type="string">
            <text:p>27500</text:p>
          </table:table-cell>
          <table:table-cell office:value-type="string">
            <text:p>25900</text:p>
          </table:table-cell>
          <table:table-cell office:value-type="string">
            <text:p>380</text:p>
          </table:table-cell>
          <table:table-cell office:value-type="string">
            <text:p>Public Utility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1-17</text:p>
          </table:table-cell>
          <table:table-cell office:value-type="string">
            <text:p>90 DONGAN AVE</text:p>
          </table:table-cell>
          <table:table-cell office:value-type="string">
            <text:p>I L O REALTIES INC,</text:p>
          </table:table-cell>
          <table:table-cell office:value-type="string">
            <text:p><text:s/></text:p>
          </table:table-cell>
          <table:table-cell office:value-type="string">
            <text:p>90 DONGAN AVE</text:p>
          </table:table-cell>
          <table:table-cell office:value-type="string">
            <text:p>ALBANY, NY <text:s/>12202 </text:p>
          </table:table-cell>
          <table:table-cell office:value-type="string">
            <text:p>1922</text:p>
          </table:table-cell>
          <table:table-cell office:value-type="string">
            <text:p>245</text:p>
          </table:table-cell>
          <table:table-cell office:value-type="string">
            <text:p>319000</text:p>
          </table:table-cell>
          <table:table-cell office:value-type="string">
            <text:p>2043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1-18</text:p>
          </table:table-cell>
          <table:table-cell office:value-type="string">
            <text:p>15 RENSSELAER ST</text:p>
          </table:table-cell>
          <table:table-cell office:value-type="string">
            <text:p>CITY OF ALBANY INDUSTRIAL,</text:p>
          </table:table-cell>
          <table:table-cell office:value-type="string">
            <text:p><text:s/></text:p>
          </table:table-cell>
          <table:table-cell office:value-type="string">
            <text:p>PO BOX 70</text:p>
          </table:table-cell>
          <table:table-cell office:value-type="string">
            <text:p>SELKIRK, NY <text:s/>12158 </text:p>
          </table:table-cell>
          <table:table-cell office:value-type="string">
            <text:p>2302</text:p>
          </table:table-cell>
          <table:table-cell office:value-type="string">
            <text:p>907</text:p>
          </table:table-cell>
          <table:table-cell table:number-columns-repeated="2" office:value-type="string">
            <text:p>4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1-2.1</text:p>
          </table:table-cell>
          <table:table-cell office:value-type="string">
            <text:p>33 RENSSELAER ST</text:p>
          </table:table-cell>
          <table:table-cell office:value-type="string">
            <text:p>REIGNING LIFE MINISTRIES,</text:p>
          </table:table-cell>
          <table:table-cell office:value-type="string">
            <text:p><text:s/></text:p>
          </table:table-cell>
          <table:table-cell office:value-type="string">
            <text:p>33 RENSSELAER ST</text:p>
          </table:table-cell>
          <table:table-cell office:value-type="string">
            <text:p>ALBANY, NY <text:s/>12202 </text:p>
          </table:table-cell>
          <table:table-cell office:value-type="string">
            <text:p>2648</text:p>
          </table:table-cell>
          <table:table-cell office:value-type="string">
            <text:p>829</text:p>
          </table:table-cell>
          <table:table-cell office:value-type="string">
            <text:p>869400</text:p>
          </table:table-cell>
          <table:table-cell office:value-type="string">
            <text:p>1431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1-2.2</text:p>
          </table:table-cell>
          <table:table-cell office:value-type="string">
            <text:p>31 RENSSELAER ST</text:p>
          </table:table-cell>
          <table:table-cell office:value-type="string">
            <text:p>FIDELTY INFORMATION,</text:p>
          </table:table-cell>
          <table:table-cell office:value-type="string">
            <text:p>FIS RE OPERATIONS-C. HERNANDEZ </text:p>
          </table:table-cell>
          <table:table-cell office:value-type="string">
            <text:p>2001 SUMMIT PARK DR</text:p>
          </table:table-cell>
          <table:table-cell office:value-type="string">
            <text:p>ORLANDO, FL <text:s/>32810 </text:p>
          </table:table-cell>
          <table:table-cell office:value-type="string">
            <text:p>2668</text:p>
          </table:table-cell>
          <table:table-cell office:value-type="string">
            <text:p>253</text:p>
          </table:table-cell>
          <table:table-cell table:number-columns-repeated="2" office:value-type="string">
            <text:p>50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1</text:p>
          </table:table-cell>
          <table:table-cell office:value-type="string">
            <text:p>132 DONGAN AVE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73</text:p>
          </table:table-cell>
          <table:table-cell office:value-type="string">
            <text:p>226</text:p>
          </table:table-cell>
          <table:table-cell table:number-columns-repeated="2" office:value-type="string">
            <text:p>7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10</text:p>
          </table:table-cell>
          <table:table-cell office:value-type="string">
            <text:p>150 DONGAN AVE</text:p>
          </table:table-cell>
          <table:table-cell office:value-type="string">
            <text:p>KHAN, MALA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7 </text:p>
          </table:table-cell>
          <table:table-cell office:value-type="string">
            <text:p>2923</text:p>
          </table:table-cell>
          <table:table-cell office:value-type="string">
            <text:p>113</text:p>
          </table:table-cell>
          <table:table-cell table:number-columns-repeated="2" office:value-type="string">
            <text:p>3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2</text:p>
          </table:table-cell>
          <table:table-cell office:value-type="string">
            <text:p>40 CHERRY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73</text:p>
          </table:table-cell>
          <table:table-cell office:value-type="string">
            <text:p>226</text:p>
          </table:table-cell>
          <table:table-cell table:number-columns-repeated="2" office:value-type="string">
            <text:p>3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3</text:p>
          </table:table-cell>
          <table:table-cell office:value-type="string">
            <text:p>38 CHERRY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73</text:p>
          </table:table-cell>
          <table:table-cell office:value-type="string">
            <text:p>226</text:p>
          </table:table-cell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4</text:p>
          </table:table-cell>
          <table:table-cell office:value-type="string">
            <text:p>36 CHERRY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73</text:p>
          </table:table-cell>
          <table:table-cell office:value-type="string">
            <text:p>226</text:p>
          </table:table-cell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5</text:p>
          </table:table-cell>
          <table:table-cell office:value-type="string">
            <text:p>34 CHERRY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1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6</text:p>
          </table:table-cell>
          <table:table-cell office:value-type="string">
            <text:p>21 BASSETT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73</text:p>
          </table:table-cell>
          <table:table-cell office:value-type="string">
            <text:p>226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7</text:p>
          </table:table-cell>
          <table:table-cell office:value-type="string">
            <text:p>30 BASSETT ST</text:p>
          </table:table-cell>
          <table:table-cell office:value-type="string">
            <text:p>KHAN, MALA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7 </text:p>
          </table:table-cell>
          <table:table-cell office:value-type="string">
            <text:p>2923</text:p>
          </table:table-cell>
          <table:table-cell office:value-type="string">
            <text:p>11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8</text:p>
          </table:table-cell>
          <table:table-cell office:value-type="string">
            <text:p>28 BASSETT ST</text:p>
          </table:table-cell>
          <table:table-cell office:value-type="string">
            <text:p>KHAN, MALA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7 </text:p>
          </table:table-cell>
          <table:table-cell office:value-type="string">
            <text:p>2923</text:p>
          </table:table-cell>
          <table:table-cell office:value-type="string">
            <text:p>113</text:p>
          </table:table-cell>
          <table:table-cell office:value-type="string">
            <text:p>75000</text:p>
          </table:table-cell>
          <table:table-cell office:value-type="string">
            <text:p>17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9</text:p>
          </table:table-cell>
          <table:table-cell office:value-type="string">
            <text:p>26 BASSETT ST</text:p>
          </table:table-cell>
          <table:table-cell office:value-type="string">
            <text:p>KHAN, MALA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7 </text:p>
          </table:table-cell>
          <table:table-cell office:value-type="string">
            <text:p>2923</text:p>
          </table:table-cell>
          <table:table-cell office:value-type="string">
            <text:p>11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</text:p>
          </table:table-cell>
          <table:table-cell office:value-type="string">
            <text:p>86 ELIZABETH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85</text:p>
          </table:table-cell>
          <table:table-cell office:value-type="string">
            <text:p>624</text:p>
          </table:table-cell>
          <table:table-cell table:number-columns-repeated="2" office:value-type="string">
            <text:p>3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0</text:p>
          </table:table-cell>
          <table:table-cell office:value-type="string">
            <text:p>59 SECOND AVE</text:p>
          </table:table-cell>
          <table:table-cell office:value-type="string">
            <text:p>NOVA, MASIMO</text:p>
          </table:table-cell>
          <table:table-cell office:value-type="string">
            <text:p><text:s/></text:p>
          </table:table-cell>
          <table:table-cell office:value-type="string">
            <text:p>PO BOX 1544</text:p>
          </table:table-cell>
          <table:table-cell office:value-type="string">
            <text:p>ALBANY, NY <text:s/>12201 </text:p>
          </table:table-cell>
          <table:table-cell office:value-type="string">
            <text:p>2020</text:p>
          </table:table-cell>
          <table:table-cell office:value-type="string">
            <text:p>10655</text:p>
          </table:table-cell>
          <table:table-cell office:value-type="string">
            <text:p>10000</text:p>
          </table:table-cell>
          <table:table-cell office:value-type="string">
            <text:p>2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1</text:p>
          </table:table-cell>
          <table:table-cell office:value-type="string">
            <text:p>57 SECOND AVE</text:p>
          </table:table-cell>
          <table:table-cell office:value-type="string">
            <text:p>THORN, ELIZABETH A.</text:p>
          </table:table-cell>
          <table:table-cell office:value-type="string">
            <text:p><text:s/></text:p>
          </table:table-cell>
          <table:table-cell office:value-type="string">
            <text:p>57 SECOND AVE</text:p>
          </table:table-cell>
          <table:table-cell office:value-type="string">
            <text:p>ALBANY, NY <text:s/>12202 </text:p>
          </table:table-cell>
          <table:table-cell office:value-type="string">
            <text:p>2357</text:p>
          </table:table-cell>
          <table:table-cell office:value-type="string">
            <text:p>461</text:p>
          </table:table-cell>
          <table:table-cell table:number-columns-repeated="2" office:value-type="string">
            <text:p>6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2</text:p>
          </table:table-cell>
          <table:table-cell office:value-type="string">
            <text:p>55 SECOND AVE</text:p>
          </table:table-cell>
          <table:table-cell office:value-type="string">
            <text:p>ASHLEY, KANDUU</text:p>
          </table:table-cell>
          <table:table-cell office:value-type="string">
            <text:p><text:s/></text:p>
          </table:table-cell>
          <table:table-cell office:value-type="string">
            <text:p>146-47 228TH ST</text:p>
          </table:table-cell>
          <table:table-cell office:value-type="string">
            <text:p>SPRINGFIELD GARDENS, NY <text:s/>11413 </text:p>
          </table:table-cell>
          <table:table-cell office:value-type="string">
            <text:p>2017</text:p>
          </table:table-cell>
          <table:table-cell office:value-type="string">
            <text:p>20097</text:p>
          </table:table-cell>
          <table:table-cell office:value-type="string">
            <text:p>15000</text:p>
          </table:table-cell>
          <table:table-cell office:value-type="string">
            <text:p>7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3</text:p>
          </table:table-cell>
          <table:table-cell office:value-type="string">
            <text:p>53 SECON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7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4</text:p>
          </table:table-cell>
          <table:table-cell office:value-type="string">
            <text:p>51 SECON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17504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5</text:p>
          </table:table-cell>
          <table:table-cell office:value-type="string">
            <text:p>49 SECOND AVE</text:p>
          </table:table-cell>
          <table:table-cell office:value-type="string">
            <text:p>MOHAMMED, SHAKELLA</text:p>
          </table:table-cell>
          <table:table-cell office:value-type="string">
            <text:p><text:s/></text:p>
          </table:table-cell>
          <table:table-cell office:value-type="string">
            <text:p>83 5TH AVE 2</text:p>
          </table:table-cell>
          <table:table-cell office:value-type="string">
            <text:p>COHOES, NY <text:s/>12180 </text:p>
          </table:table-cell>
          <table:table-cell office:value-type="string">
            <text:p>2942</text:p>
          </table:table-cell>
          <table:table-cell office:value-type="string">
            <text:p>996</text:p>
          </table:table-cell>
          <table:table-cell office:value-type="string">
            <text:p>45000</text:p>
          </table:table-cell>
          <table:table-cell office:value-type="string">
            <text:p>9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6</text:p>
          </table:table-cell>
          <table:table-cell office:value-type="string">
            <text:p>47 SECON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7</text:p>
          </table:table-cell>
          <table:table-cell office:value-type="string">
            <text:p>45 SECON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office:value-type="string">
            <text:p>13000</text:p>
          </table:table-cell>
          <table:table-cell office:value-type="string">
            <text:p>2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8</text:p>
          </table:table-cell>
          <table:table-cell office:value-type="string">
            <text:p>37 STEPHEN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85</text:p>
          </table:table-cell>
          <table:table-cell office:value-type="string">
            <text:p>631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9</text:p>
          </table:table-cell>
          <table:table-cell office:value-type="string">
            <text:p>29 STEPHEN ST</text:p>
          </table:table-cell>
          <table:table-cell office:value-type="string">
            <text:p>29 EVEN STEPHEN LLC,</text:p>
          </table:table-cell>
          <table:table-cell office:value-type="string">
            <text:p><text:s/></text:p>
          </table:table-cell>
          <table:table-cell office:value-type="string">
            <text:p>200 GARDEN CITY PLZ STE 224</text:p>
          </table:table-cell>
          <table:table-cell office:value-type="string">
            <text:p>GARDEN CITY, NY <text:s/>11530 </text:p>
          </table:table-cell>
          <table:table-cell office:value-type="string">
            <text:p>2018</text:p>
          </table:table-cell>
          <table:table-cell office:value-type="string">
            <text:p>16973</text:p>
          </table:table-cell>
          <table:table-cell office:value-type="string">
            <text:p>68000</text:p>
          </table:table-cell>
          <table:table-cell office:value-type="string">
            <text:p>14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</text:p>
          </table:table-cell>
          <table:table-cell office:value-type="string">
            <text:p>88 ELIZABETH ST</text:p>
          </table:table-cell>
          <table:table-cell office:value-type="string">
            <text:p>CEP ENTERPRISES LLC,</text:p>
          </table:table-cell>
          <table:table-cell office:value-type="string">
            <text:p><text:s/></text:p>
          </table:table-cell>
          <table:table-cell office:value-type="string">
            <text:p>6951 NY ROUTE 66</text:p>
          </table:table-cell>
          <table:table-cell office:value-type="string">
            <text:p>E NASSAU, NY <text:s/>12062 </text:p>
          </table:table-cell>
          <table:table-cell office:value-type="string">
            <text:p>3068</text:p>
          </table:table-cell>
          <table:table-cell office:value-type="string">
            <text:p>1115</text:p>
          </table:table-cell>
          <table:table-cell office:value-type="string">
            <text:p>30000</text:p>
          </table:table-cell>
          <table:table-cell office:value-type="string">
            <text:p>81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0</text:p>
          </table:table-cell>
          <table:table-cell office:value-type="string">
            <text:p>27 STEPHEN ST</text:p>
          </table:table-cell>
          <table:table-cell office:value-type="string">
            <text:p>HUNTLEY, WALTER</text:p>
          </table:table-cell>
          <table:table-cell office:value-type="string">
            <text:p><text:s/></text:p>
          </table:table-cell>
          <table:table-cell office:value-type="string">
            <text:p>2 PINE TREE LN</text:p>
          </table:table-cell>
          <table:table-cell office:value-type="string">
            <text:p>ALBANY, NY <text:s/>12208 </text:p>
          </table:table-cell>
          <table:table-cell office:value-type="string">
            <text:p>2391</text:p>
          </table:table-cell>
          <table:table-cell office:value-type="string">
            <text:p>1151</text:p>
          </table:table-cell>
          <table:table-cell office:value-type="string">
            <text:p>40000</text:p>
          </table:table-cell>
          <table:table-cell office:value-type="string">
            <text:p>9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1</text:p>
          </table:table-cell>
          <table:table-cell office:value-type="string">
            <text:p>25 STEPHEN ST</text:p>
          </table:table-cell>
          <table:table-cell office:value-type="string">
            <text:p>HUNTLEY, WALTER</text:p>
          </table:table-cell>
          <table:table-cell office:value-type="string">
            <text:p><text:s/></text:p>
          </table:table-cell>
          <table:table-cell office:value-type="string">
            <text:p>2 PINE TREE LN</text:p>
          </table:table-cell>
          <table:table-cell office:value-type="string">
            <text:p>ALBANY, NY <text:s/>12208 </text:p>
          </table:table-cell>
          <table:table-cell office:value-type="string">
            <text:p>2289</text:p>
          </table:table-cell>
          <table:table-cell office:value-type="string">
            <text:p>1131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2</text:p>
          </table:table-cell>
          <table:table-cell office:value-type="string">
            <text:p>23 STEPHEN ST</text:p>
          </table:table-cell>
          <table:table-cell office:value-type="string">
            <text:p>FERGUSON, ELLA WILLIE</text:p>
          </table:table-cell>
          <table:table-cell office:value-type="string">
            <text:p><text:s/></text:p>
          </table:table-cell>
          <table:table-cell office:value-type="string">
            <text:p>23 STEPHEN ST</text:p>
          </table:table-cell>
          <table:table-cell office:value-type="string">
            <text:p>ALBANY, NY <text:s/>12202 </text:p>
          </table:table-cell>
          <table:table-cell office:value-type="string">
            <text:p>2559</text:p>
          </table:table-cell>
          <table:table-cell office:value-type="string">
            <text:p>58</text:p>
          </table:table-cell>
          <table:table-cell office:value-type="string">
            <text:p>45000</text:p>
          </table:table-cell>
          <table:table-cell office:value-type="string">
            <text:p>9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3</text:p>
          </table:table-cell>
          <table:table-cell office:value-type="string">
            <text:p>21 STEPHEN ST</text:p>
          </table:table-cell>
          <table:table-cell office:value-type="string">
            <text:p>VILLEGAS, PAMELA</text:p>
          </table:table-cell>
          <table:table-cell office:value-type="string">
            <text:p><text:s/></text:p>
          </table:table-cell>
          <table:table-cell office:value-type="string">
            <text:p>21 STEPHEN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4241</text:p>
          </table:table-cell>
          <table:table-cell office:value-type="string">
            <text:p>62000</text:p>
          </table:table-cell>
          <table:table-cell office:value-type="string">
            <text:p>16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4</text:p>
          </table:table-cell>
          <table:table-cell office:value-type="string">
            <text:p>19 STEPHEN ST</text:p>
          </table:table-cell>
          <table:table-cell office:value-type="string">
            <text:p>QUINONES, ANNA M.</text:p>
          </table:table-cell>
          <table:table-cell office:value-type="string">
            <text:p><text:s/></text:p>
          </table:table-cell>
          <table:table-cell office:value-type="string">
            <text:p>19 STEPHEN ST</text:p>
          </table:table-cell>
          <table:table-cell office:value-type="string">
            <text:p>ALBANY, NY <text:s/>12202 </text:p>
          </table:table-cell>
          <table:table-cell office:value-type="string">
            <text:p>3016</text:p>
          </table:table-cell>
          <table:table-cell office:value-type="string">
            <text:p>556</text:p>
          </table:table-cell>
          <table:table-cell office:value-type="string">
            <text:p>99000</text:p>
          </table:table-cell>
          <table:table-cell office:value-type="string">
            <text:p>19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5</text:p>
          </table:table-cell>
          <table:table-cell office:value-type="string">
            <text:p>17 STEPHEN ST</text:p>
          </table:table-cell>
          <table:table-cell office:value-type="string">
            <text:p>BRIDGES, JANIE</text:p>
          </table:table-cell>
          <table:table-cell office:value-type="string">
            <text:p><text:s/></text:p>
          </table:table-cell>
          <table:table-cell office:value-type="string">
            <text:p>17 STEPHEN ST</text:p>
          </table:table-cell>
          <table:table-cell office:value-type="string">
            <text:p>ALBANY, NY <text:s/>12202 </text:p>
          </table:table-cell>
          <table:table-cell office:value-type="string">
            <text:p>2565</text:p>
          </table:table-cell>
          <table:table-cell office:value-type="string">
            <text:p>794</text:p>
          </table:table-cell>
          <table:table-cell office:value-type="string">
            <text:p>99000</text:p>
          </table:table-cell>
          <table:table-cell office:value-type="string">
            <text:p>19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7</text:p>
          </table:table-cell>
          <table:table-cell office:value-type="string">
            <text:p>2 STEPHEN ST</text:p>
          </table:table-cell>
          <table:table-cell office:value-type="string">
            <text:p>CAPITAL DISTRICT HABITAT FOR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29</text:p>
          </table:table-cell>
          <table:table-cell office:value-type="string">
            <text:p>970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8</text:p>
          </table:table-cell>
          <table:table-cell office:value-type="string">
            <text:p>4 STEPHEN ST</text:p>
          </table:table-cell>
          <table:table-cell office:value-type="string">
            <text:p>CAPITAL DISTRICT HABITAT FOR 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29</text:p>
          </table:table-cell>
          <table:table-cell office:value-type="string">
            <text:p>970</text:p>
          </table:table-cell>
          <table:table-cell table:number-columns-repeated="2" office:value-type="string">
            <text:p>1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9</text:p>
          </table:table-cell>
          <table:table-cell office:value-type="string">
            <text:p>6 STEPHEN ST</text:p>
          </table:table-cell>
          <table:table-cell office:value-type="string">
            <text:p>HABITAT FOR HUMANITY CAPITAL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10 </text:p>
          </table:table-cell>
          <table:table-cell office:value-type="string">
            <text:p>2018</text:p>
          </table:table-cell>
          <table:table-cell office:value-type="string">
            <text:p>24142</text:p>
          </table:table-cell>
          <table:table-cell table:number-columns-repeated="2" office:value-type="string">
            <text:p>1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</text:p>
          </table:table-cell>
          <table:table-cell office:value-type="string">
            <text:p>90 ELIZABETH ST</text:p>
          </table:table-cell>
          <table:table-cell office:value-type="string">
            <text:p>FANTROY, MEMPHIS JR</text:p>
          </table:table-cell>
          <table:table-cell office:value-type="string">
            <text:p><text:s/></text:p>
          </table:table-cell>
          <table:table-cell office:value-type="string">
            <text:p>90 ELIZABETH ST</text:p>
          </table:table-cell>
          <table:table-cell office:value-type="string">
            <text:p>ALBANY, NY <text:s/>12202 </text:p>
          </table:table-cell>
          <table:table-cell office:value-type="string">
            <text:p>2527</text:p>
          </table:table-cell>
          <table:table-cell office:value-type="string">
            <text:p>47</text:p>
          </table:table-cell>
          <table:table-cell office:value-type="string">
            <text:p>44000</text:p>
          </table:table-cell>
          <table:table-cell office:value-type="string">
            <text:p>8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1</text:p>
          </table:table-cell>
          <table:table-cell office:value-type="string">
            <text:p>10 STEPHEN ST</text:p>
          </table:table-cell>
          <table:table-cell office:value-type="string">
            <text:p>PENN, TANYA</text:p>
          </table:table-cell>
          <table:table-cell office:value-type="string">
            <text:p><text:s/></text:p>
          </table:table-cell>
          <table:table-cell office:value-type="string">
            <text:p>10 STEPHEN ST</text:p>
          </table:table-cell>
          <table:table-cell office:value-type="string">
            <text:p>ALBANY, NY <text:s/>12202 </text:p>
          </table:table-cell>
          <table:table-cell office:value-type="string">
            <text:p>2625</text:p>
          </table:table-cell>
          <table:table-cell office:value-type="string">
            <text:p>376</text:p>
          </table:table-cell>
          <table:table-cell office:value-type="string">
            <text:p>95000</text:p>
          </table:table-cell>
          <table:table-cell office:value-type="string">
            <text:p>24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2</text:p>
          </table:table-cell>
          <table:table-cell office:value-type="string">
            <text:p>12 STEPHEN ST</text:p>
          </table:table-cell>
          <table:table-cell office:value-type="string">
            <text:p>ROBINSON, JACQUELINE</text:p>
          </table:table-cell>
          <table:table-cell office:value-type="string">
            <text:p><text:s/></text:p>
          </table:table-cell>
          <table:table-cell office:value-type="string">
            <text:p>350 LANSING AVE</text:p>
          </table:table-cell>
          <table:table-cell office:value-type="string">
            <text:p>TROY, NY <text:s/>12180 </text:p>
          </table:table-cell>
          <table:table-cell office:value-type="string">
            <text:p>2999</text:p>
          </table:table-cell>
          <table:table-cell office:value-type="string">
            <text:p>199</text:p>
          </table:table-cell>
          <table:table-cell table:number-columns-repeated="2" office:value-type="string">
            <text:p>5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3</text:p>
          </table:table-cell>
          <table:table-cell office:value-type="string">
            <text:p>14 STEPHE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office:value-type="string">
            <text:p>40000</text:p>
          </table:table-cell>
          <table:table-cell office:value-type="string">
            <text:p>5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4</text:p>
          </table:table-cell>
          <table:table-cell office:value-type="string">
            <text:p>16 STEPHEN ST</text:p>
          </table:table-cell>
          <table:table-cell office:value-type="string">
            <text:p>MORRIS, OZYMANDIOUS M.</text:p>
          </table:table-cell>
          <table:table-cell office:value-type="string">
            <text:p><text:s/></text:p>
          </table:table-cell>
          <table:table-cell office:value-type="string">
            <text:p>PO BOX 8854</text:p>
          </table:table-cell>
          <table:table-cell office:value-type="string">
            <text:p>ALBANY, NY <text:s/>12208 </text:p>
          </table:table-cell>
          <table:table-cell office:value-type="string">
            <text:p>3038</text:p>
          </table:table-cell>
          <table:table-cell office:value-type="string">
            <text:p>243</text:p>
          </table:table-cell>
          <table:table-cell office:value-type="string">
            <text:p>67000</text:p>
          </table:table-cell>
          <table:table-cell office:value-type="string">
            <text:p>13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5</text:p>
          </table:table-cell>
          <table:table-cell office:value-type="string">
            <text:p>18 STEPHEN ST</text:p>
          </table:table-cell>
          <table:table-cell office:value-type="string">
            <text:p>MC KENZIE, CHARLES J.</text:p>
          </table:table-cell>
          <table:table-cell office:value-type="string">
            <text:p><text:s/></text:p>
          </table:table-cell>
          <table:table-cell office:value-type="string">
            <text:p>3664 KONNOAK DR</text:p>
          </table:table-cell>
          <table:table-cell office:value-type="string">
            <text:p>WINSTON SALEM, NC <text:s/>27127 </text:p>
          </table:table-cell>
          <table:table-cell office:value-type="string">
            <text:p>2120</text:p>
          </table:table-cell>
          <table:table-cell office:value-type="string">
            <text:p>631</text:p>
          </table:table-cell>
          <table:table-cell office:value-type="string">
            <text:p>39000</text:p>
          </table:table-cell>
          <table:table-cell office:value-type="string">
            <text:p>7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6</text:p>
          </table:table-cell>
          <table:table-cell office:value-type="string">
            <text:p>20 STEPHEN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7</text:p>
          </table:table-cell>
          <table:table-cell office:value-type="string">
            <text:p>22 STEPHEN ST</text:p>
          </table:table-cell>
          <table:table-cell office:value-type="string">
            <text:p>COLES, CYNTHIA</text:p>
          </table:table-cell>
          <table:table-cell office:value-type="string">
            <text:p><text:s/></text:p>
          </table:table-cell>
          <table:table-cell office:value-type="string">
            <text:p>22 STEPHEN ST</text:p>
          </table:table-cell>
          <table:table-cell office:value-type="string">
            <text:p>ALBANY, NY <text:s/>12202 </text:p>
          </table:table-cell>
          <table:table-cell office:value-type="string">
            <text:p>2735</text:p>
          </table:table-cell>
          <table:table-cell office:value-type="string">
            <text:p>1005</text:p>
          </table:table-cell>
          <table:table-cell office:value-type="string">
            <text:p>57000</text:p>
          </table:table-cell>
          <table:table-cell office:value-type="string">
            <text:p>11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8</text:p>
          </table:table-cell>
          <table:table-cell office:value-type="string">
            <text:p>26 STEPHEN ST</text:p>
          </table:table-cell>
          <table:table-cell office:value-type="string">
            <text:p>LACEY, THOMAS</text:p>
          </table:table-cell>
          <table:table-cell office:value-type="string">
            <text:p><text:s/></text:p>
          </table:table-cell>
          <table:table-cell office:value-type="string">
            <text:p>145 MARLBORO RD</text:p>
          </table:table-cell>
          <table:table-cell office:value-type="string">
            <text:p>DELMAR, NY <text:s/>12054 </text:p>
          </table:table-cell>
          <table:table-cell office:value-type="string">
            <text:p>2657</text:p>
          </table:table-cell>
          <table:table-cell office:value-type="string">
            <text:p>812</text:p>
          </table:table-cell>
          <table:table-cell table:number-columns-repeated="2" office:value-type="string">
            <text:p>1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9</text:p>
          </table:table-cell>
          <table:table-cell office:value-type="string">
            <text:p>30 STEPHEN ST</text:p>
          </table:table-cell>
          <table:table-cell office:value-type="string">
            <text:p>FOX, JOSEPH W.</text:p>
          </table:table-cell>
          <table:table-cell office:value-type="string">
            <text:p><text:s/></text:p>
          </table:table-cell>
          <table:table-cell office:value-type="string">
            <text:p>248 ELM AVE</text:p>
          </table:table-cell>
          <table:table-cell office:value-type="string">
            <text:p>DELMAR, NY <text:s/>12158 </text:p>
          </table:table-cell>
          <table:table-cell office:value-type="string">
            <text:p>2627</text:p>
          </table:table-cell>
          <table:table-cell office:value-type="string">
            <text:p>349</text:p>
          </table:table-cell>
          <table:table-cell office:value-type="string">
            <text:p>45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</text:p>
          </table:table-cell>
          <table:table-cell office:value-type="string">
            <text:p>92 ELIZABETH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92 ELIZABETH ST</text:p>
          </table:table-cell>
          <table:table-cell office:value-type="string">
            <text:p>ALBANY, NY </text:p>
          </table:table-cell>
          <table:table-cell office:value-type="string">
            <text:p>2019</text:p>
          </table:table-cell>
          <table:table-cell office:value-type="string">
            <text:p>6990</text:p>
          </table:table-cell>
          <table:table-cell table:number-columns-repeated="2" office:value-type="string">
            <text:p>7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0</text:p>
          </table:table-cell>
          <table:table-cell office:value-type="string">
            <text:p>32 STEPHEN ST</text:p>
          </table:table-cell>
          <table:table-cell office:value-type="string">
            <text:p>FOX, JOSEPH W.</text:p>
          </table:table-cell>
          <table:table-cell office:value-type="string">
            <text:p><text:s/></text:p>
          </table:table-cell>
          <table:table-cell office:value-type="string">
            <text:p>248 ELM AVE</text:p>
          </table:table-cell>
          <table:table-cell office:value-type="string">
            <text:p>DELMAR, NY <text:s/>12158 </text:p>
          </table:table-cell>
          <table:table-cell office:value-type="string">
            <text:p>2627</text:p>
          </table:table-cell>
          <table:table-cell office:value-type="string">
            <text:p>355</text:p>
          </table:table-cell>
          <table:table-cell office:value-type="string">
            <text:p>45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1</text:p>
          </table:table-cell>
          <table:table-cell office:value-type="string">
            <text:p>34 STEPHEN ST</text:p>
          </table:table-cell>
          <table:table-cell office:value-type="string">
            <text:p>DOUGLAS, SHAWN</text:p>
          </table:table-cell>
          <table:table-cell office:value-type="string">
            <text:p><text:s/></text:p>
          </table:table-cell>
          <table:table-cell office:value-type="string">
            <text:p>9 GRANDVIEW TER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12696</text:p>
          </table:table-cell>
          <table:table-cell office:value-type="string">
            <text:p>5000</text:p>
          </table:table-cell>
          <table:table-cell office:value-type="string">
            <text:p>1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2</text:p>
          </table:table-cell>
          <table:table-cell office:value-type="string">
            <text:p>36 STEPHEN ST</text:p>
          </table:table-cell>
          <table:table-cell office:value-type="string">
            <text:p>HARRINGTON, LATOSHAL</text:p>
          </table:table-cell>
          <table:table-cell office:value-type="string">
            <text:p><text:s/></text:p>
          </table:table-cell>
          <table:table-cell office:value-type="string">
            <text:p>38 STEPHEN ST</text:p>
          </table:table-cell>
          <table:table-cell office:value-type="string">
            <text:p>ALBANY, NY <text:s/>12202 </text:p>
          </table:table-cell>
          <table:table-cell office:value-type="string">
            <text:p>2823</text:p>
          </table:table-cell>
          <table:table-cell office:value-type="string">
            <text:p>258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3</text:p>
          </table:table-cell>
          <table:table-cell office:value-type="string">
            <text:p>38 STEPHEN ST</text:p>
          </table:table-cell>
          <table:table-cell office:value-type="string">
            <text:p>HARRINGTON, LATOSHAL</text:p>
          </table:table-cell>
          <table:table-cell office:value-type="string">
            <text:p><text:s/></text:p>
          </table:table-cell>
          <table:table-cell office:value-type="string">
            <text:p>38 STEPHEN ST</text:p>
          </table:table-cell>
          <table:table-cell office:value-type="string">
            <text:p>ALBANY, NY <text:s/>12202 </text:p>
          </table:table-cell>
          <table:table-cell office:value-type="string">
            <text:p>2823</text:p>
          </table:table-cell>
          <table:table-cell office:value-type="string">
            <text:p>258</text:p>
          </table:table-cell>
          <table:table-cell office:value-type="string">
            <text:p>62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4</text:p>
          </table:table-cell>
          <table:table-cell office:value-type="string">
            <text:p>43 SECOND AVE</text:p>
          </table:table-cell>
          <table:table-cell office:value-type="string">
            <text:p>24 ALBANY HOLDING, LLC,</text:p>
          </table:table-cell>
          <table:table-cell office:value-type="string">
            <text:p><text:s/></text:p>
          </table:table-cell>
          <table:table-cell office:value-type="string">
            <text:p>24 ALBANY ST</text:p>
          </table:table-cell>
          <table:table-cell office:value-type="string">
            <text:p>ALBANY, NY <text:s/>12204 </text:p>
          </table:table-cell>
          <table:table-cell office:value-type="string">
            <text:p>2977</text:p>
          </table:table-cell>
          <table:table-cell office:value-type="string">
            <text:p>496</text:p>
          </table:table-cell>
          <table:table-cell office:value-type="string">
            <text:p>10000</text:p>
          </table:table-cell>
          <table:table-cell office:value-type="string">
            <text:p>9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5</text:p>
          </table:table-cell>
          <table:table-cell office:value-type="string">
            <text:p>35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7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6</text:p>
          </table:table-cell>
          <table:table-cell office:value-type="string">
            <text:p>33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035</text:p>
          </table:table-cell>
          <table:table-cell office:value-type="string">
            <text:p>1047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7</text:p>
          </table:table-cell>
          <table:table-cell office:value-type="string">
            <text:p>31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7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8</text:p>
          </table:table-cell>
          <table:table-cell office:value-type="string">
            <text:p>29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7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9</text:p>
          </table:table-cell>
          <table:table-cell office:value-type="string">
            <text:p>27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842</text:p>
          </table:table-cell>
          <table:table-cell office:value-type="string">
            <text:p>194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</text:p>
          </table:table-cell>
          <table:table-cell office:value-type="string">
            <text:p>94 ELIZABETH ST</text:p>
          </table:table-cell>
          <table:table-cell office:value-type="string">
            <text:p>DEI-SON REMODELING INC,</text:p>
          </table:table-cell>
          <table:table-cell office:value-type="string">
            <text:p>ATTN: FRANK DEITZ </text:p>
          </table:table-cell>
          <table:table-cell office:value-type="string">
            <text:p>869 STONY POINT RD</text:p>
          </table:table-cell>
          <table:table-cell office:value-type="string">
            <text:p>CASTLETON, NY <text:s/>12033 </text:p>
          </table:table-cell>
          <table:table-cell office:value-type="string">
            <text:p>2247</text:p>
          </table:table-cell>
          <table:table-cell office:value-type="string">
            <text:p>675</text:p>
          </table:table-cell>
          <table:table-cell office:value-type="string">
            <text:p>77000</text:p>
          </table:table-cell>
          <table:table-cell office:value-type="string">
            <text:p>15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0</text:p>
          </table:table-cell>
          <table:table-cell office:value-type="string">
            <text:p>25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1</text:p>
          </table:table-cell>
          <table:table-cell office:value-type="string">
            <text:p>23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2</text:p>
          </table:table-cell>
          <table:table-cell office:value-type="string">
            <text:p>21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19829</text:p>
          </table:table-cell>
          <table:table-cell office:value-type="string">
            <text:p>1500</text:p>
          </table:table-cell>
          <table:table-cell office:value-type="string">
            <text:p>10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3</text:p>
          </table:table-cell>
          <table:table-cell office:value-type="string">
            <text:p>19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4</text:p>
          </table:table-cell>
          <table:table-cell office:value-type="string">
            <text:p>17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7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5</text:p>
          </table:table-cell>
          <table:table-cell office:value-type="string">
            <text:p>15 TEUNIS ST</text:p>
          </table:table-cell>
          <table:table-cell office:value-type="string">
            <text:p>WASHINGTON, ANTHONY</text:p>
          </table:table-cell>
          <table:table-cell office:value-type="string">
            <text:p><text:s/></text:p>
          </table:table-cell>
          <table:table-cell office:value-type="string">
            <text:p>196 STACEY RD</text:p>
          </table:table-cell>
          <table:table-cell office:value-type="string">
            <text:p>COXSACKIE, NY <text:s/>12051 </text:p>
          </table:table-cell>
          <table:table-cell office:value-type="string">
            <text:p>2735</text:p>
          </table:table-cell>
          <table:table-cell office:value-type="string">
            <text:p>1108</text:p>
          </table:table-cell>
          <table:table-cell office:value-type="string">
            <text:p>32000</text:p>
          </table:table-cell>
          <table:table-cell office:value-type="string">
            <text:p>6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6</text:p>
          </table:table-cell>
          <table:table-cell office:value-type="string">
            <text:p>13 TEUNIS ST</text:p>
          </table:table-cell>
          <table:table-cell office:value-type="string">
            <text:p>ROBINSON, JACQUELINE</text:p>
          </table:table-cell>
          <table:table-cell office:value-type="string">
            <text:p><text:s/></text:p>
          </table:table-cell>
          <table:table-cell office:value-type="string">
            <text:p>350 LANSING AVE</text:p>
          </table:table-cell>
          <table:table-cell office:value-type="string">
            <text:p>TROY, NY <text:s/>12180 </text:p>
          </table:table-cell>
          <table:table-cell office:value-type="string">
            <text:p>2990</text:p>
          </table:table-cell>
          <table:table-cell office:value-type="string">
            <text:p>704</text:p>
          </table:table-cell>
          <table:table-cell office:value-type="string">
            <text:p>50000</text:p>
          </table:table-cell>
          <table:table-cell office:value-type="string">
            <text:p>10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7</text:p>
          </table:table-cell>
          <table:table-cell office:value-type="string">
            <text:p>11 TEUNIS ST</text:p>
          </table:table-cell>
          <table:table-cell office:value-type="string">
            <text:p>TEUNIS AT THIRD PROPERTIES,LLC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3</text:p>
          </table:table-cell>
          <table:table-cell office:value-type="string">
            <text:p>245</text:p>
          </table:table-cell>
          <table:table-cell office:value-type="string">
            <text:p>64000</text:p>
          </table:table-cell>
          <table:table-cell office:value-type="string">
            <text:p>13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8</text:p>
          </table:table-cell>
          <table:table-cell office:value-type="string">
            <text:p>9 TEUNIS ST</text:p>
          </table:table-cell>
          <table:table-cell office:value-type="string">
            <text:p>IGBOKWE, LINDA</text:p>
          </table:table-cell>
          <table:table-cell office:value-type="string">
            <text:p><text:s/></text:p>
          </table:table-cell>
          <table:table-cell office:value-type="string">
            <text:p>72 HAYWARD ST</text:p>
          </table:table-cell>
          <table:table-cell office:value-type="string">
            <text:p>BRENTWOOD, NY <text:s/>11717 </text:p>
          </table:table-cell>
          <table:table-cell office:value-type="string">
            <text:p>2914</text:p>
          </table:table-cell>
          <table:table-cell office:value-type="string">
            <text:p>961</text:p>
          </table:table-cell>
          <table:table-cell office:value-type="string">
            <text:p>48000</text:p>
          </table:table-cell>
          <table:table-cell office:value-type="string">
            <text:p>9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9</text:p>
          </table:table-cell>
          <table:table-cell office:value-type="string">
            <text:p>7 TEUNIS ST</text:p>
          </table:table-cell>
          <table:table-cell office:value-type="string">
            <text:p>TEUNIS AT THIRD PROPERTIES LLC,</text:p>
          </table:table-cell>
          <table:table-cell office:value-type="string">
            <text:p><text:s/></text:p>
          </table:table-cell>
          <table:table-cell office:value-type="string">
            <text:p>99 S. LAKE AVE</text:p>
          </table:table-cell>
          <table:table-cell office:value-type="string">
            <text:p>ALBANY, NY <text:s/>12208 </text:p>
          </table:table-cell>
          <table:table-cell office:value-type="string">
            <text:p>2829</text:p>
          </table:table-cell>
          <table:table-cell office:value-type="string">
            <text:p>479</text:p>
          </table:table-cell>
          <table:table-cell office:value-type="string">
            <text:p>48000</text:p>
          </table:table-cell>
          <table:table-cell office:value-type="string">
            <text:p>9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6</text:p>
          </table:table-cell>
          <table:table-cell office:value-type="string">
            <text:p>96 ELIZABETH ST</text:p>
          </table:table-cell>
          <table:table-cell office:value-type="string">
            <text:p>DEI-SON REMODELING INC,</text:p>
          </table:table-cell>
          <table:table-cell office:value-type="string">
            <text:p><text:s/></text:p>
          </table:table-cell>
          <table:table-cell office:value-type="string">
            <text:p>869 STONY POINT RD</text:p>
          </table:table-cell>
          <table:table-cell office:value-type="string">
            <text:p>CASTLETON, NY <text:s/>12033 </text:p>
          </table:table-cell>
          <table:table-cell office:value-type="string">
            <text:p>2247</text:p>
          </table:table-cell>
          <table:table-cell office:value-type="string">
            <text:p>675</text:p>
          </table:table-cell>
          <table:table-cell office:value-type="string">
            <text:p>35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60</text:p>
          </table:table-cell>
          <table:table-cell office:value-type="string">
            <text:p>5 TEUNIS ST</text:p>
          </table:table-cell>
          <table:table-cell office:value-type="string">
            <text:p>TEUNIS AT THIRD PROPERTIES,LLC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3</text:p>
          </table:table-cell>
          <table:table-cell office:value-type="string">
            <text:p>242</text:p>
          </table:table-cell>
          <table:table-cell office:value-type="string">
            <text:p>54000</text:p>
          </table:table-cell>
          <table:table-cell office:value-type="string">
            <text:p>11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61</text:p>
          </table:table-cell>
          <table:table-cell office:value-type="string">
            <text:p>3 TEUNIS ST</text:p>
          </table:table-cell>
          <table:table-cell office:value-type="string">
            <text:p>FABIAN, BENEDICTO</text:p>
          </table:table-cell>
          <table:table-cell office:value-type="string">
            <text:p><text:s/></text:p>
          </table:table-cell>
          <table:table-cell office:value-type="string">
            <text:p>28 SECOND AVE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19250</text:p>
          </table:table-cell>
          <table:table-cell office:value-type="string">
            <text:p>55000</text:p>
          </table:table-cell>
          <table:table-cell office:value-type="string">
            <text:p>13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62</text:p>
          </table:table-cell>
          <table:table-cell office:value-type="string">
            <text:p>1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7</text:p>
          </table:table-cell>
          <table:table-cell office:value-type="string">
            <text:p>98 ELIZABETH ST</text:p>
          </table:table-cell>
          <table:table-cell office:value-type="string">
            <text:p>DIE-SON REMODELING INC,</text:p>
          </table:table-cell>
          <table:table-cell office:value-type="string">
            <text:p><text:s/></text:p>
          </table:table-cell>
          <table:table-cell office:value-type="string">
            <text:p>869 STONY POINT RD</text:p>
          </table:table-cell>
          <table:table-cell office:value-type="string">
            <text:p>CASTLETON, NY <text:s/>12033 </text:p>
          </table:table-cell>
          <table:table-cell office:value-type="string">
            <text:p>2247</text:p>
          </table:table-cell>
          <table:table-cell office:value-type="string">
            <text:p>675</text:p>
          </table:table-cell>
          <table:table-cell office:value-type="string">
            <text:p>36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8</text:p>
          </table:table-cell>
          <table:table-cell office:value-type="string">
            <text:p>100 ELIZABETH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12</text:p>
          </table:table-cell>
          <table:table-cell office:value-type="string">
            <text:p>1032</text:p>
          </table:table-cell>
          <table:table-cell table:number-columns-repeated="2" office:value-type="string">
            <text:p>7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9</text:p>
          </table:table-cell>
          <table:table-cell office:value-type="string">
            <text:p>102 ELIZABETH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12</text:p>
          </table:table-cell>
          <table:table-cell office:value-type="string">
            <text:p>1032</text:p>
          </table:table-cell>
          <table:table-cell table:number-columns-repeated="2" office:value-type="string">
            <text:p>1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</text:p>
          </table:table-cell>
          <table:table-cell office:value-type="string">
            <text:p>36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0</text:p>
          </table:table-cell>
          <table:table-cell office:value-type="string">
            <text:p>20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1</text:p>
          </table:table-cell>
          <table:table-cell office:value-type="string">
            <text:p>24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8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2</text:p>
          </table:table-cell>
          <table:table-cell office:value-type="string">
            <text:p>28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3</text:p>
          </table:table-cell>
          <table:table-cell office:value-type="string">
            <text:p>30 TEUNIS ST</text:p>
          </table:table-cell>
          <table:table-cell office:value-type="string">
            <text:p>HOLLOWAY, WILLIE JR</text:p>
          </table:table-cell>
          <table:table-cell office:value-type="string">
            <text:p><text:s/></text:p>
          </table:table-cell>
          <table:table-cell office:value-type="string">
            <text:p>30 TEUNIS ST</text:p>
          </table:table-cell>
          <table:table-cell office:value-type="string">
            <text:p>ALBANY, NY <text:s/>12202 </text:p>
          </table:table-cell>
          <table:table-cell office:value-type="string">
            <text:p>2039</text:p>
          </table:table-cell>
          <table:table-cell office:value-type="string">
            <text:p>179</text:p>
          </table:table-cell>
          <table:table-cell office:value-type="string">
            <text:p>60000</text:p>
          </table:table-cell>
          <table:table-cell office:value-type="string">
            <text:p>18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4</text:p>
          </table:table-cell>
          <table:table-cell office:value-type="string">
            <text:p>32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office:value-type="string">
            <text:p>5000</text:p>
          </table:table-cell>
          <table:table-cell office:value-type="string">
            <text:p>15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5</text:p>
          </table:table-cell>
          <table:table-cell office:value-type="string">
            <text:p>34 TEUNIS ST</text:p>
          </table:table-cell>
          <table:table-cell office:value-type="string">
            <text:p>DOBER, JOHN</text:p>
          </table:table-cell>
          <table:table-cell office:value-type="string">
            <text:p><text:s/></text:p>
          </table:table-cell>
          <table:table-cell office:value-type="string">
            <text:p>196 SECOND AVE</text:p>
          </table:table-cell>
          <table:table-cell office:value-type="string">
            <text:p>ALBANY, NY <text:s/>12202 </text:p>
          </table:table-cell>
          <table:table-cell office:value-type="string">
            <text:p>2015</text:p>
          </table:table-cell>
          <table:table-cell office:value-type="string">
            <text:p>46</text:p>
          </table:table-cell>
          <table:table-cell office:value-type="string">
            <text:p>20000</text:p>
          </table:table-cell>
          <table:table-cell office:value-type="string">
            <text:p>11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6</text:p>
          </table:table-cell>
          <table:table-cell office:value-type="string">
            <text:p>33 SECOND AVE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15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7</text:p>
          </table:table-cell>
          <table:table-cell office:value-type="string">
            <text:p>24 SECOND AVE</text:p>
          </table:table-cell>
          <table:table-cell office:value-type="string">
            <text:p>AL HAJJ WAFA, MOHAMMED SALE0517201</text:p>
          </table:table-cell>
          <table:table-cell office:value-type="string">
            <text:p><text:s/></text:p>
          </table:table-cell>
          <table:table-cell office:value-type="string">
            <text:p>22 SECOND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1670</text:p>
          </table:table-cell>
          <table:table-cell office:value-type="string">
            <text:p>73600</text:p>
          </table:table-cell>
          <table:table-cell office:value-type="string">
            <text:p>57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8</text:p>
          </table:table-cell>
          <table:table-cell office:value-type="string">
            <text:p>26 SECOND AVE</text:p>
          </table:table-cell>
          <table:table-cell office:value-type="string">
            <text:p>KEPPLER, THOMAS JF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601</text:p>
          </table:table-cell>
          <table:table-cell office:value-type="string">
            <text:p>929</text:p>
          </table:table-cell>
          <table:table-cell office:value-type="string">
            <text:p>36000</text:p>
          </table:table-cell>
          <table:table-cell office:value-type="string">
            <text:p>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9</text:p>
          </table:table-cell>
          <table:table-cell office:value-type="string">
            <text:p>28 SECOND AVE</text:p>
          </table:table-cell>
          <table:table-cell office:value-type="string">
            <text:p>FABIAN, BENEDICTO</text:p>
          </table:table-cell>
          <table:table-cell office:value-type="string">
            <text:p><text:s/></text:p>
          </table:table-cell>
          <table:table-cell office:value-type="string">
            <text:p>28 SECOND AVE 2</text:p>
          </table:table-cell>
          <table:table-cell office:value-type="string">
            <text:p>ALBANY, NY <text:s/>12202 </text:p>
          </table:table-cell>
          <table:table-cell office:value-type="string">
            <text:p>2812</text:p>
          </table:table-cell>
          <table:table-cell office:value-type="string">
            <text:p>757</text:p>
          </table:table-cell>
          <table:table-cell office:value-type="string">
            <text:p>45000</text:p>
          </table:table-cell>
          <table:table-cell office:value-type="string">
            <text:p>5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2</text:p>
          </table:table-cell>
          <table:table-cell office:value-type="string">
            <text:p>4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20</text:p>
          </table:table-cell>
          <table:table-cell office:value-type="string">
            <text:p>30 SECOND AVE</text:p>
          </table:table-cell>
          <table:table-cell office:value-type="string">
            <text:p>FABIAN, BENEDICTO</text:p>
          </table:table-cell>
          <table:table-cell office:value-type="string">
            <text:p><text:s/></text:p>
          </table:table-cell>
          <table:table-cell office:value-type="string">
            <text:p>30 SECOND AVE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26201</text:p>
          </table:table-cell>
          <table:table-cell table:number-columns-repeated="2" office:value-type="string">
            <text:p>500</text:p>
          </table:table-cell>
          <table:table-cell office:value-type="string">
            <text:p>310</text:p>
          </table:table-cell>
          <table:table-cell office:value-type="string">
            <text:p>Residential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3</text:p>
          </table:table-cell>
          <table:table-cell office:value-type="string">
            <text:p>6 TEUNIS ST</text:p>
          </table:table-cell>
          <table:table-cell office:value-type="string">
            <text:p>TEUNIS AT THIRD PROPERTIES LLC,</text:p>
          </table:table-cell>
          <table:table-cell office:value-type="string">
            <text:p><text:s/></text:p>
          </table:table-cell>
          <table:table-cell office:value-type="string">
            <text:p>99 S LAKE AVE</text:p>
          </table:table-cell>
          <table:table-cell office:value-type="string">
            <text:p>ALBANY, NY <text:s/>12208 </text:p>
          </table:table-cell>
          <table:table-cell office:value-type="string">
            <text:p>2829</text:p>
          </table:table-cell>
          <table:table-cell office:value-type="string">
            <text:p>479</text:p>
          </table:table-cell>
          <table:table-cell office:value-type="string">
            <text:p>55000</text:p>
          </table:table-cell>
          <table:table-cell office:value-type="string">
            <text:p>13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4</text:p>
          </table:table-cell>
          <table:table-cell office:value-type="string">
            <text:p>8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5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5</text:p>
          </table:table-cell>
          <table:table-cell office:value-type="string">
            <text:p>10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58</text:p>
          </table:table-cell>
          <table:table-cell office:value-type="string">
            <text:p>12 SECOND AVE</text:p>
          </table:table-cell>
          <table:table-cell office:value-type="string">
            <text:p>FABIAN, FERMIN</text:p>
          </table:table-cell>
          <table:table-cell office:value-type="string">
            <text:p><text:s/></text:p>
          </table:table-cell>
          <table:table-cell office:value-type="string">
            <text:p>106 CUTHBERT ST</text:p>
          </table:table-cell>
          <table:table-cell office:value-type="string">
            <text:p>SCOTIA, NY <text:s/>12302 </text:p>
          </table:table-cell>
          <table:table-cell office:value-type="string">
            <text:p>2020</text:p>
          </table:table-cell>
          <table:table-cell office:value-type="string">
            <text:p>6574</text:p>
          </table:table-cell>
          <table:table-cell office:value-type="string">
            <text:p>47000</text:p>
          </table:table-cell>
          <table:table-cell office:value-type="string">
            <text:p>9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59</text:p>
          </table:table-cell>
          <table:table-cell office:value-type="string">
            <text:p>14 SECOND AVE</text:p>
          </table:table-cell>
          <table:table-cell office:value-type="string">
            <text:p>FINDLAY, ESTHER M.</text:p>
          </table:table-cell>
          <table:table-cell office:value-type="string">
            <text:p><text:s/></text:p>
          </table:table-cell>
          <table:table-cell office:value-type="string">
            <text:p>187-05 JORDON AVE</text:p>
          </table:table-cell>
          <table:table-cell office:value-type="string">
            <text:p>ST ALBANS, NY <text:s/>11412 </text:p>
          </table:table-cell>
          <table:table-cell office:value-type="string">
            <text:p>2392</text:p>
          </table:table-cell>
          <table:table-cell office:value-type="string">
            <text:p>759</text:p>
          </table:table-cell>
          <table:table-cell office:value-type="string">
            <text:p>10000</text:p>
          </table:table-cell>
          <table:table-cell office:value-type="string">
            <text:p>1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</text:p>
          </table:table-cell>
          <table:table-cell office:value-type="string">
            <text:p>12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1</text:p>
          </table:table-cell>
          <table:table-cell office:value-type="string">
            <text:p>18 SECOND AVE</text:p>
          </table:table-cell>
          <table:table-cell office:value-type="string">
            <text:p>GRAHAM/MACK INC.,</text:p>
          </table:table-cell>
          <table:table-cell office:value-type="string">
            <text:p>PETER V. HEFFERNAN </text:p>
          </table:table-cell>
          <table:table-cell office:value-type="string">
            <text:p>117 SILLIMAN COVE RD</text:p>
          </table:table-cell>
          <table:table-cell office:value-type="string">
            <text:p>MARYLAND, NY <text:s/>12116 </text:p>
          </table:table-cell>
          <table:table-cell office:value-type="string">
            <text:p>2802</text:p>
          </table:table-cell>
          <table:table-cell office:value-type="string">
            <text:p>15</text:p>
          </table:table-cell>
          <table:table-cell office:value-type="string">
            <text:p>55000</text:p>
          </table:table-cell>
          <table:table-cell office:value-type="string">
            <text:p>129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2</text:p>
          </table:table-cell>
          <table:table-cell office:value-type="string">
            <text:p>20 SECOND AVE</text:p>
          </table:table-cell>
          <table:table-cell office:value-type="string">
            <text:p>GIGLIO REALTY PROPERTY MANAGE-,</text:p>
          </table:table-cell>
          <table:table-cell office:value-type="string">
            <text:p><text:s/></text:p>
          </table:table-cell>
          <table:table-cell office:value-type="string">
            <text:p>110 CENTRAL AVE</text:p>
          </table:table-cell>
          <table:table-cell office:value-type="string">
            <text:p>ALBANY, NY <text:s/>12206 </text:p>
          </table:table-cell>
          <table:table-cell office:value-type="string">
            <text:p>2018</text:p>
          </table:table-cell>
          <table:table-cell office:value-type="string">
            <text:p>27711</text:p>
          </table:table-cell>
          <table:table-cell office:value-type="string">
            <text:p>15000</text:p>
          </table:table-cell>
          <table:table-cell office:value-type="string">
            <text:p>7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3</text:p>
          </table:table-cell>
          <table:table-cell office:value-type="string">
            <text:p>22 SECOND AVE</text:p>
          </table:table-cell>
          <table:table-cell office:value-type="string">
            <text:p>GARCIA, CARLOS</text:p>
          </table:table-cell>
          <table:table-cell office:value-type="string">
            <text:p><text:s/></text:p>
          </table:table-cell>
          <table:table-cell office:value-type="string">
            <text:p>22 SECOND AVE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5355</text:p>
          </table:table-cell>
          <table:table-cell office:value-type="string">
            <text:p>74000</text:p>
          </table:table-cell>
          <table:table-cell office:value-type="string">
            <text:p>18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4</text:p>
          </table:table-cell>
          <table:table-cell office:value-type="string">
            <text:p>29 SECOND AVE</text:p>
          </table:table-cell>
          <table:table-cell office:value-type="string">
            <text:p>KEPPLER, THOMAS J.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-1204 </text:p>
          </table:table-cell>
          <table:table-cell office:value-type="string">
            <text:p>2595</text:p>
          </table:table-cell>
          <table:table-cell office:value-type="string">
            <text:p>89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5</text:p>
          </table:table-cell>
          <table:table-cell office:value-type="string">
            <text:p>27 SECOND AVE</text:p>
          </table:table-cell>
          <table:table-cell office:value-type="string">
            <text:p>KEPPLER, THOMAS J.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750</text:p>
          </table:table-cell>
          <table:table-cell office:value-type="string">
            <text:p>405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6</text:p>
          </table:table-cell>
          <table:table-cell office:value-type="string">
            <text:p>25 SECOND AVE</text:p>
          </table:table-cell>
          <table:table-cell office:value-type="string">
            <text:p>KEPPLER, THOMAS J.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771</text:p>
          </table:table-cell>
          <table:table-cell office:value-type="string">
            <text:p>555</text:p>
          </table:table-cell>
          <table:table-cell office:value-type="string">
            <text:p>36000</text:p>
          </table:table-cell>
          <table:table-cell office:value-type="string">
            <text:p>7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7</text:p>
          </table:table-cell>
          <table:table-cell office:value-type="string">
            <text:p>CLINTON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office:value-type="string">
            <text:p>2419</text:p>
          </table:table-cell>
          <table:table-cell office:value-type="string">
            <text:p>817</text:p>
          </table:table-cell>
          <table:table-cell office:value-type="string">
            <text:p>900</text:p>
          </table:table-cell>
          <table:table-cell office:value-type="string">
            <text:p>6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8</text:p>
          </table:table-cell>
          <table:table-cell office:value-type="string">
            <text:p>149 CLINTON ST</text:p>
          </table:table-cell>
          <table:table-cell office:value-type="string">
            <text:p>FOX, WILLIAM CROSWELL JR</text:p>
          </table:table-cell>
          <table:table-cell office:value-type="string">
            <text:p><text:s/></text:p>
          </table:table-cell>
          <table:table-cell office:value-type="string">
            <text:p>149 CLINTON ST</text:p>
          </table:table-cell>
          <table:table-cell office:value-type="string">
            <text:p>ALBANY, NY <text:s/>12202 </text:p>
          </table:table-cell>
          <table:table-cell office:value-type="string">
            <text:p>3146</text:p>
          </table:table-cell>
          <table:table-cell office:value-type="string">
            <text:p>55</text:p>
          </table:table-cell>
          <table:table-cell office:value-type="string">
            <text:p>48000</text:p>
          </table:table-cell>
          <table:table-cell office:value-type="string">
            <text:p>11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9</text:p>
          </table:table-cell>
          <table:table-cell office:value-type="string">
            <text:p>147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22316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</text:p>
          </table:table-cell>
          <table:table-cell office:value-type="string">
            <text:p>14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0</text:p>
          </table:table-cell>
          <table:table-cell office:value-type="string">
            <text:p>145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1</text:p>
          </table:table-cell>
          <table:table-cell office:value-type="string">
            <text:p>143 CLINTON ST</text:p>
          </table:table-cell>
          <table:table-cell office:value-type="string">
            <text:p>HEIMERDINGER, JONATHAN</text:p>
          </table:table-cell>
          <table:table-cell office:value-type="string">
            <text:p><text:s/></text:p>
          </table:table-cell>
          <table:table-cell office:value-type="string">
            <text:p>49 DEVON RD</text:p>
          </table:table-cell>
          <table:table-cell office:value-type="string">
            <text:p>DELMAR, NY <text:s/>12054 </text:p>
          </table:table-cell>
          <table:table-cell office:value-type="string">
            <text:p>3062</text:p>
          </table:table-cell>
          <table:table-cell office:value-type="string">
            <text:p>204</text:p>
          </table:table-cell>
          <table:table-cell office:value-type="string">
            <text:p>35000</text:p>
          </table:table-cell>
          <table:table-cell office:value-type="string">
            <text:p>44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2</text:p>
          </table:table-cell>
          <table:table-cell office:value-type="string">
            <text:p>141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#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7600</text:p>
          </table:table-cell>
          <table:table-cell office:value-type="string">
            <text:p>15000</text:p>
          </table:table-cell>
          <table:table-cell office:value-type="string">
            <text:p>4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3</text:p>
          </table:table-cell>
          <table:table-cell office:value-type="string">
            <text:p>137 CLINTON ST</text:p>
          </table:table-cell>
          <table:table-cell office:value-type="string">
            <text:p>WAITE, JOEL JR</text:p>
          </table:table-cell>
          <table:table-cell office:value-type="string">
            <text:p><text:s/></text:p>
          </table:table-cell>
          <table:table-cell office:value-type="string">
            <text:p>24 PUTNAM ST</text:p>
          </table:table-cell>
          <table:table-cell office:value-type="string">
            <text:p>ALBANY, NY <text:s/>12202 </text:p>
          </table:table-cell>
          <table:table-cell office:value-type="string">
            <text:p>2596</text:p>
          </table:table-cell>
          <table:table-cell office:value-type="string">
            <text:p>1097</text:p>
          </table:table-cell>
          <table:table-cell office:value-type="string">
            <text:p>133800</text:p>
          </table:table-cell>
          <table:table-cell office:value-type="string">
            <text:p>7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4</text:p>
          </table:table-cell>
          <table:table-cell office:value-type="string">
            <text:p>135 CLINTON ST</text:p>
          </table:table-cell>
          <table:table-cell office:value-type="string">
            <text:p>WAITE, JOE</text:p>
          </table:table-cell>
          <table:table-cell office:value-type="string">
            <text:p><text:s/></text:p>
          </table:table-cell>
          <table:table-cell office:value-type="string">
            <text:p>24 PUTNAM ST</text:p>
          </table:table-cell>
          <table:table-cell office:value-type="string">
            <text:p>ALBANY, NY <text:s/>12202 </text:p>
          </table:table-cell>
          <table:table-cell office:value-type="string">
            <text:p>2941</text:p>
          </table:table-cell>
          <table:table-cell office:value-type="string">
            <text:p>1154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5</text:p>
          </table:table-cell>
          <table:table-cell office:value-type="string">
            <text:p>133 CLINTON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6</text:p>
          </table:table-cell>
          <table:table-cell office:value-type="string">
            <text:p>131 CLINTON ST</text:p>
          </table:table-cell>
          <table:table-cell office:value-type="string">
            <text:p>CLINTON ALEXANDER HOLDINGS, LL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8</text:p>
          </table:table-cell>
          <table:table-cell office:value-type="string">
            <text:p>187</text:p>
          </table:table-cell>
          <table:table-cell office:value-type="string">
            <text:p>50000</text:p>
          </table:table-cell>
          <table:table-cell office:value-type="string">
            <text:p>10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7</text:p>
          </table:table-cell>
          <table:table-cell office:value-type="string">
            <text:p>129 CLINTON ST</text:p>
          </table:table-cell>
          <table:table-cell office:value-type="string">
            <text:p>PADAND <text:s/>CORP.,</text:p>
          </table:table-cell>
          <table:table-cell office:value-type="string">
            <text:p><text:s/></text:p>
          </table:table-cell>
          <table:table-cell office:value-type="string">
            <text:p>91-35 87TH ST</text:p>
          </table:table-cell>
          <table:table-cell office:value-type="string">
            <text:p>WOODHAVEN, NY <text:s/>11421 </text:p>
          </table:table-cell>
          <table:table-cell office:value-type="string">
            <text:p>2760</text:p>
          </table:table-cell>
          <table:table-cell office:value-type="string">
            <text:p>681</text:p>
          </table:table-cell>
          <table:table-cell table:number-columns-repeated="2" office:value-type="string">
            <text:p>5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8</text:p>
          </table:table-cell>
          <table:table-cell office:value-type="string">
            <text:p>127 CLINTON ST</text:p>
          </table:table-cell>
          <table:table-cell office:value-type="string">
            <text:p>ALBANY COUNTY LAND BANK CORP 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9</text:p>
          </table:table-cell>
          <table:table-cell office:value-type="string">
            <text:p>125 CLINTON ST</text:p>
          </table:table-cell>
          <table:table-cell office:value-type="string">
            <text:p>KACANI, ERION</text:p>
          </table:table-cell>
          <table:table-cell office:value-type="string">
            <text:p><text:s/></text:p>
          </table:table-cell>
          <table:table-cell office:value-type="string">
            <text:p>10 DANA AVE APT 1</text:p>
          </table:table-cell>
          <table:table-cell office:value-type="string">
            <text:p>ALBANY, NY <text:s/>12208 </text:p>
          </table:table-cell>
          <table:table-cell office:value-type="string">
            <text:p>2019</text:p>
          </table:table-cell>
          <table:table-cell office:value-type="string">
            <text:p>19698</text:p>
          </table:table-cell>
          <table:table-cell office:value-type="string">
            <text:p>28000</text:p>
          </table:table-cell>
          <table:table-cell office:value-type="string">
            <text:p>5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</text:p>
          </table:table-cell>
          <table:table-cell office:value-type="string">
            <text:p>16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0</text:p>
          </table:table-cell>
          <table:table-cell office:value-type="string">
            <text:p>123 CLINTON ST</text:p>
          </table:table-cell>
          <table:table-cell office:value-type="string">
            <text:p>NOLAN, KATHLEEN M.</text:p>
          </table:table-cell>
          <table:table-cell office:value-type="string">
            <text:p><text:s/></text:p>
          </table:table-cell>
          <table:table-cell office:value-type="string">
            <text:p>123 CLINTON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15478</text:p>
          </table:table-cell>
          <table:table-cell office:value-type="string">
            <text:p>58000</text:p>
          </table:table-cell>
          <table:table-cell office:value-type="string">
            <text:p>11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1</text:p>
          </table:table-cell>
          <table:table-cell office:value-type="string">
            <text:p>121 CLINTON ST</text:p>
          </table:table-cell>
          <table:table-cell office:value-type="string">
            <text:p>NOVA, AQUILES</text:p>
          </table:table-cell>
          <table:table-cell office:value-type="string">
            <text:p><text:s/></text:p>
          </table:table-cell>
          <table:table-cell office:value-type="string">
            <text:p>155 THIRD AVE</text:p>
          </table:table-cell>
          <table:table-cell office:value-type="string">
            <text:p>ALBANY, NY <text:s/>12209 </text:p>
          </table:table-cell>
          <table:table-cell office:value-type="string">
            <text:p>2016</text:p>
          </table:table-cell>
          <table:table-cell office:value-type="string">
            <text:p>14293</text:p>
          </table:table-cell>
          <table:table-cell office:value-type="string">
            <text:p>48000</text:p>
          </table:table-cell>
          <table:table-cell office:value-type="string">
            <text:p>9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2</text:p>
          </table:table-cell>
          <table:table-cell office:value-type="string">
            <text:p>119 CLINTON ST</text:p>
          </table:table-cell>
          <table:table-cell office:value-type="string">
            <text:p>NOVA, AQUILES</text:p>
          </table:table-cell>
          <table:table-cell office:value-type="string">
            <text:p><text:s/></text:p>
          </table:table-cell>
          <table:table-cell office:value-type="string">
            <text:p>155 THIRD AVE</text:p>
          </table:table-cell>
          <table:table-cell office:value-type="string">
            <text:p>ALBANY, NY <text:s/>12209 </text:p>
          </table:table-cell>
          <table:table-cell office:value-type="string">
            <text:p>2016</text:p>
          </table:table-cell>
          <table:table-cell office:value-type="string">
            <text:p>1429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3</text:p>
          </table:table-cell>
          <table:table-cell office:value-type="string">
            <text:p>117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4</text:p>
          </table:table-cell>
          <table:table-cell office:value-type="string">
            <text:p>115 CLINTON ST</text:p>
          </table:table-cell>
          <table:table-cell office:value-type="string">
            <text:p>DAVIS, JAMES</text:p>
          </table:table-cell>
          <table:table-cell office:value-type="string">
            <text:p><text:s/></text:p>
          </table:table-cell>
          <table:table-cell office:value-type="string">
            <text:p>115 CLINTON ST</text:p>
          </table:table-cell>
          <table:table-cell office:value-type="string">
            <text:p>ALBANY, NY <text:s/>12202 </text:p>
          </table:table-cell>
          <table:table-cell office:value-type="string">
            <text:p>2013</text:p>
          </table:table-cell>
          <table:table-cell office:value-type="string">
            <text:p>97</text:p>
          </table:table-cell>
          <table:table-cell office:value-type="string">
            <text:p>71000</text:p>
          </table:table-cell>
          <table:table-cell office:value-type="string">
            <text:p>14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5</text:p>
          </table:table-cell>
          <table:table-cell office:value-type="string">
            <text:p>113 CLINTON ST</text:p>
          </table:table-cell>
          <table:table-cell office:value-type="string">
            <text:p>SANTANA, JOSE</text:p>
          </table:table-cell>
          <table:table-cell office:value-type="string">
            <text:p><text:s/></text:p>
          </table:table-cell>
          <table:table-cell office:value-type="string">
            <text:p>108 LOWELL ST</text:p>
          </table:table-cell>
          <table:table-cell office:value-type="string">
            <text:p>ALBANY, NY <text:s/>12205 </text:p>
          </table:table-cell>
          <table:table-cell office:value-type="string">
            <text:p>3057</text:p>
          </table:table-cell>
          <table:table-cell office:value-type="string">
            <text:p>1026</text:p>
          </table:table-cell>
          <table:table-cell office:value-type="string">
            <text:p>22000</text:p>
          </table:table-cell>
          <table:table-cell office:value-type="string">
            <text:p>4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6</text:p>
          </table:table-cell>
          <table:table-cell office:value-type="string">
            <text:p>111 CLINTON ST</text:p>
          </table:table-cell>
          <table:table-cell office:value-type="string">
            <text:p>SANTANA, JOSE</text:p>
          </table:table-cell>
          <table:table-cell office:value-type="string">
            <text:p><text:s/></text:p>
          </table:table-cell>
          <table:table-cell office:value-type="string">
            <text:p>108 LOWELL ST</text:p>
          </table:table-cell>
          <table:table-cell office:value-type="string">
            <text:p>ALBANY, NY <text:s/>12205 </text:p>
          </table:table-cell>
          <table:table-cell office:value-type="string">
            <text:p>3085</text:p>
          </table:table-cell>
          <table:table-cell office:value-type="string">
            <text:p>1053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7</text:p>
          </table:table-cell>
          <table:table-cell office:value-type="string">
            <text:p>30 THIRD AVE</text:p>
          </table:table-cell>
          <table:table-cell office:value-type="string">
            <text:p>SANTANA, JOSE</text:p>
          </table:table-cell>
          <table:table-cell office:value-type="string">
            <text:p><text:s/></text:p>
          </table:table-cell>
          <table:table-cell office:value-type="string">
            <text:p>108 LOWELL ST</text:p>
          </table:table-cell>
          <table:table-cell office:value-type="string">
            <text:p>ALBANY, NY <text:s/>12205 </text:p>
          </table:table-cell>
          <table:table-cell office:value-type="string">
            <text:p>2941</text:p>
          </table:table-cell>
          <table:table-cell office:value-type="string">
            <text:p>156</text:p>
          </table:table-cell>
          <table:table-cell office:value-type="string">
            <text:p>2000</text:p>
          </table:table-cell>
          <table:table-cell office:value-type="string">
            <text:p>8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9</text:p>
          </table:table-cell>
          <table:table-cell office:value-type="string">
            <text:p>18 TEUNIS ST</text:p>
          </table:table-cell>
          <table:table-cell office:value-type="string">
            <text:p>TURNER, ALONZO</text:p>
          </table:table-cell>
          <table:table-cell office:value-type="string">
            <text:p><text:s/></text:p>
          </table:table-cell>
          <table:table-cell office:value-type="string">
            <text:p>18 TEUNIS ST</text:p>
          </table:table-cell>
          <table:table-cell office:value-type="string">
            <text:p>ALBANY, NY <text:s/>12202 </text:p>
          </table:table-cell>
          <table:table-cell office:value-type="string">
            <text:p>2291</text:p>
          </table:table-cell>
          <table:table-cell office:value-type="string">
            <text:p>211</text:p>
          </table:table-cell>
          <table:table-cell office:value-type="string">
            <text:p>34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3-13</text:p>
          </table:table-cell>
          <table:table-cell office:value-type="string">
            <text:p>34 SECON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office:value-type="string">
            <text:p>25000</text:p>
          </table:table-cell>
          <table:table-cell office:value-type="string">
            <text:p>14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3-14</text:p>
          </table:table-cell>
          <table:table-cell office:value-type="string">
            <text:p>32 SECOND AVE</text:p>
          </table:table-cell>
          <table:table-cell office:value-type="string">
            <text:p>LEGIT RESIDENTAL LLC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020</text:p>
          </table:table-cell>
          <table:table-cell office:value-type="string">
            <text:p>3378</text:p>
          </table:table-cell>
          <table:table-cell office:value-type="string">
            <text:p>35000</text:p>
          </table:table-cell>
          <table:table-cell office:value-type="string">
            <text:p>7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6-2</text:p>
          </table:table-cell>
          <table:table-cell office:value-type="string">
            <text:p>469 S PEARL ST</text:p>
          </table:table-cell>
          <table:table-cell office:value-type="string">
            <text:p>MARRACINO, STEFANO</text:p>
          </table:table-cell>
          <table:table-cell office:value-type="string">
            <text:p><text:s/></text:p>
          </table:table-cell>
          <table:table-cell office:value-type="string">
            <text:p>290 RIVERSIDE DR APT 10C</text:p>
          </table:table-cell>
          <table:table-cell office:value-type="string">
            <text:p>NEW YORK, NY <text:s/>10025 </text:p>
          </table:table-cell>
          <table:table-cell office:value-type="string">
            <text:p>2016</text:p>
          </table:table-cell>
          <table:table-cell office:value-type="string">
            <text:p>11957</text:p>
          </table:table-cell>
          <table:table-cell office:value-type="string">
            <text:p>131600</text:p>
          </table:table-cell>
          <table:table-cell office:value-type="string">
            <text:p>275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10</text:p>
          </table:table-cell>
          <table:table-cell office:value-type="string">
            <text:p>104 CLINTO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AE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1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</text:p>
          </table:table-cell>
          <table:table-cell office:value-type="string">
            <text:p>112 FOURTH AVE</text:p>
          </table:table-cell>
          <table:table-cell office:value-type="string">
            <text:p>ADIRONDACK FIELD &amp; FOREST,</text:p>
          </table:table-cell>
          <table:table-cell office:value-type="string">
            <text:p><text:s/></text:p>
          </table:table-cell>
          <table:table-cell office:value-type="string">
            <text:p>87 WOODBINE AVE</text:p>
          </table:table-cell>
          <table:table-cell office:value-type="string">
            <text:p>LITTLE SILVER, NJ <text:s/>07739 </text:p>
          </table:table-cell>
          <table:table-cell office:value-type="string">
            <text:p>2017</text:p>
          </table:table-cell>
          <table:table-cell office:value-type="string">
            <text:p>25857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0</text:p>
          </table:table-cell>
          <table:table-cell office:value-type="string">
            <text:p>103 BROAD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2187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1</text:p>
          </table:table-cell>
          <table:table-cell office:value-type="string">
            <text:p>101 BROAD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214400</text:p>
          </table:table-cell>
          <table:table-cell office:value-type="string">
            <text:p>31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2</text:p>
          </table:table-cell>
          <table:table-cell office:value-type="string">
            <text:p>99 BROAD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217100</text:p>
          </table:table-cell>
          <table:table-cell office:value-type="string">
            <text:p>5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3</text:p>
          </table:table-cell>
          <table:table-cell office:value-type="string">
            <text:p>BROAD ST</text:p>
          </table:table-cell>
          <table:table-cell office:value-type="string">
            <text:p>COMMON ALLEY,</text:p>
          </table:table-cell>
          <table:table-cell office:value-type="string">
            <text:p><text:s/>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office:value-type="string">
            <text:p>2751</text:p>
          </table:table-cell>
          <table:table-cell office:value-type="string">
            <text:p>128</text:p>
          </table:table-cell>
          <table:table-cell table:number-columns-repeated="2" office:value-type="string">
            <text:p>10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4</text:p>
          </table:table-cell>
          <table:table-cell office:value-type="string">
            <text:p>97 BROAD ST</text:p>
          </table:table-cell>
          <table:table-cell office:value-type="string">
            <text:p>SOUTHEND ASSOCIATES III L.P.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197</text:p>
          </table:table-cell>
          <table:table-cell office:value-type="string">
            <text:p>647200</text:p>
          </table:table-cell>
          <table:table-cell office:value-type="string">
            <text:p>3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5</text:p>
          </table:table-cell>
          <table:table-cell office:value-type="string">
            <text:p>108 FOURTH AVE</text:p>
          </table:table-cell>
          <table:table-cell office:value-type="string">
            <text:p>MORALES, DAVID J.</text:p>
          </table:table-cell>
          <table:table-cell office:value-type="string">
            <text:p><text:s/></text:p>
          </table:table-cell>
          <table:table-cell office:value-type="string">
            <text:p>24 GLEN ST FL 2</text:p>
          </table:table-cell>
          <table:table-cell office:value-type="string">
            <text:p>RENSSELAER, NY <text:s/>12144 </text:p>
          </table:table-cell>
          <table:table-cell office:value-type="string">
            <text:p>2780</text:p>
          </table:table-cell>
          <table:table-cell office:value-type="string">
            <text:p>833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8</text:p>
          </table:table-cell>
          <table:table-cell office:value-type="string">
            <text:p>102 FOURTH AVE</text:p>
          </table:table-cell>
          <table:table-cell office:value-type="string">
            <text:p>SYLA REALTY CORP.,</text:p>
          </table:table-cell>
          <table:table-cell office:value-type="string">
            <text:p><text:s/></text:p>
          </table:table-cell>
          <table:table-cell office:value-type="string">
            <text:p>10 STILLWOOD DR</text:p>
          </table:table-cell>
          <table:table-cell office:value-type="string">
            <text:p>ALTAMONT, NY <text:s/>12009 </text:p>
          </table:table-cell>
          <table:table-cell office:value-type="string">
            <text:p>2018</text:p>
          </table:table-cell>
          <table:table-cell office:value-type="string">
            <text:p>3694</text:p>
          </table:table-cell>
          <table:table-cell office:value-type="string">
            <text:p>15000</text:p>
          </table:table-cell>
          <table:table-cell office:value-type="string">
            <text:p>2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9</text:p>
          </table:table-cell>
          <table:table-cell office:value-type="string">
            <text:p>100 FOURTH AVE</text:p>
          </table:table-cell>
          <table:table-cell office:value-type="string">
            <text:p>EMPIRE CITY LOTS, LLC,</text:p>
          </table:table-cell>
          <table:table-cell office:value-type="string">
            <text:p><text:s/></text:p>
          </table:table-cell>
          <table:table-cell office:value-type="string">
            <text:p>39 MILNER AVE</text:p>
          </table:table-cell>
          <table:table-cell office:value-type="string">
            <text:p>ALBANY, NY <text:s/>12203 </text:p>
          </table:table-cell>
          <table:table-cell office:value-type="string">
            <text:p>2020</text:p>
          </table:table-cell>
          <table:table-cell office:value-type="string">
            <text:p>6288</text:p>
          </table:table-cell>
          <table:table-cell table:number-columns-repeated="2" office:value-type="string">
            <text:p>500</text:p>
          </table:table-cell>
          <table:table-cell office:value-type="string">
            <text:p>310</text:p>
          </table:table-cell>
          <table:table-cell office:value-type="string">
            <text:p>Residential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</text:p>
          </table:table-cell>
          <table:table-cell office:value-type="string">
            <text:p>114 FOURTH AVE</text:p>
          </table:table-cell>
          <table:table-cell office:value-type="string">
            <text:p>SMITH, MATTHEW</text:p>
          </table:table-cell>
          <table:table-cell office:value-type="string">
            <text:p>BRENNER REALTY </text:p>
          </table:table-cell>
          <table:table-cell office:value-type="string">
            <text:p>PO BOX 8584</text:p>
          </table:table-cell>
          <table:table-cell office:value-type="string">
            <text:p>ALBANY, NY <text:s/>12208 </text:p>
          </table:table-cell>
          <table:table-cell office:value-type="string">
            <text:p>2989</text:p>
          </table:table-cell>
          <table:table-cell office:value-type="string">
            <text:p>929</text:p>
          </table:table-cell>
          <table:table-cell office:value-type="string">
            <text:p>44000</text:p>
          </table:table-cell>
          <table:table-cell office:value-type="string">
            <text:p>8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0</text:p>
          </table:table-cell>
          <table:table-cell office:value-type="string">
            <text:p>381 S PEARL ST</text:p>
          </table:table-cell>
          <table:table-cell office:value-type="string">
            <text:p>EMPIRE CITY LOTS, LLC,</text:p>
          </table:table-cell>
          <table:table-cell office:value-type="string">
            <text:p><text:s/></text:p>
          </table:table-cell>
          <table:table-cell office:value-type="string">
            <text:p>39 MILNER AVE</text:p>
          </table:table-cell>
          <table:table-cell office:value-type="string">
            <text:p>ALBANY, NY <text:s/>12203 </text:p>
          </table:table-cell>
          <table:table-cell office:value-type="string">
            <text:p>2020</text:p>
          </table:table-cell>
          <table:table-cell office:value-type="string">
            <text:p>6288</text:p>
          </table:table-cell>
          <table:table-cell table:number-columns-repeated="2" office:value-type="string">
            <text:p>9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1</text:p>
          </table:table-cell>
          <table:table-cell office:value-type="string">
            <text:p>383 S PEARL ST</text:p>
          </table:table-cell>
          <table:table-cell office:value-type="string">
            <text:p>EMPIRE CITY LOTS, LLC,</text:p>
          </table:table-cell>
          <table:table-cell office:value-type="string">
            <text:p><text:s/></text:p>
          </table:table-cell>
          <table:table-cell office:value-type="string">
            <text:p>39 MILNER AVE</text:p>
          </table:table-cell>
          <table:table-cell office:value-type="string">
            <text:p>ALBANY, NY <text:s/>12203 </text:p>
          </table:table-cell>
          <table:table-cell office:value-type="string">
            <text:p>2020</text:p>
          </table:table-cell>
          <table:table-cell office:value-type="string">
            <text:p>6288</text:p>
          </table:table-cell>
          <table:table-cell table:number-columns-repeated="2" office:value-type="string">
            <text:p>9100</text:p>
          </table:table-cell>
          <table:table-cell office:value-type="string">
            <text:p>310</text:p>
          </table:table-cell>
          <table:table-cell office:value-type="string">
            <text:p>Residential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2</text:p>
          </table:table-cell>
          <table:table-cell office:value-type="string">
            <text:p>393 S PEARL ST</text:p>
          </table:table-cell>
          <table:table-cell office:value-type="string">
            <text:p>211 CENTRAL LLC,</text:p>
          </table:table-cell>
          <table:table-cell office:value-type="string">
            <text:p><text:s/></text:p>
          </table:table-cell>
          <table:table-cell office:value-type="string">
            <text:p>8 GABRIEL WAY</text:p>
          </table:table-cell>
          <table:table-cell office:value-type="string">
            <text:p>ALBANY, NY <text:s/>12205 </text:p>
          </table:table-cell>
          <table:table-cell office:value-type="string">
            <text:p>2019</text:p>
          </table:table-cell>
          <table:table-cell office:value-type="string">
            <text:p>3589</text:p>
          </table:table-cell>
          <table:table-cell office:value-type="string">
            <text:p>75000</text:p>
          </table:table-cell>
          <table:table-cell office:value-type="string">
            <text:p>482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3</text:p>
          </table:table-cell>
          <table:table-cell office:value-type="string">
            <text:p>395 S PEARL ST</text:p>
          </table:table-cell>
          <table:table-cell office:value-type="string">
            <text:p>COZZY, LYNN</text:p>
          </table:table-cell>
          <table:table-cell office:value-type="string">
            <text:p><text:s/></text:p>
          </table:table-cell>
          <table:table-cell office:value-type="string">
            <text:p>12 KRANK ST</text:p>
          </table:table-cell>
          <table:table-cell office:value-type="string">
            <text:p>ALBANY, NY <text:s/>12202 </text:p>
          </table:table-cell>
          <table:table-cell office:value-type="string">
            <text:p>2565</text:p>
          </table:table-cell>
          <table:table-cell office:value-type="string">
            <text:p>315</text:p>
          </table:table-cell>
          <table:table-cell office:value-type="string">
            <text:p>15000</text:p>
          </table:table-cell>
          <table:table-cell office:value-type="string">
            <text:p>4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4</text:p>
          </table:table-cell>
          <table:table-cell office:value-type="string">
            <text:p>397 S PEARL ST</text:p>
          </table:table-cell>
          <table:table-cell office:value-type="string">
            <text:p>FORREST, DARRYL</text:p>
          </table:table-cell>
          <table:table-cell office:value-type="string">
            <text:p><text:s/></text:p>
          </table:table-cell>
          <table:table-cell office:value-type="string">
            <text:p>41 JEANETTE ST APT #4</text:p>
          </table:table-cell>
          <table:table-cell office:value-type="string">
            <text:p>ALBANY, NY <text:s/>12209 </text:p>
          </table:table-cell>
          <table:table-cell office:value-type="string">
            <text:p>2989</text:p>
          </table:table-cell>
          <table:table-cell office:value-type="string">
            <text:p>941</text:p>
          </table:table-cell>
          <table:table-cell office:value-type="string">
            <text:p>15000</text:p>
          </table:table-cell>
          <table:table-cell office:value-type="string">
            <text:p>4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5</text:p>
          </table:table-cell>
          <table:table-cell office:value-type="string">
            <text:p>399 S PEARL ST</text:p>
          </table:table-cell>
          <table:table-cell office:value-type="string">
            <text:p>DELFAVERO, JOHN P. JR.</text:p>
          </table:table-cell>
          <table:table-cell office:value-type="string">
            <text:p><text:s/></text:p>
          </table:table-cell>
          <table:table-cell office:value-type="string">
            <text:p>48 LIBERTY BLVD</text:p>
          </table:table-cell>
          <table:table-cell office:value-type="string">
            <text:p>MACHESNEY PARK, IL <text:s/>61115-2318 </text:p>
          </table:table-cell>
          <table:table-cell office:value-type="string">
            <text:p>2909</text:p>
          </table:table-cell>
          <table:table-cell office:value-type="string">
            <text:p>730</text:p>
          </table:table-cell>
          <table:table-cell office:value-type="string">
            <text:p>10000</text:p>
          </table:table-cell>
          <table:table-cell office:value-type="string">
            <text:p>5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6</text:p>
          </table:table-cell>
          <table:table-cell office:value-type="string">
            <text:p>403 S PEARL ST</text:p>
          </table:table-cell>
          <table:table-cell office:value-type="string">
            <text:p>MOKHIBER, LAWRENCE</text:p>
          </table:table-cell>
          <table:table-cell office:value-type="string">
            <text:p><text:s/></text:p>
          </table:table-cell>
          <table:table-cell office:value-type="string">
            <text:p>20 ST JAMES PL</text:p>
          </table:table-cell>
          <table:table-cell office:value-type="string">
            <text:p>ALBANY, NY <text:s/>12209 </text:p>
          </table:table-cell>
          <table:table-cell office:value-type="string">
            <text:p>2909</text:p>
          </table:table-cell>
          <table:table-cell office:value-type="string">
            <text:p>562</text:p>
          </table:table-cell>
          <table:table-cell table:number-columns-repeated="2" office:value-type="string">
            <text:p>138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7</text:p>
          </table:table-cell>
          <table:table-cell office:value-type="string">
            <text:p>405 S PEARL ST</text:p>
          </table:table-cell>
          <table:table-cell office:value-type="string">
            <text:p>MOKHIBER, LAWRENCE</text:p>
          </table:table-cell>
          <table:table-cell office:value-type="string">
            <text:p><text:s/></text:p>
          </table:table-cell>
          <table:table-cell office:value-type="string">
            <text:p>20 ST JAMES PL</text:p>
          </table:table-cell>
          <table:table-cell office:value-type="string">
            <text:p>ALBANY, NY <text:s/>12209 </text:p>
          </table:table-cell>
          <table:table-cell office:value-type="string">
            <text:p>2909</text:p>
          </table:table-cell>
          <table:table-cell office:value-type="string">
            <text:p>562</text:p>
          </table:table-cell>
          <table:table-cell table:number-columns-repeated="2" office:value-type="string">
            <text:p>25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8</text:p>
          </table:table-cell>
          <table:table-cell office:value-type="string">
            <text:p>409 S PEARL ST</text:p>
          </table:table-cell>
          <table:table-cell office:value-type="string">
            <text:p>MOKHIBER, LAWRENCE</text:p>
          </table:table-cell>
          <table:table-cell office:value-type="string">
            <text:p><text:s/></text:p>
          </table:table-cell>
          <table:table-cell office:value-type="string">
            <text:p>20 ST JAMES PL</text:p>
          </table:table-cell>
          <table:table-cell office:value-type="string">
            <text:p>ALBANY, NY <text:s/>12209 </text:p>
          </table:table-cell>
          <table:table-cell office:value-type="string">
            <text:p>2909</text:p>
          </table:table-cell>
          <table:table-cell office:value-type="string">
            <text:p>562</text:p>
          </table:table-cell>
          <table:table-cell table:number-columns-repeated="2" office:value-type="string">
            <text:p>18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9</text:p>
          </table:table-cell>
          <table:table-cell office:value-type="string">
            <text:p>413 S PEARL ST</text:p>
          </table:table-cell>
          <table:table-cell office:value-type="string">
            <text:p>BANKS, SALIH HANEEF</text:p>
          </table:table-cell>
          <table:table-cell office:value-type="string">
            <text:p><text:s/></text:p>
          </table:table-cell>
          <table:table-cell office:value-type="string">
            <text:p>3 CUYLER ST</text:p>
          </table:table-cell>
          <table:table-cell office:value-type="string">
            <text:p>ALBANY, NY <text:s/>12202 </text:p>
          </table:table-cell>
          <table:table-cell office:value-type="string">
            <text:p>3135</text:p>
          </table:table-cell>
          <table:table-cell office:value-type="string">
            <text:p>963</text:p>
          </table:table-cell>
          <table:table-cell office:value-type="string">
            <text:p>14000</text:p>
          </table:table-cell>
          <table:table-cell office:value-type="string">
            <text:p>23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</text:p>
          </table:table-cell>
          <table:table-cell office:value-type="string">
            <text:p>116 FOURTH AVE</text:p>
          </table:table-cell>
          <table:table-cell office:value-type="string">
            <text:p>SMITH, MATTHEW</text:p>
          </table:table-cell>
          <table:table-cell office:value-type="string">
            <text:p>BRENNER REALTY </text:p>
          </table:table-cell>
          <table:table-cell office:value-type="string">
            <text:p>PO BOX 8584</text:p>
          </table:table-cell>
          <table:table-cell office:value-type="string">
            <text:p>ALBANY, NY <text:s/>12208 </text:p>
          </table:table-cell>
          <table:table-cell office:value-type="string">
            <text:p>3007</text:p>
          </table:table-cell>
          <table:table-cell office:value-type="string">
            <text:p>160</text:p>
          </table:table-cell>
          <table:table-cell office:value-type="string">
            <text:p>13000</text:p>
          </table:table-cell>
          <table:table-cell office:value-type="string">
            <text:p>2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0</text:p>
          </table:table-cell>
          <table:table-cell office:value-type="string">
            <text:p>415 S PEARL ST</text:p>
          </table:table-cell>
          <table:table-cell office:value-type="string">
            <text:p>CINNAMON, MARTHA</text:p>
          </table:table-cell>
          <table:table-cell office:value-type="string">
            <text:p><text:s/></text:p>
          </table:table-cell>
          <table:table-cell office:value-type="string">
            <text:p>415 S PEARL ST</text:p>
          </table:table-cell>
          <table:table-cell office:value-type="string">
            <text:p>ALBANY, NY <text:s/>12202 </text:p>
          </table:table-cell>
          <table:table-cell office:value-type="string">
            <text:p>2382</text:p>
          </table:table-cell>
          <table:table-cell office:value-type="string">
            <text:p>17</text:p>
          </table:table-cell>
          <table:table-cell office:value-type="string">
            <text:p>78000</text:p>
          </table:table-cell>
          <table:table-cell office:value-type="string">
            <text:p>15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1.1</text:p>
          </table:table-cell>
          <table:table-cell office:value-type="string">
            <text:p>417 S PEARL ST</text:p>
          </table:table-cell>
          <table:table-cell office:value-type="string">
            <text:p>OPUANA, ERIC</text:p>
          </table:table-cell>
          <table:table-cell office:value-type="string">
            <text:p><text:s/></text:p>
          </table:table-cell>
          <table:table-cell office:value-type="string">
            <text:p>PO BOX 6751</text:p>
          </table:table-cell>
          <table:table-cell office:value-type="string">
            <text:p>ALBANY, NY <text:s/>12206 </text:p>
          </table:table-cell>
          <table:table-cell office:value-type="string">
            <text:p>3117</text:p>
          </table:table-cell>
          <table:table-cell office:value-type="string">
            <text:p>542</text:p>
          </table:table-cell>
          <table:table-cell office:value-type="string">
            <text:p>75000</text:p>
          </table:table-cell>
          <table:table-cell office:value-type="string">
            <text:p>1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2</text:p>
          </table:table-cell>
          <table:table-cell office:value-type="string">
            <text:p>419 S PEARL ST</text:p>
          </table:table-cell>
          <table:table-cell office:value-type="string">
            <text:p>WALTON, GEORGE T.</text:p>
          </table:table-cell>
          <table:table-cell office:value-type="string">
            <text:p><text:s/></text:p>
          </table:table-cell>
          <table:table-cell office:value-type="string">
            <text:p>419 S PEARL ST</text:p>
          </table:table-cell>
          <table:table-cell office:value-type="string">
            <text:p>ALBANY, NY <text:s/>12202 </text:p>
          </table:table-cell>
          <table:table-cell office:value-type="string">
            <text:p>2923</text:p>
          </table:table-cell>
          <table:table-cell office:value-type="string">
            <text:p>15</text:p>
          </table:table-cell>
          <table:table-cell office:value-type="string">
            <text:p>40000</text:p>
          </table:table-cell>
          <table:table-cell office:value-type="string">
            <text:p>14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3</text:p>
          </table:table-cell>
          <table:table-cell office:value-type="string">
            <text:p>7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#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7600</text:p>
          </table:table-cell>
          <table:table-cell office:value-type="string">
            <text:p>14000</text:p>
          </table:table-cell>
          <table:table-cell office:value-type="string">
            <text:p>23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4</text:p>
          </table:table-cell>
          <table:table-cell office:value-type="string">
            <text:p>128 BROAD ST</text:p>
          </table:table-cell>
          <table:table-cell office:value-type="string">
            <text:p>HOKE, VIRGINIA S.</text:p>
          </table:table-cell>
          <table:table-cell office:value-type="string">
            <text:p><text:s/></text:p>
          </table:table-cell>
          <table:table-cell office:value-type="string">
            <text:p>126 BROAD ST</text:p>
          </table:table-cell>
          <table:table-cell office:value-type="string">
            <text:p>ALBANY, NY <text:s/>12202 </text:p>
          </table:table-cell>
          <table:table-cell office:value-type="string">
            <text:p>2285</text:p>
          </table:table-cell>
          <table:table-cell office:value-type="string">
            <text:p>719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5</text:p>
          </table:table-cell>
          <table:table-cell office:value-type="string">
            <text:p>126 BROAD ST</text:p>
          </table:table-cell>
          <table:table-cell office:value-type="string">
            <text:p>HOKE, VIRGINIA</text:p>
          </table:table-cell>
          <table:table-cell office:value-type="string">
            <text:p><text:s/></text:p>
          </table:table-cell>
          <table:table-cell office:value-type="string">
            <text:p>126 BROAD ST</text:p>
          </table:table-cell>
          <table:table-cell office:value-type="string">
            <text:p>ALBANY, NY <text:s/>12202 </text:p>
          </table:table-cell>
          <table:table-cell office:value-type="string">
            <text:p>1991</text:p>
          </table:table-cell>
          <table:table-cell office:value-type="string">
            <text:p>445</text:p>
          </table:table-cell>
          <table:table-cell office:value-type="string">
            <text:p>80000</text:p>
          </table:table-cell>
          <table:table-cell office:value-type="string">
            <text:p>17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6</text:p>
          </table:table-cell>
          <table:table-cell office:value-type="string">
            <text:p>124 BROAD ST</text:p>
          </table:table-cell>
          <table:table-cell office:value-type="string">
            <text:p>HOKE, THOMAS</text:p>
          </table:table-cell>
          <table:table-cell office:value-type="string">
            <text:p><text:s/></text:p>
          </table:table-cell>
          <table:table-cell office:value-type="string">
            <text:p>126 BROAD ST</text:p>
          </table:table-cell>
          <table:table-cell office:value-type="string">
            <text:p>ALBANY, NY <text:s/>12202 </text:p>
          </table:table-cell>
          <table:table-cell office:value-type="string">
            <text:p>1991</text:p>
          </table:table-cell>
          <table:table-cell office:value-type="string">
            <text:p>445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7</text:p>
          </table:table-cell>
          <table:table-cell office:value-type="string">
            <text:p>116 BROAD ST</text:p>
          </table:table-cell>
          <table:table-cell office:value-type="string">
            <text:p>HOKE, VIRGINIA</text:p>
          </table:table-cell>
          <table:table-cell office:value-type="string">
            <text:p><text:s/></text:p>
          </table:table-cell>
          <table:table-cell office:value-type="string">
            <text:p>126 BROAD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8</text:p>
          </table:table-cell>
          <table:table-cell office:value-type="string">
            <text:p>114 BROAD ST</text:p>
          </table:table-cell>
          <table:table-cell office:value-type="string">
            <text:p>TUNE, DOUGLAS E.</text:p>
          </table:table-cell>
          <table:table-cell office:value-type="string">
            <text:p><text:s/></text:p>
          </table:table-cell>
          <table:table-cell office:value-type="string">
            <text:p>114 BROAD ST</text:p>
          </table:table-cell>
          <table:table-cell office:value-type="string">
            <text:p>ALBANY, NY <text:s/>12202 </text:p>
          </table:table-cell>
          <table:table-cell office:value-type="string">
            <text:p>2715</text:p>
          </table:table-cell>
          <table:table-cell office:value-type="string">
            <text:p>874</text:p>
          </table:table-cell>
          <table:table-cell office:value-type="string">
            <text:p>65000</text:p>
          </table:table-cell>
          <table:table-cell office:value-type="string">
            <text:p>13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9</text:p>
          </table:table-cell>
          <table:table-cell office:value-type="string">
            <text:p>112 BROAD ST</text:p>
          </table:table-cell>
          <table:table-cell office:value-type="string">
            <text:p>TUNE, DOUGLAS E.</text:p>
          </table:table-cell>
          <table:table-cell office:value-type="string">
            <text:p><text:s/></text:p>
          </table:table-cell>
          <table:table-cell office:value-type="string">
            <text:p>114 BROAD ST</text:p>
          </table:table-cell>
          <table:table-cell office:value-type="string">
            <text:p>ALBANY, NY <text:s/>12202 </text:p>
          </table:table-cell>
          <table:table-cell office:value-type="string">
            <text:p>2635</text:p>
          </table:table-cell>
          <table:table-cell office:value-type="string">
            <text:p>913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5</text:p>
          </table:table-cell>
          <table:table-cell office:value-type="string">
            <text:p>94 CLINTON ST</text:p>
          </table:table-cell>
          <table:table-cell office:value-type="string">
            <text:p>EMPIRE CITY LOTS, LLC,</text:p>
          </table:table-cell>
          <table:table-cell office:value-type="string">
            <text:p><text:s/></text:p>
          </table:table-cell>
          <table:table-cell office:value-type="string">
            <text:p>39 MILNER AVE</text:p>
          </table:table-cell>
          <table:table-cell office:value-type="string">
            <text:p>ALBANY, NY <text:s/>12203 </text:p>
          </table:table-cell>
          <table:table-cell office:value-type="string">
            <text:p>2019</text:p>
          </table:table-cell>
          <table:table-cell office:value-type="string">
            <text:p>722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50</text:p>
          </table:table-cell>
          <table:table-cell office:value-type="string">
            <text:p>110 BROAD ST</text:p>
          </table:table-cell>
          <table:table-cell office:value-type="string">
            <text:p>EAMES, NIK</text:p>
          </table:table-cell>
          <table:table-cell office:value-type="string">
            <text:p><text:s/></text:p>
          </table:table-cell>
          <table:table-cell office:value-type="string">
            <text:p>1971 WESTERN AVE #254</text:p>
          </table:table-cell>
          <table:table-cell office:value-type="string">
            <text:p>ALBANY, NY <text:s/>12203 </text:p>
          </table:table-cell>
          <table:table-cell office:value-type="string">
            <text:p>2854</text:p>
          </table:table-cell>
          <table:table-cell office:value-type="string">
            <text:p>552</text:p>
          </table:table-cell>
          <table:table-cell office:value-type="string">
            <text:p>65000</text:p>
          </table:table-cell>
          <table:table-cell office:value-type="string">
            <text:p>15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51</text:p>
          </table:table-cell>
          <table:table-cell office:value-type="string">
            <text:p>108 BROAD ST</text:p>
          </table:table-cell>
          <table:table-cell office:value-type="string">
            <text:p>KLAMI, TRAVIS</text:p>
          </table:table-cell>
          <table:table-cell office:value-type="string">
            <text:p><text:s/></text:p>
          </table:table-cell>
          <table:table-cell office:value-type="string">
            <text:p>70 THIRD AVE</text:p>
          </table:table-cell>
          <table:table-cell office:value-type="string">
            <text:p>ALBANY, NY <text:s/>12207 </text:p>
          </table:table-cell>
          <table:table-cell office:value-type="string">
            <text:p>3153</text:p>
          </table:table-cell>
          <table:table-cell office:value-type="string">
            <text:p>165</text:p>
          </table:table-cell>
          <table:table-cell office:value-type="string">
            <text:p>6500</text:p>
          </table:table-cell>
          <table:table-cell office:value-type="string">
            <text:p>47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52</text:p>
          </table:table-cell>
          <table:table-cell office:value-type="string">
            <text:p>BROAD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22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6</text:p>
          </table:table-cell>
          <table:table-cell office:value-type="string">
            <text:p>CLINTON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26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7</text:p>
          </table:table-cell>
          <table:table-cell office:value-type="string">
            <text:p>98 CLINTON ST</text:p>
          </table:table-cell>
          <table:table-cell office:value-type="string">
            <text:p>AHA CLINTON PROPERTIES LLC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949</text:p>
          </table:table-cell>
          <table:table-cell office:value-type="string">
            <text:p>25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8</text:p>
          </table:table-cell>
          <table:table-cell office:value-type="string">
            <text:p>REAR 98-100 CLINTO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949</text:p>
          </table:table-cell>
          <table:table-cell office:value-type="string">
            <text:p>34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9</text:p>
          </table:table-cell>
          <table:table-cell office:value-type="string">
            <text:p>102 CLINTO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0</text:p>
          </table:table-cell>
          <table:table-cell office:value-type="string">
            <text:p>163 FRANKLIN ST</text:p>
          </table:table-cell>
          <table:table-cell office:value-type="string">
            <text:p>FRANKLIN DOWLING A. LLC.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TON, NY <text:s/>12033 </text:p>
          </table:table-cell>
          <table:table-cell office:value-type="string">
            <text:p>2874</text:p>
          </table:table-cell>
          <table:table-cell office:value-type="string">
            <text:p>118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1</text:p>
          </table:table-cell>
          <table:table-cell office:value-type="string">
            <text:p>165 FRANKLIN ST</text:p>
          </table:table-cell>
          <table:table-cell office:value-type="string">
            <text:p>FRANKLIN DOWLING A. LLC.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TON, NY <text:s/>12033 </text:p>
          </table:table-cell>
          <table:table-cell office:value-type="string">
            <text:p>2874</text:p>
          </table:table-cell>
          <table:table-cell office:value-type="string">
            <text:p>122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2</text:p>
          </table:table-cell>
          <table:table-cell office:value-type="string">
            <text:p>167 FRANKLIN ST</text:p>
          </table:table-cell>
          <table:table-cell office:value-type="string">
            <text:p>FRANKLIN DOWLING A LLC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TON, NY <text:s/>12033 </text:p>
          </table:table-cell>
          <table:table-cell office:value-type="string">
            <text:p>3138</text:p>
          </table:table-cell>
          <table:table-cell office:value-type="string">
            <text:p>563</text:p>
          </table:table-cell>
          <table:table-cell office:value-type="string">
            <text:p>55000</text:p>
          </table:table-cell>
          <table:table-cell office:value-type="string">
            <text:p>2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3</text:p>
          </table:table-cell>
          <table:table-cell office:value-type="string">
            <text:p>169 FRANKLIN ST</text:p>
          </table:table-cell>
          <table:table-cell office:value-type="string">
            <text:p>FRANKLIN DOWLING A LLC.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TON, NY <text:s/>12033 </text:p>
          </table:table-cell>
          <table:table-cell office:value-type="string">
            <text:p>2881</text:p>
          </table:table-cell>
          <table:table-cell office:value-type="string">
            <text:p>938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8</text:p>
          </table:table-cell>
          <table:table-cell office:value-type="string">
            <text:p>27 VINE ST</text:p>
          </table:table-cell>
          <table:table-cell office:value-type="string">
            <text:p>WASTE, MANAG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82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9</text:p>
          </table:table-cell>
          <table:table-cell office:value-type="string">
            <text:p>29 VINE ST</text:p>
          </table:table-cell>
          <table:table-cell office:value-type="string">
            <text:p>WASTE MANAGEMENT OF NY,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55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</text:p>
          </table:table-cell>
          <table:table-cell office:value-type="string">
            <text:p>60 FOURTH AVE</text:p>
          </table:table-cell>
          <table:table-cell office:value-type="string">
            <text:p>INTERNATIONAL ELECTRONIC,</text:p>
          </table:table-cell>
          <table:table-cell office:value-type="string">
            <text:p><text:s/></text:p>
          </table:table-cell>
          <table:table-cell office:value-type="string">
            <text:p>850 RIVER ST</text:p>
          </table:table-cell>
          <table:table-cell office:value-type="string">
            <text:p>TROY, NY <text:s/>12180-- </text:p>
          </table:table-cell>
          <table:table-cell office:value-type="string">
            <text:p>2519</text:p>
          </table:table-cell>
          <table:table-cell office:value-type="string">
            <text:p>889</text:p>
          </table:table-cell>
          <table:table-cell office:value-type="string">
            <text:p>151300</text:p>
          </table:table-cell>
          <table:table-cell office:value-type="string">
            <text:p>2117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0</text:p>
          </table:table-cell>
          <table:table-cell office:value-type="string">
            <text:p>31 VINE ST</text:p>
          </table:table-cell>
          <table:table-cell office:value-type="string">
            <text:p>WASTE MANAGEMENT OF NY ,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55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1</text:p>
          </table:table-cell>
          <table:table-cell office:value-type="string">
            <text:p>33 VINE ST</text:p>
          </table:table-cell>
          <table:table-cell office:value-type="string">
            <text:p>WASTE, MANAGE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54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2</text:p>
          </table:table-cell>
          <table:table-cell office:value-type="string">
            <text:p>35 VINE ST</text:p>
          </table:table-cell>
          <table:table-cell office:value-type="string">
            <text:p>WASTE, MANAGE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96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3</text:p>
          </table:table-cell>
          <table:table-cell office:value-type="string">
            <text:p>37 VINE ST</text:p>
          </table:table-cell>
          <table:table-cell office:value-type="string">
            <text:p>WASTE, MANAG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88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4</text:p>
          </table:table-cell>
          <table:table-cell office:value-type="string">
            <text:p>39 VINE ST</text:p>
          </table:table-cell>
          <table:table-cell office:value-type="string">
            <text:p>WASTE, MANAG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88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2.1</text:p>
          </table:table-cell>
          <table:table-cell office:value-type="string">
            <text:p>REAR 185 FRANKLIN ST</text:p>
          </table:table-cell>
          <table:table-cell office:value-type="string">
            <text:p>WASTE MANAGEMENT OF NY LLC,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table:number-columns-repeated="2"/>
          <table:table-cell table:number-columns-repeated="2" office:value-type="string">
            <text:p>230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3.1</text:p>
          </table:table-cell>
          <table:table-cell office:value-type="string">
            <text:p>REAR 183 FRANKLIN ST</text:p>
          </table:table-cell>
          <table:table-cell office:value-type="string">
            <text:p>WASTE MANAGEMENT OF NY LLC,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4</text:p>
          </table:table-cell>
          <table:table-cell office:value-type="string">
            <text:p>11 GANSEVOORT ST</text:p>
          </table:table-cell>
          <table:table-cell office:value-type="string">
            <text:p>WASTE, MANAG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121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5</text:p>
          </table:table-cell>
          <table:table-cell office:value-type="string">
            <text:p>13 GANESVOORT ST</text:p>
          </table:table-cell>
          <table:table-cell office:value-type="string">
            <text:p>D &amp; H CORPORATION,</text:p>
          </table:table-cell>
          <table:table-cell office:value-type="string">
            <text:p>ATTN: CANADIAN PACIFIC LTD </text:p>
          </table:table-cell>
          <table:table-cell office:value-type="string">
            <text:p>120 S 6TH ST FL 7TH</text:p>
          </table:table-cell>
          <table:table-cell office:value-type="string">
            <text:p>MINNEAPOLIS, MN <text:s/>55402 </text:p>
          </table:table-cell>
          <table:table-cell table:number-columns-repeated="2"/>
          <table:table-cell table:number-columns-repeated="2" office:value-type="string">
            <text:p>25482</text:p>
          </table:table-cell>
          <table:table-cell office:value-type="string">
            <text:p>842</text:p>
          </table:table-cell>
          <table:table-cell office:value-type="string">
            <text:p>Ceiling Railroa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6</text:p>
          </table:table-cell>
          <table:table-cell office:value-type="string">
            <text:p>15 GANSEVOORT ST</text:p>
          </table:table-cell>
          <table:table-cell office:value-type="string">
            <text:p>WASTE MANAGEMENT OF NY LLC,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22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9</text:p>
          </table:table-cell>
          <table:table-cell office:value-type="string">
            <text:p>21 GANSEVOORT ST</text:p>
          </table:table-cell>
          <table:table-cell office:value-type="string">
            <text:p>WASTE, MANAG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office:value-type="string">
            <text:p>420200</text:p>
          </table:table-cell>
          <table:table-cell office:value-type="string">
            <text:p>2022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0</text:p>
          </table:table-cell>
          <table:table-cell office:value-type="string">
            <text:p>184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1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1</text:p>
          </table:table-cell>
          <table:table-cell office:value-type="string">
            <text:p>182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1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2</text:p>
          </table:table-cell>
          <table:table-cell office:value-type="string">
            <text:p>180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1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3</text:p>
          </table:table-cell>
          <table:table-cell office:value-type="string">
            <text:p>174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1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4</text:p>
          </table:table-cell>
          <table:table-cell office:value-type="string">
            <text:p>172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9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5</text:p>
          </table:table-cell>
          <table:table-cell office:value-type="string">
            <text:p>170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1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6.1</text:p>
          </table:table-cell>
          <table:table-cell office:value-type="string">
            <text:p>96 FOURTH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office:value-type="string">
            <text:p>207580</text:p>
          </table:table-cell>
          <table:table-cell office:value-type="string">
            <text:p>125100</text:p>
          </table:table-cell>
          <table:table-cell office:value-type="string">
            <text:p>545</text:p>
          </table:table-cell>
          <table:table-cell office:value-type="string">
            <text:p>Indoor Swimming Pool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6.2</text:p>
          </table:table-cell>
          <table:table-cell office:value-type="string">
            <text:p>88 FOURTH AVE</text:p>
          </table:table-cell>
          <table:table-cell office:value-type="string">
            <text:p>ST. JOHN'S-ST. ANN'S CHURCH,</text:p>
          </table:table-cell>
          <table:table-cell office:value-type="string">
            <text:p>C/O NOEL A. OLSEN </text:p>
          </table:table-cell>
          <table:table-cell office:value-type="string">
            <text:p>95 FOURTH AVE</text:p>
          </table:table-cell>
          <table:table-cell office:value-type="string">
            <text:p>ALBANY, NY <text:s/>12202 </text:p>
          </table:table-cell>
          <table:table-cell office:value-type="string">
            <text:p>2786</text:p>
          </table:table-cell>
          <table:table-cell office:value-type="string">
            <text:p>860</text:p>
          </table:table-cell>
          <table:table-cell office:value-type="string">
            <text:p>648200</text:p>
          </table:table-cell>
          <table:table-cell office:value-type="string">
            <text:p>67500</text:p>
          </table:table-cell>
          <table:table-cell office:value-type="string">
            <text:p>464</text:p>
          </table:table-cell>
          <table:table-cell office:value-type="string">
            <text:p>(Commercial) Office Building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7</text:p>
          </table:table-cell>
          <table:table-cell office:value-type="string">
            <text:p>360 S PEARL ST</text:p>
          </table:table-cell>
          <table:table-cell office:value-type="string">
            <text:p>VESTA PROPERTIES INC,</text:p>
          </table:table-cell>
          <table:table-cell office:value-type="string">
            <text:p><text:s/></text:p>
          </table:table-cell>
          <table:table-cell office:value-type="string">
            <text:p>41 RIVERSIDE AVE</text:p>
          </table:table-cell>
          <table:table-cell office:value-type="string">
            <text:p>RENSSELAER, NY <text:s/>12144 </text:p>
          </table:table-cell>
          <table:table-cell office:value-type="string">
            <text:p>2244</text:p>
          </table:table-cell>
          <table:table-cell office:value-type="string">
            <text:p>295</text:p>
          </table:table-cell>
          <table:table-cell office:value-type="string">
            <text:p>400000</text:p>
          </table:table-cell>
          <table:table-cell office:value-type="string">
            <text:p>141000</text:p>
          </table:table-cell>
          <table:table-cell office:value-type="string">
            <text:p>432</text:p>
          </table:table-cell>
          <table:table-cell office:value-type="string">
            <text:p>Gas Stations and Service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8.1</text:p>
          </table:table-cell>
          <table:table-cell office:value-type="string">
            <text:p>REAR 366 S PEARL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30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8.2</text:p>
          </table:table-cell>
          <table:table-cell office:value-type="string">
            <text:p>366 S PEARL ST</text:p>
          </table:table-cell>
          <table:table-cell office:value-type="string">
            <text:p>MOKHIBER, LAWRENCE</text:p>
          </table:table-cell>
          <table:table-cell office:value-type="string">
            <text:p><text:s/></text:p>
          </table:table-cell>
          <table:table-cell office:value-type="string">
            <text:p>20 ST.JAMES PL</text:p>
          </table:table-cell>
          <table:table-cell office:value-type="string">
            <text:p>ALBANY, NY <text:s/>12209 </text:p>
          </table:table-cell>
          <table:table-cell table:number-columns-repeated="2"/>
          <table:table-cell office:value-type="string">
            <text:p>219100</text:p>
          </table:table-cell>
          <table:table-cell office:value-type="string">
            <text:p>586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6</text:p>
          </table:table-cell>
          <table:table-cell office:value-type="string">
            <text:p>74 FOURTH AVE</text:p>
          </table:table-cell>
          <table:table-cell office:value-type="string">
            <text:p>ST JOHNS CHURCH OF GOD,</text:p>
          </table:table-cell>
          <table:table-cell office:value-type="string">
            <text:p>C/O REV.MCKINLEY B.JOHNSON,SR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535</text:p>
          </table:table-cell>
          <table:table-cell office:value-type="string">
            <text:p>853</text:p>
          </table:table-cell>
          <table:table-cell office:value-type="string">
            <text:p>1038000</text:p>
          </table:table-cell>
          <table:table-cell office:value-type="string">
            <text:p>313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8</text:p>
          </table:table-cell>
          <table:table-cell office:value-type="string">
            <text:p>159 FRANKLIN ST</text:p>
          </table:table-cell>
          <table:table-cell office:value-type="string">
            <text:p>FRANKLIN DOWLING A. LLC.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TON, NY <text:s/>12033 </text:p>
          </table:table-cell>
          <table:table-cell office:value-type="string">
            <text:p>2874</text:p>
          </table:table-cell>
          <table:table-cell office:value-type="string">
            <text:p>110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9</text:p>
          </table:table-cell>
          <table:table-cell office:value-type="string">
            <text:p>161 FRANKLIN ST</text:p>
          </table:table-cell>
          <table:table-cell office:value-type="string">
            <text:p>FRANKLIN DOWLING A. LLC.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ON, NY <text:s/>12033 </text:p>
          </table:table-cell>
          <table:table-cell office:value-type="string">
            <text:p>2874</text:p>
          </table:table-cell>
          <table:table-cell office:value-type="string">
            <text:p>114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17</text:p>
          </table:table-cell>
          <table:table-cell office:value-type="string">
            <text:p>465 S PEARL ST</text:p>
          </table:table-cell>
          <table:table-cell office:value-type="string">
            <text:p>LOEPER, RAYMOND J.</text:p>
          </table:table-cell>
          <table:table-cell office:value-type="string">
            <text:p><text:s/></text:p>
          </table:table-cell>
          <table:table-cell office:value-type="string">
            <text:p>1 SECOND AVE</text:p>
          </table:table-cell>
          <table:table-cell office:value-type="string">
            <text:p>ALBANY, NY <text:s/>12202 </text:p>
          </table:table-cell>
          <table:table-cell office:value-type="string">
            <text:p>2860</text:p>
          </table:table-cell>
          <table:table-cell office:value-type="string">
            <text:p>202</text:p>
          </table:table-cell>
          <table:table-cell office:value-type="string">
            <text:p>168100</text:p>
          </table:table-cell>
          <table:table-cell office:value-type="string">
            <text:p>256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18</text:p>
          </table:table-cell>
          <table:table-cell office:value-type="string">
            <text:p>463 S PEARL ST</text:p>
          </table:table-cell>
          <table:table-cell office:value-type="string">
            <text:p>ROBERTS, JAMES J.</text:p>
          </table:table-cell>
          <table:table-cell office:value-type="string">
            <text:p><text:s/></text:p>
          </table:table-cell>
          <table:table-cell office:value-type="string">
            <text:p>198 GLENMONT RD</text:p>
          </table:table-cell>
          <table:table-cell office:value-type="string">
            <text:p>GLENMONT, NY <text:s/>12077 </text:p>
          </table:table-cell>
          <table:table-cell office:value-type="string">
            <text:p>3058</text:p>
          </table:table-cell>
          <table:table-cell office:value-type="string">
            <text:p>820</text:p>
          </table:table-cell>
          <table:table-cell table:number-columns-repeated="2" office:value-type="string">
            <text:p>175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23.1</text:p>
          </table:table-cell>
          <table:table-cell office:value-type="string">
            <text:p>449 S PEARL ST</text:p>
          </table:table-cell>
          <table:table-cell office:value-type="string">
            <text:p>KEPPLER, THOMAS J.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804</text:p>
          </table:table-cell>
          <table:table-cell office:value-type="string">
            <text:p>308</text:p>
          </table:table-cell>
          <table:table-cell office:value-type="string">
            <text:p>45000</text:p>
          </table:table-cell>
          <table:table-cell office:value-type="string">
            <text:p>20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23.2</text:p>
          </table:table-cell>
          <table:table-cell office:value-type="string">
            <text:p>457 S PEARL ST</text:p>
          </table:table-cell>
          <table:table-cell office:value-type="string">
            <text:p>ROBERTS, JAMES J.</text:p>
          </table:table-cell>
          <table:table-cell office:value-type="string">
            <text:p><text:s/></text:p>
          </table:table-cell>
          <table:table-cell office:value-type="string">
            <text:p>198 GLENMONT RD</text:p>
          </table:table-cell>
          <table:table-cell office:value-type="string">
            <text:p>GLENMONT, NY <text:s/>12077 </text:p>
          </table:table-cell>
          <table:table-cell office:value-type="string">
            <text:p>3058</text:p>
          </table:table-cell>
          <table:table-cell office:value-type="string">
            <text:p>820</text:p>
          </table:table-cell>
          <table:table-cell office:value-type="string">
            <text:p>46900</text:p>
          </table:table-cell>
          <table:table-cell office:value-type="string">
            <text:p>51700</text:p>
          </table:table-cell>
          <table:table-cell office:value-type="string">
            <text:p>433</text:p>
          </table:table-cell>
          <table:table-cell office:value-type="string">
            <text:p>Auto Body, Tire Shops, Other Related Auto Sal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25</text:p>
          </table:table-cell>
          <table:table-cell office:value-type="string">
            <text:p>445 S PEARL ST</text:p>
          </table:table-cell>
          <table:table-cell office:value-type="string">
            <text:p>ROMANO, MICHAEL</text:p>
          </table:table-cell>
          <table:table-cell office:value-type="string">
            <text:p><text:s/></text:p>
          </table:table-cell>
          <table:table-cell office:value-type="string">
            <text:p>331 MADISON AVE</text:p>
          </table:table-cell>
          <table:table-cell office:value-type="string">
            <text:p>ALBANY, NY <text:s/>12210 </text:p>
          </table:table-cell>
          <table:table-cell office:value-type="string">
            <text:p>2841</text:p>
          </table:table-cell>
          <table:table-cell office:value-type="string">
            <text:p>324</text:p>
          </table:table-cell>
          <table:table-cell office:value-type="string">
            <text:p>96700</text:p>
          </table:table-cell>
          <table:table-cell office:value-type="string">
            <text:p>350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27</text:p>
          </table:table-cell>
          <table:table-cell office:value-type="string">
            <text:p>441 S PEARL ST</text:p>
          </table:table-cell>
          <table:table-cell office:value-type="string">
            <text:p>SAIF, KAZI M.</text:p>
          </table:table-cell>
          <table:table-cell office:value-type="string">
            <text:p><text:s/></text:p>
          </table:table-cell>
          <table:table-cell office:value-type="string">
            <text:p>19 ESOPUS DR</text:p>
          </table:table-cell>
          <table:table-cell office:value-type="string">
            <text:p>CLIFTON PARK, NY <text:s/>12065 </text:p>
          </table:table-cell>
          <table:table-cell office:value-type="string">
            <text:p>2018</text:p>
          </table:table-cell>
          <table:table-cell office:value-type="string">
            <text:p>12597</text:p>
          </table:table-cell>
          <table:table-cell office:value-type="string">
            <text:p>85000</text:p>
          </table:table-cell>
          <table:table-cell office:value-type="string">
            <text:p>17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28</text:p>
          </table:table-cell>
          <table:table-cell office:value-type="string">
            <text:p>439.5 S PEARL ST</text:p>
          </table:table-cell>
          <table:table-cell office:value-type="string">
            <text:p>UNIVERSAL CONCEPTS ITP,</text:p>
          </table:table-cell>
          <table:table-cell office:value-type="string">
            <text:p><text:s/></text:p>
          </table:table-cell>
          <table:table-cell office:value-type="string">
            <text:p>255 ORANGE STREET</text:p>
          </table:table-cell>
          <table:table-cell office:value-type="string">
            <text:p>ABANY, NY <text:s/>12210 </text:p>
          </table:table-cell>
          <table:table-cell office:value-type="string">
            <text:p>2020</text:p>
          </table:table-cell>
          <table:table-cell office:value-type="string">
            <text:p>5803</text:p>
          </table:table-cell>
          <table:table-cell office:value-type="string">
            <text:p>15000</text:p>
          </table:table-cell>
          <table:table-cell office:value-type="string">
            <text:p>1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0</text:p>
          </table:table-cell>
          <table:table-cell office:value-type="string">
            <text:p>437 S PEARL ST</text:p>
          </table:table-cell>
          <table:table-cell office:value-type="string">
            <text:p>SUTTON, CHARLES</text:p>
          </table:table-cell>
          <table:table-cell office:value-type="string">
            <text:p><text:s/></text:p>
          </table:table-cell>
          <table:table-cell office:value-type="string">
            <text:p>437 S PEARL ST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9236</text:p>
          </table:table-cell>
          <table:table-cell office:value-type="string">
            <text:p>149600</text:p>
          </table:table-cell>
          <table:table-cell office:value-type="string">
            <text:p>4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1</text:p>
          </table:table-cell>
          <table:table-cell office:value-type="string">
            <text:p>435 S PEARL ST</text:p>
          </table:table-cell>
          <table:table-cell office:value-type="string">
            <text:p>BHATTI, ABID</text:p>
          </table:table-cell>
          <table:table-cell office:value-type="string">
            <text:p><text:s/></text:p>
          </table:table-cell>
          <table:table-cell office:value-type="string">
            <text:p>40 CELESTE DR</text:p>
          </table:table-cell>
          <table:table-cell office:value-type="string">
            <text:p>EAST GREENBUSH, NY <text:s/>12144 </text:p>
          </table:table-cell>
          <table:table-cell office:value-type="string">
            <text:p>2974</text:p>
          </table:table-cell>
          <table:table-cell office:value-type="string">
            <text:p>1029</text:p>
          </table:table-cell>
          <table:table-cell office:value-type="string">
            <text:p>34500</text:p>
          </table:table-cell>
          <table:table-cell office:value-type="string">
            <text:p>11900</text:p>
          </table:table-cell>
          <table:table-cell office:value-type="string">
            <text:p>433</text:p>
          </table:table-cell>
          <table:table-cell office:value-type="string">
            <text:p>Auto Body, Tire Shops, Other Related Auto Sal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4</text:p>
          </table:table-cell>
          <table:table-cell office:value-type="string">
            <text:p>429 S PEARL ST</text:p>
          </table:table-cell>
          <table:table-cell office:value-type="string">
            <text:p>FRANCIS, BRIAN</text:p>
          </table:table-cell>
          <table:table-cell office:value-type="string">
            <text:p><text:s/></text:p>
          </table:table-cell>
          <table:table-cell office:value-type="string">
            <text:p>49 CLINTON ST</text:p>
          </table:table-cell>
          <table:table-cell office:value-type="string">
            <text:p>ALBANY, NY <text:s/>12202 </text:p>
          </table:table-cell>
          <table:table-cell office:value-type="string">
            <text:p>3118</text:p>
          </table:table-cell>
          <table:table-cell office:value-type="string">
            <text:p>148</text:p>
          </table:table-cell>
          <table:table-cell table:number-columns-repeated="2" office:value-type="string">
            <text:p>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5</text:p>
          </table:table-cell>
          <table:table-cell office:value-type="string">
            <text:p>427 S PEARL ST</text:p>
          </table:table-cell>
          <table:table-cell office:value-type="string">
            <text:p>ELLIS, RAY</text:p>
          </table:table-cell>
          <table:table-cell office:value-type="string">
            <text:p><text:s/></text:p>
          </table:table-cell>
          <table:table-cell office:value-type="string">
            <text:p>69 ALEXANDER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9015</text:p>
          </table:table-cell>
          <table:table-cell office:value-type="string">
            <text:p>130500</text:p>
          </table:table-cell>
          <table:table-cell office:value-type="string">
            <text:p>198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6</text:p>
          </table:table-cell>
          <table:table-cell office:value-type="string">
            <text:p>421 S PEARL ST</text:p>
          </table:table-cell>
          <table:table-cell office:value-type="string">
            <text:p>CURRAN S PEARL ST.THREE, LLC.,</text:p>
          </table:table-cell>
          <table:table-cell office:value-type="string">
            <text:p><text:s/></text:p>
          </table:table-cell>
          <table:table-cell office:value-type="string">
            <text:p>501 S PEARL ST</text:p>
          </table:table-cell>
          <table:table-cell office:value-type="string">
            <text:p>ALBANY, NY <text:s/>12202 </text:p>
          </table:table-cell>
          <table:table-cell office:value-type="string">
            <text:p>2832</text:p>
          </table:table-cell>
          <table:table-cell office:value-type="string">
            <text:p>436</text:p>
          </table:table-cell>
          <table:table-cell office:value-type="string">
            <text:p>103100</text:p>
          </table:table-cell>
          <table:table-cell office:value-type="string">
            <text:p>519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7</text:p>
          </table:table-cell>
          <table:table-cell office:value-type="string">
            <text:p>134 BROAD ST</text:p>
          </table:table-cell>
          <table:table-cell office:value-type="string">
            <text:p>MC CLOSKEY COMMUNITY SERV CORP,</text:p>
          </table:table-cell>
          <table:table-cell office:value-type="string">
            <text:p><text:s/></text:p>
          </table:table-cell>
          <table:table-cell office:value-type="string">
            <text:p>41 N MAIN AVE</text:p>
          </table:table-cell>
          <table:table-cell office:value-type="string">
            <text:p>ALBANY, NY <text:s/>12203 </text:p>
          </table:table-cell>
          <table:table-cell table:number-columns-repeated="2"/>
          <table:table-cell office:value-type="string">
            <text:p>45000</text:p>
          </table:table-cell>
          <table:table-cell office:value-type="string">
            <text:p>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8</text:p>
          </table:table-cell>
          <table:table-cell office:value-type="string">
            <text:p>136 BROAD ST</text:p>
          </table:table-cell>
          <table:table-cell office:value-type="string">
            <text:p>MC CLOSKEY COMMUNITY SERV CORP,</text:p>
          </table:table-cell>
          <table:table-cell office:value-type="string">
            <text:p><text:s/></text:p>
          </table:table-cell>
          <table:table-cell office:value-type="string">
            <text:p>41 N MAIN AVE</text:p>
          </table:table-cell>
          <table:table-cell office:value-type="string">
            <text:p>ALBANY, NY <text:s/>12203 </text:p>
          </table:table-cell>
          <table:table-cell office:value-type="string">
            <text:p>2450</text:p>
          </table:table-cell>
          <table:table-cell office:value-type="string">
            <text:p>629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9</text:p>
          </table:table-cell>
          <table:table-cell office:value-type="string">
            <text:p>138 BROAD ST</text:p>
          </table:table-cell>
          <table:table-cell office:value-type="string">
            <text:p>MC CLOSKEY COMMUNITY SERV CORP,</text:p>
          </table:table-cell>
          <table:table-cell office:value-type="string">
            <text:p><text:s/></text:p>
          </table:table-cell>
          <table:table-cell office:value-type="string">
            <text:p>41 N MAIN AVE</text:p>
          </table:table-cell>
          <table:table-cell office:value-type="string">
            <text:p>ALBANY, NY <text:s/>12203 </text:p>
          </table:table-cell>
          <table:table-cell table:number-columns-repeated="2"/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0</text:p>
          </table:table-cell>
          <table:table-cell office:value-type="string">
            <text:p>140 BROAD ST</text:p>
          </table:table-cell>
          <table:table-cell office:value-type="string">
            <text:p>RANGE, KAREN</text:p>
          </table:table-cell>
          <table:table-cell office:value-type="string">
            <text:p><text:s/></text:p>
          </table:table-cell>
          <table:table-cell office:value-type="string">
            <text:p>339 STRATFORD RD</text:p>
          </table:table-cell>
          <table:table-cell office:value-type="string">
            <text:p>BROOKLYN, NY <text:s/>11218 </text:p>
          </table:table-cell>
          <table:table-cell office:value-type="string">
            <text:p>3058</text:p>
          </table:table-cell>
          <table:table-cell office:value-type="string">
            <text:p>708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1</text:p>
          </table:table-cell>
          <table:table-cell office:value-type="string">
            <text:p>142 BROAD ST</text:p>
          </table:table-cell>
          <table:table-cell office:value-type="string">
            <text:p>RANGE, KAREN</text:p>
          </table:table-cell>
          <table:table-cell office:value-type="string">
            <text:p><text:s/></text:p>
          </table:table-cell>
          <table:table-cell office:value-type="string">
            <text:p>339 STRATFORD RD</text:p>
          </table:table-cell>
          <table:table-cell office:value-type="string">
            <text:p>BROOKLYN, NY <text:s/>11218 </text:p>
          </table:table-cell>
          <table:table-cell office:value-type="string">
            <text:p>3058</text:p>
          </table:table-cell>
          <table:table-cell office:value-type="string">
            <text:p>708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2</text:p>
          </table:table-cell>
          <table:table-cell office:value-type="string">
            <text:p>144 BROAD ST</text:p>
          </table:table-cell>
          <table:table-cell office:value-type="string">
            <text:p>JACKSON, ELISA TROCHE</text:p>
          </table:table-cell>
          <table:table-cell office:value-type="string">
            <text:p><text:s/></text:p>
          </table:table-cell>
          <table:table-cell office:value-type="string">
            <text:p>2552 FAWN RDG</text:p>
          </table:table-cell>
          <table:table-cell office:value-type="string">
            <text:p>CASTLETON, NY <text:s/>12033 </text:p>
          </table:table-cell>
          <table:table-cell office:value-type="string">
            <text:p>2779</text:p>
          </table:table-cell>
          <table:table-cell office:value-type="string">
            <text:p>533</text:p>
          </table:table-cell>
          <table:table-cell office:value-type="string">
            <text:p>25000</text:p>
          </table:table-cell>
          <table:table-cell office:value-type="string">
            <text:p>67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3</text:p>
          </table:table-cell>
          <table:table-cell office:value-type="string">
            <text:p>146 BROAD ST</text:p>
          </table:table-cell>
          <table:table-cell office:value-type="string">
            <text:p>GUL, SEEMA</text:p>
          </table:table-cell>
          <table:table-cell office:value-type="string">
            <text:p><text:s/></text:p>
          </table:table-cell>
          <table:table-cell office:value-type="string">
            <text:p>441 S PEARL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20927</text:p>
          </table:table-cell>
          <table:table-cell office:value-type="string">
            <text:p>15000</text:p>
          </table:table-cell>
          <table:table-cell office:value-type="string">
            <text:p>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4</text:p>
          </table:table-cell>
          <table:table-cell office:value-type="string">
            <text:p>148 BROAD ST</text:p>
          </table:table-cell>
          <table:table-cell office:value-type="string">
            <text:p>FOX, JOSEPH</text:p>
          </table:table-cell>
          <table:table-cell office:value-type="string">
            <text:p><text:s/></text:p>
          </table:table-cell>
          <table:table-cell office:value-type="string">
            <text:p>248 ELM AVE</text:p>
          </table:table-cell>
          <table:table-cell office:value-type="string">
            <text:p>DELMAR, NY <text:s/>12054 </text:p>
          </table:table-cell>
          <table:table-cell office:value-type="string">
            <text:p>2788</text:p>
          </table:table-cell>
          <table:table-cell office:value-type="string">
            <text:p>281</text:p>
          </table:table-cell>
          <table:table-cell office:value-type="string">
            <text:p>52000</text:p>
          </table:table-cell>
          <table:table-cell office:value-type="string">
            <text:p>10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5</text:p>
          </table:table-cell>
          <table:table-cell office:value-type="string">
            <text:p>150 BROAD ST</text:p>
          </table:table-cell>
          <table:table-cell office:value-type="string">
            <text:p>KEPPLER, THOMAS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729</text:p>
          </table:table-cell>
          <table:table-cell office:value-type="string">
            <text:p>230</text:p>
          </table:table-cell>
          <table:table-cell office:value-type="string">
            <text:p>46000</text:p>
          </table:table-cell>
          <table:table-cell office:value-type="string">
            <text:p>9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6</text:p>
          </table:table-cell>
          <table:table-cell office:value-type="string">
            <text:p>152 BROAD ST</text:p>
          </table:table-cell>
          <table:table-cell office:value-type="string">
            <text:p>FOX, JOSEPH</text:p>
          </table:table-cell>
          <table:table-cell office:value-type="string">
            <text:p><text:s/></text:p>
          </table:table-cell>
          <table:table-cell office:value-type="string">
            <text:p>248 ELM AVE</text:p>
          </table:table-cell>
          <table:table-cell office:value-type="string">
            <text:p>DELMAR, NY <text:s/>12054 </text:p>
          </table:table-cell>
          <table:table-cell office:value-type="string">
            <text:p>2788</text:p>
          </table:table-cell>
          <table:table-cell office:value-type="string">
            <text:p>283</text:p>
          </table:table-cell>
          <table:table-cell office:value-type="string">
            <text:p>58000</text:p>
          </table:table-cell>
          <table:table-cell office:value-type="string">
            <text:p>11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7</text:p>
          </table:table-cell>
          <table:table-cell office:value-type="string">
            <text:p>154 BROAD ST</text:p>
          </table:table-cell>
          <table:table-cell office:value-type="string">
            <text:p>SADDAM, MOHAMMED</text:p>
          </table:table-cell>
          <table:table-cell office:value-type="string">
            <text:p><text:s/></text:p>
          </table:table-cell>
          <table:table-cell office:value-type="string">
            <text:p>3511 PUTNAM PL APT 3B</text:p>
          </table:table-cell>
          <table:table-cell office:value-type="string">
            <text:p>BRONX, NY <text:s/>10467 </text:p>
          </table:table-cell>
          <table:table-cell office:value-type="string">
            <text:p>2019</text:p>
          </table:table-cell>
          <table:table-cell office:value-type="string">
            <text:p>14642</text:p>
          </table:table-cell>
          <table:table-cell office:value-type="string">
            <text:p>15000</text:p>
          </table:table-cell>
          <table:table-cell office:value-type="string">
            <text:p>5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8</text:p>
          </table:table-cell>
          <table:table-cell office:value-type="string">
            <text:p>156 BROAD ST</text:p>
          </table:table-cell>
          <table:table-cell office:value-type="string">
            <text:p>AVERY, CHRISTOPHER M.</text:p>
          </table:table-cell>
          <table:table-cell office:value-type="string">
            <text:p><text:s/></text:p>
          </table:table-cell>
          <table:table-cell office:value-type="string">
            <text:p>289 3RD AVE EXT</text:p>
          </table:table-cell>
          <table:table-cell office:value-type="string">
            <text:p>RENSSELAER, NY <text:s/>12144 </text:p>
          </table:table-cell>
          <table:table-cell office:value-type="string">
            <text:p>3092</text:p>
          </table:table-cell>
          <table:table-cell office:value-type="string">
            <text:p>1159</text:p>
          </table:table-cell>
          <table:table-cell office:value-type="string">
            <text:p>56000</text:p>
          </table:table-cell>
          <table:table-cell office:value-type="string">
            <text:p>11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9</text:p>
          </table:table-cell>
          <table:table-cell office:value-type="string">
            <text:p>158 BROAD ST</text:p>
          </table:table-cell>
          <table:table-cell office:value-type="string">
            <text:p>JEAN-PIERRE, MITHCY</text:p>
          </table:table-cell>
          <table:table-cell office:value-type="string">
            <text:p><text:s/></text:p>
          </table:table-cell>
          <table:table-cell office:value-type="string">
            <text:p>158 BROAD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574</text:p>
          </table:table-cell>
          <table:table-cell office:value-type="string">
            <text:p>25000</text:p>
          </table:table-cell>
          <table:table-cell office:value-type="string">
            <text:p>9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0</text:p>
          </table:table-cell>
          <table:table-cell office:value-type="string">
            <text:p>160 BROAD ST</text:p>
          </table:table-cell>
          <table:table-cell office:value-type="string">
            <text:p>HOLLAND-EVANS, SHARASIA E.</text:p>
          </table:table-cell>
          <table:table-cell office:value-type="string">
            <text:p><text:s/></text:p>
          </table:table-cell>
          <table:table-cell office:value-type="string">
            <text:p>160 BROAD ST</text:p>
          </table:table-cell>
          <table:table-cell office:value-type="string">
            <text:p>ALBANY, NY <text:s/>12202 </text:p>
          </table:table-cell>
          <table:table-cell office:value-type="string">
            <text:p>3093</text:p>
          </table:table-cell>
          <table:table-cell office:value-type="string">
            <text:p>943</text:p>
          </table:table-cell>
          <table:table-cell office:value-type="string">
            <text:p>61000</text:p>
          </table:table-cell>
          <table:table-cell office:value-type="string">
            <text:p>12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1</text:p>
          </table:table-cell>
          <table:table-cell office:value-type="string">
            <text:p>162 BROAD ST</text:p>
          </table:table-cell>
          <table:table-cell office:value-type="string">
            <text:p>SENAT, JEAN D.</text:p>
          </table:table-cell>
          <table:table-cell office:value-type="string">
            <text:p><text:s/></text:p>
          </table:table-cell>
          <table:table-cell office:value-type="string">
            <text:p>162 BROAD ST</text:p>
          </table:table-cell>
          <table:table-cell office:value-type="string">
            <text:p>ALBANY, NY <text:s/>12202 </text:p>
          </table:table-cell>
          <table:table-cell office:value-type="string">
            <text:p>3041</text:p>
          </table:table-cell>
          <table:table-cell office:value-type="string">
            <text:p>346</text:p>
          </table:table-cell>
          <table:table-cell office:value-type="string">
            <text:p>15000</text:p>
          </table:table-cell>
          <table:table-cell office:value-type="string">
            <text:p>55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2</text:p>
          </table:table-cell>
          <table:table-cell office:value-type="string">
            <text:p>164 BROAD ST</text:p>
          </table:table-cell>
          <table:table-cell office:value-type="string">
            <text:p>JACKSON, ELISA TROCHE</text:p>
          </table:table-cell>
          <table:table-cell office:value-type="string">
            <text:p><text:s/></text:p>
          </table:table-cell>
          <table:table-cell office:value-type="string">
            <text:p>164 BROAD ST</text:p>
          </table:table-cell>
          <table:table-cell office:value-type="string">
            <text:p>ALBANY, NY <text:s/>12202 </text:p>
          </table:table-cell>
          <table:table-cell office:value-type="string">
            <text:p>2766</text:p>
          </table:table-cell>
          <table:table-cell office:value-type="string">
            <text:p>303</text:p>
          </table:table-cell>
          <table:table-cell office:value-type="string">
            <text:p>15000</text:p>
          </table:table-cell>
          <table:table-cell office:value-type="string">
            <text:p>51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3</text:p>
          </table:table-cell>
          <table:table-cell office:value-type="string">
            <text:p>166 BROAD ST</text:p>
          </table:table-cell>
          <table:table-cell office:value-type="string">
            <text:p>HENRY, ROGER</text:p>
          </table:table-cell>
          <table:table-cell office:value-type="string">
            <text:p><text:s/></text:p>
          </table:table-cell>
          <table:table-cell office:value-type="string">
            <text:p>157 W THIRD ST</text:p>
          </table:table-cell>
          <table:table-cell office:value-type="string">
            <text:p>MT VERNON, NY <text:s/>10550 </text:p>
          </table:table-cell>
          <table:table-cell office:value-type="string">
            <text:p>2996</text:p>
          </table:table-cell>
          <table:table-cell office:value-type="string">
            <text:p>1037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4</text:p>
          </table:table-cell>
          <table:table-cell office:value-type="string">
            <text:p>170 BROAD ST</text:p>
          </table:table-cell>
          <table:table-cell office:value-type="string">
            <text:p>GECEWICZ, RONALD A.</text:p>
          </table:table-cell>
          <table:table-cell office:value-type="string">
            <text:p><text:s/></text:p>
          </table:table-cell>
          <table:table-cell office:value-type="string">
            <text:p>17 QUINCY ST</text:p>
          </table:table-cell>
          <table:table-cell office:value-type="string">
            <text:p>ALBANY, NY <text:s/>12205 </text:p>
          </table:table-cell>
          <table:table-cell office:value-type="string">
            <text:p>3109</text:p>
          </table:table-cell>
          <table:table-cell office:value-type="string">
            <text:p>244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5</text:p>
          </table:table-cell>
          <table:table-cell office:value-type="string">
            <text:p>172 BROAD ST</text:p>
          </table:table-cell>
          <table:table-cell office:value-type="string">
            <text:p>GECEWICZ, RONALD A.</text:p>
          </table:table-cell>
          <table:table-cell office:value-type="string">
            <text:p><text:s/></text:p>
          </table:table-cell>
          <table:table-cell office:value-type="string">
            <text:p>17 QUINCY ST</text:p>
          </table:table-cell>
          <table:table-cell office:value-type="string">
            <text:p>ALBANY, NY <text:s/>12205 </text:p>
          </table:table-cell>
          <table:table-cell office:value-type="string">
            <text:p>3109</text:p>
          </table:table-cell>
          <table:table-cell office:value-type="string">
            <text:p>244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6</text:p>
          </table:table-cell>
          <table:table-cell office:value-type="string">
            <text:p>174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17504</text:p>
          </table:table-cell>
          <table:table-cell office:value-type="string">
            <text:p>75000</text:p>
          </table:table-cell>
          <table:table-cell office:value-type="string">
            <text:p>16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9</text:p>
          </table:table-cell>
          <table:table-cell office:value-type="string">
            <text:p>5 SECOND AVE</text:p>
          </table:table-cell>
          <table:table-cell office:value-type="string">
            <text:p>BANKS, SEBASTIAN</text:p>
          </table:table-cell>
          <table:table-cell office:value-type="string">
            <text:p><text:s/></text:p>
          </table:table-cell>
          <table:table-cell office:value-type="string">
            <text:p>128 SECOND AVE</text:p>
          </table:table-cell>
          <table:table-cell office:value-type="string">
            <text:p>ALBANY, NY <text:s/>12202 </text:p>
          </table:table-cell>
          <table:table-cell office:value-type="string">
            <text:p>2942</text:p>
          </table:table-cell>
          <table:table-cell office:value-type="string">
            <text:p>1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</text:p>
          </table:table-cell>
          <table:table-cell office:value-type="string">
            <text:p>118 CLINTON ST</text:p>
          </table:table-cell>
          <table:table-cell office:value-type="string">
            <text:p>JOHNSON, HAROLD D.</text:p>
          </table:table-cell>
          <table:table-cell office:value-type="string">
            <text:p><text:s/></text:p>
          </table:table-cell>
          <table:table-cell office:value-type="string">
            <text:p>518 EAST ST ST</text:p>
          </table:table-cell>
          <table:table-cell office:value-type="string">
            <text:p>RENSSELAER, NY <text:s/>12144 </text:p>
          </table:table-cell>
          <table:table-cell office:value-type="string">
            <text:p>3135</text:p>
          </table:table-cell>
          <table:table-cell office:value-type="string">
            <text:p>984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0</text:p>
          </table:table-cell>
          <table:table-cell office:value-type="string">
            <text:p>129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#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7600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1</text:p>
          </table:table-cell>
          <table:table-cell office:value-type="string">
            <text:p>131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2</text:p>
          </table:table-cell>
          <table:table-cell office:value-type="string">
            <text:p>133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17504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3</text:p>
          </table:table-cell>
          <table:table-cell office:value-type="string">
            <text:p>135 BROAD ST</text:p>
          </table:table-cell>
          <table:table-cell office:value-type="string">
            <text:p>HEIMERDINGER, JONATHAN C.</text:p>
          </table:table-cell>
          <table:table-cell office:value-type="string">
            <text:p><text:s/></text:p>
          </table:table-cell>
          <table:table-cell office:value-type="string">
            <text:p>49 DEVON RD</text:p>
          </table:table-cell>
          <table:table-cell office:value-type="string">
            <text:p>DELMAR, NY <text:s/>12054 </text:p>
          </table:table-cell>
          <table:table-cell office:value-type="string">
            <text:p>3036</text:p>
          </table:table-cell>
          <table:table-cell office:value-type="string">
            <text:p>292</text:p>
          </table:table-cell>
          <table:table-cell office:value-type="string">
            <text:p>5000</text:p>
          </table:table-cell>
          <table:table-cell office:value-type="string">
            <text:p>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4</text:p>
          </table:table-cell>
          <table:table-cell office:value-type="string">
            <text:p>137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080</text:p>
          </table:table-cell>
          <table:table-cell office:value-type="string">
            <text:p>978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5</text:p>
          </table:table-cell>
          <table:table-cell office:value-type="string">
            <text:p>139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6</text:p>
          </table:table-cell>
          <table:table-cell office:value-type="string">
            <text:p>141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38</text:p>
          </table:table-cell>
          <table:table-cell office:value-type="string">
            <text:p>1117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7</text:p>
          </table:table-cell>
          <table:table-cell office:value-type="string">
            <text:p>143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8</text:p>
          </table:table-cell>
          <table:table-cell office:value-type="string">
            <text:p>145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1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9</text:p>
          </table:table-cell>
          <table:table-cell office:value-type="string">
            <text:p>147 BROAD ST</text:p>
          </table:table-cell>
          <table:table-cell office:value-type="string">
            <text:p>KEPPLER, THOMAS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713</text:p>
          </table:table-cell>
          <table:table-cell office:value-type="string">
            <text:p>766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</text:p>
          </table:table-cell>
          <table:table-cell office:value-type="string">
            <text:p>18 THIRD AVE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0</text:p>
          </table:table-cell>
          <table:table-cell office:value-type="string">
            <text:p>149 BROAD ST</text:p>
          </table:table-cell>
          <table:table-cell office:value-type="string">
            <text:p>KEPPLER, THOMAS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713</text:p>
          </table:table-cell>
          <table:table-cell office:value-type="string">
            <text:p>766</text:p>
          </table:table-cell>
          <table:table-cell office:value-type="string">
            <text:p>36000</text:p>
          </table:table-cell>
          <table:table-cell office:value-type="string">
            <text:p>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1</text:p>
          </table:table-cell>
          <table:table-cell office:value-type="string">
            <text:p>151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2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2</text:p>
          </table:table-cell>
          <table:table-cell office:value-type="string">
            <text:p>153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2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3</text:p>
          </table:table-cell>
          <table:table-cell office:value-type="string">
            <text:p>BROAD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3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4</text:p>
          </table:table-cell>
          <table:table-cell office:value-type="string">
            <text:p>9 SECOND AVE</text:p>
          </table:table-cell>
          <table:table-cell office:value-type="string">
            <text:p>BANKS, SHALAEKO ANTWON</text:p>
          </table:table-cell>
          <table:table-cell office:value-type="string">
            <text:p><text:s/></text:p>
          </table:table-cell>
          <table:table-cell office:value-type="string">
            <text:p>PO BOX 66558</text:p>
          </table:table-cell>
          <table:table-cell office:value-type="string">
            <text:p>ALBANY, NY <text:s/>12206 </text:p>
          </table:table-cell>
          <table:table-cell office:value-type="string">
            <text:p>3140</text:p>
          </table:table-cell>
          <table:table-cell office:value-type="string">
            <text:p>796</text:p>
          </table:table-cell>
          <table:table-cell office:value-type="string">
            <text:p>21000</text:p>
          </table:table-cell>
          <table:table-cell office:value-type="string">
            <text:p>4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5</text:p>
          </table:table-cell>
          <table:table-cell office:value-type="string">
            <text:p>11 SECOND AVE</text:p>
          </table:table-cell>
          <table:table-cell office:value-type="string">
            <text:p>BANKS, SHUAYB</text:p>
          </table:table-cell>
          <table:table-cell office:value-type="string">
            <text:p><text:s/></text:p>
          </table:table-cell>
          <table:table-cell office:value-type="string">
            <text:p>128 SECOND AVE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11736</text:p>
          </table:table-cell>
          <table:table-cell office:value-type="string">
            <text:p>10000</text:p>
          </table:table-cell>
          <table:table-cell office:value-type="string">
            <text:p>26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6</text:p>
          </table:table-cell>
          <table:table-cell office:value-type="string">
            <text:p>13 SECOND AVE</text:p>
          </table:table-cell>
          <table:table-cell office:value-type="string">
            <text:p>KEPPLER, THOMAS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674</text:p>
          </table:table-cell>
          <table:table-cell office:value-type="string">
            <text:p>758</text:p>
          </table:table-cell>
          <table:table-cell office:value-type="string">
            <text:p>35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7</text:p>
          </table:table-cell>
          <table:table-cell office:value-type="string">
            <text:p>15 SECOND AVE</text:p>
          </table:table-cell>
          <table:table-cell office:value-type="string">
            <text:p>KEPPLER, THOMAS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674</text:p>
          </table:table-cell>
          <table:table-cell office:value-type="string">
            <text:p>758</text:p>
          </table:table-cell>
          <table:table-cell office:value-type="string">
            <text:p>18000</text:p>
          </table:table-cell>
          <table:table-cell office:value-type="string">
            <text:p>3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8</text:p>
          </table:table-cell>
          <table:table-cell office:value-type="string">
            <text:p>23 SECOND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9</text:p>
          </table:table-cell>
          <table:table-cell office:value-type="string">
            <text:p>152 CLINTON ST</text:p>
          </table:table-cell>
          <table:table-cell office:value-type="string">
            <text:p>CARTER, BETRAND</text:p>
          </table:table-cell>
          <table:table-cell office:value-type="string">
            <text:p><text:s/></text:p>
          </table:table-cell>
          <table:table-cell office:value-type="string">
            <text:p>PO BOX 843</text:p>
          </table:table-cell>
          <table:table-cell office:value-type="string">
            <text:p>ALBANY, NY <text:s/>12201 </text:p>
          </table:table-cell>
          <table:table-cell office:value-type="string">
            <text:p>2518</text:p>
          </table:table-cell>
          <table:table-cell office:value-type="string">
            <text:p>386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</text:p>
          </table:table-cell>
          <table:table-cell office:value-type="string">
            <text:p>117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22316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0</text:p>
          </table:table-cell>
          <table:table-cell office:value-type="string">
            <text:p>150 CLINTON ST</text:p>
          </table:table-cell>
          <table:table-cell office:value-type="string">
            <text:p>CARTER, BERTRAND A.</text:p>
          </table:table-cell>
          <table:table-cell office:value-type="string">
            <text:p><text:s/></text:p>
          </table:table-cell>
          <table:table-cell office:value-type="string">
            <text:p>PO BOX 843</text:p>
          </table:table-cell>
          <table:table-cell office:value-type="string">
            <text:p>ALBANY, NY <text:s/>12201 </text:p>
          </table:table-cell>
          <table:table-cell office:value-type="string">
            <text:p>2518</text:p>
          </table:table-cell>
          <table:table-cell office:value-type="string">
            <text:p>386</text:p>
          </table:table-cell>
          <table:table-cell office:value-type="string">
            <text:p>36000</text:p>
          </table:table-cell>
          <table:table-cell office:value-type="string">
            <text:p>8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1</text:p>
          </table:table-cell>
          <table:table-cell office:value-type="string">
            <text:p>148 CLINTON ST</text:p>
          </table:table-cell>
          <table:table-cell office:value-type="string">
            <text:p>FOX, JOSEPH</text:p>
          </table:table-cell>
          <table:table-cell office:value-type="string">
            <text:p><text:s/></text:p>
          </table:table-cell>
          <table:table-cell office:value-type="string">
            <text:p>248 ELM AVE</text:p>
          </table:table-cell>
          <table:table-cell office:value-type="string">
            <text:p>DELMAR, NY <text:s/>12054 </text:p>
          </table:table-cell>
          <table:table-cell office:value-type="string">
            <text:p>2788</text:p>
          </table:table-cell>
          <table:table-cell office:value-type="string">
            <text:p>279</text:p>
          </table:table-cell>
          <table:table-cell office:value-type="string">
            <text:p>40000</text:p>
          </table:table-cell>
          <table:table-cell office:value-type="string">
            <text:p>8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2</text:p>
          </table:table-cell>
          <table:table-cell office:value-type="string">
            <text:p>146 CLINTON ST</text:p>
          </table:table-cell>
          <table:table-cell office:value-type="string">
            <text:p>HISTORUC TEUNIS PROPERTIES,LLC,</text:p>
          </table:table-cell>
          <table:table-cell office:value-type="string">
            <text:p><text:s/></text:p>
          </table:table-cell>
          <table:table-cell office:value-type="string">
            <text:p>99 S LAKE AVE</text:p>
          </table:table-cell>
          <table:table-cell office:value-type="string">
            <text:p>ALBANY, NY <text:s/>12208 </text:p>
          </table:table-cell>
          <table:table-cell office:value-type="string">
            <text:p>2981</text:p>
          </table:table-cell>
          <table:table-cell office:value-type="string">
            <text:p>572</text:p>
          </table:table-cell>
          <table:table-cell office:value-type="string">
            <text:p>60000</text:p>
          </table:table-cell>
          <table:table-cell office:value-type="string">
            <text:p>12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3</text:p>
          </table:table-cell>
          <table:table-cell office:value-type="string">
            <text:p>144 CLINTON ST</text:p>
          </table:table-cell>
          <table:table-cell office:value-type="string">
            <text:p>TERRELL, ANN LEVOURS</text:p>
          </table:table-cell>
          <table:table-cell office:value-type="string">
            <text:p><text:s/></text:p>
          </table:table-cell>
          <table:table-cell office:value-type="string">
            <text:p>PO BOX 274</text:p>
          </table:table-cell>
          <table:table-cell office:value-type="string">
            <text:p>ALBANY, NY <text:s/>12201 </text:p>
          </table:table-cell>
          <table:table-cell office:value-type="string">
            <text:p>2630</text:p>
          </table:table-cell>
          <table:table-cell office:value-type="string">
            <text:p>903</text:p>
          </table:table-cell>
          <table:table-cell office:value-type="string">
            <text:p>66000</text:p>
          </table:table-cell>
          <table:table-cell office:value-type="string">
            <text:p>1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4</text:p>
          </table:table-cell>
          <table:table-cell office:value-type="string">
            <text:p>142 CLINTON ST</text:p>
          </table:table-cell>
          <table:table-cell office:value-type="string">
            <text:p>TERRELL, ANN LEVOURS</text:p>
          </table:table-cell>
          <table:table-cell office:value-type="string">
            <text:p><text:s/></text:p>
          </table:table-cell>
          <table:table-cell office:value-type="string">
            <text:p>144 CLINTON ST</text:p>
          </table:table-cell>
          <table:table-cell office:value-type="string">
            <text:p>ALBANY, NY <text:s/>12202 </text:p>
          </table:table-cell>
          <table:table-cell office:value-type="string">
            <text:p>2710</text:p>
          </table:table-cell>
          <table:table-cell office:value-type="string">
            <text:p>623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5</text:p>
          </table:table-cell>
          <table:table-cell office:value-type="string">
            <text:p>140 CLINTON ST</text:p>
          </table:table-cell>
          <table:table-cell office:value-type="string">
            <text:p>RANGE, KAREN</text:p>
          </table:table-cell>
          <table:table-cell office:value-type="string">
            <text:p><text:s/></text:p>
          </table:table-cell>
          <table:table-cell office:value-type="string">
            <text:p>339 STRATFORD RD</text:p>
          </table:table-cell>
          <table:table-cell office:value-type="string">
            <text:p>BROOKLYN, NY <text:s/>11218 </text:p>
          </table:table-cell>
          <table:table-cell office:value-type="string">
            <text:p>3057</text:p>
          </table:table-cell>
          <table:table-cell office:value-type="string">
            <text:p>1023</text:p>
          </table:table-cell>
          <table:table-cell office:value-type="string">
            <text:p>45000</text:p>
          </table:table-cell>
          <table:table-cell office:value-type="string">
            <text:p>61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6</text:p>
          </table:table-cell>
          <table:table-cell office:value-type="string">
            <text:p>138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7</text:p>
          </table:table-cell>
          <table:table-cell office:value-type="string">
            <text:p>136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8</text:p>
          </table:table-cell>
          <table:table-cell office:value-type="string">
            <text:p>134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9</text:p>
          </table:table-cell>
          <table:table-cell office:value-type="string">
            <text:p>132 CLINTON ST</text:p>
          </table:table-cell>
          <table:table-cell office:value-type="string">
            <text:p>HAMID, MOHAMED</text:p>
          </table:table-cell>
          <table:table-cell office:value-type="string">
            <text:p><text:s/></text:p>
          </table:table-cell>
          <table:table-cell office:value-type="string">
            <text:p>101-34 117TH ST</text:p>
          </table:table-cell>
          <table:table-cell office:value-type="string">
            <text:p>QUEENS, NY <text:s/>11419 </text:p>
          </table:table-cell>
          <table:table-cell office:value-type="string">
            <text:p>2790</text:p>
          </table:table-cell>
          <table:table-cell office:value-type="string">
            <text:p>214</text:p>
          </table:table-cell>
          <table:table-cell office:value-type="string">
            <text:p>15000</text:p>
          </table:table-cell>
          <table:table-cell office:value-type="string">
            <text:p>5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0</text:p>
          </table:table-cell>
          <table:table-cell office:value-type="string">
            <text:p>130 CLINTON ST</text:p>
          </table:table-cell>
          <table:table-cell office:value-type="string">
            <text:p>JEANOTTE, ROBERT</text:p>
          </table:table-cell>
          <table:table-cell office:value-type="string">
            <text:p><text:s/></text:p>
          </table:table-cell>
          <table:table-cell office:value-type="string">
            <text:p>128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8762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1</text:p>
          </table:table-cell>
          <table:table-cell office:value-type="string">
            <text:p>128 CLINTON ST</text:p>
          </table:table-cell>
          <table:table-cell office:value-type="string">
            <text:p>HAMID, MOHAMED</text:p>
          </table:table-cell>
          <table:table-cell office:value-type="string">
            <text:p><text:s/></text:p>
          </table:table-cell>
          <table:table-cell office:value-type="string">
            <text:p>101-34 117TH ST</text:p>
          </table:table-cell>
          <table:table-cell office:value-type="string">
            <text:p>QUEENS, NY <text:s/>11419 </text:p>
          </table:table-cell>
          <table:table-cell office:value-type="string">
            <text:p>2790</text:p>
          </table:table-cell>
          <table:table-cell office:value-type="string">
            <text:p>211</text:p>
          </table:table-cell>
          <table:table-cell office:value-type="string">
            <text:p>70000</text:p>
          </table:table-cell>
          <table:table-cell office:value-type="string">
            <text:p>15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2</text:p>
          </table:table-cell>
          <table:table-cell office:value-type="string">
            <text:p>126 CLINTON ST</text:p>
          </table:table-cell>
          <table:table-cell office:value-type="string">
            <text:p>SINGH, VEDANAND J.</text:p>
          </table:table-cell>
          <table:table-cell office:value-type="string">
            <text:p><text:s/></text:p>
          </table:table-cell>
          <table:table-cell office:value-type="string">
            <text:p>7727 CHINKAPIN CT</text:p>
          </table:table-cell>
          <table:table-cell office:value-type="string">
            <text:p>ORLANDO , FL <text:s/>32818 </text:p>
          </table:table-cell>
          <table:table-cell office:value-type="string">
            <text:p>2751</text:p>
          </table:table-cell>
          <table:table-cell office:value-type="string">
            <text:p>1104</text:p>
          </table:table-cell>
          <table:table-cell office:value-type="string">
            <text:p>14000</text:p>
          </table:table-cell>
          <table:table-cell office:value-type="string">
            <text:p>2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3</text:p>
          </table:table-cell>
          <table:table-cell office:value-type="string">
            <text:p>124 CLINTON ST</text:p>
          </table:table-cell>
          <table:table-cell office:value-type="string">
            <text:p>JOHNSON, HAROLD</text:p>
          </table:table-cell>
          <table:table-cell office:value-type="string">
            <text:p><text:s/></text:p>
          </table:table-cell>
          <table:table-cell office:value-type="string">
            <text:p>518 EAST ST</text:p>
          </table:table-cell>
          <table:table-cell office:value-type="string">
            <text:p>RENSSELAER, NY <text:s/>12144 </text:p>
          </table:table-cell>
          <table:table-cell office:value-type="string">
            <text:p>2017</text:p>
          </table:table-cell>
          <table:table-cell office:value-type="string">
            <text:p>5475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4</text:p>
          </table:table-cell>
          <table:table-cell office:value-type="string">
            <text:p>122 CLINTON ST</text:p>
          </table:table-cell>
          <table:table-cell office:value-type="string">
            <text:p>JOHNSON, HAROLD D.</text:p>
          </table:table-cell>
          <table:table-cell office:value-type="string">
            <text:p><text:s/></text:p>
          </table:table-cell>
          <table:table-cell office:value-type="string">
            <text:p>518 EAST ST</text:p>
          </table:table-cell>
          <table:table-cell office:value-type="string">
            <text:p>RENSSELAER, NY <text:s/>12144 </text:p>
          </table:table-cell>
          <table:table-cell office:value-type="string">
            <text:p>3135</text:p>
          </table:table-cell>
          <table:table-cell office:value-type="string">
            <text:p>984</text:p>
          </table:table-cell>
          <table:table-cell office:value-type="string">
            <text:p>40000</text:p>
          </table:table-cell>
          <table:table-cell office:value-type="string">
            <text:p>16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5</text:p>
          </table:table-cell>
          <table:table-cell office:value-type="string">
            <text:p>120 CLINTON ST</text:p>
          </table:table-cell>
          <table:table-cell office:value-type="string">
            <text:p>JOHNSON, HAROLD D.</text:p>
          </table:table-cell>
          <table:table-cell office:value-type="string">
            <text:p><text:s/></text:p>
          </table:table-cell>
          <table:table-cell office:value-type="string">
            <text:p>518 EAST ST</text:p>
          </table:table-cell>
          <table:table-cell office:value-type="string">
            <text:p>RENSSELAER, NY <text:s/>12144 </text:p>
          </table:table-cell>
          <table:table-cell office:value-type="string">
            <text:p>3135</text:p>
          </table:table-cell>
          <table:table-cell office:value-type="string">
            <text:p>984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5</text:p>
          </table:table-cell>
          <table:table-cell office:value-type="string">
            <text:p>119 BROAD ST</text:p>
          </table:table-cell>
          <table:table-cell office:value-type="string">
            <text:p>KHAN, MALA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6 </text:p>
          </table:table-cell>
          <table:table-cell office:value-type="string">
            <text:p>2932</text:p>
          </table:table-cell>
          <table:table-cell office:value-type="string">
            <text:p>415</text:p>
          </table:table-cell>
          <table:table-cell office:value-type="string">
            <text:p>75000</text:p>
          </table:table-cell>
          <table:table-cell office:value-type="string">
            <text:p>18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6</text:p>
          </table:table-cell>
          <table:table-cell office:value-type="string">
            <text:p>121 BROAD ST</text:p>
          </table:table-cell>
          <table:table-cell office:value-type="string">
            <text:p>KEY BANK NATIONAL ASSOCIATION,</text:p>
          </table:table-cell>
          <table:table-cell office:value-type="string">
            <text:p><text:s/></text:p>
          </table:table-cell>
          <table:table-cell office:value-type="string">
            <text:p>1 MORTGAGE WAY</text:p>
          </table:table-cell>
          <table:table-cell office:value-type="string">
            <text:p>MOUNT LAUREL, NJ <text:s/>08054 </text:p>
          </table:table-cell>
          <table:table-cell office:value-type="string">
            <text:p>2018</text:p>
          </table:table-cell>
          <table:table-cell office:value-type="string">
            <text:p>8862</text:p>
          </table:table-cell>
          <table:table-cell office:value-type="string">
            <text:p>75000</text:p>
          </table:table-cell>
          <table:table-cell office:value-type="string">
            <text:p>17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7</text:p>
          </table:table-cell>
          <table:table-cell office:value-type="string">
            <text:p>123 BROAD ST</text:p>
          </table:table-cell>
          <table:table-cell office:value-type="string">
            <text:p>COLEMAN, KEVIN</text:p>
          </table:table-cell>
          <table:table-cell office:value-type="string">
            <text:p><text:s/></text:p>
          </table:table-cell>
          <table:table-cell office:value-type="string">
            <text:p>123 BROAD ST</text:p>
          </table:table-cell>
          <table:table-cell office:value-type="string">
            <text:p>ALBANY, NY <text:s/>12202 </text:p>
          </table:table-cell>
          <table:table-cell office:value-type="string">
            <text:p>2890</text:p>
          </table:table-cell>
          <table:table-cell office:value-type="string">
            <text:p>337</text:p>
          </table:table-cell>
          <table:table-cell office:value-type="string">
            <text:p>70000</text:p>
          </table:table-cell>
          <table:table-cell office:value-type="string">
            <text:p>1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8</text:p>
          </table:table-cell>
          <table:table-cell office:value-type="string">
            <text:p>125 BROAD ST</text:p>
          </table:table-cell>
          <table:table-cell office:value-type="string">
            <text:p>CARTER, DOROTHY</text:p>
          </table:table-cell>
          <table:table-cell office:value-type="string">
            <text:p><text:s/></text:p>
          </table:table-cell>
          <table:table-cell office:value-type="string">
            <text:p>125 BROAD ST APT 1</text:p>
          </table:table-cell>
          <table:table-cell office:value-type="string">
            <text:p>ALBANY, NY <text:s/>12202 </text:p>
          </table:table-cell>
          <table:table-cell office:value-type="string">
            <text:p>2421</text:p>
          </table:table-cell>
          <table:table-cell office:value-type="string">
            <text:p>788</text:p>
          </table:table-cell>
          <table:table-cell office:value-type="string">
            <text:p>65000</text:p>
          </table:table-cell>
          <table:table-cell office:value-type="string">
            <text:p>13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9</text:p>
          </table:table-cell>
          <table:table-cell office:value-type="string">
            <text:p>127 BROAD ST</text:p>
          </table:table-cell>
          <table:table-cell office:value-type="string">
            <text:p>BENITEZ, MARGARET</text:p>
          </table:table-cell>
          <table:table-cell office:value-type="string">
            <text:p><text:s/></text:p>
          </table:table-cell>
          <table:table-cell office:value-type="string">
            <text:p>127 BROAD ST</text:p>
          </table:table-cell>
          <table:table-cell office:value-type="string">
            <text:p>ALBANY, NY <text:s/>12202 </text:p>
          </table:table-cell>
          <table:table-cell office:value-type="string">
            <text:p>3028</text:p>
          </table:table-cell>
          <table:table-cell office:value-type="string">
            <text:p>169</text:p>
          </table:table-cell>
          <table:table-cell office:value-type="string">
            <text:p>75000</text:p>
          </table:table-cell>
          <table:table-cell office:value-type="string">
            <text:p>1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number-rows-repeated="104750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'Selected Property Informations'.A1:'Selected Property Informations'.V1067" table:display-filter-buttons="true">
          <table:filter>
            <table:filter-condition table:field-number="10" table:value="612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8">12/28/2021</text:date>, <text:time>16:0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lected_20_Property_20_Informations" style:display-name="PageStyle_Selected Property Inform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8T16:07:35.76</dc:date>
    <dc:creator>Marco Flagg</dc:creator>
    <meta:generator>OpenOffice/4.1.10$Win32 OpenOffice.org_project/4110m2$Build-9807</meta:generator>
    <meta:editing-duration>PT31M40S</meta:editing-duration>
    <meta:editing-cycles>4</meta:editing-cycles>
    <meta:document-statistic meta:table-count="3" meta:cell-count="23315" meta:object-count="0"/>
  </office:meta>
</office:document-meta>
</file>